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2.267cm"/>
    </style:style>
    <style:style style:name="co2" style:family="table-column">
      <style:table-column-properties fo:break-before="auto" style:column-width="5.666cm"/>
    </style:style>
    <style:style style:name="co3" style:family="table-column">
      <style:table-column-properties fo:break-before="auto" style:column-width="13.402cm"/>
    </style:style>
    <style:style style:name="co5" style:family="table-column">
      <style:table-column-properties fo:break-before="auto" style:column-width="5.72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table table:name="Sheet1" table:style-name="ta1" table:print="false">
        <table:table-column table:style-name="co2" table:default-cell-style-name="Default"/>
        <table:table-column table:style-name="co3" table:default-cell-style-name="Default"/>
        <table:table-column table:style-name="co2" table:default-cell-style-name="Default"/>
        <table:table-column table:style-name="co5" table:default-cell-style-name="Default"/>
        <table:table-column table:style-name="co2" table:default-cell-style-name="Default"/>
        <table:table-column table:style-name="co4" table:number-columns-repeated="1017" table:default-cell-style-name="Default"/>
        <table:table-row table:style-name="ro1">
          <table:table-cell table:style-name="ce1" table:number-columns-repeated="3"/>
          <table:table-cell table:style-name="ce1" office:value-type="string">
            <text:p>Filename</text:p>
          </table:table-cell>
          <table:table-cell table:style-name="ce1" office:value-type="string">
            <text:p>Name</text:p>
          </table:table-cell>
          <table:table-cell table:style-name="ce1" office:value-type="string">
            <text:p>Rarity</text:p>
          </table:table-cell>
          <table:table-cell table:style-name="ce1" office:value-type="string">
            <text:p>Type</text:p>
          </table:table-cell>
          <table:table-cell table:style-name="ce1" office:value-type="string">
            <text:p>Cost</text:p>
          </table:table-cell>
          <table:table-cell table:style-name="ce1" office:value-type="string">
            <text:p>Cost Type</text:p>
          </table:table-cell>
          <table:table-cell table:style-name="ce1" office:value-type="string">
            <text:p>Cancel</text:p>
          </table:table-cell>
          <table:table-cell table:style-name="ce1" office:value-type="string">
            <text:p>Cancel Type</text:p>
          </table:table-cell>
          <table:table-cell table:style-name="ce1" office:value-type="string">
            <text:p>Wealth</text:p>
          </table:table-cell>
          <table:table-cell table:style-name="ce1" office:value-type="string">
            <text:p>Attack</text:p>
          </table:table-cell>
          <table:table-cell table:style-name="ce1" office:value-type="string">
            <text:p>Parry</text:p>
          </table:table-cell>
          <table:table-cell table:style-name="ce1" office:value-type="string">
            <text:p>Cannon</text:p>
          </table:table-cell>
          <table:table-cell table:style-name="ce1" office:value-type="string">
            <text:p>Sailing</text:p>
          </table:table-cell>
          <table:table-cell table:style-name="ce1" office:value-type="string">
            <text:p>Adventuring</text:p>
          </table:table-cell>
          <table:table-cell table:style-name="ce1" office:value-type="string">
            <text:p>Influence</text:p>
          </table:table-cell>
          <table:table-cell table:style-name="ce1" office:value-type="string">
            <text:p>Swashbuckling</text:p>
          </table:table-cell>
          <table:table-cell table:style-name="ce1" office:value-type="string">
            <text:p>Crew Max</text:p>
          </table:table-cell>
          <table:table-cell table:style-name="ce1" office:value-type="string">
            <text:p>Move Cost</text:p>
          </table:table-cell>
          <table:table-cell table:style-name="ce1" office:value-type="string">
            <text:p>Faction</text:p>
          </table:table-cell>
          <table:table-cell table:style-name="ce1" office:value-type="string">
            <text:p>Text</text:p>
          </table:table-cell>
          <table:table-cell table:style-name="ce1" table:number-columns-repeated="999"/>
        </table:table-row>
        <table:table-row table:style-name="ro1">
          <table:table-cell table:formula="of:=CONCATENATE(&quot;  &lt;card id=~&quot;;[.C2];&quot;~ name=~&quot;;[.E2];&quot;~&gt;&lt;property name=~&quot;;[.F$1];&quot;~ value=~&quot;;[.F2];&quot;~ /&gt;&lt;property name=~&quot;;[.G$1];&quot;~ value=~&quot;;[.G2];&quot;~ /&gt;&lt;property name=~&quot;;[.H$1];&quot;~ value=~&quot;;[.H2];&quot;~ /&gt;&lt;property name=~&quot;;[.I$1];&quot;~ value=~&quot;;[.I2];&quot;~ /&gt;&lt;property name=~&quot;;[.J$1];&quot;~ value=~&quot;;[.J2];&quot;~ /&gt;&lt;property name=~&quot;;[.K$1];&quot;~ value=~&quot;;[.K2];&quot;~ /&gt;&lt;property name=~&quot;;[.L$1];&quot;~ value=~&quot;;[.L2];&quot;~ /&gt;&lt;property name=~&quot;;[.M$1];&quot;~ value=~&quot;;[.M2];&quot;~ /&gt;&lt;property name=~&quot;;[.N$1];&quot;~ value=~&quot;;[.N2];&quot;~ /&gt;&lt;property name=~&quot;;[.O$1];&quot;~ value=~&quot;;[.O2];&quot;~ /&gt;&lt;property name=~&quot;;[.P$1];&quot;~ value=~&quot;;[.P2];&quot;~ /&gt;&lt;property name=~&quot;;[.Q$1];&quot;~ value=~&quot;;[.Q2];&quot;~ /&gt;&lt;property name=~&quot;;[.R$1];&quot;~ value=~&quot;;[.R2];&quot;~ /&gt;&lt;property name=~&quot;;[.S$1];&quot;~ value=~&quot;;[.S2];&quot;~ /&gt;&lt;property name=~&quot;;[.T$1];&quot;~ value=~&quot;;[.T2];&quot;~ /&gt;&lt;property name=~&quot;;[.U$1];&quot;~ value=~&quot;;[.U2];&quot;~ /&gt;&lt;property name=~&quot;;[.V$1];&quot;~ value=~&quot;;[.V2];&quot;~ /&gt;&lt;property name=~&quot;;[.W$1];&quot;~ value=~&quot;;[.W2];&quot;~ /&gt;&lt;/card&gt;&quot;)" office:value-type="string" office:string-value="  &lt;card id=~fcbabd3a-404c-42da-8538-5047f5aae104~ name=~Aether Compass~&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15 Adventuring (8 if completed in Frothing Sea). Unique · Artifact · Ship Attachment Tack the Aether Compass when paying to discard or put into play a Control card. Aether Compass produces 3 points of the appropriate skill.~ /&gt;&lt;/card&gt;">
            <text:p><text:s text:c="2"/>&lt;card id=~fcbabd3a-404c-42da-8538-5047f5aae104~ name=~Aether Compass~&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15 Adventuring (8 if completed in Frothing Sea). Unique · Artifact · Ship Attachment Tack the Aether Compass when paying to discard or put into play a Control card. Aether Compass produces 3 points of the appropriate skill.~ /&gt;&lt;/card&gt;</text:p>
          </table:table-cell>
          <table:table-cell table:formula="of:=CONCATENATE(&quot; &lt;Relationship Target=~/cards/&quot;;[.D2];&quot;.jpg~ Id=~C&quot;;[.C2];&quot;~ Type=~http://schemas.octgn.org/picture~/&gt;&quot;)" office:value-type="string" office:string-value=" &lt;Relationship Target=~/cards/ST_aethercompass.jpg~ Id=~Cfcbabd3a-404c-42da-8538-5047f5aae104~ Type=~http://schemas.octgn.org/picture~/&gt;">
            <text:p><text:s/>&lt;Relationship Target=~/cards/ST_aethercompass.jpg~ Id=~Cfcbabd3a-404c-42da-8538-5047f5aae104~ Type=~http://schemas.octgn.org/picture~/&gt;</text:p>
          </table:table-cell>
          <table:table-cell office:value-type="string">
            <text:p>fcbabd3a-404c-42da-8538-5047f5aae104</text:p>
          </table:table-cell>
          <table:table-cell office:value-type="string">
            <text:p>ST_aethercompass</text:p>
          </table:table-cell>
          <table:table-cell office:value-type="string">
            <text:p>Aether Compass</text:p>
          </table:table-cell>
          <table:table-cell office:value-type="string">
            <text:p>R</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2 Seas Away To Complete: Tack 15 Adventuring (8 if completed in Frothing Sea). Unique · Artifact · Ship Attachment Tack the Aether Compass when paying to discard or put into play a Control card. Aether Compass produces 3 points of the appropriate skill.</text:p>
          </table:table-cell>
          <table:table-cell table:number-columns-repeated="999"/>
        </table:table-row>
        <table:table-row table:style-name="ro1">
          <table:table-cell table:formula="of:=CONCATENATE(&quot;  &lt;card id=~&quot;;[.C3];&quot;~ name=~&quot;;[.E3];&quot;~&gt;&lt;property name=~&quot;;[.F$1];&quot;~ value=~&quot;;[.F3];&quot;~ /&gt;&lt;property name=~&quot;;[.G$1];&quot;~ value=~&quot;;[.G3];&quot;~ /&gt;&lt;property name=~&quot;;[.H$1];&quot;~ value=~&quot;;[.H3];&quot;~ /&gt;&lt;property name=~&quot;;[.I$1];&quot;~ value=~&quot;;[.I3];&quot;~ /&gt;&lt;property name=~&quot;;[.J$1];&quot;~ value=~&quot;;[.J3];&quot;~ /&gt;&lt;property name=~&quot;;[.K$1];&quot;~ value=~&quot;;[.K3];&quot;~ /&gt;&lt;property name=~&quot;;[.L$1];&quot;~ value=~&quot;;[.L3];&quot;~ /&gt;&lt;property name=~&quot;;[.M$1];&quot;~ value=~&quot;;[.M3];&quot;~ /&gt;&lt;property name=~&quot;;[.N$1];&quot;~ value=~&quot;;[.N3];&quot;~ /&gt;&lt;property name=~&quot;;[.O$1];&quot;~ value=~&quot;;[.O3];&quot;~ /&gt;&lt;property name=~&quot;;[.P$1];&quot;~ value=~&quot;;[.P3];&quot;~ /&gt;&lt;property name=~&quot;;[.Q$1];&quot;~ value=~&quot;;[.Q3];&quot;~ /&gt;&lt;property name=~&quot;;[.R$1];&quot;~ value=~&quot;;[.R3];&quot;~ /&gt;&lt;property name=~&quot;;[.S$1];&quot;~ value=~&quot;;[.S3];&quot;~ /&gt;&lt;property name=~&quot;;[.T$1];&quot;~ value=~&quot;;[.T3];&quot;~ /&gt;&lt;property name=~&quot;;[.U$1];&quot;~ value=~&quot;;[.U3];&quot;~ /&gt;&lt;property name=~&quot;;[.V$1];&quot;~ value=~&quot;;[.V3];&quot;~ /&gt;&lt;property name=~&quot;;[.W$1];&quot;~ value=~&quot;;[.W3];&quot;~ /&gt;&lt;/card&gt;&quot;)" office:value-type="string" office:string-value="  &lt;card id=~bee44730-7aa2-465b-840b-db647d123344~ name=~Allied Warship~&gt;&lt;property name=~Rarity~ value=~U~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 Ally Any player in this Sea may discard this card by producing 5 Swashbuckling or Cannon as an action. Act: Tack this card to attach it to a Sea adjacent to this Sea. Act: Tack this card and target an Ally or Prize card in this Sea. Sink that card.~ /&gt;&lt;/card&gt;">
            <text:p><text:s text:c="2"/>&lt;card id=~bee44730-7aa2-465b-840b-db647d123344~ name=~Allied Warship~&gt;&lt;property name=~Rarity~ value=~U~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his Sea Attachment · Ally Any player in this Sea may discard this card by producing 5 Swashbuckling or Cannon as an action. Act: Tack this card to attach it to a Sea adjacent to this Sea. Act: Tack this card and target an Ally or Prize card in this Sea. Sink that card.~ /&gt;&lt;/card&gt;</text:p>
          </table:table-cell>
          <table:table-cell table:formula="of:=CONCATENATE(&quot; &lt;Relationship Target=~/cards/&quot;;[.D3];&quot;.jpg~ Id=~C&quot;;[.C3];&quot;~ Type=~http://schemas.octgn.org/picture~/&gt;&quot;)" office:value-type="string" office:string-value=" &lt;Relationship Target=~/cards/ST_alliedwarship.jpg~ Id=~Cbee44730-7aa2-465b-840b-db647d123344~ Type=~http://schemas.octgn.org/picture~/&gt;">
            <text:p><text:s/>&lt;Relationship Target=~/cards/ST_alliedwarship.jpg~ Id=~Cbee44730-7aa2-465b-840b-db647d123344~ Type=~http://schemas.octgn.org/picture~/&gt;</text:p>
          </table:table-cell>
          <table:table-cell office:value-type="string">
            <text:p>bee44730-7aa2-465b-840b-db647d123344</text:p>
          </table:table-cell>
          <table:table-cell office:value-type="string">
            <text:p>ST_alliedwarship</text:p>
          </table:table-cell>
          <table:table-cell office:value-type="string">
            <text:p>Allied Warship</text:p>
          </table:table-cell>
          <table:table-cell office:value-type="string">
            <text:p>U</text:p>
          </table:table-cell>
          <table:table-cell office:value-type="string">
            <text:p>attachments</text:p>
          </table:table-cell>
          <table:table-cell office:value-type="float" office:value="3">
            <text:p>3</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This Sea Attachment · Ally Any player in this Sea may discard this card by producing 5 Swashbuckling or Cannon as an action. Act: Tack this card to attach it to a Sea adjacent to this Sea. Act: Tack this card and target an Ally or Prize card in this Sea. Sink that card.</text:p>
          </table:table-cell>
          <table:table-cell table:number-columns-repeated="999"/>
        </table:table-row>
        <table:table-row table:style-name="ro1">
          <table:table-cell table:formula="of:=CONCATENATE(&quot;  &lt;card id=~&quot;;[.C4];&quot;~ name=~&quot;;[.E4];&quot;~&gt;&lt;property name=~&quot;;[.F$1];&quot;~ value=~&quot;;[.F4];&quot;~ /&gt;&lt;property name=~&quot;;[.G$1];&quot;~ value=~&quot;;[.G4];&quot;~ /&gt;&lt;property name=~&quot;;[.H$1];&quot;~ value=~&quot;;[.H4];&quot;~ /&gt;&lt;property name=~&quot;;[.I$1];&quot;~ value=~&quot;;[.I4];&quot;~ /&gt;&lt;property name=~&quot;;[.J$1];&quot;~ value=~&quot;;[.J4];&quot;~ /&gt;&lt;property name=~&quot;;[.K$1];&quot;~ value=~&quot;;[.K4];&quot;~ /&gt;&lt;property name=~&quot;;[.L$1];&quot;~ value=~&quot;;[.L4];&quot;~ /&gt;&lt;property name=~&quot;;[.M$1];&quot;~ value=~&quot;;[.M4];&quot;~ /&gt;&lt;property name=~&quot;;[.N$1];&quot;~ value=~&quot;;[.N4];&quot;~ /&gt;&lt;property name=~&quot;;[.O$1];&quot;~ value=~&quot;;[.O4];&quot;~ /&gt;&lt;property name=~&quot;;[.P$1];&quot;~ value=~&quot;;[.P4];&quot;~ /&gt;&lt;property name=~&quot;;[.Q$1];&quot;~ value=~&quot;;[.Q4];&quot;~ /&gt;&lt;property name=~&quot;;[.R$1];&quot;~ value=~&quot;;[.R4];&quot;~ /&gt;&lt;property name=~&quot;;[.S$1];&quot;~ value=~&quot;;[.S4];&quot;~ /&gt;&lt;property name=~&quot;;[.T$1];&quot;~ value=~&quot;;[.T4];&quot;~ /&gt;&lt;property name=~&quot;;[.U$1];&quot;~ value=~&quot;;[.U4];&quot;~ /&gt;&lt;property name=~&quot;;[.V$1];&quot;~ value=~&quot;;[.V4];&quot;~ /&gt;&lt;property name=~&quot;;[.W$1];&quot;~ value=~&quot;;[.W4];&quot;~ /&gt;&lt;/card&gt;&quot;)" office:value-type="string" office:string-value="  &lt;card id=~29554f39-a398-4604-b8a1-54f49436e257~ name=~Allow Me...~&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React: Play when another player is suffering Hits. They suffer 2 fewer Hits (minimum 0). This card attaches to one of your Heroic crew. This Attachment gives a +1 Swashbuckling.~ /&gt;&lt;/card&gt;">
            <text:p><text:s text:c="2"/>&lt;card id=~29554f39-a398-4604-b8a1-54f49436e257~ name=~Allow Me...~&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React: Play when another player is suffering Hits. They suffer 2 fewer Hits (minimum 0). This card attaches to one of your Heroic crew. This Attachment gives a +1 Swashbuckling.~ /&gt;&lt;/card&gt;</text:p>
          </table:table-cell>
          <table:table-cell table:formula="of:=CONCATENATE(&quot; &lt;Relationship Target=~/cards/&quot;;[.D4];&quot;.jpg~ Id=~C&quot;;[.C4];&quot;~ Type=~http://schemas.octgn.org/picture~/&gt;&quot;)" office:value-type="string" office:string-value=" &lt;Relationship Target=~/cards/ST_allowme.jpg~ Id=~C29554f39-a398-4604-b8a1-54f49436e257~ Type=~http://schemas.octgn.org/picture~/&gt;">
            <text:p><text:s/>&lt;Relationship Target=~/cards/ST_allowme.jpg~ Id=~C29554f39-a398-4604-b8a1-54f49436e257~ Type=~http://schemas.octgn.org/picture~/&gt;</text:p>
          </table:table-cell>
          <table:table-cell office:value-type="string">
            <text:p>29554f39-a398-4604-b8a1-54f49436e257</text:p>
          </table:table-cell>
          <table:table-cell office:value-type="string">
            <text:p>ST_allowme</text:p>
          </table:table-cell>
          <table:table-cell office:value-type="string">
            <text:p>Allow Me...</text:p>
          </table:table-cell>
          <table:table-cell office:value-type="string">
            <text:p>U</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You may only play this card if you have a Heroic Captain. React: Play when another player is suffering Hits. They suffer 2 fewer Hits (minimum 0). This card attaches to one of your Heroic crew. This Attachment gives a +1 Swashbuckling.</text:p>
          </table:table-cell>
          <table:table-cell table:number-columns-repeated="999"/>
        </table:table-row>
        <table:table-row table:style-name="ro1">
          <table:table-cell table:formula="of:=CONCATENATE(&quot;  &lt;card id=~&quot;;[.C5];&quot;~ name=~&quot;;[.E5];&quot;~&gt;&lt;property name=~&quot;;[.F$1];&quot;~ value=~&quot;;[.F5];&quot;~ /&gt;&lt;property name=~&quot;;[.G$1];&quot;~ value=~&quot;;[.G5];&quot;~ /&gt;&lt;property name=~&quot;;[.H$1];&quot;~ value=~&quot;;[.H5];&quot;~ /&gt;&lt;property name=~&quot;;[.I$1];&quot;~ value=~&quot;;[.I5];&quot;~ /&gt;&lt;property name=~&quot;;[.J$1];&quot;~ value=~&quot;;[.J5];&quot;~ /&gt;&lt;property name=~&quot;;[.K$1];&quot;~ value=~&quot;;[.K5];&quot;~ /&gt;&lt;property name=~&quot;;[.L$1];&quot;~ value=~&quot;;[.L5];&quot;~ /&gt;&lt;property name=~&quot;;[.M$1];&quot;~ value=~&quot;;[.M5];&quot;~ /&gt;&lt;property name=~&quot;;[.N$1];&quot;~ value=~&quot;;[.N5];&quot;~ /&gt;&lt;property name=~&quot;;[.O$1];&quot;~ value=~&quot;;[.O5];&quot;~ /&gt;&lt;property name=~&quot;;[.P$1];&quot;~ value=~&quot;;[.P5];&quot;~ /&gt;&lt;property name=~&quot;;[.Q$1];&quot;~ value=~&quot;;[.Q5];&quot;~ /&gt;&lt;property name=~&quot;;[.R$1];&quot;~ value=~&quot;;[.R5];&quot;~ /&gt;&lt;property name=~&quot;;[.S$1];&quot;~ value=~&quot;;[.S5];&quot;~ /&gt;&lt;property name=~&quot;;[.T$1];&quot;~ value=~&quot;;[.T5];&quot;~ /&gt;&lt;property name=~&quot;;[.U$1];&quot;~ value=~&quot;;[.U5];&quot;~ /&gt;&lt;property name=~&quot;;[.V$1];&quot;~ value=~&quot;;[.V5];&quot;~ /&gt;&lt;property name=~&quot;;[.W$1];&quot;~ value=~&quot;;[.W5];&quot;~ /&gt;&lt;/card&gt;&quot;)" office:value-type="string" office:string-value="  &lt;card id=~7f7d5bd8-f655-4db0-a858-69be8b1a6abb~ name=~Ambroise Praisse du Richetoisse~&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2~ /&gt;&lt;property name=~Crew Max~ value=~~ /&gt;&lt;property name=~Move Cost~ value=~~ /&gt;&lt;property name=~Faction~ value=~Montaigne~ /&gt;&lt;property name=~Text~ value=~Loyal · Swordsman +1 · Porte 1 Ambroise has -1 Cannon for every Porte card you attach to him. You may not attach a Porte card to Ambroise if his Cannon is less than 1.~ /&gt;&lt;/card&gt;">
            <text:p><text:s text:c="2"/>&lt;card id=~7f7d5bd8-f655-4db0-a858-69be8b1a6abb~ name=~Ambroise Praisse du Richetoisse~&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2~ /&gt;&lt;property name=~Crew Max~ value=~~ /&gt;&lt;property name=~Move Cost~ value=~~ /&gt;&lt;property name=~Faction~ value=~Montaigne~ /&gt;&lt;property name=~Text~ value=~Loyal · Swordsman +1 · Porte 1 Ambroise has -1 Cannon for every Porte card you attach to him. You may not attach a Porte card to Ambroise if his Cannon is less than 1.~ /&gt;&lt;/card&gt;</text:p>
          </table:table-cell>
          <table:table-cell table:formula="of:=CONCATENATE(&quot; &lt;Relationship Target=~/cards/&quot;;[.D5];&quot;.jpg~ Id=~C&quot;;[.C5];&quot;~ Type=~http://schemas.octgn.org/picture~/&gt;&quot;)" office:value-type="string" office:string-value=" &lt;Relationship Target=~/cards/ST_ambroisepraissedurichetoisse.jpg~ Id=~C7f7d5bd8-f655-4db0-a858-69be8b1a6abb~ Type=~http://schemas.octgn.org/picture~/&gt;">
            <text:p><text:s/>&lt;Relationship Target=~/cards/ST_ambroisepraissedurichetoisse.jpg~ Id=~C7f7d5bd8-f655-4db0-a858-69be8b1a6abb~ Type=~http://schemas.octgn.org/picture~/&gt;</text:p>
          </table:table-cell>
          <table:table-cell office:value-type="string">
            <text:p>7f7d5bd8-f655-4db0-a858-69be8b1a6abb</text:p>
          </table:table-cell>
          <table:table-cell office:value-type="string">
            <text:p>ST_ambroisepraissedurichetoisse</text:p>
          </table:table-cell>
          <table:table-cell office:value-type="string">
            <text:p>Ambroise Praisse du Richetoisse</text:p>
          </table:table-cell>
          <table:table-cell office:value-type="string">
            <text:p>U</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table:number-columns-repeated="2"/>
          <table:table-cell office:value-type="string">
            <text:p>Montaigne</text:p>
          </table:table-cell>
          <table:table-cell office:value-type="string">
            <text:p>Loyal · Swordsman +1 · Porte 1 Ambroise has -1 Cannon for every Porte card you attach to him. You may not attach a Porte card to Ambroise if his Cannon is less than 1.</text:p>
          </table:table-cell>
          <table:table-cell table:number-columns-repeated="999"/>
        </table:table-row>
        <table:table-row table:style-name="ro1">
          <table:table-cell table:formula="of:=CONCATENATE(&quot;  &lt;card id=~&quot;;[.C6];&quot;~ name=~&quot;;[.E6];&quot;~&gt;&lt;property name=~&quot;;[.F$1];&quot;~ value=~&quot;;[.F6];&quot;~ /&gt;&lt;property name=~&quot;;[.G$1];&quot;~ value=~&quot;;[.G6];&quot;~ /&gt;&lt;property name=~&quot;;[.H$1];&quot;~ value=~&quot;;[.H6];&quot;~ /&gt;&lt;property name=~&quot;;[.I$1];&quot;~ value=~&quot;;[.I6];&quot;~ /&gt;&lt;property name=~&quot;;[.J$1];&quot;~ value=~&quot;;[.J6];&quot;~ /&gt;&lt;property name=~&quot;;[.K$1];&quot;~ value=~&quot;;[.K6];&quot;~ /&gt;&lt;property name=~&quot;;[.L$1];&quot;~ value=~&quot;;[.L6];&quot;~ /&gt;&lt;property name=~&quot;;[.M$1];&quot;~ value=~&quot;;[.M6];&quot;~ /&gt;&lt;property name=~&quot;;[.N$1];&quot;~ value=~&quot;;[.N6];&quot;~ /&gt;&lt;property name=~&quot;;[.O$1];&quot;~ value=~&quot;;[.O6];&quot;~ /&gt;&lt;property name=~&quot;;[.P$1];&quot;~ value=~&quot;;[.P6];&quot;~ /&gt;&lt;property name=~&quot;;[.Q$1];&quot;~ value=~&quot;;[.Q6];&quot;~ /&gt;&lt;property name=~&quot;;[.R$1];&quot;~ value=~&quot;;[.R6];&quot;~ /&gt;&lt;property name=~&quot;;[.S$1];&quot;~ value=~&quot;;[.S6];&quot;~ /&gt;&lt;property name=~&quot;;[.T$1];&quot;~ value=~&quot;;[.T6];&quot;~ /&gt;&lt;property name=~&quot;;[.U$1];&quot;~ value=~&quot;;[.U6];&quot;~ /&gt;&lt;property name=~&quot;;[.V$1];&quot;~ value=~&quot;;[.V6];&quot;~ /&gt;&lt;property name=~&quot;;[.W$1];&quot;~ value=~&quot;;[.W6];&quot;~ /&gt;&lt;/card&gt;&quot;)" office:value-type="string" office:string-value="  &lt;card id=~41417943-94f1-4b46-b3a5-f94c7c396256~ name=~Arnlaug Rijs Bragiso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0~ /&gt;&lt;property name=~Influence~ value=~0~ /&gt;&lt;property name=~Swashbuckling~ value=~2~ /&gt;&lt;property name=~Crew Max~ value=~~ /&gt;&lt;property name=~Move Cost~ value=~~ /&gt;&lt;property name=~Faction~ value=~Vesten~ /&gt;&lt;property name=~Text~ value=~Gunner React: Tack Arnlaug instead of performing a Boarding Attack. Discard the top card of your deck. If the Boarding Attack on the discard is a Thrust or Dagger, Arnlaug inflicts 3 Hits on the other Ship in the Boarding.~ /&gt;&lt;/card&gt;">
            <text:p><text:s text:c="2"/>&lt;card id=~41417943-94f1-4b46-b3a5-f94c7c396256~ name=~Arnlaug Rijs Bragison~&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0~ /&gt;&lt;property name=~Influence~ value=~0~ /&gt;&lt;property name=~Swashbuckling~ value=~2~ /&gt;&lt;property name=~Crew Max~ value=~~ /&gt;&lt;property name=~Move Cost~ value=~~ /&gt;&lt;property name=~Faction~ value=~Vesten~ /&gt;&lt;property name=~Text~ value=~Gunner React: Tack Arnlaug instead of performing a Boarding Attack. Discard the top card of your deck. If the Boarding Attack on the discard is a Thrust or Dagger, Arnlaug inflicts 3 Hits on the other Ship in the Boarding.~ /&gt;&lt;/card&gt;</text:p>
          </table:table-cell>
          <table:table-cell table:formula="of:=CONCATENATE(&quot; &lt;Relationship Target=~/cards/&quot;;[.D6];&quot;.jpg~ Id=~C&quot;;[.C6];&quot;~ Type=~http://schemas.octgn.org/picture~/&gt;&quot;)" office:value-type="string" office:string-value=" &lt;Relationship Target=~/cards/ST_arnlaugrijsbragison.jpg~ Id=~C41417943-94f1-4b46-b3a5-f94c7c396256~ Type=~http://schemas.octgn.org/picture~/&gt;">
            <text:p><text:s/>&lt;Relationship Target=~/cards/ST_arnlaugrijsbragison.jpg~ Id=~C41417943-94f1-4b46-b3a5-f94c7c396256~ Type=~http://schemas.octgn.org/picture~/&gt;</text:p>
          </table:table-cell>
          <table:table-cell office:value-type="string">
            <text:p>41417943-94f1-4b46-b3a5-f94c7c396256</text:p>
          </table:table-cell>
          <table:table-cell office:value-type="string">
            <text:p>ST_arnlaugrijsbragison</text:p>
          </table:table-cell>
          <table:table-cell office:value-type="string">
            <text:p>Arnlaug Rijs Bragison</text:p>
          </table:table-cell>
          <table:table-cell office:value-type="string">
            <text:p>C</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3">
            <text:p>3</text:p>
          </table:table-cell>
          <table:table-cell table:number-columns-repeated="3" office:value-type="float" office:value="0">
            <text:p>0</text:p>
          </table:table-cell>
          <table:table-cell office:value-type="float" office:value="2">
            <text:p>2</text:p>
          </table:table-cell>
          <table:table-cell table:number-columns-repeated="2"/>
          <table:table-cell office:value-type="string">
            <text:p>Vesten</text:p>
          </table:table-cell>
          <table:table-cell office:value-type="string">
            <text:p>Gunner React: Tack Arnlaug instead of performing a Boarding Attack. Discard the top card of your deck. If the Boarding Attack on the discard is a Thrust or Dagger, Arnlaug inflicts 3 Hits on the other Ship in the Boarding.</text:p>
          </table:table-cell>
          <table:table-cell table:number-columns-repeated="999"/>
        </table:table-row>
        <table:table-row table:style-name="ro1">
          <table:table-cell table:formula="of:=CONCATENATE(&quot;  &lt;card id=~&quot;;[.C7];&quot;~ name=~&quot;;[.E7];&quot;~&gt;&lt;property name=~&quot;;[.F$1];&quot;~ value=~&quot;;[.F7];&quot;~ /&gt;&lt;property name=~&quot;;[.G$1];&quot;~ value=~&quot;;[.G7];&quot;~ /&gt;&lt;property name=~&quot;;[.H$1];&quot;~ value=~&quot;;[.H7];&quot;~ /&gt;&lt;property name=~&quot;;[.I$1];&quot;~ value=~&quot;;[.I7];&quot;~ /&gt;&lt;property name=~&quot;;[.J$1];&quot;~ value=~&quot;;[.J7];&quot;~ /&gt;&lt;property name=~&quot;;[.K$1];&quot;~ value=~&quot;;[.K7];&quot;~ /&gt;&lt;property name=~&quot;;[.L$1];&quot;~ value=~&quot;;[.L7];&quot;~ /&gt;&lt;property name=~&quot;;[.M$1];&quot;~ value=~&quot;;[.M7];&quot;~ /&gt;&lt;property name=~&quot;;[.N$1];&quot;~ value=~&quot;;[.N7];&quot;~ /&gt;&lt;property name=~&quot;;[.O$1];&quot;~ value=~&quot;;[.O7];&quot;~ /&gt;&lt;property name=~&quot;;[.P$1];&quot;~ value=~&quot;;[.P7];&quot;~ /&gt;&lt;property name=~&quot;;[.Q$1];&quot;~ value=~&quot;;[.Q7];&quot;~ /&gt;&lt;property name=~&quot;;[.R$1];&quot;~ value=~&quot;;[.R7];&quot;~ /&gt;&lt;property name=~&quot;;[.S$1];&quot;~ value=~&quot;;[.S7];&quot;~ /&gt;&lt;property name=~&quot;;[.T$1];&quot;~ value=~&quot;;[.T7];&quot;~ /&gt;&lt;property name=~&quot;;[.U$1];&quot;~ value=~&quot;;[.U7];&quot;~ /&gt;&lt;property name=~&quot;;[.V$1];&quot;~ value=~&quot;;[.V7];&quot;~ /&gt;&lt;property name=~&quot;;[.W$1];&quot;~ value=~&quot;;[.W7];&quot;~ /&gt;&lt;/card&gt;&quot;)" office:value-type="string" office:string-value="  &lt;card id=~abfa8c30-35c3-4017-8e9b-2a9129cdc5c9~ name=~Barcino Fortress~&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2 if completed in the Frothing Sea and you have The River in play). crew Attachment: +4 Cannon.~ /&gt;&lt;/card&gt;">
            <text:p><text:s text:c="2"/>&lt;card id=~abfa8c30-35c3-4017-8e9b-2a9129cdc5c9~ name=~Barcino Fortress~&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2 if completed in the Frothing Sea and you have The River in play). crew Attachment: +4 Cannon.~ /&gt;&lt;/card&gt;</text:p>
          </table:table-cell>
          <table:table-cell table:formula="of:=CONCATENATE(&quot; &lt;Relationship Target=~/cards/&quot;;[.D7];&quot;.jpg~ Id=~C&quot;;[.C7];&quot;~ Type=~http://schemas.octgn.org/picture~/&gt;&quot;)" office:value-type="string" office:string-value=" &lt;Relationship Target=~/cards/ST_barcinofortress.jpg~ Id=~Cabfa8c30-35c3-4017-8e9b-2a9129cdc5c9~ Type=~http://schemas.octgn.org/picture~/&gt;">
            <text:p><text:s/>&lt;Relationship Target=~/cards/ST_barcinofortress.jpg~ Id=~Cabfa8c30-35c3-4017-8e9b-2a9129cdc5c9~ Type=~http://schemas.octgn.org/picture~/&gt;</text:p>
          </table:table-cell>
          <table:table-cell office:value-type="string">
            <text:p>abfa8c30-35c3-4017-8e9b-2a9129cdc5c9</text:p>
          </table:table-cell>
          <table:table-cell office:value-type="string">
            <text:p>ST_barcinofortress</text:p>
          </table:table-cell>
          <table:table-cell office:value-type="string">
            <text:p>Barcino Fortress</text:p>
          </table:table-cell>
          <table:table-cell office:value-type="string">
            <text:p>U</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Tack 6 Adventuring (2 if completed in the Frothing Sea and you have The River in play). crew Attachment: +4 Cannon.</text:p>
          </table:table-cell>
          <table:table-cell table:number-columns-repeated="999"/>
        </table:table-row>
        <table:table-row table:style-name="ro1">
          <table:table-cell table:formula="of:=CONCATENATE(&quot;  &lt;card id=~&quot;;[.C8];&quot;~ name=~&quot;;[.E8];&quot;~&gt;&lt;property name=~&quot;;[.F$1];&quot;~ value=~&quot;;[.F8];&quot;~ /&gt;&lt;property name=~&quot;;[.G$1];&quot;~ value=~&quot;;[.G8];&quot;~ /&gt;&lt;property name=~&quot;;[.H$1];&quot;~ value=~&quot;;[.H8];&quot;~ /&gt;&lt;property name=~&quot;;[.I$1];&quot;~ value=~&quot;;[.I8];&quot;~ /&gt;&lt;property name=~&quot;;[.J$1];&quot;~ value=~&quot;;[.J8];&quot;~ /&gt;&lt;property name=~&quot;;[.K$1];&quot;~ value=~&quot;;[.K8];&quot;~ /&gt;&lt;property name=~&quot;;[.L$1];&quot;~ value=~&quot;;[.L8];&quot;~ /&gt;&lt;property name=~&quot;;[.M$1];&quot;~ value=~&quot;;[.M8];&quot;~ /&gt;&lt;property name=~&quot;;[.N$1];&quot;~ value=~&quot;;[.N8];&quot;~ /&gt;&lt;property name=~&quot;;[.O$1];&quot;~ value=~&quot;;[.O8];&quot;~ /&gt;&lt;property name=~&quot;;[.P$1];&quot;~ value=~&quot;;[.P8];&quot;~ /&gt;&lt;property name=~&quot;;[.Q$1];&quot;~ value=~&quot;;[.Q8];&quot;~ /&gt;&lt;property name=~&quot;;[.R$1];&quot;~ value=~&quot;;[.R8];&quot;~ /&gt;&lt;property name=~&quot;;[.S$1];&quot;~ value=~&quot;;[.S8];&quot;~ /&gt;&lt;property name=~&quot;;[.T$1];&quot;~ value=~&quot;;[.T8];&quot;~ /&gt;&lt;property name=~&quot;;[.U$1];&quot;~ value=~&quot;;[.U8];&quot;~ /&gt;&lt;property name=~&quot;;[.V$1];&quot;~ value=~&quot;;[.V8];&quot;~ /&gt;&lt;property name=~&quot;;[.W$1];&quot;~ value=~&quot;;[.W8];&quot;~ /&gt;&lt;/card&gt;&quot;)" office:value-type="string" office:string-value="  &lt;card id=~d2f2aa0c-8438-4f39-bc28-a9c7c3a3553a~ name=~Barnacles~&gt;&lt;property name=~Rarity~ value=~U~ /&gt;&lt;property name=~Type~ value=~actions~ /&gt;&lt;property name=~Cost~ value=~4~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ther players may not use the Free Move ability listed on their Ship cards for the remainder of the turn.~ /&gt;&lt;/card&gt;">
            <text:p><text:s text:c="2"/>&lt;card id=~d2f2aa0c-8438-4f39-bc28-a9c7c3a3553a~ name=~Barnacles~&gt;&lt;property name=~Rarity~ value=~U~ /&gt;&lt;property name=~Type~ value=~actions~ /&gt;&lt;property name=~Cost~ value=~4~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Other players may not use the Free Move ability listed on their Ship cards for the remainder of the turn.~ /&gt;&lt;/card&gt;</text:p>
          </table:table-cell>
          <table:table-cell table:formula="of:=CONCATENATE(&quot; &lt;Relationship Target=~/cards/&quot;;[.D8];&quot;.jpg~ Id=~C&quot;;[.C8];&quot;~ Type=~http://schemas.octgn.org/picture~/&gt;&quot;)" office:value-type="string" office:string-value=" &lt;Relationship Target=~/cards/ST_barnacles.jpg~ Id=~Cd2f2aa0c-8438-4f39-bc28-a9c7c3a3553a~ Type=~http://schemas.octgn.org/picture~/&gt;">
            <text:p><text:s/>&lt;Relationship Target=~/cards/ST_barnacles.jpg~ Id=~Cd2f2aa0c-8438-4f39-bc28-a9c7c3a3553a~ Type=~http://schemas.octgn.org/picture~/&gt;</text:p>
          </table:table-cell>
          <table:table-cell office:value-type="string">
            <text:p>d2f2aa0c-8438-4f39-bc28-a9c7c3a3553a</text:p>
          </table:table-cell>
          <table:table-cell office:value-type="string">
            <text:p>ST_barnacles</text:p>
          </table:table-cell>
          <table:table-cell office:value-type="string">
            <text:p>Barnacles</text:p>
          </table:table-cell>
          <table:table-cell office:value-type="string">
            <text:p>U</text:p>
          </table:table-cell>
          <table:table-cell office:value-type="string">
            <text:p>actions</text:p>
          </table:table-cell>
          <table:table-cell office:value-type="float" office:value="4">
            <text:p>4</text:p>
          </table:table-cell>
          <table:table-cell office:value-type="string">
            <text:p>Ad</text:p>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Other players may not use the Free Move ability listed on their Ship cards for the remainder of the turn.</text:p>
          </table:table-cell>
          <table:table-cell table:number-columns-repeated="999"/>
        </table:table-row>
        <table:table-row table:style-name="ro1">
          <table:table-cell table:formula="of:=CONCATENATE(&quot;  &lt;card id=~&quot;;[.C9];&quot;~ name=~&quot;;[.E9];&quot;~&gt;&lt;property name=~&quot;;[.F$1];&quot;~ value=~&quot;;[.F9];&quot;~ /&gt;&lt;property name=~&quot;;[.G$1];&quot;~ value=~&quot;;[.G9];&quot;~ /&gt;&lt;property name=~&quot;;[.H$1];&quot;~ value=~&quot;;[.H9];&quot;~ /&gt;&lt;property name=~&quot;;[.I$1];&quot;~ value=~&quot;;[.I9];&quot;~ /&gt;&lt;property name=~&quot;;[.J$1];&quot;~ value=~&quot;;[.J9];&quot;~ /&gt;&lt;property name=~&quot;;[.K$1];&quot;~ value=~&quot;;[.K9];&quot;~ /&gt;&lt;property name=~&quot;;[.L$1];&quot;~ value=~&quot;;[.L9];&quot;~ /&gt;&lt;property name=~&quot;;[.M$1];&quot;~ value=~&quot;;[.M9];&quot;~ /&gt;&lt;property name=~&quot;;[.N$1];&quot;~ value=~&quot;;[.N9];&quot;~ /&gt;&lt;property name=~&quot;;[.O$1];&quot;~ value=~&quot;;[.O9];&quot;~ /&gt;&lt;property name=~&quot;;[.P$1];&quot;~ value=~&quot;;[.P9];&quot;~ /&gt;&lt;property name=~&quot;;[.Q$1];&quot;~ value=~&quot;;[.Q9];&quot;~ /&gt;&lt;property name=~&quot;;[.R$1];&quot;~ value=~&quot;;[.R9];&quot;~ /&gt;&lt;property name=~&quot;;[.S$1];&quot;~ value=~&quot;;[.S9];&quot;~ /&gt;&lt;property name=~&quot;;[.T$1];&quot;~ value=~&quot;;[.T9];&quot;~ /&gt;&lt;property name=~&quot;;[.U$1];&quot;~ value=~&quot;;[.U9];&quot;~ /&gt;&lt;property name=~&quot;;[.V$1];&quot;~ value=~&quot;;[.V9];&quot;~ /&gt;&lt;property name=~&quot;;[.W$1];&quot;~ value=~&quot;;[.W9];&quot;~ /&gt;&lt;/card&gt;&quot;)" office:value-type="string" office:string-value="  &lt;card id=~aff2ef02-0d98-4ab5-b305-406f151079c1~ name=~Basic Swordsmanship~&gt;&lt;property name=~Rarity~ value=~C~ /&gt;&lt;property name=~Type~ value=~attachments~ /&gt;&lt;property name=~Cost~ value=~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his card may not be attached to a crew which has the Swordsman trait. This crew gains the Swordsman +1 trait (This crew inflicts 1 extra Hit during Boarding Attacks.)~ /&gt;&lt;/card&gt;">
            <text:p><text:s text:c="2"/>&lt;card id=~aff2ef02-0d98-4ab5-b305-406f151079c1~ name=~Basic Swordsmanship~&gt;&lt;property name=~Rarity~ value=~C~ /&gt;&lt;property name=~Type~ value=~attachments~ /&gt;&lt;property name=~Cost~ value=~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his card may not be attached to a crew which has the Swordsman trait. This crew gains the Swordsman +1 trait (This crew inflicts 1 extra Hit during Boarding Attacks.)~ /&gt;&lt;/card&gt;</text:p>
          </table:table-cell>
          <table:table-cell table:formula="of:=CONCATENATE(&quot; &lt;Relationship Target=~/cards/&quot;;[.D9];&quot;.jpg~ Id=~C&quot;;[.C9];&quot;~ Type=~http://schemas.octgn.org/picture~/&gt;&quot;)" office:value-type="string" office:string-value=" &lt;Relationship Target=~/cards/ST_basicswordsmanship.jpg~ Id=~Caff2ef02-0d98-4ab5-b305-406f151079c1~ Type=~http://schemas.octgn.org/picture~/&gt;">
            <text:p><text:s/>&lt;Relationship Target=~/cards/ST_basicswordsmanship.jpg~ Id=~Caff2ef02-0d98-4ab5-b305-406f151079c1~ Type=~http://schemas.octgn.org/picture~/&gt;</text:p>
          </table:table-cell>
          <table:table-cell office:value-type="string">
            <text:p>aff2ef02-0d98-4ab5-b305-406f151079c1</text:p>
          </table:table-cell>
          <table:table-cell office:value-type="string">
            <text:p>ST_basicswordsmanship</text:p>
          </table:table-cell>
          <table:table-cell office:value-type="string">
            <text:p>Basic Swordsmanship</text:p>
          </table:table-cell>
          <table:table-cell office:value-type="string">
            <text:p>C</text:p>
          </table:table-cell>
          <table:table-cell office:value-type="string">
            <text:p>attachments</text:p>
          </table:table-cell>
          <table:table-cell office:value-type="float" office:value="1">
            <text:p>1</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This card may not be attached to a crew which has the Swordsman trait. This crew gains the Swordsman +1 trait (This crew inflicts 1 extra Hit during Boarding Attacks.)</text:p>
          </table:table-cell>
          <table:table-cell table:number-columns-repeated="999"/>
        </table:table-row>
        <table:table-row table:style-name="ro1">
          <table:table-cell table:formula="of:=CONCATENATE(&quot;  &lt;card id=~&quot;;[.C10];&quot;~ name=~&quot;;[.E10];&quot;~&gt;&lt;property name=~&quot;;[.F$1];&quot;~ value=~&quot;;[.F10];&quot;~ /&gt;&lt;property name=~&quot;;[.G$1];&quot;~ value=~&quot;;[.G10];&quot;~ /&gt;&lt;property name=~&quot;;[.H$1];&quot;~ value=~&quot;;[.H10];&quot;~ /&gt;&lt;property name=~&quot;;[.I$1];&quot;~ value=~&quot;;[.I10];&quot;~ /&gt;&lt;property name=~&quot;;[.J$1];&quot;~ value=~&quot;;[.J10];&quot;~ /&gt;&lt;property name=~&quot;;[.K$1];&quot;~ value=~&quot;;[.K10];&quot;~ /&gt;&lt;property name=~&quot;;[.L$1];&quot;~ value=~&quot;;[.L10];&quot;~ /&gt;&lt;property name=~&quot;;[.M$1];&quot;~ value=~&quot;;[.M10];&quot;~ /&gt;&lt;property name=~&quot;;[.N$1];&quot;~ value=~&quot;;[.N10];&quot;~ /&gt;&lt;property name=~&quot;;[.O$1];&quot;~ value=~&quot;;[.O10];&quot;~ /&gt;&lt;property name=~&quot;;[.P$1];&quot;~ value=~&quot;;[.P10];&quot;~ /&gt;&lt;property name=~&quot;;[.Q$1];&quot;~ value=~&quot;;[.Q10];&quot;~ /&gt;&lt;property name=~&quot;;[.R$1];&quot;~ value=~&quot;;[.R10];&quot;~ /&gt;&lt;property name=~&quot;;[.S$1];&quot;~ value=~&quot;;[.S10];&quot;~ /&gt;&lt;property name=~&quot;;[.T$1];&quot;~ value=~&quot;;[.T10];&quot;~ /&gt;&lt;property name=~&quot;;[.U$1];&quot;~ value=~&quot;;[.U10];&quot;~ /&gt;&lt;property name=~&quot;;[.V$1];&quot;~ value=~&quot;;[.V10];&quot;~ /&gt;&lt;property name=~&quot;;[.W$1];&quot;~ value=~&quot;;[.W10];&quot;~ /&gt;&lt;/card&gt;&quot;)" office:value-type="string" office:string-value="  &lt;card id=~6eef89c1-4363-4036-94f9-e3b70d211033~ name=~Blows Up In Your Face~&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tacks an Attachment and is inflicting Hits on you. Reduce the Hits inflicted to zero. Target and discard that Attachment and all cards attached to that crew with the same title.~ /&gt;&lt;/card&gt;">
            <text:p><text:s text:c="2"/>&lt;card id=~6eef89c1-4363-4036-94f9-e3b70d211033~ name=~Blows Up In Your Face~&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 player tacks an Attachment and is inflicting Hits on you. Reduce the Hits inflicted to zero. Target and discard that Attachment and all cards attached to that crew with the same title.~ /&gt;&lt;/card&gt;</text:p>
          </table:table-cell>
          <table:table-cell table:formula="of:=CONCATENATE(&quot; &lt;Relationship Target=~/cards/&quot;;[.D10];&quot;.jpg~ Id=~C&quot;;[.C10];&quot;~ Type=~http://schemas.octgn.org/picture~/&gt;&quot;)" office:value-type="string" office:string-value=" &lt;Relationship Target=~/cards/ST_blowsupinyourface.jpg~ Id=~C6eef89c1-4363-4036-94f9-e3b70d211033~ Type=~http://schemas.octgn.org/picture~/&gt;">
            <text:p><text:s/>&lt;Relationship Target=~/cards/ST_blowsupinyourface.jpg~ Id=~C6eef89c1-4363-4036-94f9-e3b70d211033~ Type=~http://schemas.octgn.org/picture~/&gt;</text:p>
          </table:table-cell>
          <table:table-cell office:value-type="string">
            <text:p>6eef89c1-4363-4036-94f9-e3b70d211033</text:p>
          </table:table-cell>
          <table:table-cell office:value-type="string">
            <text:p>ST_blowsupinyourface</text:p>
          </table:table-cell>
          <table:table-cell office:value-type="string">
            <text:p>Blows Up In Your Face</text:p>
          </table:table-cell>
          <table:table-cell office:value-type="string">
            <text:p>U</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when a player tacks an Attachment and is inflicting Hits on you. Reduce the Hits inflicted to zero. Target and discard that Attachment and all cards attached to that crew with the same title.</text:p>
          </table:table-cell>
          <table:table-cell table:number-columns-repeated="999"/>
        </table:table-row>
        <table:table-row table:style-name="ro1">
          <table:table-cell table:formula="of:=CONCATENATE(&quot;  &lt;card id=~&quot;;[.C11];&quot;~ name=~&quot;;[.E11];&quot;~&gt;&lt;property name=~&quot;;[.F$1];&quot;~ value=~&quot;;[.F11];&quot;~ /&gt;&lt;property name=~&quot;;[.G$1];&quot;~ value=~&quot;;[.G11];&quot;~ /&gt;&lt;property name=~&quot;;[.H$1];&quot;~ value=~&quot;;[.H11];&quot;~ /&gt;&lt;property name=~&quot;;[.I$1];&quot;~ value=~&quot;;[.I11];&quot;~ /&gt;&lt;property name=~&quot;;[.J$1];&quot;~ value=~&quot;;[.J11];&quot;~ /&gt;&lt;property name=~&quot;;[.K$1];&quot;~ value=~&quot;;[.K11];&quot;~ /&gt;&lt;property name=~&quot;;[.L$1];&quot;~ value=~&quot;;[.L11];&quot;~ /&gt;&lt;property name=~&quot;;[.M$1];&quot;~ value=~&quot;;[.M11];&quot;~ /&gt;&lt;property name=~&quot;;[.N$1];&quot;~ value=~&quot;;[.N11];&quot;~ /&gt;&lt;property name=~&quot;;[.O$1];&quot;~ value=~&quot;;[.O11];&quot;~ /&gt;&lt;property name=~&quot;;[.P$1];&quot;~ value=~&quot;;[.P11];&quot;~ /&gt;&lt;property name=~&quot;;[.Q$1];&quot;~ value=~&quot;;[.Q11];&quot;~ /&gt;&lt;property name=~&quot;;[.R$1];&quot;~ value=~&quot;;[.R11];&quot;~ /&gt;&lt;property name=~&quot;;[.S$1];&quot;~ value=~&quot;;[.S11];&quot;~ /&gt;&lt;property name=~&quot;;[.T$1];&quot;~ value=~&quot;;[.T11];&quot;~ /&gt;&lt;property name=~&quot;;[.U$1];&quot;~ value=~&quot;;[.U11];&quot;~ /&gt;&lt;property name=~&quot;;[.V$1];&quot;~ value=~&quot;;[.V11];&quot;~ /&gt;&lt;property name=~&quot;;[.W$1];&quot;~ value=~&quot;;[.W11];&quot;~ /&gt;&lt;/card&gt;&quot;)" office:value-type="string" office:string-value="  &lt;card id=~44d63775-2fcc-4dca-aba4-b15266c47aa3~ name=~Boarded By Skeletons~&gt;&lt;property name=~Rarity~ value=~R~ /&gt;&lt;property name=~Type~ value=~actions~ /&gt;&lt;property name=~Cost~ value=~~ /&gt;&lt;property name=~Cost Type~ value=~~ /&gt;&lt;property name=~Cancel~ value=~M+0~ /&gt;&lt;property name=~Cancel Type~ value=~Sa~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e Trade Sea. Inflict 3 Hits on that Ship.~ /&gt;&lt;/card&gt;">
            <text:p><text:s text:c="2"/>&lt;card id=~44d63775-2fcc-4dca-aba4-b15266c47aa3~ name=~Boarded By Skeletons~&gt;&lt;property name=~Rarity~ value=~R~ /&gt;&lt;property name=~Type~ value=~actions~ /&gt;&lt;property name=~Cost~ value=~~ /&gt;&lt;property name=~Cost Type~ value=~~ /&gt;&lt;property name=~Cancel~ value=~M+0~ /&gt;&lt;property name=~Cancel Type~ value=~Sa~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Ship in the Trade Sea. Inflict 3 Hits on that Ship.~ /&gt;&lt;/card&gt;</text:p>
          </table:table-cell>
          <table:table-cell table:formula="of:=CONCATENATE(&quot; &lt;Relationship Target=~/cards/&quot;;[.D11];&quot;.jpg~ Id=~C&quot;;[.C11];&quot;~ Type=~http://schemas.octgn.org/picture~/&gt;&quot;)" office:value-type="string" office:string-value=" &lt;Relationship Target=~/cards/ST_boardedbyskeletons.jpg~ Id=~C44d63775-2fcc-4dca-aba4-b15266c47aa3~ Type=~http://schemas.octgn.org/picture~/&gt;">
            <text:p><text:s/>&lt;Relationship Target=~/cards/ST_boardedbyskeletons.jpg~ Id=~C44d63775-2fcc-4dca-aba4-b15266c47aa3~ Type=~http://schemas.octgn.org/picture~/&gt;</text:p>
          </table:table-cell>
          <table:table-cell office:value-type="string">
            <text:p>44d63775-2fcc-4dca-aba4-b15266c47aa3</text:p>
          </table:table-cell>
          <table:table-cell office:value-type="string">
            <text:p>ST_boardedbyskeletons</text:p>
          </table:table-cell>
          <table:table-cell office:value-type="string">
            <text:p>Boarded By Skeletons</text:p>
          </table:table-cell>
          <table:table-cell office:value-type="string">
            <text:p>R</text:p>
          </table:table-cell>
          <table:table-cell office:value-type="string">
            <text:p>actions</text:p>
          </table:table-cell>
          <table:table-cell table:number-columns-repeated="2"/>
          <table:table-cell office:value-type="string">
            <text:p>M+0</text:p>
          </table:table-cell>
          <table:table-cell office:value-type="string">
            <text:p>Sa</text:p>
          </table:table-cell>
          <table:table-cell/>
          <table:table-cell office:value-type="string">
            <text:p>D</text:p>
          </table:table-cell>
          <table:table-cell office:value-type="string">
            <text:p>p,t</text:p>
          </table:table-cell>
          <table:table-cell table:number-columns-repeated="8"/>
          <table:table-cell office:value-type="string">
            <text:p>Target a Ship in the Trade Sea. Inflict 3 Hits on that Ship.</text:p>
          </table:table-cell>
          <table:table-cell table:number-columns-repeated="999"/>
        </table:table-row>
        <table:table-row table:style-name="ro1">
          <table:table-cell table:formula="of:=CONCATENATE(&quot;  &lt;card id=~&quot;;[.C12];&quot;~ name=~&quot;;[.E12];&quot;~&gt;&lt;property name=~&quot;;[.F$1];&quot;~ value=~&quot;;[.F12];&quot;~ /&gt;&lt;property name=~&quot;;[.G$1];&quot;~ value=~&quot;;[.G12];&quot;~ /&gt;&lt;property name=~&quot;;[.H$1];&quot;~ value=~&quot;;[.H12];&quot;~ /&gt;&lt;property name=~&quot;;[.I$1];&quot;~ value=~&quot;;[.I12];&quot;~ /&gt;&lt;property name=~&quot;;[.J$1];&quot;~ value=~&quot;;[.J12];&quot;~ /&gt;&lt;property name=~&quot;;[.K$1];&quot;~ value=~&quot;;[.K12];&quot;~ /&gt;&lt;property name=~&quot;;[.L$1];&quot;~ value=~&quot;;[.L12];&quot;~ /&gt;&lt;property name=~&quot;;[.M$1];&quot;~ value=~&quot;;[.M12];&quot;~ /&gt;&lt;property name=~&quot;;[.N$1];&quot;~ value=~&quot;;[.N12];&quot;~ /&gt;&lt;property name=~&quot;;[.O$1];&quot;~ value=~&quot;;[.O12];&quot;~ /&gt;&lt;property name=~&quot;;[.P$1];&quot;~ value=~&quot;;[.P12];&quot;~ /&gt;&lt;property name=~&quot;;[.Q$1];&quot;~ value=~&quot;;[.Q12];&quot;~ /&gt;&lt;property name=~&quot;;[.R$1];&quot;~ value=~&quot;;[.R12];&quot;~ /&gt;&lt;property name=~&quot;;[.S$1];&quot;~ value=~&quot;;[.S12];&quot;~ /&gt;&lt;property name=~&quot;;[.T$1];&quot;~ value=~&quot;;[.T12];&quot;~ /&gt;&lt;property name=~&quot;;[.U$1];&quot;~ value=~&quot;;[.U12];&quot;~ /&gt;&lt;property name=~&quot;;[.V$1];&quot;~ value=~&quot;;[.V12];&quot;~ /&gt;&lt;property name=~&quot;;[.W$1];&quot;~ value=~&quot;;[.W12];&quot;~ /&gt;&lt;/card&gt;&quot;)" office:value-type="string" office:string-value="  &lt;card id=~318e5c91-2b55-479e-aa49-4a3975f10252~ name=~Botas Roja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2~ /&gt;&lt;property name=~Crew Max~ value=~~ /&gt;&lt;property name=~Move Cost~ value=~~ /&gt;&lt;property name=~Faction~ value=~Castille~ /&gt;&lt;property name=~Text~ value=~When Botas tacks to absorb hits, he absorbs 2 extra hits. ~ /&gt;&lt;/card&gt;">
            <text:p><text:s text:c="2"/>&lt;card id=~318e5c91-2b55-479e-aa49-4a3975f10252~ name=~Botas Roja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2~ /&gt;&lt;property name=~Crew Max~ value=~~ /&gt;&lt;property name=~Move Cost~ value=~~ /&gt;&lt;property name=~Faction~ value=~Castille~ /&gt;&lt;property name=~Text~ value=~When Botas tacks to absorb hits, he absorbs 2 extra hits. ~ /&gt;&lt;/card&gt;</text:p>
          </table:table-cell>
          <table:table-cell table:formula="of:=CONCATENATE(&quot; &lt;Relationship Target=~/cards/&quot;;[.D12];&quot;.jpg~ Id=~C&quot;;[.C12];&quot;~ Type=~http://schemas.octgn.org/picture~/&gt;&quot;)" office:value-type="string" office:string-value=" &lt;Relationship Target=~/cards/ST_botasrojas.jpg~ Id=~C318e5c91-2b55-479e-aa49-4a3975f10252~ Type=~http://schemas.octgn.org/picture~/&gt;">
            <text:p><text:s/>&lt;Relationship Target=~/cards/ST_botasrojas.jpg~ Id=~C318e5c91-2b55-479e-aa49-4a3975f10252~ Type=~http://schemas.octgn.org/picture~/&gt;</text:p>
          </table:table-cell>
          <table:table-cell office:value-type="string">
            <text:p>318e5c91-2b55-479e-aa49-4a3975f10252</text:p>
          </table:table-cell>
          <table:table-cell office:value-type="string">
            <text:p>ST_botasrojas</text:p>
          </table:table-cell>
          <table:table-cell office:value-type="string">
            <text:p>Botas Rojas</text:p>
          </table:table-cell>
          <table:table-cell office:value-type="string">
            <text:p>C</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2"/>
          <table:table-cell office:value-type="string">
            <text:p>Castille</text:p>
          </table:table-cell>
          <table:table-cell office:value-type="string">
            <text:p>When Botas tacks to absorb hits, he absorbs 2 extra hits. </text:p>
          </table:table-cell>
          <table:table-cell table:number-columns-repeated="999"/>
        </table:table-row>
        <table:table-row table:style-name="ro1">
          <table:table-cell table:formula="of:=CONCATENATE(&quot;  &lt;card id=~&quot;;[.C13];&quot;~ name=~&quot;;[.E13];&quot;~&gt;&lt;property name=~&quot;;[.F$1];&quot;~ value=~&quot;;[.F13];&quot;~ /&gt;&lt;property name=~&quot;;[.G$1];&quot;~ value=~&quot;;[.G13];&quot;~ /&gt;&lt;property name=~&quot;;[.H$1];&quot;~ value=~&quot;;[.H13];&quot;~ /&gt;&lt;property name=~&quot;;[.I$1];&quot;~ value=~&quot;;[.I13];&quot;~ /&gt;&lt;property name=~&quot;;[.J$1];&quot;~ value=~&quot;;[.J13];&quot;~ /&gt;&lt;property name=~&quot;;[.K$1];&quot;~ value=~&quot;;[.K13];&quot;~ /&gt;&lt;property name=~&quot;;[.L$1];&quot;~ value=~&quot;;[.L13];&quot;~ /&gt;&lt;property name=~&quot;;[.M$1];&quot;~ value=~&quot;;[.M13];&quot;~ /&gt;&lt;property name=~&quot;;[.N$1];&quot;~ value=~&quot;;[.N13];&quot;~ /&gt;&lt;property name=~&quot;;[.O$1];&quot;~ value=~&quot;;[.O13];&quot;~ /&gt;&lt;property name=~&quot;;[.P$1];&quot;~ value=~&quot;;[.P13];&quot;~ /&gt;&lt;property name=~&quot;;[.Q$1];&quot;~ value=~&quot;;[.Q13];&quot;~ /&gt;&lt;property name=~&quot;;[.R$1];&quot;~ value=~&quot;;[.R13];&quot;~ /&gt;&lt;property name=~&quot;;[.S$1];&quot;~ value=~&quot;;[.S13];&quot;~ /&gt;&lt;property name=~&quot;;[.T$1];&quot;~ value=~&quot;;[.T13];&quot;~ /&gt;&lt;property name=~&quot;;[.U$1];&quot;~ value=~&quot;;[.U13];&quot;~ /&gt;&lt;property name=~&quot;;[.V$1];&quot;~ value=~&quot;;[.V13];&quot;~ /&gt;&lt;property name=~&quot;;[.W$1];&quot;~ value=~&quot;;[.W13];&quot;~ /&gt;&lt;/card&gt;&quot;)" office:value-type="string" office:string-value="  &lt;card id=~0a30c347-846f-4b64-865d-fd3e919a1e45~ name=~Castillian Navy~&gt;&lt;property name=~Rarity~ value=~U~ /&gt;&lt;property name=~Type~ value=~attachments~ /&gt;&lt;property name=~Cost~ value=~11~ /&gt;&lt;property name=~Cost Type~ value=~Ca~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 · Unique · Control You must be in la Boca to play this card. Any player in la Boca may discard this card by tacking 14 Sailing as an action. While Castillian Navy is in play, you have +10 Sailing for determining Initiative. Act: Tack to get a Control card from your deck, show it to your opponents, and put it in your hand. Shuffle your deck.~ /&gt;&lt;/card&gt;">
            <text:p><text:s text:c="2"/>&lt;card id=~0a30c347-846f-4b64-865d-fd3e919a1e45~ name=~Castillian Navy~&gt;&lt;property name=~Rarity~ value=~U~ /&gt;&lt;property name=~Type~ value=~attachments~ /&gt;&lt;property name=~Cost~ value=~11~ /&gt;&lt;property name=~Cost Type~ value=~Ca~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La Boca Attachment · Unique · Control You must be in la Boca to play this card. Any player in la Boca may discard this card by tacking 14 Sailing as an action. While Castillian Navy is in play, you have +10 Sailing for determining Initiative. Act: Tack to get a Control card from your deck, show it to your opponents, and put it in your hand. Shuffle your deck.~ /&gt;&lt;/card&gt;</text:p>
          </table:table-cell>
          <table:table-cell table:formula="of:=CONCATENATE(&quot; &lt;Relationship Target=~/cards/&quot;;[.D13];&quot;.jpg~ Id=~C&quot;;[.C13];&quot;~ Type=~http://schemas.octgn.org/picture~/&gt;&quot;)" office:value-type="string" office:string-value=" &lt;Relationship Target=~/cards/ST_castilliannavy.jpg~ Id=~C0a30c347-846f-4b64-865d-fd3e919a1e45~ Type=~http://schemas.octgn.org/picture~/&gt;">
            <text:p><text:s/>&lt;Relationship Target=~/cards/ST_castilliannavy.jpg~ Id=~C0a30c347-846f-4b64-865d-fd3e919a1e45~ Type=~http://schemas.octgn.org/picture~/&gt;</text:p>
          </table:table-cell>
          <table:table-cell office:value-type="string">
            <text:p>0a30c347-846f-4b64-865d-fd3e919a1e45</text:p>
          </table:table-cell>
          <table:table-cell office:value-type="string">
            <text:p>ST_castilliannavy</text:p>
          </table:table-cell>
          <table:table-cell office:value-type="string">
            <text:p>Castillian Navy</text:p>
          </table:table-cell>
          <table:table-cell office:value-type="string">
            <text:p>U</text:p>
          </table:table-cell>
          <table:table-cell office:value-type="string">
            <text:p>attachments</text:p>
          </table:table-cell>
          <table:table-cell office:value-type="float" office:value="11">
            <text:p>11</text:p>
          </table:table-cell>
          <table:table-cell office:value-type="string">
            <text:p>Ca</text:p>
          </table:table-cell>
          <table:table-cell table:number-columns-repeated="3"/>
          <table:table-cell office:value-type="string">
            <text:p>C</text:p>
          </table:table-cell>
          <table:table-cell office:value-type="string">
            <text:p>d,s</text:p>
          </table:table-cell>
          <table:table-cell table:number-columns-repeated="8"/>
          <table:table-cell office:value-type="string">
            <text:p>La Boca Attachment · Unique · Control You must be in la Boca to play this card. Any player in la Boca may discard this card by tacking 14 Sailing as an action. While Castillian Navy is in play, you have +10 Sailing for determining Initiative. Act: Tack to get a Control card from your deck, show it to your opponents, and put it in your hand. Shuffle your deck.</text:p>
          </table:table-cell>
          <table:table-cell table:number-columns-repeated="999"/>
        </table:table-row>
        <table:table-row table:style-name="ro1">
          <table:table-cell table:formula="of:=CONCATENATE(&quot;  &lt;card id=~&quot;;[.C14];&quot;~ name=~&quot;;[.E14];&quot;~&gt;&lt;property name=~&quot;;[.F$1];&quot;~ value=~&quot;;[.F14];&quot;~ /&gt;&lt;property name=~&quot;;[.G$1];&quot;~ value=~&quot;;[.G14];&quot;~ /&gt;&lt;property name=~&quot;;[.H$1];&quot;~ value=~&quot;;[.H14];&quot;~ /&gt;&lt;property name=~&quot;;[.I$1];&quot;~ value=~&quot;;[.I14];&quot;~ /&gt;&lt;property name=~&quot;;[.J$1];&quot;~ value=~&quot;;[.J14];&quot;~ /&gt;&lt;property name=~&quot;;[.K$1];&quot;~ value=~&quot;;[.K14];&quot;~ /&gt;&lt;property name=~&quot;;[.L$1];&quot;~ value=~&quot;;[.L14];&quot;~ /&gt;&lt;property name=~&quot;;[.M$1];&quot;~ value=~&quot;;[.M14];&quot;~ /&gt;&lt;property name=~&quot;;[.N$1];&quot;~ value=~&quot;;[.N14];&quot;~ /&gt;&lt;property name=~&quot;;[.O$1];&quot;~ value=~&quot;;[.O14];&quot;~ /&gt;&lt;property name=~&quot;;[.P$1];&quot;~ value=~&quot;;[.P14];&quot;~ /&gt;&lt;property name=~&quot;;[.Q$1];&quot;~ value=~&quot;;[.Q14];&quot;~ /&gt;&lt;property name=~&quot;;[.R$1];&quot;~ value=~&quot;;[.R14];&quot;~ /&gt;&lt;property name=~&quot;;[.S$1];&quot;~ value=~&quot;;[.S14];&quot;~ /&gt;&lt;property name=~&quot;;[.T$1];&quot;~ value=~&quot;;[.T14];&quot;~ /&gt;&lt;property name=~&quot;;[.U$1];&quot;~ value=~&quot;;[.U14];&quot;~ /&gt;&lt;property name=~&quot;;[.V$1];&quot;~ value=~&quot;;[.V14];&quot;~ /&gt;&lt;property name=~&quot;;[.W$1];&quot;~ value=~&quot;;[.W14];&quot;~ /&gt;&lt;/card&gt;&quot;)" office:value-type="string" office:string-value="  &lt;card id=~668b976a-da93-4724-8994-64444f852654~ name=~Challenge to a Duel~&gt;&lt;property name=~Rarity~ value=~C~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crew and one untacked crew with two or more attachments (except a Captain) on another Ship. Play a card from your hand as a Boarding Attack to begin a Duel between the two crew. (The two crews are considered to have been pushed forward for a Boarding Attack as if your ships were involved in a Boarding. Any Hits inflicted to a target beyond those required to sink it are reduced to 0).~ /&gt;&lt;/card&gt;">
            <text:p><text:s text:c="2"/>&lt;card id=~668b976a-da93-4724-8994-64444f852654~ name=~Challenge to a Duel~&gt;&lt;property name=~Rarity~ value=~C~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crew and one untacked crew with two or more attachments (except a Captain) on another Ship. Play a card from your hand as a Boarding Attack to begin a Duel between the two crew. (The two crews are considered to have been pushed forward for a Boarding Attack as if your ships were involved in a Boarding. Any Hits inflicted to a target beyond those required to sink it are reduced to 0).~ /&gt;&lt;/card&gt;</text:p>
          </table:table-cell>
          <table:table-cell table:formula="of:=CONCATENATE(&quot; &lt;Relationship Target=~/cards/&quot;;[.D14];&quot;.jpg~ Id=~C&quot;;[.C14];&quot;~ Type=~http://schemas.octgn.org/picture~/&gt;&quot;)" office:value-type="string" office:string-value=" &lt;Relationship Target=~/cards/ST_challengetoaduel.jpg~ Id=~C668b976a-da93-4724-8994-64444f852654~ Type=~http://schemas.octgn.org/picture~/&gt;">
            <text:p><text:s/>&lt;Relationship Target=~/cards/ST_challengetoaduel.jpg~ Id=~C668b976a-da93-4724-8994-64444f852654~ Type=~http://schemas.octgn.org/picture~/&gt;</text:p>
          </table:table-cell>
          <table:table-cell office:value-type="string">
            <text:p>668b976a-da93-4724-8994-64444f852654</text:p>
          </table:table-cell>
          <table:table-cell office:value-type="string">
            <text:p>ST_challengetoaduel</text:p>
          </table:table-cell>
          <table:table-cell office:value-type="string">
            <text:p>Challenge to a Duel</text:p>
          </table:table-cell>
          <table:table-cell office:value-type="string">
            <text:p>C</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Target one of your crew and one untacked crew with two or more attachments (except a Captain) on another Ship. Play a card from your hand as a Boarding Attack to begin a Duel between the two crew. (The two crews are considered to have been pushed forward for a Boarding Attack as if your ships were involved in a Boarding. Any Hits inflicted to a target beyond those required to sink it are reduced to 0).</text:p>
          </table:table-cell>
          <table:table-cell table:number-columns-repeated="999"/>
        </table:table-row>
        <table:table-row table:style-name="ro1">
          <table:table-cell table:formula="of:=CONCATENATE(&quot;  &lt;card id=~&quot;;[.C15];&quot;~ name=~&quot;;[.E15];&quot;~&gt;&lt;property name=~&quot;;[.F$1];&quot;~ value=~&quot;;[.F15];&quot;~ /&gt;&lt;property name=~&quot;;[.G$1];&quot;~ value=~&quot;;[.G15];&quot;~ /&gt;&lt;property name=~&quot;;[.H$1];&quot;~ value=~&quot;;[.H15];&quot;~ /&gt;&lt;property name=~&quot;;[.I$1];&quot;~ value=~&quot;;[.I15];&quot;~ /&gt;&lt;property name=~&quot;;[.J$1];&quot;~ value=~&quot;;[.J15];&quot;~ /&gt;&lt;property name=~&quot;;[.K$1];&quot;~ value=~&quot;;[.K15];&quot;~ /&gt;&lt;property name=~&quot;;[.L$1];&quot;~ value=~&quot;;[.L15];&quot;~ /&gt;&lt;property name=~&quot;;[.M$1];&quot;~ value=~&quot;;[.M15];&quot;~ /&gt;&lt;property name=~&quot;;[.N$1];&quot;~ value=~&quot;;[.N15];&quot;~ /&gt;&lt;property name=~&quot;;[.O$1];&quot;~ value=~&quot;;[.O15];&quot;~ /&gt;&lt;property name=~&quot;;[.P$1];&quot;~ value=~&quot;;[.P15];&quot;~ /&gt;&lt;property name=~&quot;;[.Q$1];&quot;~ value=~&quot;;[.Q15];&quot;~ /&gt;&lt;property name=~&quot;;[.R$1];&quot;~ value=~&quot;;[.R15];&quot;~ /&gt;&lt;property name=~&quot;;[.S$1];&quot;~ value=~&quot;;[.S15];&quot;~ /&gt;&lt;property name=~&quot;;[.T$1];&quot;~ value=~&quot;;[.T15];&quot;~ /&gt;&lt;property name=~&quot;;[.U$1];&quot;~ value=~&quot;;[.U15];&quot;~ /&gt;&lt;property name=~&quot;;[.V$1];&quot;~ value=~&quot;;[.V15];&quot;~ /&gt;&lt;property name=~&quot;;[.W$1];&quot;~ value=~&quot;;[.W15];&quot;~ /&gt;&lt;/card&gt;&quot;)" office:value-type="string" office:string-value="  &lt;card id=~2f59aa8a-0cec-4272-ab58-194740ea5738~ name=~Cheap Cutlass~&gt;&lt;property name=~Rarity~ value=~C~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 Cheap Discard Cheap Cutlass when this crew inflicts Hits with a Boarding Attack. This crew inflicts 2 extra Hits.~ /&gt;&lt;/card&gt;">
            <text:p><text:s text:c="2"/>&lt;card id=~2f59aa8a-0cec-4272-ab58-194740ea5738~ name=~Cheap Cutlass~&gt;&lt;property name=~Rarity~ value=~C~ /&gt;&lt;property name=~Type~ value=~attachments~ /&gt;&lt;property name=~Cost~ value=~3~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 Cheap Discard Cheap Cutlass when this crew inflicts Hits with a Boarding Attack. This crew inflicts 2 extra Hits.~ /&gt;&lt;/card&gt;</text:p>
          </table:table-cell>
          <table:table-cell table:formula="of:=CONCATENATE(&quot; &lt;Relationship Target=~/cards/&quot;;[.D15];&quot;.jpg~ Id=~C&quot;;[.C15];&quot;~ Type=~http://schemas.octgn.org/picture~/&gt;&quot;)" office:value-type="string" office:string-value=" &lt;Relationship Target=~/cards/ST_cheapcutlass.jpg~ Id=~C2f59aa8a-0cec-4272-ab58-194740ea5738~ Type=~http://schemas.octgn.org/picture~/&gt;">
            <text:p><text:s/>&lt;Relationship Target=~/cards/ST_cheapcutlass.jpg~ Id=~C2f59aa8a-0cec-4272-ab58-194740ea5738~ Type=~http://schemas.octgn.org/picture~/&gt;</text:p>
          </table:table-cell>
          <table:table-cell office:value-type="string">
            <text:p>2f59aa8a-0cec-4272-ab58-194740ea5738</text:p>
          </table:table-cell>
          <table:table-cell office:value-type="string">
            <text:p>ST_cheapcutlass</text:p>
          </table:table-cell>
          <table:table-cell office:value-type="string">
            <text:p>Cheap Cutlass</text:p>
          </table:table-cell>
          <table:table-cell office:value-type="string">
            <text:p>C</text:p>
          </table:table-cell>
          <table:table-cell office:value-type="string">
            <text:p>attachments</text:p>
          </table:table-cell>
          <table:table-cell office:value-type="float" office:value="3">
            <text:p>3</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 Item · Cheap Discard Cheap Cutlass when this crew inflicts Hits with a Boarding Attack. This crew inflicts 2 extra Hits.</text:p>
          </table:table-cell>
          <table:table-cell table:number-columns-repeated="999"/>
        </table:table-row>
        <table:table-row table:style-name="ro1">
          <table:table-cell table:formula="of:=CONCATENATE(&quot;  &lt;card id=~&quot;;[.C16];&quot;~ name=~&quot;;[.E16];&quot;~&gt;&lt;property name=~&quot;;[.F$1];&quot;~ value=~&quot;;[.F16];&quot;~ /&gt;&lt;property name=~&quot;;[.G$1];&quot;~ value=~&quot;;[.G16];&quot;~ /&gt;&lt;property name=~&quot;;[.H$1];&quot;~ value=~&quot;;[.H16];&quot;~ /&gt;&lt;property name=~&quot;;[.I$1];&quot;~ value=~&quot;;[.I16];&quot;~ /&gt;&lt;property name=~&quot;;[.J$1];&quot;~ value=~&quot;;[.J16];&quot;~ /&gt;&lt;property name=~&quot;;[.K$1];&quot;~ value=~&quot;;[.K16];&quot;~ /&gt;&lt;property name=~&quot;;[.L$1];&quot;~ value=~&quot;;[.L16];&quot;~ /&gt;&lt;property name=~&quot;;[.M$1];&quot;~ value=~&quot;;[.M16];&quot;~ /&gt;&lt;property name=~&quot;;[.N$1];&quot;~ value=~&quot;;[.N16];&quot;~ /&gt;&lt;property name=~&quot;;[.O$1];&quot;~ value=~&quot;;[.O16];&quot;~ /&gt;&lt;property name=~&quot;;[.P$1];&quot;~ value=~&quot;;[.P16];&quot;~ /&gt;&lt;property name=~&quot;;[.Q$1];&quot;~ value=~&quot;;[.Q16];&quot;~ /&gt;&lt;property name=~&quot;;[.R$1];&quot;~ value=~&quot;;[.R16];&quot;~ /&gt;&lt;property name=~&quot;;[.S$1];&quot;~ value=~&quot;;[.S16];&quot;~ /&gt;&lt;property name=~&quot;;[.T$1];&quot;~ value=~&quot;;[.T16];&quot;~ /&gt;&lt;property name=~&quot;;[.U$1];&quot;~ value=~&quot;;[.U16];&quot;~ /&gt;&lt;property name=~&quot;;[.V$1];&quot;~ value=~&quot;;[.V16];&quot;~ /&gt;&lt;property name=~&quot;;[.W$1];&quot;~ value=~&quot;;[.W16];&quot;~ /&gt;&lt;/card&gt;&quot;)" office:value-type="string" office:string-value="  &lt;card id=~f70583c9-7766-495e-906d-9fe347d97798~ name=~Cheap Tools~&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 Cheap Discard Cheap Tools when this crew tacks to pay an Adeventuring cost. The crew produces 3 extra Adventuring.~ /&gt;&lt;/card&gt;">
            <text:p><text:s text:c="2"/>&lt;card id=~f70583c9-7766-495e-906d-9fe347d97798~ name=~Cheap Tools~&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 Cheap Discard Cheap Tools when this crew tacks to pay an Adeventuring cost. The crew produces 3 extra Adventuring.~ /&gt;&lt;/card&gt;</text:p>
          </table:table-cell>
          <table:table-cell table:formula="of:=CONCATENATE(&quot; &lt;Relationship Target=~/cards/&quot;;[.D16];&quot;.jpg~ Id=~C&quot;;[.C16];&quot;~ Type=~http://schemas.octgn.org/picture~/&gt;&quot;)" office:value-type="string" office:string-value=" &lt;Relationship Target=~/cards/ST_cheaptools.jpg~ Id=~Cf70583c9-7766-495e-906d-9fe347d97798~ Type=~http://schemas.octgn.org/picture~/&gt;">
            <text:p><text:s/>&lt;Relationship Target=~/cards/ST_cheaptools.jpg~ Id=~Cf70583c9-7766-495e-906d-9fe347d97798~ Type=~http://schemas.octgn.org/picture~/&gt;</text:p>
          </table:table-cell>
          <table:table-cell office:value-type="string">
            <text:p>f70583c9-7766-495e-906d-9fe347d97798</text:p>
          </table:table-cell>
          <table:table-cell office:value-type="string">
            <text:p>ST_cheaptools</text:p>
          </table:table-cell>
          <table:table-cell office:value-type="string">
            <text:p>Cheap Tools</text:p>
          </table:table-cell>
          <table:table-cell office:value-type="string">
            <text:p>C</text:p>
          </table:table-cell>
          <table:table-cell office:value-type="string">
            <text:p>attachments</text:p>
          </table:table-cell>
          <table:table-cell office:value-type="float" office:value="2">
            <text:p>2</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 Item · Cheap Discard Cheap Tools when this crew tacks to pay an Adeventuring cost. The crew produces 3 extra Adventuring.</text:p>
          </table:table-cell>
          <table:table-cell table:number-columns-repeated="999"/>
        </table:table-row>
        <table:table-row table:style-name="ro1">
          <table:table-cell table:formula="of:=CONCATENATE(&quot;  &lt;card id=~&quot;;[.C17];&quot;~ name=~&quot;;[.E17];&quot;~&gt;&lt;property name=~&quot;;[.F$1];&quot;~ value=~&quot;;[.F17];&quot;~ /&gt;&lt;property name=~&quot;;[.G$1];&quot;~ value=~&quot;;[.G17];&quot;~ /&gt;&lt;property name=~&quot;;[.H$1];&quot;~ value=~&quot;;[.H17];&quot;~ /&gt;&lt;property name=~&quot;;[.I$1];&quot;~ value=~&quot;;[.I17];&quot;~ /&gt;&lt;property name=~&quot;;[.J$1];&quot;~ value=~&quot;;[.J17];&quot;~ /&gt;&lt;property name=~&quot;;[.K$1];&quot;~ value=~&quot;;[.K17];&quot;~ /&gt;&lt;property name=~&quot;;[.L$1];&quot;~ value=~&quot;;[.L17];&quot;~ /&gt;&lt;property name=~&quot;;[.M$1];&quot;~ value=~&quot;;[.M17];&quot;~ /&gt;&lt;property name=~&quot;;[.N$1];&quot;~ value=~&quot;;[.N17];&quot;~ /&gt;&lt;property name=~&quot;;[.O$1];&quot;~ value=~&quot;;[.O17];&quot;~ /&gt;&lt;property name=~&quot;;[.P$1];&quot;~ value=~&quot;;[.P17];&quot;~ /&gt;&lt;property name=~&quot;;[.Q$1];&quot;~ value=~&quot;;[.Q17];&quot;~ /&gt;&lt;property name=~&quot;;[.R$1];&quot;~ value=~&quot;;[.R17];&quot;~ /&gt;&lt;property name=~&quot;;[.S$1];&quot;~ value=~&quot;;[.S17];&quot;~ /&gt;&lt;property name=~&quot;;[.T$1];&quot;~ value=~&quot;;[.T17];&quot;~ /&gt;&lt;property name=~&quot;;[.U$1];&quot;~ value=~&quot;;[.U17];&quot;~ /&gt;&lt;property name=~&quot;;[.V$1];&quot;~ value=~&quot;;[.V17];&quot;~ /&gt;&lt;property name=~&quot;;[.W$1];&quot;~ value=~&quot;;[.W17];&quot;~ /&gt;&lt;/card&gt;&quot;)" office:value-type="string" office:string-value="  &lt;card id=~608e8b48-f4d9-41f7-b082-e9f6c0e33359~ name=~Coastal Patrols~&gt;&lt;property name=~Rarity~ value=~U~ /&gt;&lt;property name=~Type~ value=~attachments~ /&gt;&lt;property name=~Cost~ value=~1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rothing Sea Attachment · Unique · Control You must be in the Frothing Sea to play this card. Any player in the Frothing Sea may discard this card by tacking 14 Swashbuckling as an action. React: Tack this card when you suffer hits. You suffer 4 fewer Hits. Act: Tack to get a Control card from your deck, show it to your opponenets, and put it in your hand. Shuffle your deck.~ /&gt;&lt;/card&gt;">
            <text:p><text:s text:c="2"/>&lt;card id=~608e8b48-f4d9-41f7-b082-e9f6c0e33359~ name=~Coastal Patrols~&gt;&lt;property name=~Rarity~ value=~U~ /&gt;&lt;property name=~Type~ value=~attachments~ /&gt;&lt;property name=~Cost~ value=~11~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rothing Sea Attachment · Unique · Control You must be in the Frothing Sea to play this card. Any player in the Frothing Sea may discard this card by tacking 14 Swashbuckling as an action. React: Tack this card when you suffer hits. You suffer 4 fewer Hits. Act: Tack to get a Control card from your deck, show it to your opponenets, and put it in your hand. Shuffle your deck.~ /&gt;&lt;/card&gt;</text:p>
          </table:table-cell>
          <table:table-cell table:formula="of:=CONCATENATE(&quot; &lt;Relationship Target=~/cards/&quot;;[.D17];&quot;.jpg~ Id=~C&quot;;[.C17];&quot;~ Type=~http://schemas.octgn.org/picture~/&gt;&quot;)" office:value-type="string" office:string-value=" &lt;Relationship Target=~/cards/ST_coastalpatrols.jpg~ Id=~C608e8b48-f4d9-41f7-b082-e9f6c0e33359~ Type=~http://schemas.octgn.org/picture~/&gt;">
            <text:p><text:s/>&lt;Relationship Target=~/cards/ST_coastalpatrols.jpg~ Id=~C608e8b48-f4d9-41f7-b082-e9f6c0e33359~ Type=~http://schemas.octgn.org/picture~/&gt;</text:p>
          </table:table-cell>
          <table:table-cell office:value-type="string">
            <text:p>608e8b48-f4d9-41f7-b082-e9f6c0e33359</text:p>
          </table:table-cell>
          <table:table-cell office:value-type="string">
            <text:p>ST_coastalpatrols</text:p>
          </table:table-cell>
          <table:table-cell office:value-type="string">
            <text:p>Coastal Patrols</text:p>
          </table:table-cell>
          <table:table-cell office:value-type="string">
            <text:p>U</text:p>
          </table:table-cell>
          <table:table-cell office:value-type="string">
            <text:p>attachments</text:p>
          </table:table-cell>
          <table:table-cell office:value-type="float" office:value="11">
            <text:p>11</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Frothing Sea Attachment · Unique · Control You must be in the Frothing Sea to play this card. Any player in the Frothing Sea may discard this card by tacking 14 Swashbuckling as an action. React: Tack this card when you suffer hits. You suffer 4 fewer Hits. Act: Tack to get a Control card from your deck, show it to your opponenets, and put it in your hand. Shuffle your deck.</text:p>
          </table:table-cell>
          <table:table-cell table:number-columns-repeated="999"/>
        </table:table-row>
        <table:table-row table:style-name="ro1">
          <table:table-cell table:formula="of:=CONCATENATE(&quot;  &lt;card id=~&quot;;[.C18];&quot;~ name=~&quot;;[.E18];&quot;~&gt;&lt;property name=~&quot;;[.F$1];&quot;~ value=~&quot;;[.F18];&quot;~ /&gt;&lt;property name=~&quot;;[.G$1];&quot;~ value=~&quot;;[.G18];&quot;~ /&gt;&lt;property name=~&quot;;[.H$1];&quot;~ value=~&quot;;[.H18];&quot;~ /&gt;&lt;property name=~&quot;;[.I$1];&quot;~ value=~&quot;;[.I18];&quot;~ /&gt;&lt;property name=~&quot;;[.J$1];&quot;~ value=~&quot;;[.J18];&quot;~ /&gt;&lt;property name=~&quot;;[.K$1];&quot;~ value=~&quot;;[.K18];&quot;~ /&gt;&lt;property name=~&quot;;[.L$1];&quot;~ value=~&quot;;[.L18];&quot;~ /&gt;&lt;property name=~&quot;;[.M$1];&quot;~ value=~&quot;;[.M18];&quot;~ /&gt;&lt;property name=~&quot;;[.N$1];&quot;~ value=~&quot;;[.N18];&quot;~ /&gt;&lt;property name=~&quot;;[.O$1];&quot;~ value=~&quot;;[.O18];&quot;~ /&gt;&lt;property name=~&quot;;[.P$1];&quot;~ value=~&quot;;[.P18];&quot;~ /&gt;&lt;property name=~&quot;;[.Q$1];&quot;~ value=~&quot;;[.Q18];&quot;~ /&gt;&lt;property name=~&quot;;[.R$1];&quot;~ value=~&quot;;[.R18];&quot;~ /&gt;&lt;property name=~&quot;;[.S$1];&quot;~ value=~&quot;;[.S18];&quot;~ /&gt;&lt;property name=~&quot;;[.T$1];&quot;~ value=~&quot;;[.T18];&quot;~ /&gt;&lt;property name=~&quot;;[.U$1];&quot;~ value=~&quot;;[.U18];&quot;~ /&gt;&lt;property name=~&quot;;[.V$1];&quot;~ value=~&quot;;[.V18];&quot;~ /&gt;&lt;property name=~&quot;;[.W$1];&quot;~ value=~&quot;;[.W18];&quot;~ /&gt;&lt;/card&gt;&quot;)" office:value-type="string" office:string-value="  &lt;card id=~edb488f6-d4df-4ced-bd81-cd3e8d74997c~ name=~Connor Lynch~&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4~ /&gt;&lt;property name=~Crew Max~ value=~~ /&gt;&lt;property name=~Move Cost~ value=~~ /&gt;&lt;property name=~Faction~ value=~Gosse's Gentlemen~ /&gt;&lt;property name=~Text~ value=~Heroic · Swordsman +1~ /&gt;&lt;/card&gt;">
            <text:p><text:s text:c="2"/>&lt;card id=~edb488f6-d4df-4ced-bd81-cd3e8d74997c~ name=~Connor Lynch~&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4~ /&gt;&lt;property name=~Crew Max~ value=~~ /&gt;&lt;property name=~Move Cost~ value=~~ /&gt;&lt;property name=~Faction~ value=~Gosse's Gentlemen~ /&gt;&lt;property name=~Text~ value=~Heroic · Swordsman +1~ /&gt;&lt;/card&gt;</text:p>
          </table:table-cell>
          <table:table-cell table:formula="of:=CONCATENATE(&quot; &lt;Relationship Target=~/cards/&quot;;[.D18];&quot;.jpg~ Id=~C&quot;;[.C18];&quot;~ Type=~http://schemas.octgn.org/picture~/&gt;&quot;)" office:value-type="string" office:string-value=" &lt;Relationship Target=~/cards/ST_connorlynch.jpg~ Id=~Cedb488f6-d4df-4ced-bd81-cd3e8d74997c~ Type=~http://schemas.octgn.org/picture~/&gt;">
            <text:p><text:s/>&lt;Relationship Target=~/cards/ST_connorlynch.jpg~ Id=~Cedb488f6-d4df-4ced-bd81-cd3e8d74997c~ Type=~http://schemas.octgn.org/picture~/&gt;</text:p>
          </table:table-cell>
          <table:table-cell office:value-type="string">
            <text:p>edb488f6-d4df-4ced-bd81-cd3e8d74997c</text:p>
          </table:table-cell>
          <table:table-cell office:value-type="string">
            <text:p>ST_connorlynch</text:p>
          </table:table-cell>
          <table:table-cell office:value-type="string">
            <text:p>Connor Lynch</text:p>
          </table:table-cell>
          <table:table-cell office:value-type="string">
            <text:p>R</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table:number-columns-repeated="3" office:value-type="float" office:value="0">
            <text:p>0</text:p>
          </table:table-cell>
          <table:table-cell office:value-type="float" office:value="4">
            <text:p>4</text:p>
          </table:table-cell>
          <table:table-cell table:number-columns-repeated="2"/>
          <table:table-cell office:value-type="string">
            <text:p>Gosse's Gentlemen</text:p>
          </table:table-cell>
          <table:table-cell office:value-type="string">
            <text:p>Heroic · Swordsman +1</text:p>
          </table:table-cell>
          <table:table-cell table:number-columns-repeated="999"/>
        </table:table-row>
        <table:table-row table:style-name="ro1">
          <table:table-cell table:formula="of:=CONCATENATE(&quot;  &lt;card id=~&quot;;[.C19];&quot;~ name=~&quot;;[.E19];&quot;~&gt;&lt;property name=~&quot;;[.F$1];&quot;~ value=~&quot;;[.F19];&quot;~ /&gt;&lt;property name=~&quot;;[.G$1];&quot;~ value=~&quot;;[.G19];&quot;~ /&gt;&lt;property name=~&quot;;[.H$1];&quot;~ value=~&quot;;[.H19];&quot;~ /&gt;&lt;property name=~&quot;;[.I$1];&quot;~ value=~&quot;;[.I19];&quot;~ /&gt;&lt;property name=~&quot;;[.J$1];&quot;~ value=~&quot;;[.J19];&quot;~ /&gt;&lt;property name=~&quot;;[.K$1];&quot;~ value=~&quot;;[.K19];&quot;~ /&gt;&lt;property name=~&quot;;[.L$1];&quot;~ value=~&quot;;[.L19];&quot;~ /&gt;&lt;property name=~&quot;;[.M$1];&quot;~ value=~&quot;;[.M19];&quot;~ /&gt;&lt;property name=~&quot;;[.N$1];&quot;~ value=~&quot;;[.N19];&quot;~ /&gt;&lt;property name=~&quot;;[.O$1];&quot;~ value=~&quot;;[.O19];&quot;~ /&gt;&lt;property name=~&quot;;[.P$1];&quot;~ value=~&quot;;[.P19];&quot;~ /&gt;&lt;property name=~&quot;;[.Q$1];&quot;~ value=~&quot;;[.Q19];&quot;~ /&gt;&lt;property name=~&quot;;[.R$1];&quot;~ value=~&quot;;[.R19];&quot;~ /&gt;&lt;property name=~&quot;;[.S$1];&quot;~ value=~&quot;;[.S19];&quot;~ /&gt;&lt;property name=~&quot;;[.T$1];&quot;~ value=~&quot;;[.T19];&quot;~ /&gt;&lt;property name=~&quot;;[.U$1];&quot;~ value=~&quot;;[.U19];&quot;~ /&gt;&lt;property name=~&quot;;[.V$1];&quot;~ value=~&quot;;[.V19];&quot;~ /&gt;&lt;property name=~&quot;;[.W$1];&quot;~ value=~&quot;;[.W19];&quot;~ /&gt;&lt;/card&gt;&quot;)" office:value-type="string" office:string-value="  &lt;card id=~6b6168fc-7985-4adf-8695-780c310fa2ab~ name=~Corsairs Figurehead~&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 Ship Attachment · Unique · Figurehead Act: Tack the Figurehead while you have 3 or more completed adventures in play to look at the top card of your deck. You may put it back on top of your deck or discard it.~ /&gt;&lt;/card&gt;">
            <text:p><text:s text:c="2"/>&lt;card id=~6b6168fc-7985-4adf-8695-780c310fa2ab~ name=~Corsairs Figurehead~&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orsair Ship Attachment · Unique · Figurehead Act: Tack the Figurehead while you have 3 or more completed adventures in play to look at the top card of your deck. You may put it back on top of your deck or discard it.~ /&gt;&lt;/card&gt;</text:p>
          </table:table-cell>
          <table:table-cell table:formula="of:=CONCATENATE(&quot; &lt;Relationship Target=~/cards/&quot;;[.D19];&quot;.jpg~ Id=~C&quot;;[.C19];&quot;~ Type=~http://schemas.octgn.org/picture~/&gt;&quot;)" office:value-type="string" office:string-value=" &lt;Relationship Target=~/cards/ST_corsairsfigurehead.jpg~ Id=~C6b6168fc-7985-4adf-8695-780c310fa2ab~ Type=~http://schemas.octgn.org/picture~/&gt;">
            <text:p><text:s/>&lt;Relationship Target=~/cards/ST_corsairsfigurehead.jpg~ Id=~C6b6168fc-7985-4adf-8695-780c310fa2ab~ Type=~http://schemas.octgn.org/picture~/&gt;</text:p>
          </table:table-cell>
          <table:table-cell office:value-type="string">
            <text:p>6b6168fc-7985-4adf-8695-780c310fa2ab</text:p>
          </table:table-cell>
          <table:table-cell office:value-type="string">
            <text:p>ST_corsairsfigurehead</text:p>
          </table:table-cell>
          <table:table-cell office:value-type="string">
            <text:p>Corsairs Figurehead</text:p>
          </table:table-cell>
          <table:table-cell office:value-type="string">
            <text:p>R</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Corsair Ship Attachment · Unique · Figurehead Act: Tack the Figurehead while you have 3 or more completed adventures in play to look at the top card of your deck. You may put it back on top of your deck or discard it.</text:p>
          </table:table-cell>
          <table:table-cell table:number-columns-repeated="999"/>
        </table:table-row>
        <table:table-row table:style-name="ro1">
          <table:table-cell table:formula="of:=CONCATENATE(&quot;  &lt;card id=~&quot;;[.C20];&quot;~ name=~&quot;;[.E20];&quot;~&gt;&lt;property name=~&quot;;[.F$1];&quot;~ value=~&quot;;[.F20];&quot;~ /&gt;&lt;property name=~&quot;;[.G$1];&quot;~ value=~&quot;;[.G20];&quot;~ /&gt;&lt;property name=~&quot;;[.H$1];&quot;~ value=~&quot;;[.H20];&quot;~ /&gt;&lt;property name=~&quot;;[.I$1];&quot;~ value=~&quot;;[.I20];&quot;~ /&gt;&lt;property name=~&quot;;[.J$1];&quot;~ value=~&quot;;[.J20];&quot;~ /&gt;&lt;property name=~&quot;;[.K$1];&quot;~ value=~&quot;;[.K20];&quot;~ /&gt;&lt;property name=~&quot;;[.L$1];&quot;~ value=~&quot;;[.L20];&quot;~ /&gt;&lt;property name=~&quot;;[.M$1];&quot;~ value=~&quot;;[.M20];&quot;~ /&gt;&lt;property name=~&quot;;[.N$1];&quot;~ value=~&quot;;[.N20];&quot;~ /&gt;&lt;property name=~&quot;;[.O$1];&quot;~ value=~&quot;;[.O20];&quot;~ /&gt;&lt;property name=~&quot;;[.P$1];&quot;~ value=~&quot;;[.P20];&quot;~ /&gt;&lt;property name=~&quot;;[.Q$1];&quot;~ value=~&quot;;[.Q20];&quot;~ /&gt;&lt;property name=~&quot;;[.R$1];&quot;~ value=~&quot;;[.R20];&quot;~ /&gt;&lt;property name=~&quot;;[.S$1];&quot;~ value=~&quot;;[.S20];&quot;~ /&gt;&lt;property name=~&quot;;[.T$1];&quot;~ value=~&quot;;[.T20];&quot;~ /&gt;&lt;property name=~&quot;;[.U$1];&quot;~ value=~&quot;;[.U20];&quot;~ /&gt;&lt;property name=~&quot;;[.V$1];&quot;~ value=~&quot;;[.V20];&quot;~ /&gt;&lt;property name=~&quot;;[.W$1];&quot;~ value=~&quot;;[.W20];&quot;~ /&gt;&lt;/card&gt;&quot;)" office:value-type="string" office:string-value="  &lt;card id=~3c4eae3e-e696-4e53-a128-a694ccbfc7e4~ name=~Crescent Treasures~&gt;&lt;property name=~Rarity~ value=~U~ /&gt;&lt;property name=~Type~ value=~attachments~ /&gt;&lt;property name=~Cost~ value=~11~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bidden Sea Attachment · Unique · Control You must be in the Forbidden Sea to play this card. Any player in the Forbidden Sea may discard this card by tacking 14 Influence as an action. While this card is in play, your crew absorb 1 extra Hit when they tack to absorb Hits. Act: Tack to get a Control card from your deck, show it to your opponents, and put it in your hand. Shuffle your deck.~ /&gt;&lt;/card&gt;">
            <text:p><text:s text:c="2"/>&lt;card id=~3c4eae3e-e696-4e53-a128-a694ccbfc7e4~ name=~Crescent Treasures~&gt;&lt;property name=~Rarity~ value=~U~ /&gt;&lt;property name=~Type~ value=~attachments~ /&gt;&lt;property name=~Cost~ value=~11~ /&gt;&lt;property name=~Cost Type~ value=~Sw~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orbidden Sea Attachment · Unique · Control You must be in the Forbidden Sea to play this card. Any player in the Forbidden Sea may discard this card by tacking 14 Influence as an action. While this card is in play, your crew absorb 1 extra Hit when they tack to absorb Hits. Act: Tack to get a Control card from your deck, show it to your opponents, and put it in your hand. Shuffle your deck.~ /&gt;&lt;/card&gt;</text:p>
          </table:table-cell>
          <table:table-cell table:formula="of:=CONCATENATE(&quot; &lt;Relationship Target=~/cards/&quot;;[.D20];&quot;.jpg~ Id=~C&quot;;[.C20];&quot;~ Type=~http://schemas.octgn.org/picture~/&gt;&quot;)" office:value-type="string" office:string-value=" &lt;Relationship Target=~/cards/ST_crescenttreasures.jpg~ Id=~C3c4eae3e-e696-4e53-a128-a694ccbfc7e4~ Type=~http://schemas.octgn.org/picture~/&gt;">
            <text:p><text:s/>&lt;Relationship Target=~/cards/ST_crescenttreasures.jpg~ Id=~C3c4eae3e-e696-4e53-a128-a694ccbfc7e4~ Type=~http://schemas.octgn.org/picture~/&gt;</text:p>
          </table:table-cell>
          <table:table-cell office:value-type="string">
            <text:p>3c4eae3e-e696-4e53-a128-a694ccbfc7e4</text:p>
          </table:table-cell>
          <table:table-cell office:value-type="string">
            <text:p>ST_crescenttreasures</text:p>
          </table:table-cell>
          <table:table-cell office:value-type="string">
            <text:p>Crescent Treasures</text:p>
          </table:table-cell>
          <table:table-cell office:value-type="string">
            <text:p>U</text:p>
          </table:table-cell>
          <table:table-cell office:value-type="string">
            <text:p>attachments</text:p>
          </table:table-cell>
          <table:table-cell office:value-type="float" office:value="11">
            <text:p>11</text:p>
          </table:table-cell>
          <table:table-cell office:value-type="string">
            <text:p>Sw</text:p>
          </table:table-cell>
          <table:table-cell table:number-columns-repeated="3"/>
          <table:table-cell office:value-type="string">
            <text:p>C</text:p>
          </table:table-cell>
          <table:table-cell office:value-type="string">
            <text:p>d,s</text:p>
          </table:table-cell>
          <table:table-cell table:number-columns-repeated="8"/>
          <table:table-cell office:value-type="string">
            <text:p>Forbidden Sea Attachment · Unique · Control You must be in the Forbidden Sea to play this card. Any player in the Forbidden Sea may discard this card by tacking 14 Influence as an action. While this card is in play, your crew absorb 1 extra Hit when they tack to absorb Hits. Act: Tack to get a Control card from your deck, show it to your opponents, and put it in your hand. Shuffle your deck.</text:p>
          </table:table-cell>
          <table:table-cell table:number-columns-repeated="999"/>
        </table:table-row>
        <table:table-row table:style-name="ro1">
          <table:table-cell table:formula="of:=CONCATENATE(&quot;  &lt;card id=~&quot;;[.C21];&quot;~ name=~&quot;;[.E21];&quot;~&gt;&lt;property name=~&quot;;[.F$1];&quot;~ value=~&quot;;[.F21];&quot;~ /&gt;&lt;property name=~&quot;;[.G$1];&quot;~ value=~&quot;;[.G21];&quot;~ /&gt;&lt;property name=~&quot;;[.H$1];&quot;~ value=~&quot;;[.H21];&quot;~ /&gt;&lt;property name=~&quot;;[.I$1];&quot;~ value=~&quot;;[.I21];&quot;~ /&gt;&lt;property name=~&quot;;[.J$1];&quot;~ value=~&quot;;[.J21];&quot;~ /&gt;&lt;property name=~&quot;;[.K$1];&quot;~ value=~&quot;;[.K21];&quot;~ /&gt;&lt;property name=~&quot;;[.L$1];&quot;~ value=~&quot;;[.L21];&quot;~ /&gt;&lt;property name=~&quot;;[.M$1];&quot;~ value=~&quot;;[.M21];&quot;~ /&gt;&lt;property name=~&quot;;[.N$1];&quot;~ value=~&quot;;[.N21];&quot;~ /&gt;&lt;property name=~&quot;;[.O$1];&quot;~ value=~&quot;;[.O21];&quot;~ /&gt;&lt;property name=~&quot;;[.P$1];&quot;~ value=~&quot;;[.P21];&quot;~ /&gt;&lt;property name=~&quot;;[.Q$1];&quot;~ value=~&quot;;[.Q21];&quot;~ /&gt;&lt;property name=~&quot;;[.R$1];&quot;~ value=~&quot;;[.R21];&quot;~ /&gt;&lt;property name=~&quot;;[.S$1];&quot;~ value=~&quot;;[.S21];&quot;~ /&gt;&lt;property name=~&quot;;[.T$1];&quot;~ value=~&quot;;[.T21];&quot;~ /&gt;&lt;property name=~&quot;;[.U$1];&quot;~ value=~&quot;;[.U21];&quot;~ /&gt;&lt;property name=~&quot;;[.V$1];&quot;~ value=~&quot;;[.V21];&quot;~ /&gt;&lt;property name=~&quot;;[.W$1];&quot;~ value=~&quot;;[.W21];&quot;~ /&gt;&lt;/card&gt;&quot;)" office:value-type="string" office:string-value="  &lt;card id=~681ed060-50b6-4f11-bf74-b36e5d63a37d~ name=~Desperate Mov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you play a Boarding Attack. Draw two cards.~ /&gt;&lt;/card&gt;">
            <text:p><text:s text:c="2"/>&lt;card id=~681ed060-50b6-4f11-bf74-b36e5d63a37d~ name=~Desperate Move~&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before you play a Boarding Attack. Draw two cards.~ /&gt;&lt;/card&gt;</text:p>
          </table:table-cell>
          <table:table-cell table:formula="of:=CONCATENATE(&quot; &lt;Relationship Target=~/cards/&quot;;[.D21];&quot;.jpg~ Id=~C&quot;;[.C21];&quot;~ Type=~http://schemas.octgn.org/picture~/&gt;&quot;)" office:value-type="string" office:string-value=" &lt;Relationship Target=~/cards/ST_desperatemove.jpg~ Id=~C681ed060-50b6-4f11-bf74-b36e5d63a37d~ Type=~http://schemas.octgn.org/picture~/&gt;">
            <text:p><text:s/>&lt;Relationship Target=~/cards/ST_desperatemove.jpg~ Id=~C681ed060-50b6-4f11-bf74-b36e5d63a37d~ Type=~http://schemas.octgn.org/picture~/&gt;</text:p>
          </table:table-cell>
          <table:table-cell office:value-type="string">
            <text:p>681ed060-50b6-4f11-bf74-b36e5d63a37d</text:p>
          </table:table-cell>
          <table:table-cell office:value-type="string">
            <text:p>ST_desperatemove</text:p>
          </table:table-cell>
          <table:table-cell office:value-type="string">
            <text:p>Desperate Move</text:p>
          </table:table-cell>
          <table:table-cell office:value-type="string">
            <text:p>R</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before you play a Boarding Attack. Draw two cards.</text:p>
          </table:table-cell>
          <table:table-cell table:number-columns-repeated="999"/>
        </table:table-row>
        <table:table-row table:style-name="ro1">
          <table:table-cell table:formula="of:=CONCATENATE(&quot;  &lt;card id=~&quot;;[.C22];&quot;~ name=~&quot;;[.E22];&quot;~&gt;&lt;property name=~&quot;;[.F$1];&quot;~ value=~&quot;;[.F22];&quot;~ /&gt;&lt;property name=~&quot;;[.G$1];&quot;~ value=~&quot;;[.G22];&quot;~ /&gt;&lt;property name=~&quot;;[.H$1];&quot;~ value=~&quot;;[.H22];&quot;~ /&gt;&lt;property name=~&quot;;[.I$1];&quot;~ value=~&quot;;[.I22];&quot;~ /&gt;&lt;property name=~&quot;;[.J$1];&quot;~ value=~&quot;;[.J22];&quot;~ /&gt;&lt;property name=~&quot;;[.K$1];&quot;~ value=~&quot;;[.K22];&quot;~ /&gt;&lt;property name=~&quot;;[.L$1];&quot;~ value=~&quot;;[.L22];&quot;~ /&gt;&lt;property name=~&quot;;[.M$1];&quot;~ value=~&quot;;[.M22];&quot;~ /&gt;&lt;property name=~&quot;;[.N$1];&quot;~ value=~&quot;;[.N22];&quot;~ /&gt;&lt;property name=~&quot;;[.O$1];&quot;~ value=~&quot;;[.O22];&quot;~ /&gt;&lt;property name=~&quot;;[.P$1];&quot;~ value=~&quot;;[.P22];&quot;~ /&gt;&lt;property name=~&quot;;[.Q$1];&quot;~ value=~&quot;;[.Q22];&quot;~ /&gt;&lt;property name=~&quot;;[.R$1];&quot;~ value=~&quot;;[.R22];&quot;~ /&gt;&lt;property name=~&quot;;[.S$1];&quot;~ value=~&quot;;[.S22];&quot;~ /&gt;&lt;property name=~&quot;;[.T$1];&quot;~ value=~&quot;;[.T22];&quot;~ /&gt;&lt;property name=~&quot;;[.U$1];&quot;~ value=~&quot;;[.U22];&quot;~ /&gt;&lt;property name=~&quot;;[.V$1];&quot;~ value=~&quot;;[.V22];&quot;~ /&gt;&lt;property name=~&quot;;[.W$1];&quot;~ value=~&quot;;[.W22];&quot;~ /&gt;&lt;/card&gt;&quot;)" office:value-type="string" office:string-value="  &lt;card id=~79d033a0-857c-47a2-8f92-434b4cacae6d~ name=~Dirk~&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This crew inflicts 1 extra Hit during Boarding Attacks.~ /&gt;&lt;/card&gt;">
            <text:p><text:s text:c="2"/>&lt;card id=~79d033a0-857c-47a2-8f92-434b4cacae6d~ name=~Dirk~&gt;&lt;property name=~Rarity~ value=~C~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This crew inflicts 1 extra Hit during Boarding Attacks.~ /&gt;&lt;/card&gt;</text:p>
          </table:table-cell>
          <table:table-cell table:formula="of:=CONCATENATE(&quot; &lt;Relationship Target=~/cards/&quot;;[.D22];&quot;.jpg~ Id=~C&quot;;[.C22];&quot;~ Type=~http://schemas.octgn.org/picture~/&gt;&quot;)" office:value-type="string" office:string-value=" &lt;Relationship Target=~/cards/ST_dirk.jpg~ Id=~C79d033a0-857c-47a2-8f92-434b4cacae6d~ Type=~http://schemas.octgn.org/picture~/&gt;">
            <text:p><text:s/>&lt;Relationship Target=~/cards/ST_dirk.jpg~ Id=~C79d033a0-857c-47a2-8f92-434b4cacae6d~ Type=~http://schemas.octgn.org/picture~/&gt;</text:p>
          </table:table-cell>
          <table:table-cell office:value-type="string">
            <text:p>79d033a0-857c-47a2-8f92-434b4cacae6d</text:p>
          </table:table-cell>
          <table:table-cell office:value-type="string">
            <text:p>ST_dirk</text:p>
          </table:table-cell>
          <table:table-cell office:value-type="string">
            <text:p>Dirk</text:p>
          </table:table-cell>
          <table:table-cell office:value-type="string">
            <text:p>C</text:p>
          </table:table-cell>
          <table:table-cell office:value-type="string">
            <text:p>attachments</text:p>
          </table:table-cell>
          <table:table-cell office:value-type="float" office:value="4">
            <text:p>4</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 Item This crew inflicts 1 extra Hit during Boarding Attacks.</text:p>
          </table:table-cell>
          <table:table-cell table:number-columns-repeated="999"/>
        </table:table-row>
        <table:table-row table:style-name="ro1">
          <table:table-cell table:formula="of:=CONCATENATE(&quot;  &lt;card id=~&quot;;[.C23];&quot;~ name=~&quot;;[.E23];&quot;~&gt;&lt;property name=~&quot;;[.F$1];&quot;~ value=~&quot;;[.F23];&quot;~ /&gt;&lt;property name=~&quot;;[.G$1];&quot;~ value=~&quot;;[.G23];&quot;~ /&gt;&lt;property name=~&quot;;[.H$1];&quot;~ value=~&quot;;[.H23];&quot;~ /&gt;&lt;property name=~&quot;;[.I$1];&quot;~ value=~&quot;;[.I23];&quot;~ /&gt;&lt;property name=~&quot;;[.J$1];&quot;~ value=~&quot;;[.J23];&quot;~ /&gt;&lt;property name=~&quot;;[.K$1];&quot;~ value=~&quot;;[.K23];&quot;~ /&gt;&lt;property name=~&quot;;[.L$1];&quot;~ value=~&quot;;[.L23];&quot;~ /&gt;&lt;property name=~&quot;;[.M$1];&quot;~ value=~&quot;;[.M23];&quot;~ /&gt;&lt;property name=~&quot;;[.N$1];&quot;~ value=~&quot;;[.N23];&quot;~ /&gt;&lt;property name=~&quot;;[.O$1];&quot;~ value=~&quot;;[.O23];&quot;~ /&gt;&lt;property name=~&quot;;[.P$1];&quot;~ value=~&quot;;[.P23];&quot;~ /&gt;&lt;property name=~&quot;;[.Q$1];&quot;~ value=~&quot;;[.Q23];&quot;~ /&gt;&lt;property name=~&quot;;[.R$1];&quot;~ value=~&quot;;[.R23];&quot;~ /&gt;&lt;property name=~&quot;;[.S$1];&quot;~ value=~&quot;;[.S23];&quot;~ /&gt;&lt;property name=~&quot;;[.T$1];&quot;~ value=~&quot;;[.T23];&quot;~ /&gt;&lt;property name=~&quot;;[.U$1];&quot;~ value=~&quot;;[.U23];&quot;~ /&gt;&lt;property name=~&quot;;[.V$1];&quot;~ value=~&quot;;[.V23];&quot;~ /&gt;&lt;property name=~&quot;;[.W$1];&quot;~ value=~&quot;;[.W23];&quot;~ /&gt;&lt;/card&gt;&quot;)" office:value-type="string" office:string-value="  &lt;card id=~e713d03f-7209-48e2-b170-dc9c340fae81~ name=~Don't Mess With Me, Boy!~&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crew. For each Eye, Face, Arm, or Leg card they have attached, the crew gains +1 to each of their skills until the end of the turn.~ /&gt;&lt;/card&gt;">
            <text:p><text:s text:c="2"/>&lt;card id=~e713d03f-7209-48e2-b170-dc9c340fae81~ name=~Don't Mess With Me, Boy!~&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crew. For each Eye, Face, Arm, or Leg card they have attached, the crew gains +1 to each of their skills until the end of the turn.~ /&gt;&lt;/card&gt;</text:p>
          </table:table-cell>
          <table:table-cell table:formula="of:=CONCATENATE(&quot; &lt;Relationship Target=~/cards/&quot;;[.D23];&quot;.jpg~ Id=~C&quot;;[.C23];&quot;~ Type=~http://schemas.octgn.org/picture~/&gt;&quot;)" office:value-type="string" office:string-value=" &lt;Relationship Target=~/cards/ST_dontmesswithmeboy.jpg~ Id=~Ce713d03f-7209-48e2-b170-dc9c340fae81~ Type=~http://schemas.octgn.org/picture~/&gt;">
            <text:p><text:s/>&lt;Relationship Target=~/cards/ST_dontmesswithmeboy.jpg~ Id=~Ce713d03f-7209-48e2-b170-dc9c340fae81~ Type=~http://schemas.octgn.org/picture~/&gt;</text:p>
          </table:table-cell>
          <table:table-cell office:value-type="string">
            <text:p>e713d03f-7209-48e2-b170-dc9c340fae81</text:p>
          </table:table-cell>
          <table:table-cell office:value-type="string">
            <text:p>ST_dontmesswithmeboy</text:p>
          </table:table-cell>
          <table:table-cell office:value-type="string">
            <text:p>Don't Mess With Me, Boy!</text:p>
          </table:table-cell>
          <table:table-cell office:value-type="string">
            <text:p>R</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Target one of your crew. For each Eye, Face, Arm, or Leg card they have attached, the crew gains +1 to each of their skills until the end of the turn.</text:p>
          </table:table-cell>
          <table:table-cell table:number-columns-repeated="999"/>
        </table:table-row>
        <table:table-row table:style-name="ro2">
          <table:table-cell table:formula="of:=CONCATENATE(&quot;  &lt;card id=~&quot;;[.C24];&quot;~ name=~&quot;;[.E24];&quot;~&gt;&lt;property name=~&quot;;[.F$1];&quot;~ value=~&quot;;[.F24];&quot;~ /&gt;&lt;property name=~&quot;;[.G$1];&quot;~ value=~&quot;;[.G24];&quot;~ /&gt;&lt;property name=~&quot;;[.H$1];&quot;~ value=~&quot;;[.H24];&quot;~ /&gt;&lt;property name=~&quot;;[.I$1];&quot;~ value=~&quot;;[.I24];&quot;~ /&gt;&lt;property name=~&quot;;[.J$1];&quot;~ value=~&quot;;[.J24];&quot;~ /&gt;&lt;property name=~&quot;;[.K$1];&quot;~ value=~&quot;;[.K24];&quot;~ /&gt;&lt;property name=~&quot;;[.L$1];&quot;~ value=~&quot;;[.L24];&quot;~ /&gt;&lt;property name=~&quot;;[.M$1];&quot;~ value=~&quot;;[.M24];&quot;~ /&gt;&lt;property name=~&quot;;[.N$1];&quot;~ value=~&quot;;[.N24];&quot;~ /&gt;&lt;property name=~&quot;;[.O$1];&quot;~ value=~&quot;;[.O24];&quot;~ /&gt;&lt;property name=~&quot;;[.P$1];&quot;~ value=~&quot;;[.P24];&quot;~ /&gt;&lt;property name=~&quot;;[.Q$1];&quot;~ value=~&quot;;[.Q24];&quot;~ /&gt;&lt;property name=~&quot;;[.R$1];&quot;~ value=~&quot;;[.R24];&quot;~ /&gt;&lt;property name=~&quot;;[.S$1];&quot;~ value=~&quot;;[.S24];&quot;~ /&gt;&lt;property name=~&quot;;[.T$1];&quot;~ value=~&quot;;[.T24];&quot;~ /&gt;&lt;property name=~&quot;;[.U$1];&quot;~ value=~&quot;;[.U24];&quot;~ /&gt;&lt;property name=~&quot;;[.V$1];&quot;~ value=~&quot;;[.V24];&quot;~ /&gt;&lt;property name=~&quot;;[.W$1];&quot;~ value=~&quot;;[.W24];&quot;~ /&gt;&lt;/card&gt;&quot;)" office:value-type="string" office:string-value="  &lt;card id=~048e18a7-5b9d-4ae3-b00d-3ead15998929~ name=~Felix “l'Aigle“~&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2~ /&gt;&lt;property name=~Crew Max~ value=~~ /&gt;&lt;property name=~Move Cost~ value=~~ /&gt;&lt;property name=~Faction~ value=~Explorer's Society~ /&gt;&lt;property name=~Text~ value=~Felix gains +1 Cannon for every Adventure attached to him which increases his Swashbucking. ~ /&gt;&lt;/card&gt;">
            <text:p><text:s text:c="2"/>&lt;card id=~048e18a7-5b9d-4ae3-b00d-3ead15998929~ name=~Felix “l'Aigle“~&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0~ /&gt;&lt;property name=~Swashbuckling~ value=~2~ /&gt;&lt;property name=~Crew Max~ value=~~ /&gt;&lt;property name=~Move Cost~ value=~~ /&gt;&lt;property name=~Faction~ value=~Explorer's Society~ /&gt;&lt;property name=~Text~ value=~Felix gains +1 Cannon for every Adventure attached to him which increases his Swashbucking. ~ /&gt;&lt;/card&gt;</text:p>
          </table:table-cell>
          <table:table-cell table:formula="of:=CONCATENATE(&quot; &lt;Relationship Target=~/cards/&quot;;[.D24];&quot;.jpg~ Id=~C&quot;;[.C24];&quot;~ Type=~http://schemas.octgn.org/picture~/&gt;&quot;)" office:value-type="string" office:string-value=" &lt;Relationship Target=~/cards/ST_felixlaigle.jpg~ Id=~C048e18a7-5b9d-4ae3-b00d-3ead15998929~ Type=~http://schemas.octgn.org/picture~/&gt;">
            <text:p><text:s/>&lt;Relationship Target=~/cards/ST_felixlaigle.jpg~ Id=~C048e18a7-5b9d-4ae3-b00d-3ead15998929~ Type=~http://schemas.octgn.org/picture~/&gt;</text:p>
          </table:table-cell>
          <table:table-cell office:value-type="string">
            <text:p>048e18a7-5b9d-4ae3-b00d-3ead15998929</text:p>
          </table:table-cell>
          <table:table-cell office:value-type="string">
            <text:p>ST_felixlaigle</text:p>
          </table:table-cell>
          <table:table-cell office:value-type="string">
            <text:p>Felix “l'Aigle“</text:p>
          </table:table-cell>
          <table:table-cell office:value-type="string">
            <text:p>C</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table:number-columns-repeated="2"/>
          <table:table-cell office:value-type="string">
            <text:p>Explorer's Society</text:p>
          </table:table-cell>
          <table:table-cell office:value-type="string">
            <text:p>Felix gains +1 Cannon for every Adventure attached to him which increases his Swashbucking. </text:p>
          </table:table-cell>
          <table:table-cell table:number-columns-repeated="999"/>
        </table:table-row>
        <table:table-row table:style-name="ro1">
          <table:table-cell table:formula="of:=CONCATENATE(&quot;  &lt;card id=~&quot;;[.C25];&quot;~ name=~&quot;;[.E25];&quot;~&gt;&lt;property name=~&quot;;[.F$1];&quot;~ value=~&quot;;[.F25];&quot;~ /&gt;&lt;property name=~&quot;;[.G$1];&quot;~ value=~&quot;;[.G25];&quot;~ /&gt;&lt;property name=~&quot;;[.H$1];&quot;~ value=~&quot;;[.H25];&quot;~ /&gt;&lt;property name=~&quot;;[.I$1];&quot;~ value=~&quot;;[.I25];&quot;~ /&gt;&lt;property name=~&quot;;[.J$1];&quot;~ value=~&quot;;[.J25];&quot;~ /&gt;&lt;property name=~&quot;;[.K$1];&quot;~ value=~&quot;;[.K25];&quot;~ /&gt;&lt;property name=~&quot;;[.L$1];&quot;~ value=~&quot;;[.L25];&quot;~ /&gt;&lt;property name=~&quot;;[.M$1];&quot;~ value=~&quot;;[.M25];&quot;~ /&gt;&lt;property name=~&quot;;[.N$1];&quot;~ value=~&quot;;[.N25];&quot;~ /&gt;&lt;property name=~&quot;;[.O$1];&quot;~ value=~&quot;;[.O25];&quot;~ /&gt;&lt;property name=~&quot;;[.P$1];&quot;~ value=~&quot;;[.P25];&quot;~ /&gt;&lt;property name=~&quot;;[.Q$1];&quot;~ value=~&quot;;[.Q25];&quot;~ /&gt;&lt;property name=~&quot;;[.R$1];&quot;~ value=~&quot;;[.R25];&quot;~ /&gt;&lt;property name=~&quot;;[.S$1];&quot;~ value=~&quot;;[.S25];&quot;~ /&gt;&lt;property name=~&quot;;[.T$1];&quot;~ value=~&quot;;[.T25];&quot;~ /&gt;&lt;property name=~&quot;;[.U$1];&quot;~ value=~&quot;;[.U25];&quot;~ /&gt;&lt;property name=~&quot;;[.V$1];&quot;~ value=~&quot;;[.V25];&quot;~ /&gt;&lt;property name=~&quot;;[.W$1];&quot;~ value=~&quot;;[.W25];&quot;~ /&gt;&lt;/card&gt;&quot;)" office:value-type="string" office:string-value="  &lt;card id=~c0c52e58-9e0d-45a1-9a06-c3c898696761~ name=~Fid Blue-Eye~&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2~ /&gt;&lt;property name=~Crew Max~ value=~~ /&gt;&lt;property name=~Move Cost~ value=~~ /&gt;&lt;property name=~Faction~ value=~Vesten~ /&gt;&lt;property name=~Text~ value=~Unique Fid gains +2 to all skills if he has an Eye Attachment. The knife he carries once took out his eye. It grew back, different than it was before. Late at night, he wonders what would happen if he put the other eye out with it. ~ /&gt;&lt;/card&gt;">
            <text:p><text:s text:c="2"/>&lt;card id=~c0c52e58-9e0d-45a1-9a06-c3c898696761~ name=~Fid Blue-Eye~&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2~ /&gt;&lt;property name=~Crew Max~ value=~~ /&gt;&lt;property name=~Move Cost~ value=~~ /&gt;&lt;property name=~Faction~ value=~Vesten~ /&gt;&lt;property name=~Text~ value=~Unique Fid gains +2 to all skills if he has an Eye Attachment. The knife he carries once took out his eye. It grew back, different than it was before. Late at night, he wonders what would happen if he put the other eye out with it. ~ /&gt;&lt;/card&gt;</text:p>
          </table:table-cell>
          <table:table-cell table:formula="of:=CONCATENATE(&quot; &lt;Relationship Target=~/cards/&quot;;[.D25];&quot;.jpg~ Id=~C&quot;;[.C25];&quot;~ Type=~http://schemas.octgn.org/picture~/&gt;&quot;)" office:value-type="string" office:string-value=" &lt;Relationship Target=~/cards/ST_fidblueeye.jpg~ Id=~Cc0c52e58-9e0d-45a1-9a06-c3c898696761~ Type=~http://schemas.octgn.org/picture~/&gt;">
            <text:p><text:s/>&lt;Relationship Target=~/cards/ST_fidblueeye.jpg~ Id=~Cc0c52e58-9e0d-45a1-9a06-c3c898696761~ Type=~http://schemas.octgn.org/picture~/&gt;</text:p>
          </table:table-cell>
          <table:table-cell office:value-type="string">
            <text:p>c0c52e58-9e0d-45a1-9a06-c3c898696761</text:p>
          </table:table-cell>
          <table:table-cell office:value-type="string">
            <text:p>ST_fidblueeye</text:p>
          </table:table-cell>
          <table:table-cell office:value-type="string">
            <text:p>Fid Blue-Eye</text:p>
          </table:table-cell>
          <table:table-cell office:value-type="string">
            <text:p>R</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2"/>
          <table:table-cell office:value-type="string">
            <text:p>Vesten</text:p>
          </table:table-cell>
          <table:table-cell office:value-type="string">
            <text:p>Unique Fid gains +2 to all skills if he has an Eye Attachment. The knife he carries once took out his eye. It grew back, different than it was before. Late at night, he wonders what would happen if he put the other eye out with it. </text:p>
          </table:table-cell>
          <table:table-cell table:number-columns-repeated="999"/>
        </table:table-row>
        <table:table-row table:style-name="ro1">
          <table:table-cell table:formula="of:=CONCATENATE(&quot;  &lt;card id=~&quot;;[.C26];&quot;~ name=~&quot;;[.E26];&quot;~&gt;&lt;property name=~&quot;;[.F$1];&quot;~ value=~&quot;;[.F26];&quot;~ /&gt;&lt;property name=~&quot;;[.G$1];&quot;~ value=~&quot;;[.G26];&quot;~ /&gt;&lt;property name=~&quot;;[.H$1];&quot;~ value=~&quot;;[.H26];&quot;~ /&gt;&lt;property name=~&quot;;[.I$1];&quot;~ value=~&quot;;[.I26];&quot;~ /&gt;&lt;property name=~&quot;;[.J$1];&quot;~ value=~&quot;;[.J26];&quot;~ /&gt;&lt;property name=~&quot;;[.K$1];&quot;~ value=~&quot;;[.K26];&quot;~ /&gt;&lt;property name=~&quot;;[.L$1];&quot;~ value=~&quot;;[.L26];&quot;~ /&gt;&lt;property name=~&quot;;[.M$1];&quot;~ value=~&quot;;[.M26];&quot;~ /&gt;&lt;property name=~&quot;;[.N$1];&quot;~ value=~&quot;;[.N26];&quot;~ /&gt;&lt;property name=~&quot;;[.O$1];&quot;~ value=~&quot;;[.O26];&quot;~ /&gt;&lt;property name=~&quot;;[.P$1];&quot;~ value=~&quot;;[.P26];&quot;~ /&gt;&lt;property name=~&quot;;[.Q$1];&quot;~ value=~&quot;;[.Q26];&quot;~ /&gt;&lt;property name=~&quot;;[.R$1];&quot;~ value=~&quot;;[.R26];&quot;~ /&gt;&lt;property name=~&quot;;[.S$1];&quot;~ value=~&quot;;[.S26];&quot;~ /&gt;&lt;property name=~&quot;;[.T$1];&quot;~ value=~&quot;;[.T26];&quot;~ /&gt;&lt;property name=~&quot;;[.U$1];&quot;~ value=~&quot;;[.U26];&quot;~ /&gt;&lt;property name=~&quot;;[.V$1];&quot;~ value=~&quot;;[.V26];&quot;~ /&gt;&lt;property name=~&quot;;[.W$1];&quot;~ value=~&quot;;[.W26];&quot;~ /&gt;&lt;/card&gt;&quot;)" office:value-type="string" office:string-value="  &lt;card id=~e449cb41-a0e9-42b4-98b6-c3885483f335~ name=~Gino Napoli~&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1~ /&gt;&lt;property name=~Crew Max~ value=~~ /&gt;&lt;property name=~Move Cost~ value=~~ /&gt;&lt;property name=~Faction~ value=~Crimson Rogers~ /&gt;&lt;property name=~Text~ value=~Villainous When Gino tacks to produce Adventuring, you may tack another one of your crew to produce 2 extra Adventuring.~ /&gt;&lt;/card&gt;">
            <text:p><text:s text:c="2"/>&lt;card id=~e449cb41-a0e9-42b4-98b6-c3885483f335~ name=~Gino Napoli~&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0~ /&gt;&lt;property name=~Adventuring~ value=~2~ /&gt;&lt;property name=~Influence~ value=~0~ /&gt;&lt;property name=~Swashbuckling~ value=~1~ /&gt;&lt;property name=~Crew Max~ value=~~ /&gt;&lt;property name=~Move Cost~ value=~~ /&gt;&lt;property name=~Faction~ value=~Crimson Rogers~ /&gt;&lt;property name=~Text~ value=~Villainous When Gino tacks to produce Adventuring, you may tack another one of your crew to produce 2 extra Adventuring.~ /&gt;&lt;/card&gt;</text:p>
          </table:table-cell>
          <table:table-cell table:formula="of:=CONCATENATE(&quot; &lt;Relationship Target=~/cards/&quot;;[.D26];&quot;.jpg~ Id=~C&quot;;[.C26];&quot;~ Type=~http://schemas.octgn.org/picture~/&gt;&quot;)" office:value-type="string" office:string-value=" &lt;Relationship Target=~/cards/ST_ginonapoli.jpg~ Id=~Ce449cb41-a0e9-42b4-98b6-c3885483f335~ Type=~http://schemas.octgn.org/picture~/&gt;">
            <text:p><text:s/>&lt;Relationship Target=~/cards/ST_ginonapoli.jpg~ Id=~Ce449cb41-a0e9-42b4-98b6-c3885483f335~ Type=~http://schemas.octgn.org/picture~/&gt;</text:p>
          </table:table-cell>
          <table:table-cell office:value-type="string">
            <text:p>e449cb41-a0e9-42b4-98b6-c3885483f335</text:p>
          </table:table-cell>
          <table:table-cell office:value-type="string">
            <text:p>ST_ginonapoli</text:p>
          </table:table-cell>
          <table:table-cell office:value-type="string">
            <text:p>Gino Napoli</text:p>
          </table:table-cell>
          <table:table-cell office:value-type="string">
            <text:p>U</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2"/>
          <table:table-cell office:value-type="string">
            <text:p>Crimson Rogers</text:p>
          </table:table-cell>
          <table:table-cell office:value-type="string">
            <text:p>Villainous When Gino tacks to produce Adventuring, you may tack another one of your crew to produce 2 extra Adventuring.</text:p>
          </table:table-cell>
          <table:table-cell table:number-columns-repeated="999"/>
        </table:table-row>
        <table:table-row table:style-name="ro1">
          <table:table-cell table:formula="of:=CONCATENATE(&quot;  &lt;card id=~&quot;;[.C27];&quot;~ name=~&quot;;[.E27];&quot;~&gt;&lt;property name=~&quot;;[.F$1];&quot;~ value=~&quot;;[.F27];&quot;~ /&gt;&lt;property name=~&quot;;[.G$1];&quot;~ value=~&quot;;[.G27];&quot;~ /&gt;&lt;property name=~&quot;;[.H$1];&quot;~ value=~&quot;;[.H27];&quot;~ /&gt;&lt;property name=~&quot;;[.I$1];&quot;~ value=~&quot;;[.I27];&quot;~ /&gt;&lt;property name=~&quot;;[.J$1];&quot;~ value=~&quot;;[.J27];&quot;~ /&gt;&lt;property name=~&quot;;[.K$1];&quot;~ value=~&quot;;[.K27];&quot;~ /&gt;&lt;property name=~&quot;;[.L$1];&quot;~ value=~&quot;;[.L27];&quot;~ /&gt;&lt;property name=~&quot;;[.M$1];&quot;~ value=~&quot;;[.M27];&quot;~ /&gt;&lt;property name=~&quot;;[.N$1];&quot;~ value=~&quot;;[.N27];&quot;~ /&gt;&lt;property name=~&quot;;[.O$1];&quot;~ value=~&quot;;[.O27];&quot;~ /&gt;&lt;property name=~&quot;;[.P$1];&quot;~ value=~&quot;;[.P27];&quot;~ /&gt;&lt;property name=~&quot;;[.Q$1];&quot;~ value=~&quot;;[.Q27];&quot;~ /&gt;&lt;property name=~&quot;;[.R$1];&quot;~ value=~&quot;;[.R27];&quot;~ /&gt;&lt;property name=~&quot;;[.S$1];&quot;~ value=~&quot;;[.S27];&quot;~ /&gt;&lt;property name=~&quot;;[.T$1];&quot;~ value=~&quot;;[.T27];&quot;~ /&gt;&lt;property name=~&quot;;[.U$1];&quot;~ value=~&quot;;[.U27];&quot;~ /&gt;&lt;property name=~&quot;;[.V$1];&quot;~ value=~&quot;;[.V27];&quot;~ /&gt;&lt;property name=~&quot;;[.W$1];&quot;~ value=~&quot;;[.W27];&quot;~ /&gt;&lt;/card&gt;&quot;)" office:value-type="string" office:string-value="  &lt;card id=~f28b75f6-03ab-47eb-8d63-e1a9d3d6c2ea~ name=~Gosse Figurehead~&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Gosse Ship Attachment · Unique · Figurehead While you have 3 or more completed adventures in play, you have +10 Sailing for the purposes of determining Initiative.~ /&gt;&lt;/card&gt;">
            <text:p><text:s text:c="2"/>&lt;card id=~f28b75f6-03ab-47eb-8d63-e1a9d3d6c2ea~ name=~Gosse Figurehead~&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Gosse Ship Attachment · Unique · Figurehead While you have 3 or more completed adventures in play, you have +10 Sailing for the purposes of determining Initiative.~ /&gt;&lt;/card&gt;</text:p>
          </table:table-cell>
          <table:table-cell table:formula="of:=CONCATENATE(&quot; &lt;Relationship Target=~/cards/&quot;;[.D27];&quot;.jpg~ Id=~C&quot;;[.C27];&quot;~ Type=~http://schemas.octgn.org/picture~/&gt;&quot;)" office:value-type="string" office:string-value=" &lt;Relationship Target=~/cards/ST_gossefigurehead.jpg~ Id=~Cf28b75f6-03ab-47eb-8d63-e1a9d3d6c2ea~ Type=~http://schemas.octgn.org/picture~/&gt;">
            <text:p><text:s/>&lt;Relationship Target=~/cards/ST_gossefigurehead.jpg~ Id=~Cf28b75f6-03ab-47eb-8d63-e1a9d3d6c2ea~ Type=~http://schemas.octgn.org/picture~/&gt;</text:p>
          </table:table-cell>
          <table:table-cell office:value-type="string">
            <text:p>f28b75f6-03ab-47eb-8d63-e1a9d3d6c2ea</text:p>
          </table:table-cell>
          <table:table-cell office:value-type="string">
            <text:p>ST_gossefigurehead</text:p>
          </table:table-cell>
          <table:table-cell office:value-type="string">
            <text:p>Gosse Figurehead</text:p>
          </table:table-cell>
          <table:table-cell office:value-type="string">
            <text:p>R</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Gosse Ship Attachment · Unique · Figurehead While you have 3 or more completed adventures in play, you have +10 Sailing for the purposes of determining Initiative.</text:p>
          </table:table-cell>
          <table:table-cell table:number-columns-repeated="999"/>
        </table:table-row>
        <table:table-row table:style-name="ro1">
          <table:table-cell table:formula="of:=CONCATENATE(&quot;  &lt;card id=~&quot;;[.C28];&quot;~ name=~&quot;;[.E28];&quot;~&gt;&lt;property name=~&quot;;[.F$1];&quot;~ value=~&quot;;[.F28];&quot;~ /&gt;&lt;property name=~&quot;;[.G$1];&quot;~ value=~&quot;;[.G28];&quot;~ /&gt;&lt;property name=~&quot;;[.H$1];&quot;~ value=~&quot;;[.H28];&quot;~ /&gt;&lt;property name=~&quot;;[.I$1];&quot;~ value=~&quot;;[.I28];&quot;~ /&gt;&lt;property name=~&quot;;[.J$1];&quot;~ value=~&quot;;[.J28];&quot;~ /&gt;&lt;property name=~&quot;;[.K$1];&quot;~ value=~&quot;;[.K28];&quot;~ /&gt;&lt;property name=~&quot;;[.L$1];&quot;~ value=~&quot;;[.L28];&quot;~ /&gt;&lt;property name=~&quot;;[.M$1];&quot;~ value=~&quot;;[.M28];&quot;~ /&gt;&lt;property name=~&quot;;[.N$1];&quot;~ value=~&quot;;[.N28];&quot;~ /&gt;&lt;property name=~&quot;;[.O$1];&quot;~ value=~&quot;;[.O28];&quot;~ /&gt;&lt;property name=~&quot;;[.P$1];&quot;~ value=~&quot;;[.P28];&quot;~ /&gt;&lt;property name=~&quot;;[.Q$1];&quot;~ value=~&quot;;[.Q28];&quot;~ /&gt;&lt;property name=~&quot;;[.R$1];&quot;~ value=~&quot;;[.R28];&quot;~ /&gt;&lt;property name=~&quot;;[.S$1];&quot;~ value=~&quot;;[.S28];&quot;~ /&gt;&lt;property name=~&quot;;[.T$1];&quot;~ value=~&quot;;[.T28];&quot;~ /&gt;&lt;property name=~&quot;;[.U$1];&quot;~ value=~&quot;;[.U28];&quot;~ /&gt;&lt;property name=~&quot;;[.V$1];&quot;~ value=~&quot;;[.V28];&quot;~ /&gt;&lt;property name=~&quot;;[.W$1];&quot;~ value=~&quot;;[.W28];&quot;~ /&gt;&lt;/card&gt;&quot;)" office:value-type="string" office:string-value="  &lt;card id=~083736f5-5d42-4fdf-8ad5-69a4912b6d1a~ name=~Graham Hapworth~&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2~ /&gt;&lt;property name=~Crew Max~ value=~~ /&gt;&lt;property name=~Move Cost~ value=~~ /&gt;&lt;property name=~Faction~ value=~Gosse's Gentlemen~ /&gt;&lt;property name=~Text~ value=~Loyal · Heroic · Glamour 1 Graham has -1 Influence for every Glamour card you attach to him. You may not attack a Glamour card to Graham if his Influence is less than 1.~ /&gt;&lt;/card&gt;">
            <text:p><text:s text:c="2"/>&lt;card id=~083736f5-5d42-4fdf-8ad5-69a4912b6d1a~ name=~Graham Hapworth~&gt;&lt;property name=~Rarity~ value=~C~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2~ /&gt;&lt;property name=~Crew Max~ value=~~ /&gt;&lt;property name=~Move Cost~ value=~~ /&gt;&lt;property name=~Faction~ value=~Gosse's Gentlemen~ /&gt;&lt;property name=~Text~ value=~Loyal · Heroic · Glamour 1 Graham has -1 Influence for every Glamour card you attach to him. You may not attack a Glamour card to Graham if his Influence is less than 1.~ /&gt;&lt;/card&gt;</text:p>
          </table:table-cell>
          <table:table-cell table:formula="of:=CONCATENATE(&quot; &lt;Relationship Target=~/cards/&quot;;[.D28];&quot;.jpg~ Id=~C&quot;;[.C28];&quot;~ Type=~http://schemas.octgn.org/picture~/&gt;&quot;)" office:value-type="string" office:string-value=" &lt;Relationship Target=~/cards/ST_grahamhapworth.jpg~ Id=~C083736f5-5d42-4fdf-8ad5-69a4912b6d1a~ Type=~http://schemas.octgn.org/picture~/&gt;">
            <text:p><text:s/>&lt;Relationship Target=~/cards/ST_grahamhapworth.jpg~ Id=~C083736f5-5d42-4fdf-8ad5-69a4912b6d1a~ Type=~http://schemas.octgn.org/picture~/&gt;</text:p>
          </table:table-cell>
          <table:table-cell office:value-type="string">
            <text:p>083736f5-5d42-4fdf-8ad5-69a4912b6d1a</text:p>
          </table:table-cell>
          <table:table-cell office:value-type="string">
            <text:p>ST_grahamhapworth</text:p>
          </table:table-cell>
          <table:table-cell office:value-type="string">
            <text:p>Graham Hapworth</text:p>
          </table:table-cell>
          <table:table-cell office:value-type="string">
            <text:p>C</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1">
            <text:p>1</text:p>
          </table:table-cell>
          <table:table-cell table:number-columns-repeated="2" office:value-type="float" office:value="2">
            <text:p>2</text:p>
          </table:table-cell>
          <table:table-cell table:number-columns-repeated="2"/>
          <table:table-cell office:value-type="string">
            <text:p>Gosse's Gentlemen</text:p>
          </table:table-cell>
          <table:table-cell office:value-type="string">
            <text:p>Loyal · Heroic · Glamour 1 Graham has -1 Influence for every Glamour card you attach to him. You may not attack a Glamour card to Graham if his Influence is less than 1.</text:p>
          </table:table-cell>
          <table:table-cell table:number-columns-repeated="999"/>
        </table:table-row>
        <table:table-row table:style-name="ro1">
          <table:table-cell table:formula="of:=CONCATENATE(&quot;  &lt;card id=~&quot;;[.C29];&quot;~ name=~&quot;;[.E29];&quot;~&gt;&lt;property name=~&quot;;[.F$1];&quot;~ value=~&quot;;[.F29];&quot;~ /&gt;&lt;property name=~&quot;;[.G$1];&quot;~ value=~&quot;;[.G29];&quot;~ /&gt;&lt;property name=~&quot;;[.H$1];&quot;~ value=~&quot;;[.H29];&quot;~ /&gt;&lt;property name=~&quot;;[.I$1];&quot;~ value=~&quot;;[.I29];&quot;~ /&gt;&lt;property name=~&quot;;[.J$1];&quot;~ value=~&quot;;[.J29];&quot;~ /&gt;&lt;property name=~&quot;;[.K$1];&quot;~ value=~&quot;;[.K29];&quot;~ /&gt;&lt;property name=~&quot;;[.L$1];&quot;~ value=~&quot;;[.L29];&quot;~ /&gt;&lt;property name=~&quot;;[.M$1];&quot;~ value=~&quot;;[.M29];&quot;~ /&gt;&lt;property name=~&quot;;[.N$1];&quot;~ value=~&quot;;[.N29];&quot;~ /&gt;&lt;property name=~&quot;;[.O$1];&quot;~ value=~&quot;;[.O29];&quot;~ /&gt;&lt;property name=~&quot;;[.P$1];&quot;~ value=~&quot;;[.P29];&quot;~ /&gt;&lt;property name=~&quot;;[.Q$1];&quot;~ value=~&quot;;[.Q29];&quot;~ /&gt;&lt;property name=~&quot;;[.R$1];&quot;~ value=~&quot;;[.R29];&quot;~ /&gt;&lt;property name=~&quot;;[.S$1];&quot;~ value=~&quot;;[.S29];&quot;~ /&gt;&lt;property name=~&quot;;[.T$1];&quot;~ value=~&quot;;[.T29];&quot;~ /&gt;&lt;property name=~&quot;;[.U$1];&quot;~ value=~&quot;;[.U29];&quot;~ /&gt;&lt;property name=~&quot;;[.V$1];&quot;~ value=~&quot;;[.V29];&quot;~ /&gt;&lt;property name=~&quot;;[.W$1];&quot;~ value=~&quot;;[.W29];&quot;~ /&gt;&lt;/card&gt;&quot;)" office:value-type="string" office:string-value="  &lt;card id=~ef708933-e07b-4d6c-ac1e-11221b302cd8~ name=~The Gullet~&gt;&lt;property name=~Rarity~ value=~U~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unaligned~ /&gt;&lt;property name=~Text~ value=~Act: Tack The Gullet and target a Pet in this Sea. Sink the Pet.~ /&gt;&lt;/card&gt;">
            <text:p><text:s text:c="2"/>&lt;card id=~ef708933-e07b-4d6c-ac1e-11221b302cd8~ name=~The Gullet~&gt;&lt;property name=~Rarity~ value=~U~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unaligned~ /&gt;&lt;property name=~Text~ value=~Act: Tack The Gullet and target a Pet in this Sea. Sink the Pet.~ /&gt;&lt;/card&gt;</text:p>
          </table:table-cell>
          <table:table-cell table:formula="of:=CONCATENATE(&quot; &lt;Relationship Target=~/cards/&quot;;[.D29];&quot;.jpg~ Id=~C&quot;;[.C29];&quot;~ Type=~http://schemas.octgn.org/picture~/&gt;&quot;)" office:value-type="string" office:string-value=" &lt;Relationship Target=~/cards/ST_thegullet.jpg~ Id=~Cef708933-e07b-4d6c-ac1e-11221b302cd8~ Type=~http://schemas.octgn.org/picture~/&gt;">
            <text:p><text:s/>&lt;Relationship Target=~/cards/ST_thegullet.jpg~ Id=~Cef708933-e07b-4d6c-ac1e-11221b302cd8~ Type=~http://schemas.octgn.org/picture~/&gt;</text:p>
          </table:table-cell>
          <table:table-cell office:value-type="string">
            <text:p>ef708933-e07b-4d6c-ac1e-11221b302cd8</text:p>
          </table:table-cell>
          <table:table-cell office:value-type="string">
            <text:p>ST_thegullet</text:p>
          </table:table-cell>
          <table:table-cell office:value-type="string">
            <text:p>The Gullet</text:p>
          </table:table-cell>
          <table:table-cell office:value-type="string">
            <text:p>U</text:p>
          </table:table-cell>
          <table:table-cell office:value-type="string">
            <text:p>crew</text:p>
          </table:table-cell>
          <table:table-cell office:value-type="float" office:value="2">
            <text:p>2</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table:table-cell office:value-type="string">
            <text:p>unaligned</text:p>
          </table:table-cell>
          <table:table-cell office:value-type="string">
            <text:p>Act: Tack The Gullet and target a Pet in this Sea. Sink the Pet.</text:p>
          </table:table-cell>
          <table:table-cell table:number-columns-repeated="999"/>
        </table:table-row>
        <table:table-row table:style-name="ro1">
          <table:table-cell table:formula="of:=CONCATENATE(&quot;  &lt;card id=~&quot;;[.C30];&quot;~ name=~&quot;;[.E30];&quot;~&gt;&lt;property name=~&quot;;[.F$1];&quot;~ value=~&quot;;[.F30];&quot;~ /&gt;&lt;property name=~&quot;;[.G$1];&quot;~ value=~&quot;;[.G30];&quot;~ /&gt;&lt;property name=~&quot;;[.H$1];&quot;~ value=~&quot;;[.H30];&quot;~ /&gt;&lt;property name=~&quot;;[.I$1];&quot;~ value=~&quot;;[.I30];&quot;~ /&gt;&lt;property name=~&quot;;[.J$1];&quot;~ value=~&quot;;[.J30];&quot;~ /&gt;&lt;property name=~&quot;;[.K$1];&quot;~ value=~&quot;;[.K30];&quot;~ /&gt;&lt;property name=~&quot;;[.L$1];&quot;~ value=~&quot;;[.L30];&quot;~ /&gt;&lt;property name=~&quot;;[.M$1];&quot;~ value=~&quot;;[.M30];&quot;~ /&gt;&lt;property name=~&quot;;[.N$1];&quot;~ value=~&quot;;[.N30];&quot;~ /&gt;&lt;property name=~&quot;;[.O$1];&quot;~ value=~&quot;;[.O30];&quot;~ /&gt;&lt;property name=~&quot;;[.P$1];&quot;~ value=~&quot;;[.P30];&quot;~ /&gt;&lt;property name=~&quot;;[.Q$1];&quot;~ value=~&quot;;[.Q30];&quot;~ /&gt;&lt;property name=~&quot;;[.R$1];&quot;~ value=~&quot;;[.R30];&quot;~ /&gt;&lt;property name=~&quot;;[.S$1];&quot;~ value=~&quot;;[.S30];&quot;~ /&gt;&lt;property name=~&quot;;[.T$1];&quot;~ value=~&quot;;[.T30];&quot;~ /&gt;&lt;property name=~&quot;;[.U$1];&quot;~ value=~&quot;;[.U30];&quot;~ /&gt;&lt;property name=~&quot;;[.V$1];&quot;~ value=~&quot;;[.V30];&quot;~ /&gt;&lt;property name=~&quot;;[.W$1];&quot;~ value=~&quot;;[.W30];&quot;~ /&gt;&lt;/card&gt;&quot;)" office:value-type="string" office:string-value="  &lt;card id=~37ac226a-7e0f-44f2-b4ef-3965650c965f~ name=~Gytha Ive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0~ /&gt;&lt;property name=~Influence~ value=~0~ /&gt;&lt;property name=~Swashbuckling~ value=~1~ /&gt;&lt;property name=~Crew Max~ value=~~ /&gt;&lt;property name=~Move Cost~ value=~~ /&gt;&lt;property name=~Faction~ value=~Crimson Rogers~ /&gt;&lt;property name=~Text~ value=~Villainous~ /&gt;&lt;/card&gt;">
            <text:p><text:s text:c="2"/>&lt;card id=~37ac226a-7e0f-44f2-b4ef-3965650c965f~ name=~Gytha Ive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1~ /&gt;&lt;property name=~Sailing~ value=~3~ /&gt;&lt;property name=~Adventuring~ value=~0~ /&gt;&lt;property name=~Influence~ value=~0~ /&gt;&lt;property name=~Swashbuckling~ value=~1~ /&gt;&lt;property name=~Crew Max~ value=~~ /&gt;&lt;property name=~Move Cost~ value=~~ /&gt;&lt;property name=~Faction~ value=~Crimson Rogers~ /&gt;&lt;property name=~Text~ value=~Villainous~ /&gt;&lt;/card&gt;</text:p>
          </table:table-cell>
          <table:table-cell table:formula="of:=CONCATENATE(&quot; &lt;Relationship Target=~/cards/&quot;;[.D30];&quot;.jpg~ Id=~C&quot;;[.C30];&quot;~ Type=~http://schemas.octgn.org/picture~/&gt;&quot;)" office:value-type="string" office:string-value=" &lt;Relationship Target=~/cards/ST_gythaives.jpg~ Id=~C37ac226a-7e0f-44f2-b4ef-3965650c965f~ Type=~http://schemas.octgn.org/picture~/&gt;">
            <text:p><text:s/>&lt;Relationship Target=~/cards/ST_gythaives.jpg~ Id=~C37ac226a-7e0f-44f2-b4ef-3965650c965f~ Type=~http://schemas.octgn.org/picture~/&gt;</text:p>
          </table:table-cell>
          <table:table-cell office:value-type="string">
            <text:p>37ac226a-7e0f-44f2-b4ef-3965650c965f</text:p>
          </table:table-cell>
          <table:table-cell office:value-type="string">
            <text:p>ST_gythaives</text:p>
          </table:table-cell>
          <table:table-cell office:value-type="string">
            <text:p>Gytha Ives</text:p>
          </table:table-cell>
          <table:table-cell office:value-type="string">
            <text:p>C</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1">
            <text:p>1</text:p>
          </table:table-cell>
          <table:table-cell office:value-type="float" office:value="3">
            <text:p>3</text:p>
          </table:table-cell>
          <table:table-cell table:number-columns-repeated="2" office:value-type="float" office:value="0">
            <text:p>0</text:p>
          </table:table-cell>
          <table:table-cell office:value-type="float" office:value="1">
            <text:p>1</text:p>
          </table:table-cell>
          <table:table-cell table:number-columns-repeated="2"/>
          <table:table-cell office:value-type="string">
            <text:p>Crimson Rogers</text:p>
          </table:table-cell>
          <table:table-cell office:value-type="string">
            <text:p>Villainous</text:p>
          </table:table-cell>
          <table:table-cell table:number-columns-repeated="999"/>
        </table:table-row>
        <table:table-row table:style-name="ro1">
          <table:table-cell table:formula="of:=CONCATENATE(&quot;  &lt;card id=~&quot;;[.C31];&quot;~ name=~&quot;;[.E31];&quot;~&gt;&lt;property name=~&quot;;[.F$1];&quot;~ value=~&quot;;[.F31];&quot;~ /&gt;&lt;property name=~&quot;;[.G$1];&quot;~ value=~&quot;;[.G31];&quot;~ /&gt;&lt;property name=~&quot;;[.H$1];&quot;~ value=~&quot;;[.H31];&quot;~ /&gt;&lt;property name=~&quot;;[.I$1];&quot;~ value=~&quot;;[.I31];&quot;~ /&gt;&lt;property name=~&quot;;[.J$1];&quot;~ value=~&quot;;[.J31];&quot;~ /&gt;&lt;property name=~&quot;;[.K$1];&quot;~ value=~&quot;;[.K31];&quot;~ /&gt;&lt;property name=~&quot;;[.L$1];&quot;~ value=~&quot;;[.L31];&quot;~ /&gt;&lt;property name=~&quot;;[.M$1];&quot;~ value=~&quot;;[.M31];&quot;~ /&gt;&lt;property name=~&quot;;[.N$1];&quot;~ value=~&quot;;[.N31];&quot;~ /&gt;&lt;property name=~&quot;;[.O$1];&quot;~ value=~&quot;;[.O31];&quot;~ /&gt;&lt;property name=~&quot;;[.P$1];&quot;~ value=~&quot;;[.P31];&quot;~ /&gt;&lt;property name=~&quot;;[.Q$1];&quot;~ value=~&quot;;[.Q31];&quot;~ /&gt;&lt;property name=~&quot;;[.R$1];&quot;~ value=~&quot;;[.R31];&quot;~ /&gt;&lt;property name=~&quot;;[.S$1];&quot;~ value=~&quot;;[.S31];&quot;~ /&gt;&lt;property name=~&quot;;[.T$1];&quot;~ value=~&quot;;[.T31];&quot;~ /&gt;&lt;property name=~&quot;;[.U$1];&quot;~ value=~&quot;;[.U31];&quot;~ /&gt;&lt;property name=~&quot;;[.V$1];&quot;~ value=~&quot;;[.V31];&quot;~ /&gt;&lt;property name=~&quot;;[.W$1];&quot;~ value=~&quot;;[.W31];&quot;~ /&gt;&lt;/card&gt;&quot;)" office:value-type="string" office:string-value="  &lt;card id=~b2e379cf-0d7d-4ebb-a08d-07370c210ec5~ name=~Headed Out~&gt;&lt;property name=~Rarity~ value=~U~ /&gt;&lt;property name=~Type~ value=~actions~ /&gt;&lt;property name=~Cost~ value=~3~ /&gt;&lt;property name=~Cost Type~ value=~In~ /&gt;&lt;property name=~Cancel~ value=~7~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crew on a Ship that is of a different faction than that Ship's Captain. Discard that crew.~ /&gt;&lt;/card&gt;">
            <text:p><text:s text:c="2"/>&lt;card id=~b2e379cf-0d7d-4ebb-a08d-07370c210ec5~ name=~Headed Out~&gt;&lt;property name=~Rarity~ value=~U~ /&gt;&lt;property name=~Type~ value=~actions~ /&gt;&lt;property name=~Cost~ value=~3~ /&gt;&lt;property name=~Cost Type~ value=~In~ /&gt;&lt;property name=~Cancel~ value=~7~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crew on a Ship that is of a different faction than that Ship's Captain. Discard that crew.~ /&gt;&lt;/card&gt;</text:p>
          </table:table-cell>
          <table:table-cell table:formula="of:=CONCATENATE(&quot; &lt;Relationship Target=~/cards/&quot;;[.D31];&quot;.jpg~ Id=~C&quot;;[.C31];&quot;~ Type=~http://schemas.octgn.org/picture~/&gt;&quot;)" office:value-type="string" office:string-value=" &lt;Relationship Target=~/cards/ST_headedout.jpg~ Id=~Cb2e379cf-0d7d-4ebb-a08d-07370c210ec5~ Type=~http://schemas.octgn.org/picture~/&gt;">
            <text:p><text:s/>&lt;Relationship Target=~/cards/ST_headedout.jpg~ Id=~Cb2e379cf-0d7d-4ebb-a08d-07370c210ec5~ Type=~http://schemas.octgn.org/picture~/&gt;</text:p>
          </table:table-cell>
          <table:table-cell office:value-type="string">
            <text:p>b2e379cf-0d7d-4ebb-a08d-07370c210ec5</text:p>
          </table:table-cell>
          <table:table-cell office:value-type="string">
            <text:p>ST_headedout</text:p>
          </table:table-cell>
          <table:table-cell office:value-type="string">
            <text:p>Headed Out</text:p>
          </table:table-cell>
          <table:table-cell office:value-type="string">
            <text:p>U</text:p>
          </table:table-cell>
          <table:table-cell office:value-type="string">
            <text:p>actions</text:p>
          </table:table-cell>
          <table:table-cell office:value-type="float" office:value="3">
            <text:p>3</text:p>
          </table:table-cell>
          <table:table-cell office:value-type="string">
            <text:p>In</text:p>
          </table:table-cell>
          <table:table-cell office:value-type="float" office:value="7">
            <text:p>7</text:p>
          </table:table-cell>
          <table:table-cell office:value-type="string">
            <text:p>In</text:p>
          </table:table-cell>
          <table:table-cell/>
          <table:table-cell office:value-type="string">
            <text:p>D</text:p>
          </table:table-cell>
          <table:table-cell office:value-type="string">
            <text:p>p,t</text:p>
          </table:table-cell>
          <table:table-cell table:number-columns-repeated="8"/>
          <table:table-cell office:value-type="string">
            <text:p>Target one crew on a Ship that is of a different faction than that Ship's Captain. Discard that crew.</text:p>
          </table:table-cell>
          <table:table-cell table:number-columns-repeated="999"/>
        </table:table-row>
        <table:table-row table:style-name="ro1">
          <table:table-cell table:formula="of:=CONCATENATE(&quot;  &lt;card id=~&quot;;[.C32];&quot;~ name=~&quot;;[.E32];&quot;~&gt;&lt;property name=~&quot;;[.F$1];&quot;~ value=~&quot;;[.F32];&quot;~ /&gt;&lt;property name=~&quot;;[.G$1];&quot;~ value=~&quot;;[.G32];&quot;~ /&gt;&lt;property name=~&quot;;[.H$1];&quot;~ value=~&quot;;[.H32];&quot;~ /&gt;&lt;property name=~&quot;;[.I$1];&quot;~ value=~&quot;;[.I32];&quot;~ /&gt;&lt;property name=~&quot;;[.J$1];&quot;~ value=~&quot;;[.J32];&quot;~ /&gt;&lt;property name=~&quot;;[.K$1];&quot;~ value=~&quot;;[.K32];&quot;~ /&gt;&lt;property name=~&quot;;[.L$1];&quot;~ value=~&quot;;[.L32];&quot;~ /&gt;&lt;property name=~&quot;;[.M$1];&quot;~ value=~&quot;;[.M32];&quot;~ /&gt;&lt;property name=~&quot;;[.N$1];&quot;~ value=~&quot;;[.N32];&quot;~ /&gt;&lt;property name=~&quot;;[.O$1];&quot;~ value=~&quot;;[.O32];&quot;~ /&gt;&lt;property name=~&quot;;[.P$1];&quot;~ value=~&quot;;[.P32];&quot;~ /&gt;&lt;property name=~&quot;;[.Q$1];&quot;~ value=~&quot;;[.Q32];&quot;~ /&gt;&lt;property name=~&quot;;[.R$1];&quot;~ value=~&quot;;[.R32];&quot;~ /&gt;&lt;property name=~&quot;;[.S$1];&quot;~ value=~&quot;;[.S32];&quot;~ /&gt;&lt;property name=~&quot;;[.T$1];&quot;~ value=~&quot;;[.T32];&quot;~ /&gt;&lt;property name=~&quot;;[.U$1];&quot;~ value=~&quot;;[.U32];&quot;~ /&gt;&lt;property name=~&quot;;[.V$1];&quot;~ value=~&quot;;[.V32];&quot;~ /&gt;&lt;property name=~&quot;;[.W$1];&quot;~ value=~&quot;;[.W32];&quot;~ /&gt;&lt;/card&gt;&quot;)" office:value-type="string" office:string-value="  &lt;card id=~5cfd9f67-ea4f-42ae-ad19-fcd31571b1a2~ name=~Herje (Ruin)~&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Laerdom 1 Knack (May only be attached to a crew with Laerdom 1 or more) Act: Discard Herje and target a Sea Attachment in this Sea. Discard that Sea Attachment.~ /&gt;&lt;/card&gt;">
            <text:p><text:s text:c="2"/>&lt;card id=~5cfd9f67-ea4f-42ae-ad19-fcd31571b1a2~ name=~Herje (Ruin)~&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Laerdom 1 Knack (May only be attached to a crew with Laerdom 1 or more) Act: Discard Herje and target a Sea Attachment in this Sea. Discard that Sea Attachment.~ /&gt;&lt;/card&gt;</text:p>
          </table:table-cell>
          <table:table-cell table:formula="of:=CONCATENATE(&quot; &lt;Relationship Target=~/cards/&quot;;[.D32];&quot;.jpg~ Id=~C&quot;;[.C32];&quot;~ Type=~http://schemas.octgn.org/picture~/&gt;&quot;)" office:value-type="string" office:string-value=" &lt;Relationship Target=~/cards/ST_herjeruin.jpg~ Id=~C5cfd9f67-ea4f-42ae-ad19-fcd31571b1a2~ Type=~http://schemas.octgn.org/picture~/&gt;">
            <text:p><text:s/>&lt;Relationship Target=~/cards/ST_herjeruin.jpg~ Id=~C5cfd9f67-ea4f-42ae-ad19-fcd31571b1a2~ Type=~http://schemas.octgn.org/picture~/&gt;</text:p>
          </table:table-cell>
          <table:table-cell office:value-type="string">
            <text:p>5cfd9f67-ea4f-42ae-ad19-fcd31571b1a2</text:p>
          </table:table-cell>
          <table:table-cell office:value-type="string">
            <text:p>ST_herjeruin</text:p>
          </table:table-cell>
          <table:table-cell office:value-type="string">
            <text:p>Herje (Ruin)</text:p>
          </table:table-cell>
          <table:table-cell office:value-type="string">
            <text:p>R</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crew Attachment - Laerdom 1 Knack (May only be attached to a crew with Laerdom 1 or more) Act: Discard Herje and target a Sea Attachment in this Sea. Discard that Sea Attachment.</text:p>
          </table:table-cell>
          <table:table-cell table:number-columns-repeated="999"/>
        </table:table-row>
        <table:table-row table:style-name="ro1">
          <table:table-cell table:formula="of:=CONCATENATE(&quot;  &lt;card id=~&quot;;[.C33];&quot;~ name=~&quot;;[.E33];&quot;~&gt;&lt;property name=~&quot;;[.F$1];&quot;~ value=~&quot;;[.F33];&quot;~ /&gt;&lt;property name=~&quot;;[.G$1];&quot;~ value=~&quot;;[.G33];&quot;~ /&gt;&lt;property name=~&quot;;[.H$1];&quot;~ value=~&quot;;[.H33];&quot;~ /&gt;&lt;property name=~&quot;;[.I$1];&quot;~ value=~&quot;;[.I33];&quot;~ /&gt;&lt;property name=~&quot;;[.J$1];&quot;~ value=~&quot;;[.J33];&quot;~ /&gt;&lt;property name=~&quot;;[.K$1];&quot;~ value=~&quot;;[.K33];&quot;~ /&gt;&lt;property name=~&quot;;[.L$1];&quot;~ value=~&quot;;[.L33];&quot;~ /&gt;&lt;property name=~&quot;;[.M$1];&quot;~ value=~&quot;;[.M33];&quot;~ /&gt;&lt;property name=~&quot;;[.N$1];&quot;~ value=~&quot;;[.N33];&quot;~ /&gt;&lt;property name=~&quot;;[.O$1];&quot;~ value=~&quot;;[.O33];&quot;~ /&gt;&lt;property name=~&quot;;[.P$1];&quot;~ value=~&quot;;[.P33];&quot;~ /&gt;&lt;property name=~&quot;;[.Q$1];&quot;~ value=~&quot;;[.Q33];&quot;~ /&gt;&lt;property name=~&quot;;[.R$1];&quot;~ value=~&quot;;[.R33];&quot;~ /&gt;&lt;property name=~&quot;;[.S$1];&quot;~ value=~&quot;;[.S33];&quot;~ /&gt;&lt;property name=~&quot;;[.T$1];&quot;~ value=~&quot;;[.T33];&quot;~ /&gt;&lt;property name=~&quot;;[.U$1];&quot;~ value=~&quot;;[.U33];&quot;~ /&gt;&lt;property name=~&quot;;[.V$1];&quot;~ value=~&quot;;[.V33];&quot;~ /&gt;&lt;property name=~&quot;;[.W$1];&quot;~ value=~&quot;;[.W33];&quot;~ /&gt;&lt;/card&gt;&quot;)" office:value-type="string" office:string-value="  &lt;card id=~b10b44a8-a6d3-42b5-886f-0e0a2b48042b~ name=~Heroic Stand~&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r opponent in a Boarding pushes a crew forward to start a Boarding Attack. Push one of your tacked Heroic crew forward to fight against theirs. Sean threw himself at the boarding Montaigne, buying Alesio a few precious seconds.~ /&gt;&lt;/card&gt;">
            <text:p><text:s text:c="2"/>&lt;card id=~b10b44a8-a6d3-42b5-886f-0e0a2b48042b~ name=~Heroic Stand~&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r opponent in a Boarding pushes a crew forward to start a Boarding Attack. Push one of your tacked Heroic crew forward to fight against theirs. Sean threw himself at the boarding Montaigne, buying Alesio a few precious seconds.~ /&gt;&lt;/card&gt;</text:p>
          </table:table-cell>
          <table:table-cell table:formula="of:=CONCATENATE(&quot; &lt;Relationship Target=~/cards/&quot;;[.D33];&quot;.jpg~ Id=~C&quot;;[.C33];&quot;~ Type=~http://schemas.octgn.org/picture~/&gt;&quot;)" office:value-type="string" office:string-value=" &lt;Relationship Target=~/cards/ST_heroicstand.jpg~ Id=~Cb10b44a8-a6d3-42b5-886f-0e0a2b48042b~ Type=~http://schemas.octgn.org/picture~/&gt;">
            <text:p><text:s/>&lt;Relationship Target=~/cards/ST_heroicstand.jpg~ Id=~Cb10b44a8-a6d3-42b5-886f-0e0a2b48042b~ Type=~http://schemas.octgn.org/picture~/&gt;</text:p>
          </table:table-cell>
          <table:table-cell office:value-type="string">
            <text:p>b10b44a8-a6d3-42b5-886f-0e0a2b48042b</text:p>
          </table:table-cell>
          <table:table-cell office:value-type="string">
            <text:p>ST_heroicstand</text:p>
          </table:table-cell>
          <table:table-cell office:value-type="string">
            <text:p>Heroic Stand</text:p>
          </table:table-cell>
          <table:table-cell office:value-type="string">
            <text:p>U</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when your opponent in a Boarding pushes a crew forward to start a Boarding Attack. Push one of your tacked Heroic crew forward to fight against theirs. Sean threw himself at the boarding Montaigne, buying Alesio a few precious seconds.</text:p>
          </table:table-cell>
          <table:table-cell table:number-columns-repeated="999"/>
        </table:table-row>
        <table:table-row table:style-name="ro1">
          <table:table-cell table:formula="of:=CONCATENATE(&quot;  &lt;card id=~&quot;;[.C34];&quot;~ name=~&quot;;[.E34];&quot;~&gt;&lt;property name=~&quot;;[.F$1];&quot;~ value=~&quot;;[.F34];&quot;~ /&gt;&lt;property name=~&quot;;[.G$1];&quot;~ value=~&quot;;[.G34];&quot;~ /&gt;&lt;property name=~&quot;;[.H$1];&quot;~ value=~&quot;;[.H34];&quot;~ /&gt;&lt;property name=~&quot;;[.I$1];&quot;~ value=~&quot;;[.I34];&quot;~ /&gt;&lt;property name=~&quot;;[.J$1];&quot;~ value=~&quot;;[.J34];&quot;~ /&gt;&lt;property name=~&quot;;[.K$1];&quot;~ value=~&quot;;[.K34];&quot;~ /&gt;&lt;property name=~&quot;;[.L$1];&quot;~ value=~&quot;;[.L34];&quot;~ /&gt;&lt;property name=~&quot;;[.M$1];&quot;~ value=~&quot;;[.M34];&quot;~ /&gt;&lt;property name=~&quot;;[.N$1];&quot;~ value=~&quot;;[.N34];&quot;~ /&gt;&lt;property name=~&quot;;[.O$1];&quot;~ value=~&quot;;[.O34];&quot;~ /&gt;&lt;property name=~&quot;;[.P$1];&quot;~ value=~&quot;;[.P34];&quot;~ /&gt;&lt;property name=~&quot;;[.Q$1];&quot;~ value=~&quot;;[.Q34];&quot;~ /&gt;&lt;property name=~&quot;;[.R$1];&quot;~ value=~&quot;;[.R34];&quot;~ /&gt;&lt;property name=~&quot;;[.S$1];&quot;~ value=~&quot;;[.S34];&quot;~ /&gt;&lt;property name=~&quot;;[.T$1];&quot;~ value=~&quot;;[.T34];&quot;~ /&gt;&lt;property name=~&quot;;[.U$1];&quot;~ value=~&quot;;[.U34];&quot;~ /&gt;&lt;property name=~&quot;;[.V$1];&quot;~ value=~&quot;;[.V34];&quot;~ /&gt;&lt;property name=~&quot;;[.W$1];&quot;~ value=~&quot;;[.W34];&quot;~ /&gt;&lt;/card&gt;&quot;)" office:value-type="string" office:string-value="  &lt;card id=~8959d9f3-15fa-4f3a-a7b6-42dffdb251e9~ name=~Hoskuld Hardrada~&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2~ /&gt;&lt;property name=~Influence~ value=~2~ /&gt;&lt;property name=~Swashbuckling~ value=~3~ /&gt;&lt;property name=~Crew Max~ value=~~ /&gt;&lt;property name=~Move Cost~ value=~~ /&gt;&lt;property name=~Faction~ value=~Vesten~ /&gt;&lt;property name=~Text~ value=~Unique · Loyal · Heroic · Swordsman +1 Act: Discard a Weather card from your hand to give Hoskuld +2 Swashbuckling for the remainder of the turn.~ /&gt;&lt;/card&gt;">
            <text:p><text:s text:c="2"/>&lt;card id=~8959d9f3-15fa-4f3a-a7b6-42dffdb251e9~ name=~Hoskuld Hardrada~&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2~ /&gt;&lt;property name=~Influence~ value=~2~ /&gt;&lt;property name=~Swashbuckling~ value=~3~ /&gt;&lt;property name=~Crew Max~ value=~~ /&gt;&lt;property name=~Move Cost~ value=~~ /&gt;&lt;property name=~Faction~ value=~Vesten~ /&gt;&lt;property name=~Text~ value=~Unique · Loyal · Heroic · Swordsman +1 Act: Discard a Weather card from your hand to give Hoskuld +2 Swashbuckling for the remainder of the turn.~ /&gt;&lt;/card&gt;</text:p>
          </table:table-cell>
          <table:table-cell table:formula="of:=CONCATENATE(&quot; &lt;Relationship Target=~/cards/&quot;;[.D34];&quot;.jpg~ Id=~C&quot;;[.C34];&quot;~ Type=~http://schemas.octgn.org/picture~/&gt;&quot;)" office:value-type="string" office:string-value=" &lt;Relationship Target=~/cards/ST_hoskuldhardrada.jpg~ Id=~C8959d9f3-15fa-4f3a-a7b6-42dffdb251e9~ Type=~http://schemas.octgn.org/picture~/&gt;">
            <text:p><text:s/>&lt;Relationship Target=~/cards/ST_hoskuldhardrada.jpg~ Id=~C8959d9f3-15fa-4f3a-a7b6-42dffdb251e9~ Type=~http://schemas.octgn.org/picture~/&gt;</text:p>
          </table:table-cell>
          <table:table-cell office:value-type="string">
            <text:p>8959d9f3-15fa-4f3a-a7b6-42dffdb251e9</text:p>
          </table:table-cell>
          <table:table-cell office:value-type="string">
            <text:p>ST_hoskuldhardrada</text:p>
          </table:table-cell>
          <table:table-cell office:value-type="string">
            <text:p>Hoskuld Hardrada</text:p>
          </table:table-cell>
          <table:table-cell office:value-type="string">
            <text:p>R</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3">
            <text:p>3</text:p>
          </table:table-cell>
          <table:table-cell table:number-columns-repeated="2" office:value-type="float" office:value="2">
            <text:p>2</text:p>
          </table:table-cell>
          <table:table-cell office:value-type="float" office:value="3">
            <text:p>3</text:p>
          </table:table-cell>
          <table:table-cell table:number-columns-repeated="2"/>
          <table:table-cell office:value-type="string">
            <text:p>Vesten</text:p>
          </table:table-cell>
          <table:table-cell office:value-type="string">
            <text:p>Unique · Loyal · Heroic · Swordsman +1 Act: Discard a Weather card from your hand to give Hoskuld +2 Swashbuckling for the remainder of the turn.</text:p>
          </table:table-cell>
          <table:table-cell table:number-columns-repeated="999"/>
        </table:table-row>
        <table:table-row table:style-name="ro1">
          <table:table-cell table:formula="of:=CONCATENATE(&quot;  &lt;card id=~&quot;;[.C35];&quot;~ name=~&quot;;[.E35];&quot;~&gt;&lt;property name=~&quot;;[.F$1];&quot;~ value=~&quot;;[.F35];&quot;~ /&gt;&lt;property name=~&quot;;[.G$1];&quot;~ value=~&quot;;[.G35];&quot;~ /&gt;&lt;property name=~&quot;;[.H$1];&quot;~ value=~&quot;;[.H35];&quot;~ /&gt;&lt;property name=~&quot;;[.I$1];&quot;~ value=~&quot;;[.I35];&quot;~ /&gt;&lt;property name=~&quot;;[.J$1];&quot;~ value=~&quot;;[.J35];&quot;~ /&gt;&lt;property name=~&quot;;[.K$1];&quot;~ value=~&quot;;[.K35];&quot;~ /&gt;&lt;property name=~&quot;;[.L$1];&quot;~ value=~&quot;;[.L35];&quot;~ /&gt;&lt;property name=~&quot;;[.M$1];&quot;~ value=~&quot;;[.M35];&quot;~ /&gt;&lt;property name=~&quot;;[.N$1];&quot;~ value=~&quot;;[.N35];&quot;~ /&gt;&lt;property name=~&quot;;[.O$1];&quot;~ value=~&quot;;[.O35];&quot;~ /&gt;&lt;property name=~&quot;;[.P$1];&quot;~ value=~&quot;;[.P35];&quot;~ /&gt;&lt;property name=~&quot;;[.Q$1];&quot;~ value=~&quot;;[.Q35];&quot;~ /&gt;&lt;property name=~&quot;;[.R$1];&quot;~ value=~&quot;;[.R35];&quot;~ /&gt;&lt;property name=~&quot;;[.S$1];&quot;~ value=~&quot;;[.S35];&quot;~ /&gt;&lt;property name=~&quot;;[.T$1];&quot;~ value=~&quot;;[.T35];&quot;~ /&gt;&lt;property name=~&quot;;[.U$1];&quot;~ value=~&quot;;[.U35];&quot;~ /&gt;&lt;property name=~&quot;;[.V$1];&quot;~ value=~&quot;;[.V35];&quot;~ /&gt;&lt;property name=~&quot;;[.W$1];&quot;~ value=~&quot;;[.W35];&quot;~ /&gt;&lt;/card&gt;&quot;)" office:value-type="string" office:string-value="  &lt;card id=~6368f684-f34b-42f4-8be1-32a09963651c~ name=~Jaques Renault~&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2~ /&gt;&lt;property name=~Influence~ value=~1~ /&gt;&lt;property name=~Swashbuckling~ value=~2~ /&gt;&lt;property name=~Crew Max~ value=~~ /&gt;&lt;property name=~Move Cost~ value=~~ /&gt;&lt;property name=~Faction~ value=~unaligned~ /&gt;&lt;property name=~Text~ value=~Unique · Holy · Heroic · Swordsman +1 React: Tack Jaques when one of your other crew inflicts Hits with a Boarding Attack. That crew inflicts 2 extra Hits.~ /&gt;&lt;/card&gt;">
            <text:p><text:s text:c="2"/>&lt;card id=~6368f684-f34b-42f4-8be1-32a09963651c~ name=~Jaques Renault~&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1~ /&gt;&lt;property name=~Adventuring~ value=~2~ /&gt;&lt;property name=~Influence~ value=~1~ /&gt;&lt;property name=~Swashbuckling~ value=~2~ /&gt;&lt;property name=~Crew Max~ value=~~ /&gt;&lt;property name=~Move Cost~ value=~~ /&gt;&lt;property name=~Faction~ value=~unaligned~ /&gt;&lt;property name=~Text~ value=~Unique · Holy · Heroic · Swordsman +1 React: Tack Jaques when one of your other crew inflicts Hits with a Boarding Attack. That crew inflicts 2 extra Hits.~ /&gt;&lt;/card&gt;</text:p>
          </table:table-cell>
          <table:table-cell table:formula="of:=CONCATENATE(&quot; &lt;Relationship Target=~/cards/&quot;;[.D35];&quot;.jpg~ Id=~C&quot;;[.C35];&quot;~ Type=~http://schemas.octgn.org/picture~/&gt;&quot;)" office:value-type="string" office:string-value=" &lt;Relationship Target=~/cards/ST_jacquesrenault.jpg~ Id=~C6368f684-f34b-42f4-8be1-32a09963651c~ Type=~http://schemas.octgn.org/picture~/&gt;">
            <text:p><text:s/>&lt;Relationship Target=~/cards/ST_jacquesrenault.jpg~ Id=~C6368f684-f34b-42f4-8be1-32a09963651c~ Type=~http://schemas.octgn.org/picture~/&gt;</text:p>
          </table:table-cell>
          <table:table-cell office:value-type="string">
            <text:p>6368f684-f34b-42f4-8be1-32a09963651c</text:p>
          </table:table-cell>
          <table:table-cell office:value-type="string">
            <text:p>ST_jacquesrenault</text:p>
          </table:table-cell>
          <table:table-cell office:value-type="string">
            <text:p>Jaques Renault</text:p>
          </table:table-cell>
          <table:table-cell office:value-type="string">
            <text:p>R</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2"/>
          <table:table-cell office:value-type="string">
            <text:p>unaligned</text:p>
          </table:table-cell>
          <table:table-cell office:value-type="string">
            <text:p>Unique · Holy · Heroic · Swordsman +1 React: Tack Jaques when one of your other crew inflicts Hits with a Boarding Attack. That crew inflicts 2 extra Hits.</text:p>
          </table:table-cell>
          <table:table-cell table:number-columns-repeated="999"/>
        </table:table-row>
        <table:table-row table:style-name="ro1">
          <table:table-cell table:formula="of:=CONCATENATE(&quot;  &lt;card id=~&quot;;[.C36];&quot;~ name=~&quot;;[.E36];&quot;~&gt;&lt;property name=~&quot;;[.F$1];&quot;~ value=~&quot;;[.F36];&quot;~ /&gt;&lt;property name=~&quot;;[.G$1];&quot;~ value=~&quot;;[.G36];&quot;~ /&gt;&lt;property name=~&quot;;[.H$1];&quot;~ value=~&quot;;[.H36];&quot;~ /&gt;&lt;property name=~&quot;;[.I$1];&quot;~ value=~&quot;;[.I36];&quot;~ /&gt;&lt;property name=~&quot;;[.J$1];&quot;~ value=~&quot;;[.J36];&quot;~ /&gt;&lt;property name=~&quot;;[.K$1];&quot;~ value=~&quot;;[.K36];&quot;~ /&gt;&lt;property name=~&quot;;[.L$1];&quot;~ value=~&quot;;[.L36];&quot;~ /&gt;&lt;property name=~&quot;;[.M$1];&quot;~ value=~&quot;;[.M36];&quot;~ /&gt;&lt;property name=~&quot;;[.N$1];&quot;~ value=~&quot;;[.N36];&quot;~ /&gt;&lt;property name=~&quot;;[.O$1];&quot;~ value=~&quot;;[.O36];&quot;~ /&gt;&lt;property name=~&quot;;[.P$1];&quot;~ value=~&quot;;[.P36];&quot;~ /&gt;&lt;property name=~&quot;;[.Q$1];&quot;~ value=~&quot;;[.Q36];&quot;~ /&gt;&lt;property name=~&quot;;[.R$1];&quot;~ value=~&quot;;[.R36];&quot;~ /&gt;&lt;property name=~&quot;;[.S$1];&quot;~ value=~&quot;;[.S36];&quot;~ /&gt;&lt;property name=~&quot;;[.T$1];&quot;~ value=~&quot;;[.T36];&quot;~ /&gt;&lt;property name=~&quot;;[.U$1];&quot;~ value=~&quot;;[.U36];&quot;~ /&gt;&lt;property name=~&quot;;[.V$1];&quot;~ value=~&quot;;[.V36];&quot;~ /&gt;&lt;property name=~&quot;;[.W$1];&quot;~ value=~&quot;;[.W36];&quot;~ /&gt;&lt;/card&gt;&quot;)" office:value-type="string" office:string-value="  &lt;card id=~6f827f24-b676-4c47-a829-096c258f0c88~ name=~Jorund Guttormson~&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2~ /&gt;&lt;property name=~Swashbuckling~ value=~4~ /&gt;&lt;property name=~Crew Max~ value=~~ /&gt;&lt;property name=~Move Cost~ value=~~ /&gt;&lt;property name=~Faction~ value=~Vesten~ /&gt;&lt;property name=~Text~ value=~Villainous Any player may produce 6 Influence as an action to target and discard Jorund. The Vendel placed him on board with a sack of gold and a single command - ~ /&gt;&lt;/card&gt;">
            <text:p><text:s text:c="2"/>&lt;card id=~6f827f24-b676-4c47-a829-096c258f0c88~ name=~Jorund Guttormson~&gt;&lt;property name=~Rarity~ value=~U~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2~ /&gt;&lt;property name=~Swashbuckling~ value=~4~ /&gt;&lt;property name=~Crew Max~ value=~~ /&gt;&lt;property name=~Move Cost~ value=~~ /&gt;&lt;property name=~Faction~ value=~Vesten~ /&gt;&lt;property name=~Text~ value=~Villainous Any player may produce 6 Influence as an action to target and discard Jorund. The Vendel placed him on board with a sack of gold and a single command - ~ /&gt;&lt;/card&gt;</text:p>
          </table:table-cell>
          <table:table-cell table:formula="of:=CONCATENATE(&quot; &lt;Relationship Target=~/cards/&quot;;[.D36];&quot;.jpg~ Id=~C&quot;;[.C36];&quot;~ Type=~http://schemas.octgn.org/picture~/&gt;&quot;)" office:value-type="string" office:string-value=" &lt;Relationship Target=~/cards/ST_jorundguttormson.jpg~ Id=~C6f827f24-b676-4c47-a829-096c258f0c88~ Type=~http://schemas.octgn.org/picture~/&gt;">
            <text:p><text:s/>&lt;Relationship Target=~/cards/ST_jorundguttormson.jpg~ Id=~C6f827f24-b676-4c47-a829-096c258f0c88~ Type=~http://schemas.octgn.org/picture~/&gt;</text:p>
          </table:table-cell>
          <table:table-cell office:value-type="string">
            <text:p>6f827f24-b676-4c47-a829-096c258f0c88</text:p>
          </table:table-cell>
          <table:table-cell office:value-type="string">
            <text:p>ST_jorundguttormson</text:p>
          </table:table-cell>
          <table:table-cell office:value-type="string">
            <text:p>Jorund Guttormson</text:p>
          </table:table-cell>
          <table:table-cell office:value-type="string">
            <text:p>U</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table:number-columns-repeated="2" office:value-type="float" office:value="2">
            <text:p>2</text:p>
          </table:table-cell>
          <table:table-cell office:value-type="float" office:value="4">
            <text:p>4</text:p>
          </table:table-cell>
          <table:table-cell table:number-columns-repeated="2"/>
          <table:table-cell office:value-type="string">
            <text:p>Vesten</text:p>
          </table:table-cell>
          <table:table-cell office:value-type="string">
            <text:p>Villainous Any player may produce 6 Influence as an action to target and discard Jorund. The Vendel placed him on board with a sack of gold and a single command - </text:p>
          </table:table-cell>
          <table:table-cell table:number-columns-repeated="999"/>
        </table:table-row>
        <table:table-row table:style-name="ro1">
          <table:table-cell table:formula="of:=CONCATENATE(&quot;  &lt;card id=~&quot;;[.C37];&quot;~ name=~&quot;;[.E37];&quot;~&gt;&lt;property name=~&quot;;[.F$1];&quot;~ value=~&quot;;[.F37];&quot;~ /&gt;&lt;property name=~&quot;;[.G$1];&quot;~ value=~&quot;;[.G37];&quot;~ /&gt;&lt;property name=~&quot;;[.H$1];&quot;~ value=~&quot;;[.H37];&quot;~ /&gt;&lt;property name=~&quot;;[.I$1];&quot;~ value=~&quot;;[.I37];&quot;~ /&gt;&lt;property name=~&quot;;[.J$1];&quot;~ value=~&quot;;[.J37];&quot;~ /&gt;&lt;property name=~&quot;;[.K$1];&quot;~ value=~&quot;;[.K37];&quot;~ /&gt;&lt;property name=~&quot;;[.L$1];&quot;~ value=~&quot;;[.L37];&quot;~ /&gt;&lt;property name=~&quot;;[.M$1];&quot;~ value=~&quot;;[.M37];&quot;~ /&gt;&lt;property name=~&quot;;[.N$1];&quot;~ value=~&quot;;[.N37];&quot;~ /&gt;&lt;property name=~&quot;;[.O$1];&quot;~ value=~&quot;;[.O37];&quot;~ /&gt;&lt;property name=~&quot;;[.P$1];&quot;~ value=~&quot;;[.P37];&quot;~ /&gt;&lt;property name=~&quot;;[.Q$1];&quot;~ value=~&quot;;[.Q37];&quot;~ /&gt;&lt;property name=~&quot;;[.R$1];&quot;~ value=~&quot;;[.R37];&quot;~ /&gt;&lt;property name=~&quot;;[.S$1];&quot;~ value=~&quot;;[.S37];&quot;~ /&gt;&lt;property name=~&quot;;[.T$1];&quot;~ value=~&quot;;[.T37];&quot;~ /&gt;&lt;property name=~&quot;;[.U$1];&quot;~ value=~&quot;;[.U37];&quot;~ /&gt;&lt;property name=~&quot;;[.V$1];&quot;~ value=~&quot;;[.V37];&quot;~ /&gt;&lt;property name=~&quot;;[.W$1];&quot;~ value=~&quot;;[.W37];&quot;~ /&gt;&lt;/card&gt;&quot;)" office:value-type="string" office:string-value="  &lt;card id=~99dda761-4fcd-4118-9537-92918784b644~ name=~Kedish the Crescent~&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0~ /&gt;&lt;property name=~Influence~ value=~1~ /&gt;&lt;property name=~Swashbuckling~ value=~1~ /&gt;&lt;property name=~Crew Max~ value=~~ /&gt;&lt;property name=~Move Cost~ value=~~ /&gt;&lt;property name=~Faction~ value=~Crimson Rogers~ /&gt;&lt;property name=~Text~ value=~Loyal · Gunner When Kedish tacks to produce Cannon, you may tack 1 Influence to produce 2 extra Cannon.~ /&gt;&lt;/card&gt;">
            <text:p><text:s text:c="2"/>&lt;card id=~99dda761-4fcd-4118-9537-92918784b644~ name=~Kedish the Crescent~&gt;&lt;property name=~Rarity~ value=~R~ /&gt;&lt;property name=~Type~ value=~crew~ /&gt;&lt;property name=~Cost~ value=~7~ /&gt;&lt;property name=~Cost Type~ value=~In~ /&gt;&lt;property name=~Cancel~ value=~~ /&gt;&lt;property name=~Cancel Type~ value=~~ /&gt;&lt;property name=~Wealth~ value=~~ /&gt;&lt;property name=~Attack~ value=~P~ /&gt;&lt;property name=~Parry~ value=~c,t~ /&gt;&lt;property name=~Cannon~ value=~4~ /&gt;&lt;property name=~Sailing~ value=~0~ /&gt;&lt;property name=~Adventuring~ value=~0~ /&gt;&lt;property name=~Influence~ value=~1~ /&gt;&lt;property name=~Swashbuckling~ value=~1~ /&gt;&lt;property name=~Crew Max~ value=~~ /&gt;&lt;property name=~Move Cost~ value=~~ /&gt;&lt;property name=~Faction~ value=~Crimson Rogers~ /&gt;&lt;property name=~Text~ value=~Loyal · Gunner When Kedish tacks to produce Cannon, you may tack 1 Influence to produce 2 extra Cannon.~ /&gt;&lt;/card&gt;</text:p>
          </table:table-cell>
          <table:table-cell table:formula="of:=CONCATENATE(&quot; &lt;Relationship Target=~/cards/&quot;;[.D37];&quot;.jpg~ Id=~C&quot;;[.C37];&quot;~ Type=~http://schemas.octgn.org/picture~/&gt;&quot;)" office:value-type="string" office:string-value=" &lt;Relationship Target=~/cards/ST_kedishthecrescent.jpg~ Id=~C99dda761-4fcd-4118-9537-92918784b644~ Type=~http://schemas.octgn.org/picture~/&gt;">
            <text:p><text:s/>&lt;Relationship Target=~/cards/ST_kedishthecrescent.jpg~ Id=~C99dda761-4fcd-4118-9537-92918784b644~ Type=~http://schemas.octgn.org/picture~/&gt;</text:p>
          </table:table-cell>
          <table:table-cell office:value-type="string">
            <text:p>99dda761-4fcd-4118-9537-92918784b644</text:p>
          </table:table-cell>
          <table:table-cell office:value-type="string">
            <text:p>ST_kedishthecrescent</text:p>
          </table:table-cell>
          <table:table-cell office:value-type="string">
            <text:p>Kedish the Crescent</text:p>
          </table:table-cell>
          <table:table-cell office:value-type="string">
            <text:p>R</text:p>
          </table:table-cell>
          <table:table-cell office:value-type="string">
            <text:p>crew</text:p>
          </table:table-cell>
          <table:table-cell office:value-type="float" office:value="7">
            <text:p>7</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4">
            <text:p>4</text:p>
          </table:table-cell>
          <table:table-cell table:number-columns-repeated="2" office:value-type="float" office:value="0">
            <text:p>0</text:p>
          </table:table-cell>
          <table:table-cell table:number-columns-repeated="2" office:value-type="float" office:value="1">
            <text:p>1</text:p>
          </table:table-cell>
          <table:table-cell table:number-columns-repeated="2"/>
          <table:table-cell office:value-type="string">
            <text:p>Crimson Rogers</text:p>
          </table:table-cell>
          <table:table-cell office:value-type="string">
            <text:p>Loyal · Gunner When Kedish tacks to produce Cannon, you may tack 1 Influence to produce 2 extra Cannon.</text:p>
          </table:table-cell>
          <table:table-cell table:number-columns-repeated="999"/>
        </table:table-row>
        <table:table-row table:style-name="ro1">
          <table:table-cell table:formula="of:=CONCATENATE(&quot;  &lt;card id=~&quot;;[.C38];&quot;~ name=~&quot;;[.E38];&quot;~&gt;&lt;property name=~&quot;;[.F$1];&quot;~ value=~&quot;;[.F38];&quot;~ /&gt;&lt;property name=~&quot;;[.G$1];&quot;~ value=~&quot;;[.G38];&quot;~ /&gt;&lt;property name=~&quot;;[.H$1];&quot;~ value=~&quot;;[.H38];&quot;~ /&gt;&lt;property name=~&quot;;[.I$1];&quot;~ value=~&quot;;[.I38];&quot;~ /&gt;&lt;property name=~&quot;;[.J$1];&quot;~ value=~&quot;;[.J38];&quot;~ /&gt;&lt;property name=~&quot;;[.K$1];&quot;~ value=~&quot;;[.K38];&quot;~ /&gt;&lt;property name=~&quot;;[.L$1];&quot;~ value=~&quot;;[.L38];&quot;~ /&gt;&lt;property name=~&quot;;[.M$1];&quot;~ value=~&quot;;[.M38];&quot;~ /&gt;&lt;property name=~&quot;;[.N$1];&quot;~ value=~&quot;;[.N38];&quot;~ /&gt;&lt;property name=~&quot;;[.O$1];&quot;~ value=~&quot;;[.O38];&quot;~ /&gt;&lt;property name=~&quot;;[.P$1];&quot;~ value=~&quot;;[.P38];&quot;~ /&gt;&lt;property name=~&quot;;[.Q$1];&quot;~ value=~&quot;;[.Q38];&quot;~ /&gt;&lt;property name=~&quot;;[.R$1];&quot;~ value=~&quot;;[.R38];&quot;~ /&gt;&lt;property name=~&quot;;[.S$1];&quot;~ value=~&quot;;[.S38];&quot;~ /&gt;&lt;property name=~&quot;;[.T$1];&quot;~ value=~&quot;;[.T38];&quot;~ /&gt;&lt;property name=~&quot;;[.U$1];&quot;~ value=~&quot;;[.U38];&quot;~ /&gt;&lt;property name=~&quot;;[.V$1];&quot;~ value=~&quot;;[.V38];&quot;~ /&gt;&lt;property name=~&quot;;[.W$1];&quot;~ value=~&quot;;[.W38];&quot;~ /&gt;&lt;/card&gt;&quot;)" office:value-type="string" office:string-value="  &lt;card id=~d4af9c5d-5599-44bc-b977-6bc1bea841fc~ name=~The Kire~&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4~ /&gt;&lt;property name=~Crew Max~ value=~~ /&gt;&lt;property name=~Move Cost~ value=~~ /&gt;&lt;property name=~Faction~ value=~unaligned~ /&gt;&lt;property name=~Text~ value=~Unique · First Mate · Heroic When The Kire tacks to aborb Hits, he absorbs 2 extra hits. When The Kire tacks to produce Influence for hiring an Unaligned crew, he produces 2 extra Influence.~ /&gt;&lt;/card&gt;">
            <text:p><text:s text:c="2"/>&lt;card id=~d4af9c5d-5599-44bc-b977-6bc1bea841fc~ name=~The Kire~&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4~ /&gt;&lt;property name=~Crew Max~ value=~~ /&gt;&lt;property name=~Move Cost~ value=~~ /&gt;&lt;property name=~Faction~ value=~unaligned~ /&gt;&lt;property name=~Text~ value=~Unique · First Mate · Heroic When The Kire tacks to aborb Hits, he absorbs 2 extra hits. When The Kire tacks to produce Influence for hiring an Unaligned crew, he produces 2 extra Influence.~ /&gt;&lt;/card&gt;</text:p>
          </table:table-cell>
          <table:table-cell table:formula="of:=CONCATENATE(&quot; &lt;Relationship Target=~/cards/&quot;;[.D38];&quot;.jpg~ Id=~C&quot;;[.C38];&quot;~ Type=~http://schemas.octgn.org/picture~/&gt;&quot;)" office:value-type="string" office:string-value=" &lt;Relationship Target=~/cards/ST_thekire.jpg~ Id=~Cd4af9c5d-5599-44bc-b977-6bc1bea841fc~ Type=~http://schemas.octgn.org/picture~/&gt;">
            <text:p><text:s/>&lt;Relationship Target=~/cards/ST_thekire.jpg~ Id=~Cd4af9c5d-5599-44bc-b977-6bc1bea841fc~ Type=~http://schemas.octgn.org/picture~/&gt;</text:p>
          </table:table-cell>
          <table:table-cell office:value-type="string">
            <text:p>d4af9c5d-5599-44bc-b977-6bc1bea841fc</text:p>
          </table:table-cell>
          <table:table-cell office:value-type="string">
            <text:p>ST_thekire</text:p>
          </table:table-cell>
          <table:table-cell office:value-type="string">
            <text:p>The Kire</text:p>
          </table:table-cell>
          <table:table-cell office:value-type="string">
            <text:p>R</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office:value-type="float" office:value="4">
            <text:p>4</text:p>
          </table:table-cell>
          <table:table-cell table:number-columns-repeated="2"/>
          <table:table-cell office:value-type="string">
            <text:p>unaligned</text:p>
          </table:table-cell>
          <table:table-cell office:value-type="string">
            <text:p>Unique · First Mate · Heroic When The Kire tacks to aborb Hits, he absorbs 2 extra hits. When The Kire tacks to produce Influence for hiring an Unaligned crew, he produces 2 extra Influence.</text:p>
          </table:table-cell>
          <table:table-cell table:number-columns-repeated="999"/>
        </table:table-row>
        <table:table-row table:style-name="ro1">
          <table:table-cell table:formula="of:=CONCATENATE(&quot;  &lt;card id=~&quot;;[.C39];&quot;~ name=~&quot;;[.E39];&quot;~&gt;&lt;property name=~&quot;;[.F$1];&quot;~ value=~&quot;;[.F39];&quot;~ /&gt;&lt;property name=~&quot;;[.G$1];&quot;~ value=~&quot;;[.G39];&quot;~ /&gt;&lt;property name=~&quot;;[.H$1];&quot;~ value=~&quot;;[.H39];&quot;~ /&gt;&lt;property name=~&quot;;[.I$1];&quot;~ value=~&quot;;[.I39];&quot;~ /&gt;&lt;property name=~&quot;;[.J$1];&quot;~ value=~&quot;;[.J39];&quot;~ /&gt;&lt;property name=~&quot;;[.K$1];&quot;~ value=~&quot;;[.K39];&quot;~ /&gt;&lt;property name=~&quot;;[.L$1];&quot;~ value=~&quot;;[.L39];&quot;~ /&gt;&lt;property name=~&quot;;[.M$1];&quot;~ value=~&quot;;[.M39];&quot;~ /&gt;&lt;property name=~&quot;;[.N$1];&quot;~ value=~&quot;;[.N39];&quot;~ /&gt;&lt;property name=~&quot;;[.O$1];&quot;~ value=~&quot;;[.O39];&quot;~ /&gt;&lt;property name=~&quot;;[.P$1];&quot;~ value=~&quot;;[.P39];&quot;~ /&gt;&lt;property name=~&quot;;[.Q$1];&quot;~ value=~&quot;;[.Q39];&quot;~ /&gt;&lt;property name=~&quot;;[.R$1];&quot;~ value=~&quot;;[.R39];&quot;~ /&gt;&lt;property name=~&quot;;[.S$1];&quot;~ value=~&quot;;[.S39];&quot;~ /&gt;&lt;property name=~&quot;;[.T$1];&quot;~ value=~&quot;;[.T39];&quot;~ /&gt;&lt;property name=~&quot;;[.U$1];&quot;~ value=~&quot;;[.U39];&quot;~ /&gt;&lt;property name=~&quot;;[.V$1];&quot;~ value=~&quot;;[.V39];&quot;~ /&gt;&lt;property name=~&quot;;[.W$1];&quot;~ value=~&quot;;[.W39];&quot;~ /&gt;&lt;/card&gt;&quot;)" office:value-type="string" office:string-value="  &lt;card id=~9e8befc9-1acf-41e2-9a90-a553d920e468~ name=~Kirsten Blumfeld~&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2~ /&gt;&lt;property name=~Crew Max~ value=~~ /&gt;&lt;property name=~Move Cost~ value=~~ /&gt;&lt;property name=~Faction~ value=~Explorer's Society~ /&gt;&lt;property name=~Text~ value=~Reduce the Influence cost of Kirsten to 2 if you have a completed Artifact Adventure in play.~ /&gt;&lt;/card&gt;">
            <text:p><text:s text:c="2"/>&lt;card id=~9e8befc9-1acf-41e2-9a90-a553d920e468~ name=~Kirsten Blumfeld~&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2~ /&gt;&lt;property name=~Swashbuckling~ value=~2~ /&gt;&lt;property name=~Crew Max~ value=~~ /&gt;&lt;property name=~Move Cost~ value=~~ /&gt;&lt;property name=~Faction~ value=~Explorer's Society~ /&gt;&lt;property name=~Text~ value=~Reduce the Influence cost of Kirsten to 2 if you have a completed Artifact Adventure in play.~ /&gt;&lt;/card&gt;</text:p>
          </table:table-cell>
          <table:table-cell table:formula="of:=CONCATENATE(&quot; &lt;Relationship Target=~/cards/&quot;;[.D39];&quot;.jpg~ Id=~C&quot;;[.C39];&quot;~ Type=~http://schemas.octgn.org/picture~/&gt;&quot;)" office:value-type="string" office:string-value=" &lt;Relationship Target=~/cards/ST_kirstenblumfeld.jpg~ Id=~C9e8befc9-1acf-41e2-9a90-a553d920e468~ Type=~http://schemas.octgn.org/picture~/&gt;">
            <text:p><text:s/>&lt;Relationship Target=~/cards/ST_kirstenblumfeld.jpg~ Id=~C9e8befc9-1acf-41e2-9a90-a553d920e468~ Type=~http://schemas.octgn.org/picture~/&gt;</text:p>
          </table:table-cell>
          <table:table-cell office:value-type="string">
            <text:p>9e8befc9-1acf-41e2-9a90-a553d920e468</text:p>
          </table:table-cell>
          <table:table-cell office:value-type="string">
            <text:p>ST_kirstenblumfeld</text:p>
          </table:table-cell>
          <table:table-cell office:value-type="string">
            <text:p>Kirsten Blumfeld</text:p>
          </table:table-cell>
          <table:table-cell office:value-type="string">
            <text:p>U</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3">
            <text:p>3</text:p>
          </table:table-cell>
          <table:table-cell table:number-columns-repeated="2" office:value-type="float" office:value="2">
            <text:p>2</text:p>
          </table:table-cell>
          <table:table-cell table:number-columns-repeated="2"/>
          <table:table-cell office:value-type="string">
            <text:p>Explorer's Society</text:p>
          </table:table-cell>
          <table:table-cell office:value-type="string">
            <text:p>Reduce the Influence cost of Kirsten to 2 if you have a completed Artifact Adventure in play.</text:p>
          </table:table-cell>
          <table:table-cell table:number-columns-repeated="999"/>
        </table:table-row>
        <table:table-row table:style-name="ro1">
          <table:table-cell table:formula="of:=CONCATENATE(&quot;  &lt;card id=~&quot;;[.C40];&quot;~ name=~&quot;;[.E40];&quot;~&gt;&lt;property name=~&quot;;[.F$1];&quot;~ value=~&quot;;[.F40];&quot;~ /&gt;&lt;property name=~&quot;;[.G$1];&quot;~ value=~&quot;;[.G40];&quot;~ /&gt;&lt;property name=~&quot;;[.H$1];&quot;~ value=~&quot;;[.H40];&quot;~ /&gt;&lt;property name=~&quot;;[.I$1];&quot;~ value=~&quot;;[.I40];&quot;~ /&gt;&lt;property name=~&quot;;[.J$1];&quot;~ value=~&quot;;[.J40];&quot;~ /&gt;&lt;property name=~&quot;;[.K$1];&quot;~ value=~&quot;;[.K40];&quot;~ /&gt;&lt;property name=~&quot;;[.L$1];&quot;~ value=~&quot;;[.L40];&quot;~ /&gt;&lt;property name=~&quot;;[.M$1];&quot;~ value=~&quot;;[.M40];&quot;~ /&gt;&lt;property name=~&quot;;[.N$1];&quot;~ value=~&quot;;[.N40];&quot;~ /&gt;&lt;property name=~&quot;;[.O$1];&quot;~ value=~&quot;;[.O40];&quot;~ /&gt;&lt;property name=~&quot;;[.P$1];&quot;~ value=~&quot;;[.P40];&quot;~ /&gt;&lt;property name=~&quot;;[.Q$1];&quot;~ value=~&quot;;[.Q40];&quot;~ /&gt;&lt;property name=~&quot;;[.R$1];&quot;~ value=~&quot;;[.R40];&quot;~ /&gt;&lt;property name=~&quot;;[.S$1];&quot;~ value=~&quot;;[.S40];&quot;~ /&gt;&lt;property name=~&quot;;[.T$1];&quot;~ value=~&quot;;[.T40];&quot;~ /&gt;&lt;property name=~&quot;;[.U$1];&quot;~ value=~&quot;;[.U40];&quot;~ /&gt;&lt;property name=~&quot;;[.V$1];&quot;~ value=~&quot;;[.V40];&quot;~ /&gt;&lt;property name=~&quot;;[.W$1];&quot;~ value=~&quot;;[.W40];&quot;~ /&gt;&lt;/card&gt;&quot;)" office:value-type="string" office:string-value="  &lt;card id=~d7f65262-c7c8-42ac-83b7-e259faec96b0~ name=~Kjott (Flesh)~&gt;&lt;property name=~Rarity~ value=~F~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Captain Attachment · Unique · Letter of Marque You must have two or more Loyal Vesten crew on your Ship to put Kjott into play. While Kjott is attached to your Captain, all of your Vesten crew absorb 1 extra Hit when tack to absorb Hits.~ /&gt;&lt;/card&gt;">
            <text:p><text:s text:c="2"/>&lt;card id=~d7f65262-c7c8-42ac-83b7-e259faec96b0~ name=~Kjott (Flesh)~&gt;&lt;property name=~Rarity~ value=~F~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Captain Attachment · Unique · Letter of Marque You must have two or more Loyal Vesten crew on your Ship to put Kjott into play. While Kjott is attached to your Captain, all of your Vesten crew absorb 1 extra Hit when tack to absorb Hits.~ /&gt;&lt;/card&gt;</text:p>
          </table:table-cell>
          <table:table-cell table:formula="of:=CONCATENATE(&quot; &lt;Relationship Target=~/cards/&quot;;[.D40];&quot;.jpg~ Id=~C&quot;;[.C40];&quot;~ Type=~http://schemas.octgn.org/picture~/&gt;&quot;)" office:value-type="string" office:string-value=" &lt;Relationship Target=~/cards/ST_kjottflesh.jpg~ Id=~Cd7f65262-c7c8-42ac-83b7-e259faec96b0~ Type=~http://schemas.octgn.org/picture~/&gt;">
            <text:p><text:s/>&lt;Relationship Target=~/cards/ST_kjottflesh.jpg~ Id=~Cd7f65262-c7c8-42ac-83b7-e259faec96b0~ Type=~http://schemas.octgn.org/picture~/&gt;</text:p>
          </table:table-cell>
          <table:table-cell office:value-type="string">
            <text:p>d7f65262-c7c8-42ac-83b7-e259faec96b0</text:p>
          </table:table-cell>
          <table:table-cell office:value-type="string">
            <text:p>ST_kjottflesh</text:p>
          </table:table-cell>
          <table:table-cell office:value-type="string">
            <text:p>Kjott (Flesh)</text:p>
          </table:table-cell>
          <table:table-cell office:value-type="string">
            <text:p>F</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Vesten Captain Attachment · Unique · Letter of Marque You must have two or more Loyal Vesten crew on your Ship to put Kjott into play. While Kjott is attached to your Captain, all of your Vesten crew absorb 1 extra Hit when tack to absorb Hits.</text:p>
          </table:table-cell>
          <table:table-cell table:number-columns-repeated="999"/>
        </table:table-row>
        <table:table-row table:style-name="ro1">
          <table:table-cell table:formula="of:=CONCATENATE(&quot;  &lt;card id=~&quot;;[.C41];&quot;~ name=~&quot;;[.E41];&quot;~&gt;&lt;property name=~&quot;;[.F$1];&quot;~ value=~&quot;;[.F41];&quot;~ /&gt;&lt;property name=~&quot;;[.G$1];&quot;~ value=~&quot;;[.G41];&quot;~ /&gt;&lt;property name=~&quot;;[.H$1];&quot;~ value=~&quot;;[.H41];&quot;~ /&gt;&lt;property name=~&quot;;[.I$1];&quot;~ value=~&quot;;[.I41];&quot;~ /&gt;&lt;property name=~&quot;;[.J$1];&quot;~ value=~&quot;;[.J41];&quot;~ /&gt;&lt;property name=~&quot;;[.K$1];&quot;~ value=~&quot;;[.K41];&quot;~ /&gt;&lt;property name=~&quot;;[.L$1];&quot;~ value=~&quot;;[.L41];&quot;~ /&gt;&lt;property name=~&quot;;[.M$1];&quot;~ value=~&quot;;[.M41];&quot;~ /&gt;&lt;property name=~&quot;;[.N$1];&quot;~ value=~&quot;;[.N41];&quot;~ /&gt;&lt;property name=~&quot;;[.O$1];&quot;~ value=~&quot;;[.O41];&quot;~ /&gt;&lt;property name=~&quot;;[.P$1];&quot;~ value=~&quot;;[.P41];&quot;~ /&gt;&lt;property name=~&quot;;[.Q$1];&quot;~ value=~&quot;;[.Q41];&quot;~ /&gt;&lt;property name=~&quot;;[.R$1];&quot;~ value=~&quot;;[.R41];&quot;~ /&gt;&lt;property name=~&quot;;[.S$1];&quot;~ value=~&quot;;[.S41];&quot;~ /&gt;&lt;property name=~&quot;;[.T$1];&quot;~ value=~&quot;;[.T41];&quot;~ /&gt;&lt;property name=~&quot;;[.U$1];&quot;~ value=~&quot;;[.U41];&quot;~ /&gt;&lt;property name=~&quot;;[.V$1];&quot;~ value=~&quot;;[.V41];&quot;~ /&gt;&lt;property name=~&quot;;[.W$1];&quot;~ value=~&quot;;[.W41];&quot;~ /&gt;&lt;/card&gt;&quot;)" office:value-type="string" office:string-value="  &lt;card id=~75ec9350-2989-4296-bd1b-71d24df69d2e~ name=~Lady's Kiss~&gt;&lt;property name=~Rarity~ value=~C~ /&gt;&lt;property name=~Type~ value=~actions~ /&gt;&lt;property name=~Cost~ value=~2~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Heroic crew. That crew gains +2 to all skills until the end of the turn.~ /&gt;&lt;/card&gt;">
            <text:p><text:s text:c="2"/>&lt;card id=~75ec9350-2989-4296-bd1b-71d24df69d2e~ name=~Lady's Kiss~&gt;&lt;property name=~Rarity~ value=~C~ /&gt;&lt;property name=~Type~ value=~actions~ /&gt;&lt;property name=~Cost~ value=~2~ /&gt;&lt;property name=~Cost Type~ value=~Ad~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one of your Heroic crew. That crew gains +2 to all skills until the end of the turn.~ /&gt;&lt;/card&gt;</text:p>
          </table:table-cell>
          <table:table-cell table:formula="of:=CONCATENATE(&quot; &lt;Relationship Target=~/cards/&quot;;[.D41];&quot;.jpg~ Id=~C&quot;;[.C41];&quot;~ Type=~http://schemas.octgn.org/picture~/&gt;&quot;)" office:value-type="string" office:string-value=" &lt;Relationship Target=~/cards/ST_ladyskiss.jpg~ Id=~C75ec9350-2989-4296-bd1b-71d24df69d2e~ Type=~http://schemas.octgn.org/picture~/&gt;">
            <text:p><text:s/>&lt;Relationship Target=~/cards/ST_ladyskiss.jpg~ Id=~C75ec9350-2989-4296-bd1b-71d24df69d2e~ Type=~http://schemas.octgn.org/picture~/&gt;</text:p>
          </table:table-cell>
          <table:table-cell office:value-type="string">
            <text:p>75ec9350-2989-4296-bd1b-71d24df69d2e</text:p>
          </table:table-cell>
          <table:table-cell office:value-type="string">
            <text:p>ST_ladyskiss</text:p>
          </table:table-cell>
          <table:table-cell office:value-type="string">
            <text:p>Lady's Kiss</text:p>
          </table:table-cell>
          <table:table-cell office:value-type="string">
            <text:p>C</text:p>
          </table:table-cell>
          <table:table-cell office:value-type="string">
            <text:p>actions</text:p>
          </table:table-cell>
          <table:table-cell office:value-type="float" office:value="2">
            <text:p>2</text:p>
          </table:table-cell>
          <table:table-cell office:value-type="string">
            <text:p>Ad</text:p>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Target one of your Heroic crew. That crew gains +2 to all skills until the end of the turn.</text:p>
          </table:table-cell>
          <table:table-cell table:number-columns-repeated="999"/>
        </table:table-row>
        <table:table-row table:style-name="ro1">
          <table:table-cell table:formula="of:=CONCATENATE(&quot;  &lt;card id=~&quot;;[.C42];&quot;~ name=~&quot;;[.E42];&quot;~&gt;&lt;property name=~&quot;;[.F$1];&quot;~ value=~&quot;;[.F42];&quot;~ /&gt;&lt;property name=~&quot;;[.G$1];&quot;~ value=~&quot;;[.G42];&quot;~ /&gt;&lt;property name=~&quot;;[.H$1];&quot;~ value=~&quot;;[.H42];&quot;~ /&gt;&lt;property name=~&quot;;[.I$1];&quot;~ value=~&quot;;[.I42];&quot;~ /&gt;&lt;property name=~&quot;;[.J$1];&quot;~ value=~&quot;;[.J42];&quot;~ /&gt;&lt;property name=~&quot;;[.K$1];&quot;~ value=~&quot;;[.K42];&quot;~ /&gt;&lt;property name=~&quot;;[.L$1];&quot;~ value=~&quot;;[.L42];&quot;~ /&gt;&lt;property name=~&quot;;[.M$1];&quot;~ value=~&quot;;[.M42];&quot;~ /&gt;&lt;property name=~&quot;;[.N$1];&quot;~ value=~&quot;;[.N42];&quot;~ /&gt;&lt;property name=~&quot;;[.O$1];&quot;~ value=~&quot;;[.O42];&quot;~ /&gt;&lt;property name=~&quot;;[.P$1];&quot;~ value=~&quot;;[.P42];&quot;~ /&gt;&lt;property name=~&quot;;[.Q$1];&quot;~ value=~&quot;;[.Q42];&quot;~ /&gt;&lt;property name=~&quot;;[.R$1];&quot;~ value=~&quot;;[.R42];&quot;~ /&gt;&lt;property name=~&quot;;[.S$1];&quot;~ value=~&quot;;[.S42];&quot;~ /&gt;&lt;property name=~&quot;;[.T$1];&quot;~ value=~&quot;;[.T42];&quot;~ /&gt;&lt;property name=~&quot;;[.U$1];&quot;~ value=~&quot;;[.U42];&quot;~ /&gt;&lt;property name=~&quot;;[.V$1];&quot;~ value=~&quot;;[.V42];&quot;~ /&gt;&lt;property name=~&quot;;[.W$1];&quot;~ value=~&quot;;[.W42];&quot;~ /&gt;&lt;/card&gt;&quot;)" office:value-type="string" office:string-value="  &lt;card id=~af0f4abc-9903-41b8-9bd0-c3c9b5270397~ name=~Leila~&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unaligned~ /&gt;&lt;property name=~Text~ value=~Unique · Swordsman +2 When Leila tacks to produce Influence when you are hiring a crew, she produces 2 extra Influence.~ /&gt;&lt;/card&gt;">
            <text:p><text:s text:c="2"/>&lt;card id=~af0f4abc-9903-41b8-9bd0-c3c9b5270397~ name=~Leila~&gt;&lt;property name=~Rarity~ value=~U~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2~ /&gt;&lt;property name=~Influence~ value=~1~ /&gt;&lt;property name=~Swashbuckling~ value=~3~ /&gt;&lt;property name=~Crew Max~ value=~~ /&gt;&lt;property name=~Move Cost~ value=~~ /&gt;&lt;property name=~Faction~ value=~unaligned~ /&gt;&lt;property name=~Text~ value=~Unique · Swordsman +2 When Leila tacks to produce Influence when you are hiring a crew, she produces 2 extra Influence.~ /&gt;&lt;/card&gt;</text:p>
          </table:table-cell>
          <table:table-cell table:formula="of:=CONCATENATE(&quot; &lt;Relationship Target=~/cards/&quot;;[.D42];&quot;.jpg~ Id=~C&quot;;[.C42];&quot;~ Type=~http://schemas.octgn.org/picture~/&gt;&quot;)" office:value-type="string" office:string-value=" &lt;Relationship Target=~/cards/ST_leila.jpg~ Id=~Caf0f4abc-9903-41b8-9bd0-c3c9b5270397~ Type=~http://schemas.octgn.org/picture~/&gt;">
            <text:p><text:s/>&lt;Relationship Target=~/cards/ST_leila.jpg~ Id=~Caf0f4abc-9903-41b8-9bd0-c3c9b5270397~ Type=~http://schemas.octgn.org/picture~/&gt;</text:p>
          </table:table-cell>
          <table:table-cell office:value-type="string">
            <text:p>af0f4abc-9903-41b8-9bd0-c3c9b5270397</text:p>
          </table:table-cell>
          <table:table-cell office:value-type="string">
            <text:p>ST_leila</text:p>
          </table:table-cell>
          <table:table-cell office:value-type="string">
            <text:p>Leila</text:p>
          </table:table-cell>
          <table:table-cell office:value-type="string">
            <text:p>U</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2"/>
          <table:table-cell office:value-type="string">
            <text:p>unaligned</text:p>
          </table:table-cell>
          <table:table-cell office:value-type="string">
            <text:p>Unique · Swordsman +2 When Leila tacks to produce Influence when you are hiring a crew, she produces 2 extra Influence.</text:p>
          </table:table-cell>
          <table:table-cell table:number-columns-repeated="999"/>
        </table:table-row>
        <table:table-row table:style-name="ro1">
          <table:table-cell table:formula="of:=CONCATENATE(&quot;  &lt;card id=~&quot;;[.C43];&quot;~ name=~&quot;;[.E43];&quot;~&gt;&lt;property name=~&quot;;[.F$1];&quot;~ value=~&quot;;[.F43];&quot;~ /&gt;&lt;property name=~&quot;;[.G$1];&quot;~ value=~&quot;;[.G43];&quot;~ /&gt;&lt;property name=~&quot;;[.H$1];&quot;~ value=~&quot;;[.H43];&quot;~ /&gt;&lt;property name=~&quot;;[.I$1];&quot;~ value=~&quot;;[.I43];&quot;~ /&gt;&lt;property name=~&quot;;[.J$1];&quot;~ value=~&quot;;[.J43];&quot;~ /&gt;&lt;property name=~&quot;;[.K$1];&quot;~ value=~&quot;;[.K43];&quot;~ /&gt;&lt;property name=~&quot;;[.L$1];&quot;~ value=~&quot;;[.L43];&quot;~ /&gt;&lt;property name=~&quot;;[.M$1];&quot;~ value=~&quot;;[.M43];&quot;~ /&gt;&lt;property name=~&quot;;[.N$1];&quot;~ value=~&quot;;[.N43];&quot;~ /&gt;&lt;property name=~&quot;;[.O$1];&quot;~ value=~&quot;;[.O43];&quot;~ /&gt;&lt;property name=~&quot;;[.P$1];&quot;~ value=~&quot;;[.P43];&quot;~ /&gt;&lt;property name=~&quot;;[.Q$1];&quot;~ value=~&quot;;[.Q43];&quot;~ /&gt;&lt;property name=~&quot;;[.R$1];&quot;~ value=~&quot;;[.R43];&quot;~ /&gt;&lt;property name=~&quot;;[.S$1];&quot;~ value=~&quot;;[.S43];&quot;~ /&gt;&lt;property name=~&quot;;[.T$1];&quot;~ value=~&quot;;[.T43];&quot;~ /&gt;&lt;property name=~&quot;;[.U$1];&quot;~ value=~&quot;;[.U43];&quot;~ /&gt;&lt;property name=~&quot;;[.V$1];&quot;~ value=~&quot;;[.V43];&quot;~ /&gt;&lt;property name=~&quot;;[.W$1];&quot;~ value=~&quot;;[.W43];&quot;~ /&gt;&lt;/card&gt;&quot;)" office:value-type="string" office:string-value="  &lt;card id=~ffab8b3d-5cc4-484a-aaa6-ade3652837de~ name=~Lightening the Load~&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 Discard one of your crew (except a Captain) from play to move your Ship to an adjacent Sea.~ /&gt;&lt;/card&gt;">
            <text:p><text:s text:c="2"/>&lt;card id=~ffab8b3d-5cc4-484a-aaa6-ade3652837de~ name=~Lightening the Load~&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Villainous Captain. Discard one of your crew (except a Captain) from play to move your Ship to an adjacent Sea.~ /&gt;&lt;/card&gt;</text:p>
          </table:table-cell>
          <table:table-cell table:formula="of:=CONCATENATE(&quot; &lt;Relationship Target=~/cards/&quot;;[.D43];&quot;.jpg~ Id=~C&quot;;[.C43];&quot;~ Type=~http://schemas.octgn.org/picture~/&gt;&quot;)" office:value-type="string" office:string-value=" &lt;Relationship Target=~/cards/ST_lighteningtheload.jpg~ Id=~Cffab8b3d-5cc4-484a-aaa6-ade3652837de~ Type=~http://schemas.octgn.org/picture~/&gt;">
            <text:p><text:s/>&lt;Relationship Target=~/cards/ST_lighteningtheload.jpg~ Id=~Cffab8b3d-5cc4-484a-aaa6-ade3652837de~ Type=~http://schemas.octgn.org/picture~/&gt;</text:p>
          </table:table-cell>
          <table:table-cell office:value-type="string">
            <text:p>ffab8b3d-5cc4-484a-aaa6-ade3652837de</text:p>
          </table:table-cell>
          <table:table-cell office:value-type="string">
            <text:p>ST_lighteningtheload</text:p>
          </table:table-cell>
          <table:table-cell office:value-type="string">
            <text:p>Lightening the Load</text:p>
          </table:table-cell>
          <table:table-cell office:value-type="string">
            <text:p>U</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You may only play this card if you have a Villainous Captain. Discard one of your crew (except a Captain) from play to move your Ship to an adjacent Sea.</text:p>
          </table:table-cell>
          <table:table-cell table:number-columns-repeated="999"/>
        </table:table-row>
        <table:table-row table:style-name="ro1">
          <table:table-cell table:formula="of:=CONCATENATE(&quot;  &lt;card id=~&quot;;[.C44];&quot;~ name=~&quot;;[.E44];&quot;~&gt;&lt;property name=~&quot;;[.F$1];&quot;~ value=~&quot;;[.F44];&quot;~ /&gt;&lt;property name=~&quot;;[.G$1];&quot;~ value=~&quot;;[.G44];&quot;~ /&gt;&lt;property name=~&quot;;[.H$1];&quot;~ value=~&quot;;[.H44];&quot;~ /&gt;&lt;property name=~&quot;;[.I$1];&quot;~ value=~&quot;;[.I44];&quot;~ /&gt;&lt;property name=~&quot;;[.J$1];&quot;~ value=~&quot;;[.J44];&quot;~ /&gt;&lt;property name=~&quot;;[.K$1];&quot;~ value=~&quot;;[.K44];&quot;~ /&gt;&lt;property name=~&quot;;[.L$1];&quot;~ value=~&quot;;[.L44];&quot;~ /&gt;&lt;property name=~&quot;;[.M$1];&quot;~ value=~&quot;;[.M44];&quot;~ /&gt;&lt;property name=~&quot;;[.N$1];&quot;~ value=~&quot;;[.N44];&quot;~ /&gt;&lt;property name=~&quot;;[.O$1];&quot;~ value=~&quot;;[.O44];&quot;~ /&gt;&lt;property name=~&quot;;[.P$1];&quot;~ value=~&quot;;[.P44];&quot;~ /&gt;&lt;property name=~&quot;;[.Q$1];&quot;~ value=~&quot;;[.Q44];&quot;~ /&gt;&lt;property name=~&quot;;[.R$1];&quot;~ value=~&quot;;[.R44];&quot;~ /&gt;&lt;property name=~&quot;;[.S$1];&quot;~ value=~&quot;;[.S44];&quot;~ /&gt;&lt;property name=~&quot;;[.T$1];&quot;~ value=~&quot;;[.T44];&quot;~ /&gt;&lt;property name=~&quot;;[.U$1];&quot;~ value=~&quot;;[.U44];&quot;~ /&gt;&lt;property name=~&quot;;[.V$1];&quot;~ value=~&quot;;[.V44];&quot;~ /&gt;&lt;property name=~&quot;;[.W$1];&quot;~ value=~&quot;;[.W44];&quot;~ /&gt;&lt;/card&gt;&quot;)" office:value-type="string" office:string-value="  &lt;card id=~30b26c96-5e7b-46cd-8aaf-616582cf8c06~ name=~Listen!~&gt;&lt;property name=~Rarity~ value=~U~ /&gt;&lt;property name=~Type~ value=~actions~ /&gt;&lt;property name=~Cost~ value=~2~ /&gt;&lt;property name=~Cost Type~ value=~In~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with more attachments than their Captain. Sink that crew.~ /&gt;&lt;/card&gt;">
            <text:p><text:s text:c="2"/>&lt;card id=~30b26c96-5e7b-46cd-8aaf-616582cf8c06~ name=~Listen!~&gt;&lt;property name=~Rarity~ value=~U~ /&gt;&lt;property name=~Type~ value=~actions~ /&gt;&lt;property name=~Cost~ value=~2~ /&gt;&lt;property name=~Cost Type~ value=~In~ /&gt;&lt;property name=~Cancel~ value=~4~ /&gt;&lt;property name=~Cancel Type~ value=~In~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arget a crew with more attachments than their Captain. Sink that crew.~ /&gt;&lt;/card&gt;</text:p>
          </table:table-cell>
          <table:table-cell table:formula="of:=CONCATENATE(&quot; &lt;Relationship Target=~/cards/&quot;;[.D44];&quot;.jpg~ Id=~C&quot;;[.C44];&quot;~ Type=~http://schemas.octgn.org/picture~/&gt;&quot;)" office:value-type="string" office:string-value=" &lt;Relationship Target=~/cards/ST_listen.jpg~ Id=~C30b26c96-5e7b-46cd-8aaf-616582cf8c06~ Type=~http://schemas.octgn.org/picture~/&gt;">
            <text:p><text:s/>&lt;Relationship Target=~/cards/ST_listen.jpg~ Id=~C30b26c96-5e7b-46cd-8aaf-616582cf8c06~ Type=~http://schemas.octgn.org/picture~/&gt;</text:p>
          </table:table-cell>
          <table:table-cell office:value-type="string">
            <text:p>30b26c96-5e7b-46cd-8aaf-616582cf8c06</text:p>
          </table:table-cell>
          <table:table-cell office:value-type="string">
            <text:p>ST_listen</text:p>
          </table:table-cell>
          <table:table-cell office:value-type="string">
            <text:p>Listen!</text:p>
          </table:table-cell>
          <table:table-cell office:value-type="string">
            <text:p>U</text:p>
          </table:table-cell>
          <table:table-cell office:value-type="string">
            <text:p>actions</text:p>
          </table:table-cell>
          <table:table-cell office:value-type="float" office:value="2">
            <text:p>2</text:p>
          </table:table-cell>
          <table:table-cell office:value-type="string">
            <text:p>In</text:p>
          </table:table-cell>
          <table:table-cell office:value-type="float" office:value="4">
            <text:p>4</text:p>
          </table:table-cell>
          <table:table-cell office:value-type="string">
            <text:p>In</text:p>
          </table:table-cell>
          <table:table-cell/>
          <table:table-cell office:value-type="string">
            <text:p>D</text:p>
          </table:table-cell>
          <table:table-cell office:value-type="string">
            <text:p>p,t</text:p>
          </table:table-cell>
          <table:table-cell table:number-columns-repeated="8"/>
          <table:table-cell office:value-type="string">
            <text:p>Target a crew with more attachments than their Captain. Sink that crew.</text:p>
          </table:table-cell>
          <table:table-cell table:number-columns-repeated="999"/>
        </table:table-row>
        <table:table-row table:style-name="ro1">
          <table:table-cell table:formula="of:=CONCATENATE(&quot;  &lt;card id=~&quot;;[.C45];&quot;~ name=~&quot;;[.E45];&quot;~&gt;&lt;property name=~&quot;;[.F$1];&quot;~ value=~&quot;;[.F45];&quot;~ /&gt;&lt;property name=~&quot;;[.G$1];&quot;~ value=~&quot;;[.G45];&quot;~ /&gt;&lt;property name=~&quot;;[.H$1];&quot;~ value=~&quot;;[.H45];&quot;~ /&gt;&lt;property name=~&quot;;[.I$1];&quot;~ value=~&quot;;[.I45];&quot;~ /&gt;&lt;property name=~&quot;;[.J$1];&quot;~ value=~&quot;;[.J45];&quot;~ /&gt;&lt;property name=~&quot;;[.K$1];&quot;~ value=~&quot;;[.K45];&quot;~ /&gt;&lt;property name=~&quot;;[.L$1];&quot;~ value=~&quot;;[.L45];&quot;~ /&gt;&lt;property name=~&quot;;[.M$1];&quot;~ value=~&quot;;[.M45];&quot;~ /&gt;&lt;property name=~&quot;;[.N$1];&quot;~ value=~&quot;;[.N45];&quot;~ /&gt;&lt;property name=~&quot;;[.O$1];&quot;~ value=~&quot;;[.O45];&quot;~ /&gt;&lt;property name=~&quot;;[.P$1];&quot;~ value=~&quot;;[.P45];&quot;~ /&gt;&lt;property name=~&quot;;[.Q$1];&quot;~ value=~&quot;;[.Q45];&quot;~ /&gt;&lt;property name=~&quot;;[.R$1];&quot;~ value=~&quot;;[.R45];&quot;~ /&gt;&lt;property name=~&quot;;[.S$1];&quot;~ value=~&quot;;[.S45];&quot;~ /&gt;&lt;property name=~&quot;;[.T$1];&quot;~ value=~&quot;;[.T45];&quot;~ /&gt;&lt;property name=~&quot;;[.U$1];&quot;~ value=~&quot;;[.U45];&quot;~ /&gt;&lt;property name=~&quot;;[.V$1];&quot;~ value=~&quot;;[.V45];&quot;~ /&gt;&lt;property name=~&quot;;[.W$1];&quot;~ value=~&quot;;[.W45];&quot;~ /&gt;&lt;/card&gt;&quot;)" office:value-type="string" office:string-value="  &lt;card id=~e9fb36cd-3828-44f1-9020-8cfa77547f9a~ name=~“Long Tall“ Harry~&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1~ /&gt;&lt;property name=~Swashbuckling~ value=~1~ /&gt;&lt;property name=~Crew Max~ value=~~ /&gt;&lt;property name=~Move Cost~ value=~~ /&gt;&lt;property name=~Faction~ value=~Sea Dogs~ /&gt;&lt;property name=~Text~ value=~Unique · Loyal · Topman When Harry tacks to pay Sailing to attempt a Boarding, the cancel cost of the Boarding is increased by 2.~ /&gt;&lt;/card&gt;">
            <text:p><text:s text:c="2"/>&lt;card id=~e9fb36cd-3828-44f1-9020-8cfa77547f9a~ name=~“Long Tall“ Harry~&gt;&lt;property name=~Rarity~ value=~R~ /&gt;&lt;property name=~Type~ value=~crew~ /&gt;&lt;property name=~Cost~ value=~6~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1~ /&gt;&lt;property name=~Influence~ value=~1~ /&gt;&lt;property name=~Swashbuckling~ value=~1~ /&gt;&lt;property name=~Crew Max~ value=~~ /&gt;&lt;property name=~Move Cost~ value=~~ /&gt;&lt;property name=~Faction~ value=~Sea Dogs~ /&gt;&lt;property name=~Text~ value=~Unique · Loyal · Topman When Harry tacks to pay Sailing to attempt a Boarding, the cancel cost of the Boarding is increased by 2.~ /&gt;&lt;/card&gt;</text:p>
          </table:table-cell>
          <table:table-cell table:formula="of:=CONCATENATE(&quot; &lt;Relationship Target=~/cards/&quot;;[.D45];&quot;.jpg~ Id=~C&quot;;[.C45];&quot;~ Type=~http://schemas.octgn.org/picture~/&gt;&quot;)" office:value-type="string" office:string-value=" &lt;Relationship Target=~/cards/ST_longtallharry.jpg~ Id=~Ce9fb36cd-3828-44f1-9020-8cfa77547f9a~ Type=~http://schemas.octgn.org/picture~/&gt;">
            <text:p><text:s/>&lt;Relationship Target=~/cards/ST_longtallharry.jpg~ Id=~Ce9fb36cd-3828-44f1-9020-8cfa77547f9a~ Type=~http://schemas.octgn.org/picture~/&gt;</text:p>
          </table:table-cell>
          <table:table-cell office:value-type="string">
            <text:p>e9fb36cd-3828-44f1-9020-8cfa77547f9a</text:p>
          </table:table-cell>
          <table:table-cell office:value-type="string">
            <text:p>ST_longtallharry</text:p>
          </table:table-cell>
          <table:table-cell office:value-type="string">
            <text:p>“Long Tall“ Harry</text:p>
          </table:table-cell>
          <table:table-cell office:value-type="string">
            <text:p>R</text:p>
          </table:table-cell>
          <table:table-cell office:value-type="string">
            <text:p>crew</text:p>
          </table:table-cell>
          <table:table-cell office:value-type="float" office:value="6">
            <text:p>6</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3">
            <text:p>3</text:p>
          </table:table-cell>
          <table:table-cell table:number-columns-repeated="3" office:value-type="float" office:value="1">
            <text:p>1</text:p>
          </table:table-cell>
          <table:table-cell table:number-columns-repeated="2"/>
          <table:table-cell office:value-type="string">
            <text:p>Sea Dogs</text:p>
          </table:table-cell>
          <table:table-cell office:value-type="string">
            <text:p>Unique · Loyal · Topman When Harry tacks to pay Sailing to attempt a Boarding, the cancel cost of the Boarding is increased by 2.</text:p>
          </table:table-cell>
          <table:table-cell table:number-columns-repeated="999"/>
        </table:table-row>
        <table:table-row table:style-name="ro1">
          <table:table-cell table:formula="of:=CONCATENATE(&quot;  &lt;card id=~&quot;;[.C46];&quot;~ name=~&quot;;[.E46];&quot;~&gt;&lt;property name=~&quot;;[.F$1];&quot;~ value=~&quot;;[.F46];&quot;~ /&gt;&lt;property name=~&quot;;[.G$1];&quot;~ value=~&quot;;[.G46];&quot;~ /&gt;&lt;property name=~&quot;;[.H$1];&quot;~ value=~&quot;;[.H46];&quot;~ /&gt;&lt;property name=~&quot;;[.I$1];&quot;~ value=~&quot;;[.I46];&quot;~ /&gt;&lt;property name=~&quot;;[.J$1];&quot;~ value=~&quot;;[.J46];&quot;~ /&gt;&lt;property name=~&quot;;[.K$1];&quot;~ value=~&quot;;[.K46];&quot;~ /&gt;&lt;property name=~&quot;;[.L$1];&quot;~ value=~&quot;;[.L46];&quot;~ /&gt;&lt;property name=~&quot;;[.M$1];&quot;~ value=~&quot;;[.M46];&quot;~ /&gt;&lt;property name=~&quot;;[.N$1];&quot;~ value=~&quot;;[.N46];&quot;~ /&gt;&lt;property name=~&quot;;[.O$1];&quot;~ value=~&quot;;[.O46];&quot;~ /&gt;&lt;property name=~&quot;;[.P$1];&quot;~ value=~&quot;;[.P46];&quot;~ /&gt;&lt;property name=~&quot;;[.Q$1];&quot;~ value=~&quot;;[.Q46];&quot;~ /&gt;&lt;property name=~&quot;;[.R$1];&quot;~ value=~&quot;;[.R46];&quot;~ /&gt;&lt;property name=~&quot;;[.S$1];&quot;~ value=~&quot;;[.S46];&quot;~ /&gt;&lt;property name=~&quot;;[.T$1];&quot;~ value=~&quot;;[.T46];&quot;~ /&gt;&lt;property name=~&quot;;[.U$1];&quot;~ value=~&quot;;[.U46];&quot;~ /&gt;&lt;property name=~&quot;;[.V$1];&quot;~ value=~&quot;;[.V46];&quot;~ /&gt;&lt;property name=~&quot;;[.W$1];&quot;~ value=~&quot;;[.W46];&quot;~ /&gt;&lt;/card&gt;&quot;)" office:value-type="string" office:string-value="  &lt;card id=~1bd167b8-134b-4751-b54b-69e1c1bf9ed3~ name=~Montaigne Exports~&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2 if completed in Frothing Sea and you have The River in play). crew Attachment: +3 Influence.~ /&gt;&lt;/card&gt;">
            <text:p><text:s text:c="2"/>&lt;card id=~1bd167b8-134b-4751-b54b-69e1c1bf9ed3~ name=~Montaigne Exports~&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6 Adventuring (2 if completed in Frothing Sea and you have The River in play). crew Attachment: +3 Influence.~ /&gt;&lt;/card&gt;</text:p>
          </table:table-cell>
          <table:table-cell table:formula="of:=CONCATENATE(&quot; &lt;Relationship Target=~/cards/&quot;;[.D46];&quot;.jpg~ Id=~C&quot;;[.C46];&quot;~ Type=~http://schemas.octgn.org/picture~/&gt;&quot;)" office:value-type="string" office:string-value=" &lt;Relationship Target=~/cards/ST_montaigneexports.jpg~ Id=~C1bd167b8-134b-4751-b54b-69e1c1bf9ed3~ Type=~http://schemas.octgn.org/picture~/&gt;">
            <text:p><text:s/>&lt;Relationship Target=~/cards/ST_montaigneexports.jpg~ Id=~C1bd167b8-134b-4751-b54b-69e1c1bf9ed3~ Type=~http://schemas.octgn.org/picture~/&gt;</text:p>
          </table:table-cell>
          <table:table-cell office:value-type="string">
            <text:p>1bd167b8-134b-4751-b54b-69e1c1bf9ed3</text:p>
          </table:table-cell>
          <table:table-cell office:value-type="string">
            <text:p>ST_montaigneexports</text:p>
          </table:table-cell>
          <table:table-cell office:value-type="string">
            <text:p>Montaigne Exports</text:p>
          </table:table-cell>
          <table:table-cell office:value-type="string">
            <text:p>U</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Tack 6 Adventuring (2 if completed in Frothing Sea and you have The River in play). crew Attachment: +3 Influence.</text:p>
          </table:table-cell>
          <table:table-cell table:number-columns-repeated="999"/>
        </table:table-row>
        <table:table-row table:style-name="ro1">
          <table:table-cell table:formula="of:=CONCATENATE(&quot;  &lt;card id=~&quot;;[.C47];&quot;~ name=~&quot;;[.E47];&quot;~&gt;&lt;property name=~&quot;;[.F$1];&quot;~ value=~&quot;;[.F47];&quot;~ /&gt;&lt;property name=~&quot;;[.G$1];&quot;~ value=~&quot;;[.G47];&quot;~ /&gt;&lt;property name=~&quot;;[.H$1];&quot;~ value=~&quot;;[.H47];&quot;~ /&gt;&lt;property name=~&quot;;[.I$1];&quot;~ value=~&quot;;[.I47];&quot;~ /&gt;&lt;property name=~&quot;;[.J$1];&quot;~ value=~&quot;;[.J47];&quot;~ /&gt;&lt;property name=~&quot;;[.K$1];&quot;~ value=~&quot;;[.K47];&quot;~ /&gt;&lt;property name=~&quot;;[.L$1];&quot;~ value=~&quot;;[.L47];&quot;~ /&gt;&lt;property name=~&quot;;[.M$1];&quot;~ value=~&quot;;[.M47];&quot;~ /&gt;&lt;property name=~&quot;;[.N$1];&quot;~ value=~&quot;;[.N47];&quot;~ /&gt;&lt;property name=~&quot;;[.O$1];&quot;~ value=~&quot;;[.O47];&quot;~ /&gt;&lt;property name=~&quot;;[.P$1];&quot;~ value=~&quot;;[.P47];&quot;~ /&gt;&lt;property name=~&quot;;[.Q$1];&quot;~ value=~&quot;;[.Q47];&quot;~ /&gt;&lt;property name=~&quot;;[.R$1];&quot;~ value=~&quot;;[.R47];&quot;~ /&gt;&lt;property name=~&quot;;[.S$1];&quot;~ value=~&quot;;[.S47];&quot;~ /&gt;&lt;property name=~&quot;;[.T$1];&quot;~ value=~&quot;;[.T47];&quot;~ /&gt;&lt;property name=~&quot;;[.U$1];&quot;~ value=~&quot;;[.U47];&quot;~ /&gt;&lt;property name=~&quot;;[.V$1];&quot;~ value=~&quot;;[.V47];&quot;~ /&gt;&lt;property name=~&quot;;[.W$1];&quot;~ value=~&quot;;[.W47];&quot;~ /&gt;&lt;/card&gt;&quot;)" office:value-type="string" office:string-value="  &lt;card id=~83a1e4d3-cdb7-436e-a749-ce5c2e926e6f~ name=~Musette Falisci~&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0~ /&gt;&lt;property name=~Swashbuckling~ value=~2~ /&gt;&lt;property name=~Crew Max~ value=~~ /&gt;&lt;property name=~Move Cost~ value=~~ /&gt;&lt;property name=~Faction~ value=~Brotherhood~ /&gt;&lt;property name=~Text~ value=~Loyal · Fate 1 Musette has -1 Adventuring for every Fate card you attach to her. You may not attach a Fate card to Musette if her Adventuring is less than 1.~ /&gt;&lt;/card&gt;">
            <text:p><text:s text:c="2"/>&lt;card id=~83a1e4d3-cdb7-436e-a749-ce5c2e926e6f~ name=~Musette Falisci~&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0~ /&gt;&lt;property name=~Swashbuckling~ value=~2~ /&gt;&lt;property name=~Crew Max~ value=~~ /&gt;&lt;property name=~Move Cost~ value=~~ /&gt;&lt;property name=~Faction~ value=~Brotherhood~ /&gt;&lt;property name=~Text~ value=~Loyal · Fate 1 Musette has -1 Adventuring for every Fate card you attach to her. You may not attach a Fate card to Musette if her Adventuring is less than 1.~ /&gt;&lt;/card&gt;</text:p>
          </table:table-cell>
          <table:table-cell table:formula="of:=CONCATENATE(&quot; &lt;Relationship Target=~/cards/&quot;;[.D47];&quot;.jpg~ Id=~C&quot;;[.C47];&quot;~ Type=~http://schemas.octgn.org/picture~/&gt;&quot;)" office:value-type="string" office:string-value=" &lt;Relationship Target=~/cards/ST_musettefalisci.jpg~ Id=~C83a1e4d3-cdb7-436e-a749-ce5c2e926e6f~ Type=~http://schemas.octgn.org/picture~/&gt;">
            <text:p><text:s/>&lt;Relationship Target=~/cards/ST_musettefalisci.jpg~ Id=~C83a1e4d3-cdb7-436e-a749-ce5c2e926e6f~ Type=~http://schemas.octgn.org/picture~/&gt;</text:p>
          </table:table-cell>
          <table:table-cell office:value-type="string">
            <text:p>83a1e4d3-cdb7-436e-a749-ce5c2e926e6f</text:p>
          </table:table-cell>
          <table:table-cell office:value-type="string">
            <text:p>ST_musettefalisci</text:p>
          </table:table-cell>
          <table:table-cell office:value-type="string">
            <text:p>Musette Falisci</text:p>
          </table:table-cell>
          <table:table-cell office:value-type="string">
            <text:p>R</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3">
            <text:p>3</text:p>
          </table:table-cell>
          <table:table-cell office:value-type="float" office:value="0">
            <text:p>0</text:p>
          </table:table-cell>
          <table:table-cell office:value-type="float" office:value="2">
            <text:p>2</text:p>
          </table:table-cell>
          <table:table-cell table:number-columns-repeated="2"/>
          <table:table-cell office:value-type="string">
            <text:p>Brotherhood</text:p>
          </table:table-cell>
          <table:table-cell office:value-type="string">
            <text:p>Loyal · Fate 1 Musette has -1 Adventuring for every Fate card you attach to her. You may not attach a Fate card to Musette if her Adventuring is less than 1.</text:p>
          </table:table-cell>
          <table:table-cell table:number-columns-repeated="999"/>
        </table:table-row>
        <table:table-row table:style-name="ro1">
          <table:table-cell table:formula="of:=CONCATENATE(&quot;  &lt;card id=~&quot;;[.C48];&quot;~ name=~&quot;;[.E48];&quot;~&gt;&lt;property name=~&quot;;[.F$1];&quot;~ value=~&quot;;[.F48];&quot;~ /&gt;&lt;property name=~&quot;;[.G$1];&quot;~ value=~&quot;;[.G48];&quot;~ /&gt;&lt;property name=~&quot;;[.H$1];&quot;~ value=~&quot;;[.H48];&quot;~ /&gt;&lt;property name=~&quot;;[.I$1];&quot;~ value=~&quot;;[.I48];&quot;~ /&gt;&lt;property name=~&quot;;[.J$1];&quot;~ value=~&quot;;[.J48];&quot;~ /&gt;&lt;property name=~&quot;;[.K$1];&quot;~ value=~&quot;;[.K48];&quot;~ /&gt;&lt;property name=~&quot;;[.L$1];&quot;~ value=~&quot;;[.L48];&quot;~ /&gt;&lt;property name=~&quot;;[.M$1];&quot;~ value=~&quot;;[.M48];&quot;~ /&gt;&lt;property name=~&quot;;[.N$1];&quot;~ value=~&quot;;[.N48];&quot;~ /&gt;&lt;property name=~&quot;;[.O$1];&quot;~ value=~&quot;;[.O48];&quot;~ /&gt;&lt;property name=~&quot;;[.P$1];&quot;~ value=~&quot;;[.P48];&quot;~ /&gt;&lt;property name=~&quot;;[.Q$1];&quot;~ value=~&quot;;[.Q48];&quot;~ /&gt;&lt;property name=~&quot;;[.R$1];&quot;~ value=~&quot;;[.R48];&quot;~ /&gt;&lt;property name=~&quot;;[.S$1];&quot;~ value=~&quot;;[.S48];&quot;~ /&gt;&lt;property name=~&quot;;[.T$1];&quot;~ value=~&quot;;[.T48];&quot;~ /&gt;&lt;property name=~&quot;;[.U$1];&quot;~ value=~&quot;;[.U48];&quot;~ /&gt;&lt;property name=~&quot;;[.V$1];&quot;~ value=~&quot;;[.V48];&quot;~ /&gt;&lt;property name=~&quot;;[.W$1];&quot;~ value=~&quot;;[.W48];&quot;~ /&gt;&lt;/card&gt;&quot;)" office:value-type="string" office:string-value="  &lt;card id=~4324d113-ce20-43ca-9400-325ee3933795~ name=~No Banter...~&gt;&lt;property name=~Rarity~ value=~C~ /&gt;&lt;property name=~Type~ value=~actions~ /&gt;&lt;property name=~Cost~ value=~2~ /&gt;&lt;property name=~Cost Type~ value=~In~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il the end of turn, other captains produce 1 less Influence when they tack to produce Influence (minimum 0). ~ /&gt;&lt;/card&gt;">
            <text:p><text:s text:c="2"/>&lt;card id=~4324d113-ce20-43ca-9400-325ee3933795~ name=~No Banter...~&gt;&lt;property name=~Rarity~ value=~C~ /&gt;&lt;property name=~Type~ value=~actions~ /&gt;&lt;property name=~Cost~ value=~2~ /&gt;&lt;property name=~Cost Type~ value=~In~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il the end of turn, other captains produce 1 less Influence when they tack to produce Influence (minimum 0). ~ /&gt;&lt;/card&gt;</text:p>
          </table:table-cell>
          <table:table-cell table:formula="of:=CONCATENATE(&quot; &lt;Relationship Target=~/cards/&quot;;[.D48];&quot;.jpg~ Id=~C&quot;;[.C48];&quot;~ Type=~http://schemas.octgn.org/picture~/&gt;&quot;)" office:value-type="string" office:string-value=" &lt;Relationship Target=~/cards/ST_nobanter.jpg~ Id=~C4324d113-ce20-43ca-9400-325ee3933795~ Type=~http://schemas.octgn.org/picture~/&gt;">
            <text:p><text:s/>&lt;Relationship Target=~/cards/ST_nobanter.jpg~ Id=~C4324d113-ce20-43ca-9400-325ee3933795~ Type=~http://schemas.octgn.org/picture~/&gt;</text:p>
          </table:table-cell>
          <table:table-cell office:value-type="string">
            <text:p>4324d113-ce20-43ca-9400-325ee3933795</text:p>
          </table:table-cell>
          <table:table-cell office:value-type="string">
            <text:p>ST_nobanter</text:p>
          </table:table-cell>
          <table:table-cell office:value-type="string">
            <text:p>No Banter...</text:p>
          </table:table-cell>
          <table:table-cell office:value-type="string">
            <text:p>C</text:p>
          </table:table-cell>
          <table:table-cell office:value-type="string">
            <text:p>actions</text:p>
          </table:table-cell>
          <table:table-cell office:value-type="float" office:value="2">
            <text:p>2</text:p>
          </table:table-cell>
          <table:table-cell office:value-type="string">
            <text:p>In</text:p>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Until the end of turn, other captains produce 1 less Influence when they tack to produce Influence (minimum 0). </text:p>
          </table:table-cell>
          <table:table-cell table:number-columns-repeated="999"/>
        </table:table-row>
        <table:table-row table:style-name="ro1">
          <table:table-cell table:formula="of:=CONCATENATE(&quot;  &lt;card id=~&quot;;[.C49];&quot;~ name=~&quot;;[.E49];&quot;~&gt;&lt;property name=~&quot;;[.F$1];&quot;~ value=~&quot;;[.F49];&quot;~ /&gt;&lt;property name=~&quot;;[.G$1];&quot;~ value=~&quot;;[.G49];&quot;~ /&gt;&lt;property name=~&quot;;[.H$1];&quot;~ value=~&quot;;[.H49];&quot;~ /&gt;&lt;property name=~&quot;;[.I$1];&quot;~ value=~&quot;;[.I49];&quot;~ /&gt;&lt;property name=~&quot;;[.J$1];&quot;~ value=~&quot;;[.J49];&quot;~ /&gt;&lt;property name=~&quot;;[.K$1];&quot;~ value=~&quot;;[.K49];&quot;~ /&gt;&lt;property name=~&quot;;[.L$1];&quot;~ value=~&quot;;[.L49];&quot;~ /&gt;&lt;property name=~&quot;;[.M$1];&quot;~ value=~&quot;;[.M49];&quot;~ /&gt;&lt;property name=~&quot;;[.N$1];&quot;~ value=~&quot;;[.N49];&quot;~ /&gt;&lt;property name=~&quot;;[.O$1];&quot;~ value=~&quot;;[.O49];&quot;~ /&gt;&lt;property name=~&quot;;[.P$1];&quot;~ value=~&quot;;[.P49];&quot;~ /&gt;&lt;property name=~&quot;;[.Q$1];&quot;~ value=~&quot;;[.Q49];&quot;~ /&gt;&lt;property name=~&quot;;[.R$1];&quot;~ value=~&quot;;[.R49];&quot;~ /&gt;&lt;property name=~&quot;;[.S$1];&quot;~ value=~&quot;;[.S49];&quot;~ /&gt;&lt;property name=~&quot;;[.T$1];&quot;~ value=~&quot;;[.T49];&quot;~ /&gt;&lt;property name=~&quot;;[.U$1];&quot;~ value=~&quot;;[.U49];&quot;~ /&gt;&lt;property name=~&quot;;[.V$1];&quot;~ value=~&quot;;[.V49];&quot;~ /&gt;&lt;property name=~&quot;;[.W$1];&quot;~ value=~&quot;;[.W49];&quot;~ /&gt;&lt;/card&gt;&quot;)" office:value-type="string" office:string-value="  &lt;card id=~224db8cd-ff63-45d0-8fe9-91a03dfdd7fa~ name=~...No Barter...~&gt;&lt;property name=~Rarity~ value=~U~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 /&gt;&lt;/card&gt;">
            <text:p><text:s text:c="2"/>&lt;card id=~224db8cd-ff63-45d0-8fe9-91a03dfdd7fa~ name=~...No Barter...~&gt;&lt;property name=~Rarity~ value=~U~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 /&gt;&lt;/card&gt;</text:p>
          </table:table-cell>
          <table:table-cell table:formula="of:=CONCATENATE(&quot; &lt;Relationship Target=~/cards/&quot;;[.D49];&quot;.jpg~ Id=~C&quot;;[.C49];&quot;~ Type=~http://schemas.octgn.org/picture~/&gt;&quot;)" office:value-type="string" office:string-value=" &lt;Relationship Target=~/cards/ST_nobarter.jpg~ Id=~C224db8cd-ff63-45d0-8fe9-91a03dfdd7fa~ Type=~http://schemas.octgn.org/picture~/&gt;">
            <text:p><text:s/>&lt;Relationship Target=~/cards/ST_nobarter.jpg~ Id=~C224db8cd-ff63-45d0-8fe9-91a03dfdd7fa~ Type=~http://schemas.octgn.org/picture~/&gt;</text:p>
          </table:table-cell>
          <table:table-cell office:value-type="string">
            <text:p>224db8cd-ff63-45d0-8fe9-91a03dfdd7fa</text:p>
          </table:table-cell>
          <table:table-cell office:value-type="string">
            <text:p>ST_nobarter</text:p>
          </table:table-cell>
          <table:table-cell office:value-type="string">
            <text:p>...No Barter...</text:p>
          </table:table-cell>
          <table:table-cell office:value-type="string">
            <text:p>U</text:p>
          </table:table-cell>
          <table:table-cell office:value-type="string">
            <text:p>actions</text:p>
          </table:table-cell>
          <table:table-cell office:value-type="float" office:value="1">
            <text:p>1</text:p>
          </table:table-cell>
          <table:table-cell office:value-type="string">
            <text:p>Ad</text:p>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9"/>
          <table:table-cell table:number-columns-repeated="999"/>
        </table:table-row>
        <table:table-row table:style-name="ro1">
          <table:table-cell table:formula="of:=CONCATENATE(&quot;  &lt;card id=~&quot;;[.C50];&quot;~ name=~&quot;;[.E50];&quot;~&gt;&lt;property name=~&quot;;[.F$1];&quot;~ value=~&quot;;[.F50];&quot;~ /&gt;&lt;property name=~&quot;;[.G$1];&quot;~ value=~&quot;;[.G50];&quot;~ /&gt;&lt;property name=~&quot;;[.H$1];&quot;~ value=~&quot;;[.H50];&quot;~ /&gt;&lt;property name=~&quot;;[.I$1];&quot;~ value=~&quot;;[.I50];&quot;~ /&gt;&lt;property name=~&quot;;[.J$1];&quot;~ value=~&quot;;[.J50];&quot;~ /&gt;&lt;property name=~&quot;;[.K$1];&quot;~ value=~&quot;;[.K50];&quot;~ /&gt;&lt;property name=~&quot;;[.L$1];&quot;~ value=~&quot;;[.L50];&quot;~ /&gt;&lt;property name=~&quot;;[.M$1];&quot;~ value=~&quot;;[.M50];&quot;~ /&gt;&lt;property name=~&quot;;[.N$1];&quot;~ value=~&quot;;[.N50];&quot;~ /&gt;&lt;property name=~&quot;;[.O$1];&quot;~ value=~&quot;;[.O50];&quot;~ /&gt;&lt;property name=~&quot;;[.P$1];&quot;~ value=~&quot;;[.P50];&quot;~ /&gt;&lt;property name=~&quot;;[.Q$1];&quot;~ value=~&quot;;[.Q50];&quot;~ /&gt;&lt;property name=~&quot;;[.R$1];&quot;~ value=~&quot;;[.R50];&quot;~ /&gt;&lt;property name=~&quot;;[.S$1];&quot;~ value=~&quot;;[.S50];&quot;~ /&gt;&lt;property name=~&quot;;[.T$1];&quot;~ value=~&quot;;[.T50];&quot;~ /&gt;&lt;property name=~&quot;;[.U$1];&quot;~ value=~&quot;;[.U50];&quot;~ /&gt;&lt;property name=~&quot;;[.V$1];&quot;~ value=~&quot;;[.V50];&quot;~ /&gt;&lt;property name=~&quot;;[.W$1];&quot;~ value=~&quot;;[.W50];&quot;~ /&gt;&lt;/card&gt;&quot;)" office:value-type="string" office:string-value="  &lt;card id=~df1160c4-a7ed-467f-a1a9-3e6e302a9e26~ name=~...No Quarter!~&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 /&gt;&lt;/card&gt;">
            <text:p><text:s text:c="2"/>&lt;card id=~df1160c4-a7ed-467f-a1a9-3e6e302a9e26~ name=~...No Quarter!~&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 /&gt;&lt;/card&gt;</text:p>
          </table:table-cell>
          <table:table-cell table:formula="of:=CONCATENATE(&quot; &lt;Relationship Target=~/cards/&quot;;[.D50];&quot;.jpg~ Id=~C&quot;;[.C50];&quot;~ Type=~http://schemas.octgn.org/picture~/&gt;&quot;)" office:value-type="string" office:string-value=" &lt;Relationship Target=~/cards/ST_noquarter.jpg~ Id=~Cdf1160c4-a7ed-467f-a1a9-3e6e302a9e26~ Type=~http://schemas.octgn.org/picture~/&gt;">
            <text:p><text:s/>&lt;Relationship Target=~/cards/ST_noquarter.jpg~ Id=~Cdf1160c4-a7ed-467f-a1a9-3e6e302a9e26~ Type=~http://schemas.octgn.org/picture~/&gt;</text:p>
          </table:table-cell>
          <table:table-cell office:value-type="string">
            <text:p>df1160c4-a7ed-467f-a1a9-3e6e302a9e26</text:p>
          </table:table-cell>
          <table:table-cell office:value-type="string">
            <text:p>ST_noquarter</text:p>
          </table:table-cell>
          <table:table-cell office:value-type="string">
            <text:p>...No Quarter!</text:p>
          </table:table-cell>
          <table:table-cell office:value-type="string">
            <text:p>R</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9"/>
          <table:table-cell table:number-columns-repeated="999"/>
        </table:table-row>
        <table:table-row table:style-name="ro1">
          <table:table-cell table:formula="of:=CONCATENATE(&quot;  &lt;card id=~&quot;;[.C51];&quot;~ name=~&quot;;[.E51];&quot;~&gt;&lt;property name=~&quot;;[.F$1];&quot;~ value=~&quot;;[.F51];&quot;~ /&gt;&lt;property name=~&quot;;[.G$1];&quot;~ value=~&quot;;[.G51];&quot;~ /&gt;&lt;property name=~&quot;;[.H$1];&quot;~ value=~&quot;;[.H51];&quot;~ /&gt;&lt;property name=~&quot;;[.I$1];&quot;~ value=~&quot;;[.I51];&quot;~ /&gt;&lt;property name=~&quot;;[.J$1];&quot;~ value=~&quot;;[.J51];&quot;~ /&gt;&lt;property name=~&quot;;[.K$1];&quot;~ value=~&quot;;[.K51];&quot;~ /&gt;&lt;property name=~&quot;;[.L$1];&quot;~ value=~&quot;;[.L51];&quot;~ /&gt;&lt;property name=~&quot;;[.M$1];&quot;~ value=~&quot;;[.M51];&quot;~ /&gt;&lt;property name=~&quot;;[.N$1];&quot;~ value=~&quot;;[.N51];&quot;~ /&gt;&lt;property name=~&quot;;[.O$1];&quot;~ value=~&quot;;[.O51];&quot;~ /&gt;&lt;property name=~&quot;;[.P$1];&quot;~ value=~&quot;;[.P51];&quot;~ /&gt;&lt;property name=~&quot;;[.Q$1];&quot;~ value=~&quot;;[.Q51];&quot;~ /&gt;&lt;property name=~&quot;;[.R$1];&quot;~ value=~&quot;;[.R51];&quot;~ /&gt;&lt;property name=~&quot;;[.S$1];&quot;~ value=~&quot;;[.S51];&quot;~ /&gt;&lt;property name=~&quot;;[.T$1];&quot;~ value=~&quot;;[.T51];&quot;~ /&gt;&lt;property name=~&quot;;[.U$1];&quot;~ value=~&quot;;[.U51];&quot;~ /&gt;&lt;property name=~&quot;;[.V$1];&quot;~ value=~&quot;;[.V51];&quot;~ /&gt;&lt;property name=~&quot;;[.W$1];&quot;~ value=~&quot;;[.W51];&quot;~ /&gt;&lt;/card&gt;&quot;)" office:value-type="string" office:string-value="  &lt;card id=~4996b715-c524-4a9e-b56e-79bf47792ed9~ name=~Northern Allies~&gt;&lt;property name=~Rarity~ value=~U~ /&gt;&lt;property name=~Type~ value=~attachments~ /&gt;&lt;property name=~Cost~ value=~11~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rade Sea Attachment · Unique · Control You must be in the Trade Sea to play this card. Any player in the Trade Sea may discard this card by producing 14 Cannon as an action. While this card is in play your hand size is increased by 1. Act: Tack this card to get a Control card from your deck, show it to your opponents, and put it in your hand. Shuffle your deck.~ /&gt;&lt;/card&gt;">
            <text:p><text:s text:c="2"/>&lt;card id=~4996b715-c524-4a9e-b56e-79bf47792ed9~ name=~Northern Allies~&gt;&lt;property name=~Rarity~ value=~U~ /&gt;&lt;property name=~Type~ value=~attachments~ /&gt;&lt;property name=~Cost~ value=~11~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Trade Sea Attachment · Unique · Control You must be in the Trade Sea to play this card. Any player in the Trade Sea may discard this card by producing 14 Cannon as an action. While this card is in play your hand size is increased by 1. Act: Tack this card to get a Control card from your deck, show it to your opponents, and put it in your hand. Shuffle your deck.~ /&gt;&lt;/card&gt;</text:p>
          </table:table-cell>
          <table:table-cell table:formula="of:=CONCATENATE(&quot; &lt;Relationship Target=~/cards/&quot;;[.D51];&quot;.jpg~ Id=~C&quot;;[.C51];&quot;~ Type=~http://schemas.octgn.org/picture~/&gt;&quot;)" office:value-type="string" office:string-value=" &lt;Relationship Target=~/cards/ST_northernallies.jpg~ Id=~C4996b715-c524-4a9e-b56e-79bf47792ed9~ Type=~http://schemas.octgn.org/picture~/&gt;">
            <text:p><text:s/>&lt;Relationship Target=~/cards/ST_northernallies.jpg~ Id=~C4996b715-c524-4a9e-b56e-79bf47792ed9~ Type=~http://schemas.octgn.org/picture~/&gt;</text:p>
          </table:table-cell>
          <table:table-cell office:value-type="string">
            <text:p>4996b715-c524-4a9e-b56e-79bf47792ed9</text:p>
          </table:table-cell>
          <table:table-cell office:value-type="string">
            <text:p>ST_northernallies</text:p>
          </table:table-cell>
          <table:table-cell office:value-type="string">
            <text:p>Northern Allies</text:p>
          </table:table-cell>
          <table:table-cell office:value-type="string">
            <text:p>U</text:p>
          </table:table-cell>
          <table:table-cell office:value-type="string">
            <text:p>attachments</text:p>
          </table:table-cell>
          <table:table-cell office:value-type="float" office:value="11">
            <text:p>11</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Trade Sea Attachment · Unique · Control You must be in the Trade Sea to play this card. Any player in the Trade Sea may discard this card by producing 14 Cannon as an action. While this card is in play your hand size is increased by 1. Act: Tack this card to get a Control card from your deck, show it to your opponents, and put it in your hand. Shuffle your deck.</text:p>
          </table:table-cell>
          <table:table-cell table:number-columns-repeated="999"/>
        </table:table-row>
        <table:table-row table:style-name="ro1">
          <table:table-cell table:formula="of:=CONCATENATE(&quot;  &lt;card id=~&quot;;[.C52];&quot;~ name=~&quot;;[.E52];&quot;~&gt;&lt;property name=~&quot;;[.F$1];&quot;~ value=~&quot;;[.F52];&quot;~ /&gt;&lt;property name=~&quot;;[.G$1];&quot;~ value=~&quot;;[.G52];&quot;~ /&gt;&lt;property name=~&quot;;[.H$1];&quot;~ value=~&quot;;[.H52];&quot;~ /&gt;&lt;property name=~&quot;;[.I$1];&quot;~ value=~&quot;;[.I52];&quot;~ /&gt;&lt;property name=~&quot;;[.J$1];&quot;~ value=~&quot;;[.J52];&quot;~ /&gt;&lt;property name=~&quot;;[.K$1];&quot;~ value=~&quot;;[.K52];&quot;~ /&gt;&lt;property name=~&quot;;[.L$1];&quot;~ value=~&quot;;[.L52];&quot;~ /&gt;&lt;property name=~&quot;;[.M$1];&quot;~ value=~&quot;;[.M52];&quot;~ /&gt;&lt;property name=~&quot;;[.N$1];&quot;~ value=~&quot;;[.N52];&quot;~ /&gt;&lt;property name=~&quot;;[.O$1];&quot;~ value=~&quot;;[.O52];&quot;~ /&gt;&lt;property name=~&quot;;[.P$1];&quot;~ value=~&quot;;[.P52];&quot;~ /&gt;&lt;property name=~&quot;;[.Q$1];&quot;~ value=~&quot;;[.Q52];&quot;~ /&gt;&lt;property name=~&quot;;[.R$1];&quot;~ value=~&quot;;[.R52];&quot;~ /&gt;&lt;property name=~&quot;;[.S$1];&quot;~ value=~&quot;;[.S52];&quot;~ /&gt;&lt;property name=~&quot;;[.T$1];&quot;~ value=~&quot;;[.T52];&quot;~ /&gt;&lt;property name=~&quot;;[.U$1];&quot;~ value=~&quot;;[.U52];&quot;~ /&gt;&lt;property name=~&quot;;[.V$1];&quot;~ value=~&quot;;[.V52];&quot;~ /&gt;&lt;property name=~&quot;;[.W$1];&quot;~ value=~&quot;;[.W52];&quot;~ /&gt;&lt;/card&gt;&quot;)" office:value-type="string" office:string-value="  &lt;card id=~e9dd2c3e-ca36-4ff2-bbb5-a1fcf405140b~ name=~Oar Team~&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1~ /&gt;&lt;property name=~Crew Max~ value=~~ /&gt;&lt;property name=~Move Cost~ value=~~ /&gt;&lt;property name=~Faction~ value=~unaligned~ /&gt;&lt;property name=~Text~ value=~Rower · No attachments~ /&gt;&lt;/card&gt;">
            <text:p><text:s text:c="2"/>&lt;card id=~e9dd2c3e-ca36-4ff2-bbb5-a1fcf405140b~ name=~Oar Team~&gt;&lt;property name=~Rarity~ value=~C~ /&gt;&lt;property name=~Type~ value=~crew~ /&gt;&lt;property name=~Cost~ value=~2~ /&gt;&lt;property name=~Cost Type~ value=~In~ /&gt;&lt;property name=~Cancel~ value=~~ /&gt;&lt;property name=~Cancel Type~ value=~~ /&gt;&lt;property name=~Wealth~ value=~~ /&gt;&lt;property name=~Attack~ value=~P~ /&gt;&lt;property name=~Parry~ value=~c,t~ /&gt;&lt;property name=~Cannon~ value=~0~ /&gt;&lt;property name=~Sailing~ value=~2~ /&gt;&lt;property name=~Adventuring~ value=~0~ /&gt;&lt;property name=~Influence~ value=~0~ /&gt;&lt;property name=~Swashbuckling~ value=~1~ /&gt;&lt;property name=~Crew Max~ value=~~ /&gt;&lt;property name=~Move Cost~ value=~~ /&gt;&lt;property name=~Faction~ value=~unaligned~ /&gt;&lt;property name=~Text~ value=~Rower · No attachments~ /&gt;&lt;/card&gt;</text:p>
          </table:table-cell>
          <table:table-cell table:formula="of:=CONCATENATE(&quot; &lt;Relationship Target=~/cards/&quot;;[.D52];&quot;.jpg~ Id=~C&quot;;[.C52];&quot;~ Type=~http://schemas.octgn.org/picture~/&gt;&quot;)" office:value-type="string" office:string-value=" &lt;Relationship Target=~/cards/ST_oarteam.jpg~ Id=~Ce9dd2c3e-ca36-4ff2-bbb5-a1fcf405140b~ Type=~http://schemas.octgn.org/picture~/&gt;">
            <text:p><text:s/>&lt;Relationship Target=~/cards/ST_oarteam.jpg~ Id=~Ce9dd2c3e-ca36-4ff2-bbb5-a1fcf405140b~ Type=~http://schemas.octgn.org/picture~/&gt;</text:p>
          </table:table-cell>
          <table:table-cell office:value-type="string">
            <text:p>e9dd2c3e-ca36-4ff2-bbb5-a1fcf405140b</text:p>
          </table:table-cell>
          <table:table-cell office:value-type="string">
            <text:p>ST_oarteam</text:p>
          </table:table-cell>
          <table:table-cell office:value-type="string">
            <text:p>Oar Team</text:p>
          </table:table-cell>
          <table:table-cell office:value-type="string">
            <text:p>C</text:p>
          </table:table-cell>
          <table:table-cell office:value-type="string">
            <text:p>crew</text:p>
          </table:table-cell>
          <table:table-cell office:value-type="float" office:value="2">
            <text:p>2</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table:number-columns-repeated="2"/>
          <table:table-cell office:value-type="string">
            <text:p>unaligned</text:p>
          </table:table-cell>
          <table:table-cell office:value-type="string">
            <text:p>Rower · No attachments</text:p>
          </table:table-cell>
          <table:table-cell table:number-columns-repeated="999"/>
        </table:table-row>
        <table:table-row table:style-name="ro1">
          <table:table-cell table:formula="of:=CONCATENATE(&quot;  &lt;card id=~&quot;;[.C53];&quot;~ name=~&quot;;[.E53];&quot;~&gt;&lt;property name=~&quot;;[.F$1];&quot;~ value=~&quot;;[.F53];&quot;~ /&gt;&lt;property name=~&quot;;[.G$1];&quot;~ value=~&quot;;[.G53];&quot;~ /&gt;&lt;property name=~&quot;;[.H$1];&quot;~ value=~&quot;;[.H53];&quot;~ /&gt;&lt;property name=~&quot;;[.I$1];&quot;~ value=~&quot;;[.I53];&quot;~ /&gt;&lt;property name=~&quot;;[.J$1];&quot;~ value=~&quot;;[.J53];&quot;~ /&gt;&lt;property name=~&quot;;[.K$1];&quot;~ value=~&quot;;[.K53];&quot;~ /&gt;&lt;property name=~&quot;;[.L$1];&quot;~ value=~&quot;;[.L53];&quot;~ /&gt;&lt;property name=~&quot;;[.M$1];&quot;~ value=~&quot;;[.M53];&quot;~ /&gt;&lt;property name=~&quot;;[.N$1];&quot;~ value=~&quot;;[.N53];&quot;~ /&gt;&lt;property name=~&quot;;[.O$1];&quot;~ value=~&quot;;[.O53];&quot;~ /&gt;&lt;property name=~&quot;;[.P$1];&quot;~ value=~&quot;;[.P53];&quot;~ /&gt;&lt;property name=~&quot;;[.Q$1];&quot;~ value=~&quot;;[.Q53];&quot;~ /&gt;&lt;property name=~&quot;;[.R$1];&quot;~ value=~&quot;;[.R53];&quot;~ /&gt;&lt;property name=~&quot;;[.S$1];&quot;~ value=~&quot;;[.S53];&quot;~ /&gt;&lt;property name=~&quot;;[.T$1];&quot;~ value=~&quot;;[.T53];&quot;~ /&gt;&lt;property name=~&quot;;[.U$1];&quot;~ value=~&quot;;[.U53];&quot;~ /&gt;&lt;property name=~&quot;;[.V$1];&quot;~ value=~&quot;;[.V53];&quot;~ /&gt;&lt;property name=~&quot;;[.W$1];&quot;~ value=~&quot;;[.W53];&quot;~ /&gt;&lt;/card&gt;&quot;)" office:value-type="string" office:string-value="  &lt;card id=~a7b7a305-c9c7-4a1e-a5c4-58de3e98a7ce~ name=~Obscured by Smoke~&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Play when your Ship is suffering more than 7 Hits from a Cannon Attack. Reduce the Hits inflicted by the attack to 7.~ /&gt;&lt;/card&gt;">
            <text:p><text:s text:c="2"/>&lt;card id=~a7b7a305-c9c7-4a1e-a5c4-58de3e98a7ce~ name=~Obscured by Smoke~&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Play when your Ship is suffering more than 7 Hits from a Cannon Attack. Reduce the Hits inflicted by the attack to 7.~ /&gt;&lt;/card&gt;</text:p>
          </table:table-cell>
          <table:table-cell table:formula="of:=CONCATENATE(&quot; &lt;Relationship Target=~/cards/&quot;;[.D53];&quot;.jpg~ Id=~C&quot;;[.C53];&quot;~ Type=~http://schemas.octgn.org/picture~/&gt;&quot;)" office:value-type="string" office:string-value=" &lt;Relationship Target=~/cards/ST_obscuredbythesmoke.jpg~ Id=~Ca7b7a305-c9c7-4a1e-a5c4-58de3e98a7ce~ Type=~http://schemas.octgn.org/picture~/&gt;">
            <text:p><text:s/>&lt;Relationship Target=~/cards/ST_obscuredbythesmoke.jpg~ Id=~Ca7b7a305-c9c7-4a1e-a5c4-58de3e98a7ce~ Type=~http://schemas.octgn.org/picture~/&gt;</text:p>
          </table:table-cell>
          <table:table-cell office:value-type="string">
            <text:p>a7b7a305-c9c7-4a1e-a5c4-58de3e98a7ce</text:p>
          </table:table-cell>
          <table:table-cell office:value-type="string">
            <text:p>ST_obscuredbythesmoke</text:p>
          </table:table-cell>
          <table:table-cell office:value-type="string">
            <text:p>Obscured by Smoke</text:p>
          </table:table-cell>
          <table:table-cell office:value-type="string">
            <text:p>U</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Play when your Ship is suffering more than 7 Hits from a Cannon Attack. Reduce the Hits inflicted by the attack to 7.</text:p>
          </table:table-cell>
          <table:table-cell table:number-columns-repeated="999"/>
        </table:table-row>
        <table:table-row table:style-name="ro1">
          <table:table-cell table:formula="of:=CONCATENATE(&quot;  &lt;card id=~&quot;;[.C54];&quot;~ name=~&quot;;[.E54];&quot;~&gt;&lt;property name=~&quot;;[.F$1];&quot;~ value=~&quot;;[.F54];&quot;~ /&gt;&lt;property name=~&quot;;[.G$1];&quot;~ value=~&quot;;[.G54];&quot;~ /&gt;&lt;property name=~&quot;;[.H$1];&quot;~ value=~&quot;;[.H54];&quot;~ /&gt;&lt;property name=~&quot;;[.I$1];&quot;~ value=~&quot;;[.I54];&quot;~ /&gt;&lt;property name=~&quot;;[.J$1];&quot;~ value=~&quot;;[.J54];&quot;~ /&gt;&lt;property name=~&quot;;[.K$1];&quot;~ value=~&quot;;[.K54];&quot;~ /&gt;&lt;property name=~&quot;;[.L$1];&quot;~ value=~&quot;;[.L54];&quot;~ /&gt;&lt;property name=~&quot;;[.M$1];&quot;~ value=~&quot;;[.M54];&quot;~ /&gt;&lt;property name=~&quot;;[.N$1];&quot;~ value=~&quot;;[.N54];&quot;~ /&gt;&lt;property name=~&quot;;[.O$1];&quot;~ value=~&quot;;[.O54];&quot;~ /&gt;&lt;property name=~&quot;;[.P$1];&quot;~ value=~&quot;;[.P54];&quot;~ /&gt;&lt;property name=~&quot;;[.Q$1];&quot;~ value=~&quot;;[.Q54];&quot;~ /&gt;&lt;property name=~&quot;;[.R$1];&quot;~ value=~&quot;;[.R54];&quot;~ /&gt;&lt;property name=~&quot;;[.S$1];&quot;~ value=~&quot;;[.S54];&quot;~ /&gt;&lt;property name=~&quot;;[.T$1];&quot;~ value=~&quot;;[.T54];&quot;~ /&gt;&lt;property name=~&quot;;[.U$1];&quot;~ value=~&quot;;[.U54];&quot;~ /&gt;&lt;property name=~&quot;;[.V$1];&quot;~ value=~&quot;;[.V54];&quot;~ /&gt;&lt;property name=~&quot;;[.W$1];&quot;~ value=~&quot;;[.W54];&quot;~ /&gt;&lt;/card&gt;&quot;)" office:value-type="string" office:string-value="  &lt;card id=~fb4a1f84-35ab-4df0-ace0-10c6980d477d~ name=~Offensive Maneuver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the Frothing Sea). crew Attachment: This crew inflicts 2 extra hits during Boarding Attacks.~ /&gt;&lt;/card&gt;">
            <text:p><text:s text:c="2"/>&lt;card id=~fb4a1f84-35ab-4df0-ace0-10c6980d477d~ name=~Offensive Maneuver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the Frothing Sea). crew Attachment: This crew inflicts 2 extra hits during Boarding Attacks.~ /&gt;&lt;/card&gt;</text:p>
          </table:table-cell>
          <table:table-cell table:formula="of:=CONCATENATE(&quot; &lt;Relationship Target=~/cards/&quot;;[.D54];&quot;.jpg~ Id=~C&quot;;[.C54];&quot;~ Type=~http://schemas.octgn.org/picture~/&gt;&quot;)" office:value-type="string" office:string-value=" &lt;Relationship Target=~/cards/ST_offensivemaneuvers.jpg~ Id=~Cfb4a1f84-35ab-4df0-ace0-10c6980d477d~ Type=~http://schemas.octgn.org/picture~/&gt;">
            <text:p><text:s/>&lt;Relationship Target=~/cards/ST_offensivemaneuvers.jpg~ Id=~Cfb4a1f84-35ab-4df0-ace0-10c6980d477d~ Type=~http://schemas.octgn.org/picture~/&gt;</text:p>
          </table:table-cell>
          <table:table-cell office:value-type="string">
            <text:p>fb4a1f84-35ab-4df0-ace0-10c6980d477d</text:p>
          </table:table-cell>
          <table:table-cell office:value-type="string">
            <text:p>ST_offensivemaneuvers</text:p>
          </table:table-cell>
          <table:table-cell office:value-type="string">
            <text:p>Offensive Maneuvers</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Tack 2 Adventuring (1 if completed in the Frothing Sea). crew Attachment: This crew inflicts 2 extra hits during Boarding Attacks.</text:p>
          </table:table-cell>
          <table:table-cell table:number-columns-repeated="999"/>
        </table:table-row>
        <table:table-row table:style-name="ro1">
          <table:table-cell table:formula="of:=CONCATENATE(&quot;  &lt;card id=~&quot;;[.C55];&quot;~ name=~&quot;;[.E55];&quot;~&gt;&lt;property name=~&quot;;[.F$1];&quot;~ value=~&quot;;[.F55];&quot;~ /&gt;&lt;property name=~&quot;;[.G$1];&quot;~ value=~&quot;;[.G55];&quot;~ /&gt;&lt;property name=~&quot;;[.H$1];&quot;~ value=~&quot;;[.H55];&quot;~ /&gt;&lt;property name=~&quot;;[.I$1];&quot;~ value=~&quot;;[.I55];&quot;~ /&gt;&lt;property name=~&quot;;[.J$1];&quot;~ value=~&quot;;[.J55];&quot;~ /&gt;&lt;property name=~&quot;;[.K$1];&quot;~ value=~&quot;;[.K55];&quot;~ /&gt;&lt;property name=~&quot;;[.L$1];&quot;~ value=~&quot;;[.L55];&quot;~ /&gt;&lt;property name=~&quot;;[.M$1];&quot;~ value=~&quot;;[.M55];&quot;~ /&gt;&lt;property name=~&quot;;[.N$1];&quot;~ value=~&quot;;[.N55];&quot;~ /&gt;&lt;property name=~&quot;;[.O$1];&quot;~ value=~&quot;;[.O55];&quot;~ /&gt;&lt;property name=~&quot;;[.P$1];&quot;~ value=~&quot;;[.P55];&quot;~ /&gt;&lt;property name=~&quot;;[.Q$1];&quot;~ value=~&quot;;[.Q55];&quot;~ /&gt;&lt;property name=~&quot;;[.R$1];&quot;~ value=~&quot;;[.R55];&quot;~ /&gt;&lt;property name=~&quot;;[.S$1];&quot;~ value=~&quot;;[.S55];&quot;~ /&gt;&lt;property name=~&quot;;[.T$1];&quot;~ value=~&quot;;[.T55];&quot;~ /&gt;&lt;property name=~&quot;;[.U$1];&quot;~ value=~&quot;;[.U55];&quot;~ /&gt;&lt;property name=~&quot;;[.V$1];&quot;~ value=~&quot;;[.V55];&quot;~ /&gt;&lt;property name=~&quot;;[.W$1];&quot;~ value=~&quot;;[.W55];&quot;~ /&gt;&lt;/card&gt;&quot;)" office:value-type="string" office:string-value="  &lt;card id=~fe39e36c-0962-4d47-8e8e-9deeb8222fbb~ name=~The Ogre~&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1 Knack (May only be attached to a crew with Glamour 1 or more) This crew has +1 Swashbuckling during Boardings.~ /&gt;&lt;/card&gt;">
            <text:p><text:s text:c="2"/>&lt;card id=~fe39e36c-0962-4d47-8e8e-9deeb8222fbb~ name=~The Ogre~&gt;&lt;property name=~Rarity~ value=~U~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Glamour 1 Knack (May only be attached to a crew with Glamour 1 or more) This crew has +1 Swashbuckling during Boardings.~ /&gt;&lt;/card&gt;</text:p>
          </table:table-cell>
          <table:table-cell table:formula="of:=CONCATENATE(&quot; &lt;Relationship Target=~/cards/&quot;;[.D55];&quot;.jpg~ Id=~C&quot;;[.C55];&quot;~ Type=~http://schemas.octgn.org/picture~/&gt;&quot;)" office:value-type="string" office:string-value=" &lt;Relationship Target=~/cards/ST_theogre.jpg~ Id=~Cfe39e36c-0962-4d47-8e8e-9deeb8222fbb~ Type=~http://schemas.octgn.org/picture~/&gt;">
            <text:p><text:s/>&lt;Relationship Target=~/cards/ST_theogre.jpg~ Id=~Cfe39e36c-0962-4d47-8e8e-9deeb8222fbb~ Type=~http://schemas.octgn.org/picture~/&gt;</text:p>
          </table:table-cell>
          <table:table-cell office:value-type="string">
            <text:p>fe39e36c-0962-4d47-8e8e-9deeb8222fbb</text:p>
          </table:table-cell>
          <table:table-cell office:value-type="string">
            <text:p>ST_theogre</text:p>
          </table:table-cell>
          <table:table-cell office:value-type="string">
            <text:p>The Ogre</text:p>
          </table:table-cell>
          <table:table-cell office:value-type="string">
            <text:p>U</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crew Attachment - Glamour 1 Knack (May only be attached to a crew with Glamour 1 or more) This crew has +1 Swashbuckling during Boardings.</text:p>
          </table:table-cell>
          <table:table-cell table:number-columns-repeated="999"/>
        </table:table-row>
        <table:table-row table:style-name="ro1">
          <table:table-cell table:formula="of:=CONCATENATE(&quot;  &lt;card id=~&quot;;[.C56];&quot;~ name=~&quot;;[.E56];&quot;~&gt;&lt;property name=~&quot;;[.F$1];&quot;~ value=~&quot;;[.F56];&quot;~ /&gt;&lt;property name=~&quot;;[.G$1];&quot;~ value=~&quot;;[.G56];&quot;~ /&gt;&lt;property name=~&quot;;[.H$1];&quot;~ value=~&quot;;[.H56];&quot;~ /&gt;&lt;property name=~&quot;;[.I$1];&quot;~ value=~&quot;;[.I56];&quot;~ /&gt;&lt;property name=~&quot;;[.J$1];&quot;~ value=~&quot;;[.J56];&quot;~ /&gt;&lt;property name=~&quot;;[.K$1];&quot;~ value=~&quot;;[.K56];&quot;~ /&gt;&lt;property name=~&quot;;[.L$1];&quot;~ value=~&quot;;[.L56];&quot;~ /&gt;&lt;property name=~&quot;;[.M$1];&quot;~ value=~&quot;;[.M56];&quot;~ /&gt;&lt;property name=~&quot;;[.N$1];&quot;~ value=~&quot;;[.N56];&quot;~ /&gt;&lt;property name=~&quot;;[.O$1];&quot;~ value=~&quot;;[.O56];&quot;~ /&gt;&lt;property name=~&quot;;[.P$1];&quot;~ value=~&quot;;[.P56];&quot;~ /&gt;&lt;property name=~&quot;;[.Q$1];&quot;~ value=~&quot;;[.Q56];&quot;~ /&gt;&lt;property name=~&quot;;[.R$1];&quot;~ value=~&quot;;[.R56];&quot;~ /&gt;&lt;property name=~&quot;;[.S$1];&quot;~ value=~&quot;;[.S56];&quot;~ /&gt;&lt;property name=~&quot;;[.T$1];&quot;~ value=~&quot;;[.T56];&quot;~ /&gt;&lt;property name=~&quot;;[.U$1];&quot;~ value=~&quot;;[.U56];&quot;~ /&gt;&lt;property name=~&quot;;[.V$1];&quot;~ value=~&quot;;[.V56];&quot;~ /&gt;&lt;property name=~&quot;;[.W$1];&quot;~ value=~&quot;;[.W56];&quot;~ /&gt;&lt;/card&gt;&quot;)" office:value-type="string" office:string-value="  &lt;card id=~7ee09ae0-4c04-444a-8d59-1dae9d67ca3c~ name=~Panzerhand~&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React: Tack Panzerhand as a Boarding Attack to reverse a Thrust or Slash Boarding Attack played by your opponent against this crew. This card produces a Punch Boarding Attack. Until the end of this Boarding, this crew's Boarding Attacks that finish with a Punch inflict 2 extra hits.~ /&gt;&lt;/card&gt;">
            <text:p><text:s text:c="2"/>&lt;card id=~7ee09ae0-4c04-444a-8d59-1dae9d67ca3c~ name=~Panzerhand~&gt;&lt;property name=~Rarity~ value=~C~ /&gt;&lt;property name=~Type~ value=~attachments~ /&gt;&lt;property name=~Cost~ value=~2~ /&gt;&lt;property name=~Cost Type~ value=~In~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Item React: Tack Panzerhand as a Boarding Attack to reverse a Thrust or Slash Boarding Attack played by your opponent against this crew. This card produces a Punch Boarding Attack. Until the end of this Boarding, this crew's Boarding Attacks that finish with a Punch inflict 2 extra hits.~ /&gt;&lt;/card&gt;</text:p>
          </table:table-cell>
          <table:table-cell table:formula="of:=CONCATENATE(&quot; &lt;Relationship Target=~/cards/&quot;;[.D56];&quot;.jpg~ Id=~C&quot;;[.C56];&quot;~ Type=~http://schemas.octgn.org/picture~/&gt;&quot;)" office:value-type="string" office:string-value=" &lt;Relationship Target=~/cards/ST_panzerhand.jpg~ Id=~C7ee09ae0-4c04-444a-8d59-1dae9d67ca3c~ Type=~http://schemas.octgn.org/picture~/&gt;">
            <text:p><text:s/>&lt;Relationship Target=~/cards/ST_panzerhand.jpg~ Id=~C7ee09ae0-4c04-444a-8d59-1dae9d67ca3c~ Type=~http://schemas.octgn.org/picture~/&gt;</text:p>
          </table:table-cell>
          <table:table-cell office:value-type="string">
            <text:p>7ee09ae0-4c04-444a-8d59-1dae9d67ca3c</text:p>
          </table:table-cell>
          <table:table-cell office:value-type="string">
            <text:p>ST_panzerhand</text:p>
          </table:table-cell>
          <table:table-cell office:value-type="string">
            <text:p>Panzerhand</text:p>
          </table:table-cell>
          <table:table-cell office:value-type="string">
            <text:p>C</text:p>
          </table:table-cell>
          <table:table-cell office:value-type="string">
            <text:p>attachments</text:p>
          </table:table-cell>
          <table:table-cell office:value-type="float" office:value="2">
            <text:p>2</text:p>
          </table:table-cell>
          <table:table-cell office:value-type="string">
            <text:p>In</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 Item React: Tack Panzerhand as a Boarding Attack to reverse a Thrust or Slash Boarding Attack played by your opponent against this crew. This card produces a Punch Boarding Attack. Until the end of this Boarding, this crew's Boarding Attacks that finish with a Punch inflict 2 extra hits.</text:p>
          </table:table-cell>
          <table:table-cell table:number-columns-repeated="999"/>
        </table:table-row>
        <table:table-row table:style-name="ro1">
          <table:table-cell table:formula="of:=CONCATENATE(&quot;  &lt;card id=~&quot;;[.C57];&quot;~ name=~&quot;;[.E57];&quot;~&gt;&lt;property name=~&quot;;[.F$1];&quot;~ value=~&quot;;[.F57];&quot;~ /&gt;&lt;property name=~&quot;;[.G$1];&quot;~ value=~&quot;;[.G57];&quot;~ /&gt;&lt;property name=~&quot;;[.H$1];&quot;~ value=~&quot;;[.H57];&quot;~ /&gt;&lt;property name=~&quot;;[.I$1];&quot;~ value=~&quot;;[.I57];&quot;~ /&gt;&lt;property name=~&quot;;[.J$1];&quot;~ value=~&quot;;[.J57];&quot;~ /&gt;&lt;property name=~&quot;;[.K$1];&quot;~ value=~&quot;;[.K57];&quot;~ /&gt;&lt;property name=~&quot;;[.L$1];&quot;~ value=~&quot;;[.L57];&quot;~ /&gt;&lt;property name=~&quot;;[.M$1];&quot;~ value=~&quot;;[.M57];&quot;~ /&gt;&lt;property name=~&quot;;[.N$1];&quot;~ value=~&quot;;[.N57];&quot;~ /&gt;&lt;property name=~&quot;;[.O$1];&quot;~ value=~&quot;;[.O57];&quot;~ /&gt;&lt;property name=~&quot;;[.P$1];&quot;~ value=~&quot;;[.P57];&quot;~ /&gt;&lt;property name=~&quot;;[.Q$1];&quot;~ value=~&quot;;[.Q57];&quot;~ /&gt;&lt;property name=~&quot;;[.R$1];&quot;~ value=~&quot;;[.R57];&quot;~ /&gt;&lt;property name=~&quot;;[.S$1];&quot;~ value=~&quot;;[.S57];&quot;~ /&gt;&lt;property name=~&quot;;[.T$1];&quot;~ value=~&quot;;[.T57];&quot;~ /&gt;&lt;property name=~&quot;;[.U$1];&quot;~ value=~&quot;;[.U57];&quot;~ /&gt;&lt;property name=~&quot;;[.V$1];&quot;~ value=~&quot;;[.V57];&quot;~ /&gt;&lt;property name=~&quot;;[.W$1];&quot;~ value=~&quot;;[.W57];&quot;~ /&gt;&lt;/card&gt;&quot;)" office:value-type="string" office:string-value="  &lt;card id=~a56f8c45-fda6-492a-9392-213e842d85ea~ name=~Please, Take Your Time~&gt;&lt;property name=~Rarity~ value=~U~ /&gt;&lt;property name=~Type~ value=~actions~ /&gt;&lt;property name=~Cost~ value=~1~ /&gt;&lt;property name=~Cost Type~ value=~In~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Target another player. That player may draw 1 card. Move your Ship to a sea adjacent to your current Sea.~ /&gt;&lt;/card&gt;">
            <text:p><text:s text:c="2"/>&lt;card id=~a56f8c45-fda6-492a-9392-213e842d85ea~ name=~Please, Take Your Time~&gt;&lt;property name=~Rarity~ value=~U~ /&gt;&lt;property name=~Type~ value=~actions~ /&gt;&lt;property name=~Cost~ value=~1~ /&gt;&lt;property name=~Cost Type~ value=~In~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Target another player. That player may draw 1 card. Move your Ship to a sea adjacent to your current Sea.~ /&gt;&lt;/card&gt;</text:p>
          </table:table-cell>
          <table:table-cell table:formula="of:=CONCATENATE(&quot; &lt;Relationship Target=~/cards/&quot;;[.D57];&quot;.jpg~ Id=~C&quot;;[.C57];&quot;~ Type=~http://schemas.octgn.org/picture~/&gt;&quot;)" office:value-type="string" office:string-value=" &lt;Relationship Target=~/cards/ST_pleasetakeyourtime.jpg~ Id=~Ca56f8c45-fda6-492a-9392-213e842d85ea~ Type=~http://schemas.octgn.org/picture~/&gt;">
            <text:p><text:s/>&lt;Relationship Target=~/cards/ST_pleasetakeyourtime.jpg~ Id=~Ca56f8c45-fda6-492a-9392-213e842d85ea~ Type=~http://schemas.octgn.org/picture~/&gt;</text:p>
          </table:table-cell>
          <table:table-cell office:value-type="string">
            <text:p>a56f8c45-fda6-492a-9392-213e842d85ea</text:p>
          </table:table-cell>
          <table:table-cell office:value-type="string">
            <text:p>ST_pleasetakeyourtime</text:p>
          </table:table-cell>
          <table:table-cell office:value-type="string">
            <text:p>Please, Take Your Time</text:p>
          </table:table-cell>
          <table:table-cell office:value-type="string">
            <text:p>U</text:p>
          </table:table-cell>
          <table:table-cell office:value-type="string">
            <text:p>actions</text:p>
          </table:table-cell>
          <table:table-cell office:value-type="float" office:value="1">
            <text:p>1</text:p>
          </table:table-cell>
          <table:table-cell office:value-type="string">
            <text:p>In</text:p>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You may only play this card if you have a Heroic Captain. Target another player. That player may draw 1 card. Move your Ship to a sea adjacent to your current Sea.</text:p>
          </table:table-cell>
          <table:table-cell table:number-columns-repeated="999"/>
        </table:table-row>
        <table:table-row table:style-name="ro1">
          <table:table-cell table:formula="of:=CONCATENATE(&quot;  &lt;card id=~&quot;;[.C58];&quot;~ name=~&quot;;[.E58];&quot;~&gt;&lt;property name=~&quot;;[.F$1];&quot;~ value=~&quot;;[.F58];&quot;~ /&gt;&lt;property name=~&quot;;[.G$1];&quot;~ value=~&quot;;[.G58];&quot;~ /&gt;&lt;property name=~&quot;;[.H$1];&quot;~ value=~&quot;;[.H58];&quot;~ /&gt;&lt;property name=~&quot;;[.I$1];&quot;~ value=~&quot;;[.I58];&quot;~ /&gt;&lt;property name=~&quot;;[.J$1];&quot;~ value=~&quot;;[.J58];&quot;~ /&gt;&lt;property name=~&quot;;[.K$1];&quot;~ value=~&quot;;[.K58];&quot;~ /&gt;&lt;property name=~&quot;;[.L$1];&quot;~ value=~&quot;;[.L58];&quot;~ /&gt;&lt;property name=~&quot;;[.M$1];&quot;~ value=~&quot;;[.M58];&quot;~ /&gt;&lt;property name=~&quot;;[.N$1];&quot;~ value=~&quot;;[.N58];&quot;~ /&gt;&lt;property name=~&quot;;[.O$1];&quot;~ value=~&quot;;[.O58];&quot;~ /&gt;&lt;property name=~&quot;;[.P$1];&quot;~ value=~&quot;;[.P58];&quot;~ /&gt;&lt;property name=~&quot;;[.Q$1];&quot;~ value=~&quot;;[.Q58];&quot;~ /&gt;&lt;property name=~&quot;;[.R$1];&quot;~ value=~&quot;;[.R58];&quot;~ /&gt;&lt;property name=~&quot;;[.S$1];&quot;~ value=~&quot;;[.S58];&quot;~ /&gt;&lt;property name=~&quot;;[.T$1];&quot;~ value=~&quot;;[.T58];&quot;~ /&gt;&lt;property name=~&quot;;[.U$1];&quot;~ value=~&quot;;[.U58];&quot;~ /&gt;&lt;property name=~&quot;;[.V$1];&quot;~ value=~&quot;;[.V58];&quot;~ /&gt;&lt;property name=~&quot;;[.W$1];&quot;~ value=~&quot;;[.W58];&quot;~ /&gt;&lt;/card&gt;&quot;)" office:value-type="string" office:string-value="  &lt;card id=~919aac60-1261-4127-bdfd-314a05f39410~ name=~Pulling Through~&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orte 1 Knack (May only be attached to a crew with Porte 1 or more) React: Discard this card to target one of your adventures up to a number of seas away equal to this crews Porte. You may immediately complete that Adventure as if your Ship were in that Sea.~ /&gt;&lt;/card&gt;">
            <text:p><text:s text:c="2"/>&lt;card id=~919aac60-1261-4127-bdfd-314a05f39410~ name=~Pulling Through~&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Porte 1 Knack (May only be attached to a crew with Porte 1 or more) React: Discard this card to target one of your adventures up to a number of seas away equal to this crews Porte. You may immediately complete that Adventure as if your Ship were in that Sea.~ /&gt;&lt;/card&gt;</text:p>
          </table:table-cell>
          <table:table-cell table:formula="of:=CONCATENATE(&quot; &lt;Relationship Target=~/cards/&quot;;[.D58];&quot;.jpg~ Id=~C&quot;;[.C58];&quot;~ Type=~http://schemas.octgn.org/picture~/&gt;&quot;)" office:value-type="string" office:string-value=" &lt;Relationship Target=~/cards/ST_pullingthrough.jpg~ Id=~C919aac60-1261-4127-bdfd-314a05f39410~ Type=~http://schemas.octgn.org/picture~/&gt;">
            <text:p><text:s/>&lt;Relationship Target=~/cards/ST_pullingthrough.jpg~ Id=~C919aac60-1261-4127-bdfd-314a05f39410~ Type=~http://schemas.octgn.org/picture~/&gt;</text:p>
          </table:table-cell>
          <table:table-cell office:value-type="string">
            <text:p>919aac60-1261-4127-bdfd-314a05f39410</text:p>
          </table:table-cell>
          <table:table-cell office:value-type="string">
            <text:p>ST_pullingthrough</text:p>
          </table:table-cell>
          <table:table-cell office:value-type="string">
            <text:p>Pulling Through</text:p>
          </table:table-cell>
          <table:table-cell office:value-type="string">
            <text:p>R</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crew Attachment · Porte 1 Knack (May only be attached to a crew with Porte 1 or more) React: Discard this card to target one of your adventures up to a number of seas away equal to this crews Porte. You may immediately complete that Adventure as if your Ship were in that Sea.</text:p>
          </table:table-cell>
          <table:table-cell table:number-columns-repeated="999"/>
        </table:table-row>
        <table:table-row table:style-name="ro1">
          <table:table-cell table:formula="of:=CONCATENATE(&quot;  &lt;card id=~&quot;;[.C59];&quot;~ name=~&quot;;[.E59];&quot;~&gt;&lt;property name=~&quot;;[.F$1];&quot;~ value=~&quot;;[.F59];&quot;~ /&gt;&lt;property name=~&quot;;[.G$1];&quot;~ value=~&quot;;[.G59];&quot;~ /&gt;&lt;property name=~&quot;;[.H$1];&quot;~ value=~&quot;;[.H59];&quot;~ /&gt;&lt;property name=~&quot;;[.I$1];&quot;~ value=~&quot;;[.I59];&quot;~ /&gt;&lt;property name=~&quot;;[.J$1];&quot;~ value=~&quot;;[.J59];&quot;~ /&gt;&lt;property name=~&quot;;[.K$1];&quot;~ value=~&quot;;[.K59];&quot;~ /&gt;&lt;property name=~&quot;;[.L$1];&quot;~ value=~&quot;;[.L59];&quot;~ /&gt;&lt;property name=~&quot;;[.M$1];&quot;~ value=~&quot;;[.M59];&quot;~ /&gt;&lt;property name=~&quot;;[.N$1];&quot;~ value=~&quot;;[.N59];&quot;~ /&gt;&lt;property name=~&quot;;[.O$1];&quot;~ value=~&quot;;[.O59];&quot;~ /&gt;&lt;property name=~&quot;;[.P$1];&quot;~ value=~&quot;;[.P59];&quot;~ /&gt;&lt;property name=~&quot;;[.Q$1];&quot;~ value=~&quot;;[.Q59];&quot;~ /&gt;&lt;property name=~&quot;;[.R$1];&quot;~ value=~&quot;;[.R59];&quot;~ /&gt;&lt;property name=~&quot;;[.S$1];&quot;~ value=~&quot;;[.S59];&quot;~ /&gt;&lt;property name=~&quot;;[.T$1];&quot;~ value=~&quot;;[.T59];&quot;~ /&gt;&lt;property name=~&quot;;[.U$1];&quot;~ value=~&quot;;[.U59];&quot;~ /&gt;&lt;property name=~&quot;;[.V$1];&quot;~ value=~&quot;;[.V59];&quot;~ /&gt;&lt;property name=~&quot;;[.W$1];&quot;~ value=~&quot;;[.W59];&quot;~ /&gt;&lt;/card&gt;&quot;)" office:value-type="string" office:string-value="  &lt;card id=~08973e74-4810-4815-9b8e-e1102351c95b~ name=~Red the Adventurer~&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1~ /&gt;&lt;property name=~Swashbuckling~ value=~2~ /&gt;&lt;property name=~Crew Max~ value=~~ /&gt;&lt;property name=~Move Cost~ value=~~ /&gt;&lt;property name=~Faction~ value=~unaligned~ /&gt;&lt;property name=~Text~ value=~Red gains +1 Adventuring for each Attachment card attached to her.~ /&gt;&lt;/card&gt;">
            <text:p><text:s text:c="2"/>&lt;card id=~08973e74-4810-4815-9b8e-e1102351c95b~ name=~Red the Adventurer~&gt;&lt;property name=~Rarity~ value=~U~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3~ /&gt;&lt;property name=~Influence~ value=~1~ /&gt;&lt;property name=~Swashbuckling~ value=~2~ /&gt;&lt;property name=~Crew Max~ value=~~ /&gt;&lt;property name=~Move Cost~ value=~~ /&gt;&lt;property name=~Faction~ value=~unaligned~ /&gt;&lt;property name=~Text~ value=~Red gains +1 Adventuring for each Attachment card attached to her.~ /&gt;&lt;/card&gt;</text:p>
          </table:table-cell>
          <table:table-cell table:formula="of:=CONCATENATE(&quot; &lt;Relationship Target=~/cards/&quot;;[.D59];&quot;.jpg~ Id=~C&quot;;[.C59];&quot;~ Type=~http://schemas.octgn.org/picture~/&gt;&quot;)" office:value-type="string" office:string-value=" &lt;Relationship Target=~/cards/ST_redtheadventurer.jpg~ Id=~C08973e74-4810-4815-9b8e-e1102351c95b~ Type=~http://schemas.octgn.org/picture~/&gt;">
            <text:p><text:s/>&lt;Relationship Target=~/cards/ST_redtheadventurer.jpg~ Id=~C08973e74-4810-4815-9b8e-e1102351c95b~ Type=~http://schemas.octgn.org/picture~/&gt;</text:p>
          </table:table-cell>
          <table:table-cell office:value-type="string">
            <text:p>08973e74-4810-4815-9b8e-e1102351c95b</text:p>
          </table:table-cell>
          <table:table-cell office:value-type="string">
            <text:p>ST_redtheadventurer</text:p>
          </table:table-cell>
          <table:table-cell office:value-type="string">
            <text:p>Red the Adventurer</text:p>
          </table:table-cell>
          <table:table-cell office:value-type="string">
            <text:p>U</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3">
            <text:p>3</text:p>
          </table:table-cell>
          <table:table-cell office:value-type="float" office:value="1">
            <text:p>1</text:p>
          </table:table-cell>
          <table:table-cell office:value-type="float" office:value="2">
            <text:p>2</text:p>
          </table:table-cell>
          <table:table-cell table:number-columns-repeated="2"/>
          <table:table-cell office:value-type="string">
            <text:p>unaligned</text:p>
          </table:table-cell>
          <table:table-cell office:value-type="string">
            <text:p>Red gains +1 Adventuring for each Attachment card attached to her.</text:p>
          </table:table-cell>
          <table:table-cell table:number-columns-repeated="999"/>
        </table:table-row>
        <table:table-row table:style-name="ro1">
          <table:table-cell table:formula="of:=CONCATENATE(&quot;  &lt;card id=~&quot;;[.C60];&quot;~ name=~&quot;;[.E60];&quot;~&gt;&lt;property name=~&quot;;[.F$1];&quot;~ value=~&quot;;[.F60];&quot;~ /&gt;&lt;property name=~&quot;;[.G$1];&quot;~ value=~&quot;;[.G60];&quot;~ /&gt;&lt;property name=~&quot;;[.H$1];&quot;~ value=~&quot;;[.H60];&quot;~ /&gt;&lt;property name=~&quot;;[.I$1];&quot;~ value=~&quot;;[.I60];&quot;~ /&gt;&lt;property name=~&quot;;[.J$1];&quot;~ value=~&quot;;[.J60];&quot;~ /&gt;&lt;property name=~&quot;;[.K$1];&quot;~ value=~&quot;;[.K60];&quot;~ /&gt;&lt;property name=~&quot;;[.L$1];&quot;~ value=~&quot;;[.L60];&quot;~ /&gt;&lt;property name=~&quot;;[.M$1];&quot;~ value=~&quot;;[.M60];&quot;~ /&gt;&lt;property name=~&quot;;[.N$1];&quot;~ value=~&quot;;[.N60];&quot;~ /&gt;&lt;property name=~&quot;;[.O$1];&quot;~ value=~&quot;;[.O60];&quot;~ /&gt;&lt;property name=~&quot;;[.P$1];&quot;~ value=~&quot;;[.P60];&quot;~ /&gt;&lt;property name=~&quot;;[.Q$1];&quot;~ value=~&quot;;[.Q60];&quot;~ /&gt;&lt;property name=~&quot;;[.R$1];&quot;~ value=~&quot;;[.R60];&quot;~ /&gt;&lt;property name=~&quot;;[.S$1];&quot;~ value=~&quot;;[.S60];&quot;~ /&gt;&lt;property name=~&quot;;[.T$1];&quot;~ value=~&quot;;[.T60];&quot;~ /&gt;&lt;property name=~&quot;;[.U$1];&quot;~ value=~&quot;;[.U60];&quot;~ /&gt;&lt;property name=~&quot;;[.V$1];&quot;~ value=~&quot;;[.V60];&quot;~ /&gt;&lt;property name=~&quot;;[.W$1];&quot;~ value=~&quot;;[.W60];&quot;~ /&gt;&lt;/card&gt;&quot;)" office:value-type="string" office:string-value="  &lt;card id=~b3732bb4-3f01-4528-be87-3e57195166c9~ name=~Ring of Honor~&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4 Adventuring (2 if completed in Frothing Sea). Unique · Artifact · Heroic crew Attachment Tack Ring of Honor when one of your Heroic crew is tacking to absorb Hits during Boarding to absorb 3 Hits.~ /&gt;&lt;/card&gt;">
            <text:p><text:s text:c="2"/>&lt;card id=~b3732bb4-3f01-4528-be87-3e57195166c9~ name=~Ring of Honor~&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4 Adventuring (2 if completed in Frothing Sea). Unique · Artifact · Heroic crew Attachment Tack Ring of Honor when one of your Heroic crew is tacking to absorb Hits during Boarding to absorb 3 Hits.~ /&gt;&lt;/card&gt;</text:p>
          </table:table-cell>
          <table:table-cell table:formula="of:=CONCATENATE(&quot; &lt;Relationship Target=~/cards/&quot;;[.D60];&quot;.jpg~ Id=~C&quot;;[.C60];&quot;~ Type=~http://schemas.octgn.org/picture~/&gt;&quot;)" office:value-type="string" office:string-value=" &lt;Relationship Target=~/cards/ST_ringofhonor.jpg~ Id=~Cb3732bb4-3f01-4528-be87-3e57195166c9~ Type=~http://schemas.octgn.org/picture~/&gt;">
            <text:p><text:s/>&lt;Relationship Target=~/cards/ST_ringofhonor.jpg~ Id=~Cb3732bb4-3f01-4528-be87-3e57195166c9~ Type=~http://schemas.octgn.org/picture~/&gt;</text:p>
          </table:table-cell>
          <table:table-cell office:value-type="string">
            <text:p>b3732bb4-3f01-4528-be87-3e57195166c9</text:p>
          </table:table-cell>
          <table:table-cell office:value-type="string">
            <text:p>ST_ringofhonor</text:p>
          </table:table-cell>
          <table:table-cell office:value-type="string">
            <text:p>Ring of Honor</text:p>
          </table:table-cell>
          <table:table-cell office:value-type="string">
            <text:p>R</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Tack 4 Adventuring (2 if completed in Frothing Sea). Unique · Artifact · Heroic crew Attachment Tack Ring of Honor when one of your Heroic crew is tacking to absorb Hits during Boarding to absorb 3 Hits.</text:p>
          </table:table-cell>
          <table:table-cell table:number-columns-repeated="999"/>
        </table:table-row>
        <table:table-row table:style-name="ro1">
          <table:table-cell table:formula="of:=CONCATENATE(&quot;  &lt;card id=~&quot;;[.C61];&quot;~ name=~&quot;;[.E61];&quot;~&gt;&lt;property name=~&quot;;[.F$1];&quot;~ value=~&quot;;[.F61];&quot;~ /&gt;&lt;property name=~&quot;;[.G$1];&quot;~ value=~&quot;;[.G61];&quot;~ /&gt;&lt;property name=~&quot;;[.H$1];&quot;~ value=~&quot;;[.H61];&quot;~ /&gt;&lt;property name=~&quot;;[.I$1];&quot;~ value=~&quot;;[.I61];&quot;~ /&gt;&lt;property name=~&quot;;[.J$1];&quot;~ value=~&quot;;[.J61];&quot;~ /&gt;&lt;property name=~&quot;;[.K$1];&quot;~ value=~&quot;;[.K61];&quot;~ /&gt;&lt;property name=~&quot;;[.L$1];&quot;~ value=~&quot;;[.L61];&quot;~ /&gt;&lt;property name=~&quot;;[.M$1];&quot;~ value=~&quot;;[.M61];&quot;~ /&gt;&lt;property name=~&quot;;[.N$1];&quot;~ value=~&quot;;[.N61];&quot;~ /&gt;&lt;property name=~&quot;;[.O$1];&quot;~ value=~&quot;;[.O61];&quot;~ /&gt;&lt;property name=~&quot;;[.P$1];&quot;~ value=~&quot;;[.P61];&quot;~ /&gt;&lt;property name=~&quot;;[.Q$1];&quot;~ value=~&quot;;[.Q61];&quot;~ /&gt;&lt;property name=~&quot;;[.R$1];&quot;~ value=~&quot;;[.R61];&quot;~ /&gt;&lt;property name=~&quot;;[.S$1];&quot;~ value=~&quot;;[.S61];&quot;~ /&gt;&lt;property name=~&quot;;[.T$1];&quot;~ value=~&quot;;[.T61];&quot;~ /&gt;&lt;property name=~&quot;;[.U$1];&quot;~ value=~&quot;;[.U61];&quot;~ /&gt;&lt;property name=~&quot;;[.V$1];&quot;~ value=~&quot;;[.V61];&quot;~ /&gt;&lt;property name=~&quot;;[.W$1];&quot;~ value=~&quot;;[.W61];&quot;~ /&gt;&lt;/card&gt;&quot;)" office:value-type="string" office:string-value="  &lt;card id=~adcddaad-cf07-4ccf-8e14-238c946b698d~ name=~Ring of Villany~&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4 Adventuring (1 if completed in the Forbidden Sea). Unique · Artifact · Villianous crew Attachment React: Tack Ring of Villany when one of your Villianous crew inflicts Hits during a Boarding. Inflict 3 extra Hits.~ /&gt;&lt;/card&gt;">
            <text:p><text:s text:c="2"/>&lt;card id=~adcddaad-cf07-4ccf-8e14-238c946b698d~ name=~Ring of Villany~&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4 Adventuring (1 if completed in the Forbidden Sea). Unique · Artifact · Villianous crew Attachment React: Tack Ring of Villany when one of your Villianous crew inflicts Hits during a Boarding. Inflict 3 extra Hits.~ /&gt;&lt;/card&gt;</text:p>
          </table:table-cell>
          <table:table-cell table:formula="of:=CONCATENATE(&quot; &lt;Relationship Target=~/cards/&quot;;[.D61];&quot;.jpg~ Id=~C&quot;;[.C61];&quot;~ Type=~http://schemas.octgn.org/picture~/&gt;&quot;)" office:value-type="string" office:string-value=" &lt;Relationship Target=~/cards/ST_ringofvillainy.jpg~ Id=~Cadcddaad-cf07-4ccf-8e14-238c946b698d~ Type=~http://schemas.octgn.org/picture~/&gt;">
            <text:p><text:s/>&lt;Relationship Target=~/cards/ST_ringofvillainy.jpg~ Id=~Cadcddaad-cf07-4ccf-8e14-238c946b698d~ Type=~http://schemas.octgn.org/picture~/&gt;</text:p>
          </table:table-cell>
          <table:table-cell office:value-type="string">
            <text:p>adcddaad-cf07-4ccf-8e14-238c946b698d</text:p>
          </table:table-cell>
          <table:table-cell office:value-type="string">
            <text:p>ST_ringofvillainy</text:p>
          </table:table-cell>
          <table:table-cell office:value-type="string">
            <text:p>Ring of Villany</text:p>
          </table:table-cell>
          <table:table-cell office:value-type="string">
            <text:p>R</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Tack 4 Adventuring (1 if completed in the Forbidden Sea). Unique · Artifact · Villianous crew Attachment React: Tack Ring of Villany when one of your Villianous crew inflicts Hits during a Boarding. Inflict 3 extra Hits.</text:p>
          </table:table-cell>
          <table:table-cell table:number-columns-repeated="999"/>
        </table:table-row>
        <table:table-row table:style-name="ro1">
          <table:table-cell table:formula="of:=CONCATENATE(&quot;  &lt;card id=~&quot;;[.C62];&quot;~ name=~&quot;;[.E62];&quot;~&gt;&lt;property name=~&quot;;[.F$1];&quot;~ value=~&quot;;[.F62];&quot;~ /&gt;&lt;property name=~&quot;;[.G$1];&quot;~ value=~&quot;;[.G62];&quot;~ /&gt;&lt;property name=~&quot;;[.H$1];&quot;~ value=~&quot;;[.H62];&quot;~ /&gt;&lt;property name=~&quot;;[.I$1];&quot;~ value=~&quot;;[.I62];&quot;~ /&gt;&lt;property name=~&quot;;[.J$1];&quot;~ value=~&quot;;[.J62];&quot;~ /&gt;&lt;property name=~&quot;;[.K$1];&quot;~ value=~&quot;;[.K62];&quot;~ /&gt;&lt;property name=~&quot;;[.L$1];&quot;~ value=~&quot;;[.L62];&quot;~ /&gt;&lt;property name=~&quot;;[.M$1];&quot;~ value=~&quot;;[.M62];&quot;~ /&gt;&lt;property name=~&quot;;[.N$1];&quot;~ value=~&quot;;[.N62];&quot;~ /&gt;&lt;property name=~&quot;;[.O$1];&quot;~ value=~&quot;;[.O62];&quot;~ /&gt;&lt;property name=~&quot;;[.P$1];&quot;~ value=~&quot;;[.P62];&quot;~ /&gt;&lt;property name=~&quot;;[.Q$1];&quot;~ value=~&quot;;[.Q62];&quot;~ /&gt;&lt;property name=~&quot;;[.R$1];&quot;~ value=~&quot;;[.R62];&quot;~ /&gt;&lt;property name=~&quot;;[.S$1];&quot;~ value=~&quot;;[.S62];&quot;~ /&gt;&lt;property name=~&quot;;[.T$1];&quot;~ value=~&quot;;[.T62];&quot;~ /&gt;&lt;property name=~&quot;;[.U$1];&quot;~ value=~&quot;;[.U62];&quot;~ /&gt;&lt;property name=~&quot;;[.V$1];&quot;~ value=~&quot;;[.V62];&quot;~ /&gt;&lt;property name=~&quot;;[.W$1];&quot;~ value=~&quot;;[.W62];&quot;~ /&gt;&lt;/card&gt;&quot;)" office:value-type="string" office:string-value="  &lt;card id=~fd82b44f-3dd4-4b16-9608-ddf5ad7ad456~ name=~The River~&gt;&lt;property name=~Rarity~ value=~R~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rothing Sea Attachment · Unique React: Tack The River when you are paying an Influence cost to produce 1 Influence. It cuts through the continent like a broad blade. Control it, and you control Theah. ~ /&gt;&lt;/card&gt;">
            <text:p><text:s text:c="2"/>&lt;card id=~fd82b44f-3dd4-4b16-9608-ddf5ad7ad456~ name=~The River~&gt;&lt;property name=~Rarity~ value=~R~ /&gt;&lt;property name=~Type~ value=~attachments~ /&gt;&lt;property name=~Cost~ value=~4~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Frothing Sea Attachment · Unique React: Tack The River when you are paying an Influence cost to produce 1 Influence. It cuts through the continent like a broad blade. Control it, and you control Theah. ~ /&gt;&lt;/card&gt;</text:p>
          </table:table-cell>
          <table:table-cell table:formula="of:=CONCATENATE(&quot; &lt;Relationship Target=~/cards/&quot;;[.D62];&quot;.jpg~ Id=~C&quot;;[.C62];&quot;~ Type=~http://schemas.octgn.org/picture~/&gt;&quot;)" office:value-type="string" office:string-value=" &lt;Relationship Target=~/cards/ST_theriver.jpg~ Id=~Cfd82b44f-3dd4-4b16-9608-ddf5ad7ad456~ Type=~http://schemas.octgn.org/picture~/&gt;">
            <text:p><text:s/>&lt;Relationship Target=~/cards/ST_theriver.jpg~ Id=~Cfd82b44f-3dd4-4b16-9608-ddf5ad7ad456~ Type=~http://schemas.octgn.org/picture~/&gt;</text:p>
          </table:table-cell>
          <table:table-cell office:value-type="string">
            <text:p>fd82b44f-3dd4-4b16-9608-ddf5ad7ad456</text:p>
          </table:table-cell>
          <table:table-cell office:value-type="string">
            <text:p>ST_theriver</text:p>
          </table:table-cell>
          <table:table-cell office:value-type="string">
            <text:p>The River</text:p>
          </table:table-cell>
          <table:table-cell office:value-type="string">
            <text:p>R</text:p>
          </table:table-cell>
          <table:table-cell office:value-type="string">
            <text:p>attachments</text:p>
          </table:table-cell>
          <table:table-cell office:value-type="float" office:value="4">
            <text:p>4</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Frothing Sea Attachment · Unique React: Tack The River when you are paying an Influence cost to produce 1 Influence. It cuts through the continent like a broad blade. Control it, and you control Theah. </text:p>
          </table:table-cell>
          <table:table-cell table:number-columns-repeated="999"/>
        </table:table-row>
        <table:table-row table:style-name="ro1">
          <table:table-cell table:formula="of:=CONCATENATE(&quot;  &lt;card id=~&quot;;[.C63];&quot;~ name=~&quot;;[.E63];&quot;~&gt;&lt;property name=~&quot;;[.F$1];&quot;~ value=~&quot;;[.F63];&quot;~ /&gt;&lt;property name=~&quot;;[.G$1];&quot;~ value=~&quot;;[.G63];&quot;~ /&gt;&lt;property name=~&quot;;[.H$1];&quot;~ value=~&quot;;[.H63];&quot;~ /&gt;&lt;property name=~&quot;;[.I$1];&quot;~ value=~&quot;;[.I63];&quot;~ /&gt;&lt;property name=~&quot;;[.J$1];&quot;~ value=~&quot;;[.J63];&quot;~ /&gt;&lt;property name=~&quot;;[.K$1];&quot;~ value=~&quot;;[.K63];&quot;~ /&gt;&lt;property name=~&quot;;[.L$1];&quot;~ value=~&quot;;[.L63];&quot;~ /&gt;&lt;property name=~&quot;;[.M$1];&quot;~ value=~&quot;;[.M63];&quot;~ /&gt;&lt;property name=~&quot;;[.N$1];&quot;~ value=~&quot;;[.N63];&quot;~ /&gt;&lt;property name=~&quot;;[.O$1];&quot;~ value=~&quot;;[.O63];&quot;~ /&gt;&lt;property name=~&quot;;[.P$1];&quot;~ value=~&quot;;[.P63];&quot;~ /&gt;&lt;property name=~&quot;;[.Q$1];&quot;~ value=~&quot;;[.Q63];&quot;~ /&gt;&lt;property name=~&quot;;[.R$1];&quot;~ value=~&quot;;[.R63];&quot;~ /&gt;&lt;property name=~&quot;;[.S$1];&quot;~ value=~&quot;;[.S63];&quot;~ /&gt;&lt;property name=~&quot;;[.T$1];&quot;~ value=~&quot;;[.T63];&quot;~ /&gt;&lt;property name=~&quot;;[.U$1];&quot;~ value=~&quot;;[.U63];&quot;~ /&gt;&lt;property name=~&quot;;[.V$1];&quot;~ value=~&quot;;[.V63];&quot;~ /&gt;&lt;property name=~&quot;;[.W$1];&quot;~ value=~&quot;;[.W63];&quot;~ /&gt;&lt;/card&gt;&quot;)" office:value-type="string" office:string-value="  &lt;card id=~2802edd6-ae2b-4bc5-b047-c0d3f688a8e4~ name=~Rognvald Brandson~&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1~ /&gt;&lt;property name=~Crew Max~ value=~~ /&gt;&lt;property name=~Move Cost~ value=~~ /&gt;&lt;property name=~Faction~ value=~Vesten~ /&gt;&lt;property name=~Text~ value=~Unique · Heroic Rognvald gains +1 Influence for every completed Adventure you have in play.~ /&gt;&lt;/card&gt;">
            <text:p><text:s text:c="2"/>&lt;card id=~2802edd6-ae2b-4bc5-b047-c0d3f688a8e4~ name=~Rognvald Brandson~&gt;&lt;property name=~Rarity~ value=~R~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1~ /&gt;&lt;property name=~Crew Max~ value=~~ /&gt;&lt;property name=~Move Cost~ value=~~ /&gt;&lt;property name=~Faction~ value=~Vesten~ /&gt;&lt;property name=~Text~ value=~Unique · Heroic Rognvald gains +1 Influence for every completed Adventure you have in play.~ /&gt;&lt;/card&gt;</text:p>
          </table:table-cell>
          <table:table-cell table:formula="of:=CONCATENATE(&quot; &lt;Relationship Target=~/cards/&quot;;[.D63];&quot;.jpg~ Id=~C&quot;;[.C63];&quot;~ Type=~http://schemas.octgn.org/picture~/&gt;&quot;)" office:value-type="string" office:string-value=" &lt;Relationship Target=~/cards/ST_rognvaldbrandson.jpg~ Id=~C2802edd6-ae2b-4bc5-b047-c0d3f688a8e4~ Type=~http://schemas.octgn.org/picture~/&gt;">
            <text:p><text:s/>&lt;Relationship Target=~/cards/ST_rognvaldbrandson.jpg~ Id=~C2802edd6-ae2b-4bc5-b047-c0d3f688a8e4~ Type=~http://schemas.octgn.org/picture~/&gt;</text:p>
          </table:table-cell>
          <table:table-cell office:value-type="string">
            <text:p>2802edd6-ae2b-4bc5-b047-c0d3f688a8e4</text:p>
          </table:table-cell>
          <table:table-cell office:value-type="string">
            <text:p>ST_rognvaldbrandson</text:p>
          </table:table-cell>
          <table:table-cell office:value-type="string">
            <text:p>Rognvald Brandson</text:p>
          </table:table-cell>
          <table:table-cell office:value-type="string">
            <text:p>R</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2"/>
          <table:table-cell office:value-type="string">
            <text:p>Vesten</text:p>
          </table:table-cell>
          <table:table-cell office:value-type="string">
            <text:p>Unique · Heroic Rognvald gains +1 Influence for every completed Adventure you have in play.</text:p>
          </table:table-cell>
          <table:table-cell table:number-columns-repeated="999"/>
        </table:table-row>
        <table:table-row table:style-name="ro1">
          <table:table-cell table:formula="of:=CONCATENATE(&quot;  &lt;card id=~&quot;;[.C64];&quot;~ name=~&quot;;[.E64];&quot;~&gt;&lt;property name=~&quot;;[.F$1];&quot;~ value=~&quot;;[.F64];&quot;~ /&gt;&lt;property name=~&quot;;[.G$1];&quot;~ value=~&quot;;[.G64];&quot;~ /&gt;&lt;property name=~&quot;;[.H$1];&quot;~ value=~&quot;;[.H64];&quot;~ /&gt;&lt;property name=~&quot;;[.I$1];&quot;~ value=~&quot;;[.I64];&quot;~ /&gt;&lt;property name=~&quot;;[.J$1];&quot;~ value=~&quot;;[.J64];&quot;~ /&gt;&lt;property name=~&quot;;[.K$1];&quot;~ value=~&quot;;[.K64];&quot;~ /&gt;&lt;property name=~&quot;;[.L$1];&quot;~ value=~&quot;;[.L64];&quot;~ /&gt;&lt;property name=~&quot;;[.M$1];&quot;~ value=~&quot;;[.M64];&quot;~ /&gt;&lt;property name=~&quot;;[.N$1];&quot;~ value=~&quot;;[.N64];&quot;~ /&gt;&lt;property name=~&quot;;[.O$1];&quot;~ value=~&quot;;[.O64];&quot;~ /&gt;&lt;property name=~&quot;;[.P$1];&quot;~ value=~&quot;;[.P64];&quot;~ /&gt;&lt;property name=~&quot;;[.Q$1];&quot;~ value=~&quot;;[.Q64];&quot;~ /&gt;&lt;property name=~&quot;;[.R$1];&quot;~ value=~&quot;;[.R64];&quot;~ /&gt;&lt;property name=~&quot;;[.S$1];&quot;~ value=~&quot;;[.S64];&quot;~ /&gt;&lt;property name=~&quot;;[.T$1];&quot;~ value=~&quot;;[.T64];&quot;~ /&gt;&lt;property name=~&quot;;[.U$1];&quot;~ value=~&quot;;[.U64];&quot;~ /&gt;&lt;property name=~&quot;;[.V$1];&quot;~ value=~&quot;;[.V64];&quot;~ /&gt;&lt;property name=~&quot;;[.W$1];&quot;~ value=~&quot;;[.W64];&quot;~ /&gt;&lt;/card&gt;&quot;)" office:value-type="string" office:string-value="  &lt;card id=~40194859-9012-4be0-90c3-497d79f38e31~ name=~Rosamonde du Montaigne~&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1~ /&gt;&lt;property name=~Crew Max~ value=~~ /&gt;&lt;property name=~Move Cost~ value=~~ /&gt;&lt;property name=~Faction~ value=~Montaigne~ /&gt;&lt;property name=~Text~ value=~Experienced · Unique · Loyal React: Discard one card from your hand when you bring an Ally into play. You may attach that Ally to any Sea.~ /&gt;&lt;/card&gt;">
            <text:p><text:s text:c="2"/>&lt;card id=~40194859-9012-4be0-90c3-497d79f38e31~ name=~Rosamonde du Montaigne~&gt;&lt;property name=~Rarity~ value=~R~ /&gt;&lt;property name=~Type~ value=~crew~ /&gt;&lt;property name=~Cost~ value=~4~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2~ /&gt;&lt;property name=~Swashbuckling~ value=~1~ /&gt;&lt;property name=~Crew Max~ value=~~ /&gt;&lt;property name=~Move Cost~ value=~~ /&gt;&lt;property name=~Faction~ value=~Montaigne~ /&gt;&lt;property name=~Text~ value=~Experienced · Unique · Loyal React: Discard one card from your hand when you bring an Ally into play. You may attach that Ally to any Sea.~ /&gt;&lt;/card&gt;</text:p>
          </table:table-cell>
          <table:table-cell table:formula="of:=CONCATENATE(&quot; &lt;Relationship Target=~/cards/&quot;;[.D64];&quot;.jpg~ Id=~C&quot;;[.C64];&quot;~ Type=~http://schemas.octgn.org/picture~/&gt;&quot;)" office:value-type="string" office:string-value=" &lt;Relationship Target=~/cards/ST_rosamondedumontaigne.jpg~ Id=~C40194859-9012-4be0-90c3-497d79f38e31~ Type=~http://schemas.octgn.org/picture~/&gt;">
            <text:p><text:s/>&lt;Relationship Target=~/cards/ST_rosamondedumontaigne.jpg~ Id=~C40194859-9012-4be0-90c3-497d79f38e31~ Type=~http://schemas.octgn.org/picture~/&gt;</text:p>
          </table:table-cell>
          <table:table-cell office:value-type="string">
            <text:p>40194859-9012-4be0-90c3-497d79f38e31</text:p>
          </table:table-cell>
          <table:table-cell office:value-type="string">
            <text:p>ST_rosamondedumontaigne</text:p>
          </table:table-cell>
          <table:table-cell office:value-type="string">
            <text:p>Rosamonde du Montaigne</text:p>
          </table:table-cell>
          <table:table-cell office:value-type="string">
            <text:p>R</text:p>
          </table:table-cell>
          <table:table-cell office:value-type="string">
            <text:p>crew</text:p>
          </table:table-cell>
          <table:table-cell office:value-type="float" office:value="4">
            <text:p>4</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number-columns-repeated="2"/>
          <table:table-cell office:value-type="string">
            <text:p>Montaigne</text:p>
          </table:table-cell>
          <table:table-cell office:value-type="string">
            <text:p>Experienced · Unique · Loyal React: Discard one card from your hand when you bring an Ally into play. You may attach that Ally to any Sea.</text:p>
          </table:table-cell>
          <table:table-cell table:number-columns-repeated="999"/>
        </table:table-row>
        <table:table-row table:style-name="ro1">
          <table:table-cell table:formula="of:=CONCATENATE(&quot;  &lt;card id=~&quot;;[.C65];&quot;~ name=~&quot;;[.E65];&quot;~&gt;&lt;property name=~&quot;;[.F$1];&quot;~ value=~&quot;;[.F65];&quot;~ /&gt;&lt;property name=~&quot;;[.G$1];&quot;~ value=~&quot;;[.G65];&quot;~ /&gt;&lt;property name=~&quot;;[.H$1];&quot;~ value=~&quot;;[.H65];&quot;~ /&gt;&lt;property name=~&quot;;[.I$1];&quot;~ value=~&quot;;[.I65];&quot;~ /&gt;&lt;property name=~&quot;;[.J$1];&quot;~ value=~&quot;;[.J65];&quot;~ /&gt;&lt;property name=~&quot;;[.K$1];&quot;~ value=~&quot;;[.K65];&quot;~ /&gt;&lt;property name=~&quot;;[.L$1];&quot;~ value=~&quot;;[.L65];&quot;~ /&gt;&lt;property name=~&quot;;[.M$1];&quot;~ value=~&quot;;[.M65];&quot;~ /&gt;&lt;property name=~&quot;;[.N$1];&quot;~ value=~&quot;;[.N65];&quot;~ /&gt;&lt;property name=~&quot;;[.O$1];&quot;~ value=~&quot;;[.O65];&quot;~ /&gt;&lt;property name=~&quot;;[.P$1];&quot;~ value=~&quot;;[.P65];&quot;~ /&gt;&lt;property name=~&quot;;[.Q$1];&quot;~ value=~&quot;;[.Q65];&quot;~ /&gt;&lt;property name=~&quot;;[.R$1];&quot;~ value=~&quot;;[.R65];&quot;~ /&gt;&lt;property name=~&quot;;[.S$1];&quot;~ value=~&quot;;[.S65];&quot;~ /&gt;&lt;property name=~&quot;;[.T$1];&quot;~ value=~&quot;;[.T65];&quot;~ /&gt;&lt;property name=~&quot;;[.U$1];&quot;~ value=~&quot;;[.U65];&quot;~ /&gt;&lt;property name=~&quot;;[.V$1];&quot;~ value=~&quot;;[.V65];&quot;~ /&gt;&lt;property name=~&quot;;[.W$1];&quot;~ value=~&quot;;[.W65];&quot;~ /&gt;&lt;/card&gt;&quot;)" office:value-type="string" office:string-value="  &lt;card id=~513a9d8b-7acd-4c91-852f-a54c50ca3958~ name=~Runed Ship's Wheel~&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5 Adventuring (2 if completed in Trade Sea). Unique · Artifact · Ship Attachment React: Tack the Ship's Wheel when you are targeted by a Weather card. Cancel the effects of that card.~ /&gt;&lt;/card&gt;">
            <text:p><text:s text:c="2"/>&lt;card id=~513a9d8b-7acd-4c91-852f-a54c50ca3958~ name=~Runed Ship's Wheel~&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5 Adventuring (2 if completed in Trade Sea). Unique · Artifact · Ship Attachment React: Tack the Ship's Wheel when you are targeted by a Weather card. Cancel the effects of that card.~ /&gt;&lt;/card&gt;</text:p>
          </table:table-cell>
          <table:table-cell table:formula="of:=CONCATENATE(&quot; &lt;Relationship Target=~/cards/&quot;;[.D65];&quot;.jpg~ Id=~C&quot;;[.C65];&quot;~ Type=~http://schemas.octgn.org/picture~/&gt;&quot;)" office:value-type="string" office:string-value=" &lt;Relationship Target=~/cards/ST_runedshipswheel.jpg~ Id=~C513a9d8b-7acd-4c91-852f-a54c50ca3958~ Type=~http://schemas.octgn.org/picture~/&gt;">
            <text:p><text:s/>&lt;Relationship Target=~/cards/ST_runedshipswheel.jpg~ Id=~C513a9d8b-7acd-4c91-852f-a54c50ca3958~ Type=~http://schemas.octgn.org/picture~/&gt;</text:p>
          </table:table-cell>
          <table:table-cell office:value-type="string">
            <text:p>513a9d8b-7acd-4c91-852f-a54c50ca3958</text:p>
          </table:table-cell>
          <table:table-cell office:value-type="string">
            <text:p>ST_runedshipswheel</text:p>
          </table:table-cell>
          <table:table-cell office:value-type="string">
            <text:p>Runed Ship's Wheel</text:p>
          </table:table-cell>
          <table:table-cell office:value-type="string">
            <text:p>R</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Tack 5 Adventuring (2 if completed in Trade Sea). Unique · Artifact · Ship Attachment React: Tack the Ship's Wheel when you are targeted by a Weather card. Cancel the effects of that card.</text:p>
          </table:table-cell>
          <table:table-cell table:number-columns-repeated="999"/>
        </table:table-row>
        <table:table-row table:style-name="ro1">
          <table:table-cell table:formula="of:=CONCATENATE(&quot;  &lt;card id=~&quot;;[.C66];&quot;~ name=~&quot;;[.E66];&quot;~&gt;&lt;property name=~&quot;;[.F$1];&quot;~ value=~&quot;;[.F66];&quot;~ /&gt;&lt;property name=~&quot;;[.G$1];&quot;~ value=~&quot;;[.G66];&quot;~ /&gt;&lt;property name=~&quot;;[.H$1];&quot;~ value=~&quot;;[.H66];&quot;~ /&gt;&lt;property name=~&quot;;[.I$1];&quot;~ value=~&quot;;[.I66];&quot;~ /&gt;&lt;property name=~&quot;;[.J$1];&quot;~ value=~&quot;;[.J66];&quot;~ /&gt;&lt;property name=~&quot;;[.K$1];&quot;~ value=~&quot;;[.K66];&quot;~ /&gt;&lt;property name=~&quot;;[.L$1];&quot;~ value=~&quot;;[.L66];&quot;~ /&gt;&lt;property name=~&quot;;[.M$1];&quot;~ value=~&quot;;[.M66];&quot;~ /&gt;&lt;property name=~&quot;;[.N$1];&quot;~ value=~&quot;;[.N66];&quot;~ /&gt;&lt;property name=~&quot;;[.O$1];&quot;~ value=~&quot;;[.O66];&quot;~ /&gt;&lt;property name=~&quot;;[.P$1];&quot;~ value=~&quot;;[.P66];&quot;~ /&gt;&lt;property name=~&quot;;[.Q$1];&quot;~ value=~&quot;;[.Q66];&quot;~ /&gt;&lt;property name=~&quot;;[.R$1];&quot;~ value=~&quot;;[.R66];&quot;~ /&gt;&lt;property name=~&quot;;[.S$1];&quot;~ value=~&quot;;[.S66];&quot;~ /&gt;&lt;property name=~&quot;;[.T$1];&quot;~ value=~&quot;;[.T66];&quot;~ /&gt;&lt;property name=~&quot;;[.U$1];&quot;~ value=~&quot;;[.U66];&quot;~ /&gt;&lt;property name=~&quot;;[.V$1];&quot;~ value=~&quot;;[.V66];&quot;~ /&gt;&lt;property name=~&quot;;[.W$1];&quot;~ value=~&quot;;[.W66];&quot;~ /&gt;&lt;/card&gt;&quot;)" office:value-type="string" office:string-value="  &lt;card id=~dd9b2afb-03ff-49e9-996c-654539cafacc~ name=~Santino Medrano~&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3~ /&gt;&lt;property name=~Influence~ value=~0~ /&gt;&lt;property name=~Swashbuckling~ value=~1~ /&gt;&lt;property name=~Crew Max~ value=~~ /&gt;&lt;property name=~Move Cost~ value=~~ /&gt;&lt;property name=~Faction~ value=~Castille~ /&gt;&lt;property name=~Text~ value=~Instead of performing a Boarding Attack, Santino may tack to inflict 2 Hits on the other Ship in the Boarding.~ /&gt;&lt;/card&gt;">
            <text:p><text:s text:c="2"/>&lt;card id=~dd9b2afb-03ff-49e9-996c-654539cafacc~ name=~Santino Medrano~&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3~ /&gt;&lt;property name=~Sailing~ value=~0~ /&gt;&lt;property name=~Adventuring~ value=~3~ /&gt;&lt;property name=~Influence~ value=~0~ /&gt;&lt;property name=~Swashbuckling~ value=~1~ /&gt;&lt;property name=~Crew Max~ value=~~ /&gt;&lt;property name=~Move Cost~ value=~~ /&gt;&lt;property name=~Faction~ value=~Castille~ /&gt;&lt;property name=~Text~ value=~Instead of performing a Boarding Attack, Santino may tack to inflict 2 Hits on the other Ship in the Boarding.~ /&gt;&lt;/card&gt;</text:p>
          </table:table-cell>
          <table:table-cell table:formula="of:=CONCATENATE(&quot; &lt;Relationship Target=~/cards/&quot;;[.D66];&quot;.jpg~ Id=~C&quot;;[.C66];&quot;~ Type=~http://schemas.octgn.org/picture~/&gt;&quot;)" office:value-type="string" office:string-value=" &lt;Relationship Target=~/cards/ST_santinomedrano.jpg~ Id=~Cdd9b2afb-03ff-49e9-996c-654539cafacc~ Type=~http://schemas.octgn.org/picture~/&gt;">
            <text:p><text:s/>&lt;Relationship Target=~/cards/ST_santinomedrano.jpg~ Id=~Cdd9b2afb-03ff-49e9-996c-654539cafacc~ Type=~http://schemas.octgn.org/picture~/&gt;</text:p>
          </table:table-cell>
          <table:table-cell office:value-type="string">
            <text:p>dd9b2afb-03ff-49e9-996c-654539cafacc</text:p>
          </table:table-cell>
          <table:table-cell office:value-type="string">
            <text:p>ST_santinomedrano</text:p>
          </table:table-cell>
          <table:table-cell office:value-type="string">
            <text:p>Santino Medrano</text:p>
          </table:table-cell>
          <table:table-cell office:value-type="string">
            <text:p>U</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3">
            <text:p>3</text:p>
          </table:table-cell>
          <table:table-cell office:value-type="float" office:value="0">
            <text:p>0</text:p>
          </table:table-cell>
          <table:table-cell office:value-type="float" office:value="3">
            <text:p>3</text:p>
          </table:table-cell>
          <table:table-cell office:value-type="float" office:value="0">
            <text:p>0</text:p>
          </table:table-cell>
          <table:table-cell office:value-type="float" office:value="1">
            <text:p>1</text:p>
          </table:table-cell>
          <table:table-cell table:number-columns-repeated="2"/>
          <table:table-cell office:value-type="string">
            <text:p>Castille</text:p>
          </table:table-cell>
          <table:table-cell office:value-type="string">
            <text:p>Instead of performing a Boarding Attack, Santino may tack to inflict 2 Hits on the other Ship in the Boarding.</text:p>
          </table:table-cell>
          <table:table-cell table:number-columns-repeated="999"/>
        </table:table-row>
        <table:table-row table:style-name="ro1">
          <table:table-cell table:formula="of:=CONCATENATE(&quot;  &lt;card id=~&quot;;[.C67];&quot;~ name=~&quot;;[.E67];&quot;~&gt;&lt;property name=~&quot;;[.F$1];&quot;~ value=~&quot;;[.F67];&quot;~ /&gt;&lt;property name=~&quot;;[.G$1];&quot;~ value=~&quot;;[.G67];&quot;~ /&gt;&lt;property name=~&quot;;[.H$1];&quot;~ value=~&quot;;[.H67];&quot;~ /&gt;&lt;property name=~&quot;;[.I$1];&quot;~ value=~&quot;;[.I67];&quot;~ /&gt;&lt;property name=~&quot;;[.J$1];&quot;~ value=~&quot;;[.J67];&quot;~ /&gt;&lt;property name=~&quot;;[.K$1];&quot;~ value=~&quot;;[.K67];&quot;~ /&gt;&lt;property name=~&quot;;[.L$1];&quot;~ value=~&quot;;[.L67];&quot;~ /&gt;&lt;property name=~&quot;;[.M$1];&quot;~ value=~&quot;;[.M67];&quot;~ /&gt;&lt;property name=~&quot;;[.N$1];&quot;~ value=~&quot;;[.N67];&quot;~ /&gt;&lt;property name=~&quot;;[.O$1];&quot;~ value=~&quot;;[.O67];&quot;~ /&gt;&lt;property name=~&quot;;[.P$1];&quot;~ value=~&quot;;[.P67];&quot;~ /&gt;&lt;property name=~&quot;;[.Q$1];&quot;~ value=~&quot;;[.Q67];&quot;~ /&gt;&lt;property name=~&quot;;[.R$1];&quot;~ value=~&quot;;[.R67];&quot;~ /&gt;&lt;property name=~&quot;;[.S$1];&quot;~ value=~&quot;;[.S67];&quot;~ /&gt;&lt;property name=~&quot;;[.T$1];&quot;~ value=~&quot;;[.T67];&quot;~ /&gt;&lt;property name=~&quot;;[.U$1];&quot;~ value=~&quot;;[.U67];&quot;~ /&gt;&lt;property name=~&quot;;[.V$1];&quot;~ value=~&quot;;[.V67];&quot;~ /&gt;&lt;property name=~&quot;;[.W$1];&quot;~ value=~&quot;;[.W67];&quot;~ /&gt;&lt;/card&gt;&quot;)" office:value-type="string" office:string-value="  &lt;card id=~f951150a-18b9-4ed3-b920-ccf48b2bda9d~ name=~Scarlet Launch~&gt;&lt;property name=~Rarity~ value=~R~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Ship Attachment · Unique React: Tack Scarlet Launch when a Sea Attachment targets one of your cards. Negate the effects of that Sea Attachment. The crew of the Revensj doesn't punish their prisoners... they feed them to the sirens. ~ /&gt;&lt;/card&gt;">
            <text:p><text:s text:c="2"/>&lt;card id=~f951150a-18b9-4ed3-b920-ccf48b2bda9d~ name=~Scarlet Launch~&gt;&lt;property name=~Rarity~ value=~R~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Ship Attachment · Unique React: Tack Scarlet Launch when a Sea Attachment targets one of your cards. Negate the effects of that Sea Attachment. The crew of the Revensj doesn't punish their prisoners... they feed them to the sirens. ~ /&gt;&lt;/card&gt;</text:p>
          </table:table-cell>
          <table:table-cell table:formula="of:=CONCATENATE(&quot; &lt;Relationship Target=~/cards/&quot;;[.D67];&quot;.jpg~ Id=~C&quot;;[.C67];&quot;~ Type=~http://schemas.octgn.org/picture~/&gt;&quot;)" office:value-type="string" office:string-value=" &lt;Relationship Target=~/cards/ST_scarletlaunch.jpg~ Id=~Cf951150a-18b9-4ed3-b920-ccf48b2bda9d~ Type=~http://schemas.octgn.org/picture~/&gt;">
            <text:p><text:s/>&lt;Relationship Target=~/cards/ST_scarletlaunch.jpg~ Id=~Cf951150a-18b9-4ed3-b920-ccf48b2bda9d~ Type=~http://schemas.octgn.org/picture~/&gt;</text:p>
          </table:table-cell>
          <table:table-cell office:value-type="string">
            <text:p>f951150a-18b9-4ed3-b920-ccf48b2bda9d</text:p>
          </table:table-cell>
          <table:table-cell office:value-type="string">
            <text:p>ST_scarletlaunch</text:p>
          </table:table-cell>
          <table:table-cell office:value-type="string">
            <text:p>Scarlet Launch</text:p>
          </table:table-cell>
          <table:table-cell office:value-type="string">
            <text:p>R</text:p>
          </table:table-cell>
          <table:table-cell office:value-type="string">
            <text:p>attachments</text:p>
          </table:table-cell>
          <table:table-cell office:value-type="float" office:value="3">
            <text:p>3</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Vesten Ship Attachment · Unique React: Tack Scarlet Launch when a Sea Attachment targets one of your cards. Negate the effects of that Sea Attachment. The crew of the Revensj doesn't punish their prisoners... they feed them to the sirens. </text:p>
          </table:table-cell>
          <table:table-cell table:number-columns-repeated="999"/>
        </table:table-row>
        <table:table-row table:style-name="ro1">
          <table:table-cell table:formula="of:=CONCATENATE(&quot;  &lt;card id=~&quot;;[.C68];&quot;~ name=~&quot;;[.E68];&quot;~&gt;&lt;property name=~&quot;;[.F$1];&quot;~ value=~&quot;;[.F68];&quot;~ /&gt;&lt;property name=~&quot;;[.G$1];&quot;~ value=~&quot;;[.G68];&quot;~ /&gt;&lt;property name=~&quot;;[.H$1];&quot;~ value=~&quot;;[.H68];&quot;~ /&gt;&lt;property name=~&quot;;[.I$1];&quot;~ value=~&quot;;[.I68];&quot;~ /&gt;&lt;property name=~&quot;;[.J$1];&quot;~ value=~&quot;;[.J68];&quot;~ /&gt;&lt;property name=~&quot;;[.K$1];&quot;~ value=~&quot;;[.K68];&quot;~ /&gt;&lt;property name=~&quot;;[.L$1];&quot;~ value=~&quot;;[.L68];&quot;~ /&gt;&lt;property name=~&quot;;[.M$1];&quot;~ value=~&quot;;[.M68];&quot;~ /&gt;&lt;property name=~&quot;;[.N$1];&quot;~ value=~&quot;;[.N68];&quot;~ /&gt;&lt;property name=~&quot;;[.O$1];&quot;~ value=~&quot;;[.O68];&quot;~ /&gt;&lt;property name=~&quot;;[.P$1];&quot;~ value=~&quot;;[.P68];&quot;~ /&gt;&lt;property name=~&quot;;[.Q$1];&quot;~ value=~&quot;;[.Q68];&quot;~ /&gt;&lt;property name=~&quot;;[.R$1];&quot;~ value=~&quot;;[.R68];&quot;~ /&gt;&lt;property name=~&quot;;[.S$1];&quot;~ value=~&quot;;[.S68];&quot;~ /&gt;&lt;property name=~&quot;;[.T$1];&quot;~ value=~&quot;;[.T68];&quot;~ /&gt;&lt;property name=~&quot;;[.U$1];&quot;~ value=~&quot;;[.U68];&quot;~ /&gt;&lt;property name=~&quot;;[.V$1];&quot;~ value=~&quot;;[.V68];&quot;~ /&gt;&lt;property name=~&quot;;[.W$1];&quot;~ value=~&quot;;[.W68];&quot;~ /&gt;&lt;/card&gt;&quot;)" office:value-type="string" office:string-value="  &lt;card id=~cf4fc6a4-5332-4b4a-9827-9712dfeec576~ name=~The Second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To Complete: Tack 2 Adventuring (1 if completed in Trade Sea). crew Attachment: +4 Adventuring.~ /&gt;&lt;/card&gt;">
            <text:p><text:s text:c="2"/>&lt;card id=~cf4fc6a4-5332-4b4a-9827-9712dfeec576~ name=~The Second Switch~&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To Complete: Tack 2 Adventuring (1 if completed in Trade Sea). crew Attachment: +4 Adventuring.~ /&gt;&lt;/card&gt;</text:p>
          </table:table-cell>
          <table:table-cell table:formula="of:=CONCATENATE(&quot; &lt;Relationship Target=~/cards/&quot;;[.D68];&quot;.jpg~ Id=~C&quot;;[.C68];&quot;~ Type=~http://schemas.octgn.org/picture~/&gt;&quot;)" office:value-type="string" office:string-value=" &lt;Relationship Target=~/cards/ST_thesecondswitch.jpg~ Id=~Ccf4fc6a4-5332-4b4a-9827-9712dfeec576~ Type=~http://schemas.octgn.org/picture~/&gt;">
            <text:p><text:s/>&lt;Relationship Target=~/cards/ST_thesecondswitch.jpg~ Id=~Ccf4fc6a4-5332-4b4a-9827-9712dfeec576~ Type=~http://schemas.octgn.org/picture~/&gt;</text:p>
          </table:table-cell>
          <table:table-cell office:value-type="string">
            <text:p>cf4fc6a4-5332-4b4a-9827-9712dfeec576</text:p>
          </table:table-cell>
          <table:table-cell office:value-type="string">
            <text:p>ST_thesecondswitch</text:p>
          </table:table-cell>
          <table:table-cell office:value-type="string">
            <text:p>The Second Switch</text:p>
          </table:table-cell>
          <table:table-cell office:value-type="string">
            <text:p>R</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3 Seas Away To Complete: Tack 2 Adventuring (1 if completed in Trade Sea). crew Attachment: +4 Adventuring.</text:p>
          </table:table-cell>
          <table:table-cell table:number-columns-repeated="999"/>
        </table:table-row>
        <table:table-row table:style-name="ro1">
          <table:table-cell table:formula="of:=CONCATENATE(&quot;  &lt;card id=~&quot;;[.C69];&quot;~ name=~&quot;;[.E69];&quot;~&gt;&lt;property name=~&quot;;[.F$1];&quot;~ value=~&quot;;[.F69];&quot;~ /&gt;&lt;property name=~&quot;;[.G$1];&quot;~ value=~&quot;;[.G69];&quot;~ /&gt;&lt;property name=~&quot;;[.H$1];&quot;~ value=~&quot;;[.H69];&quot;~ /&gt;&lt;property name=~&quot;;[.I$1];&quot;~ value=~&quot;;[.I69];&quot;~ /&gt;&lt;property name=~&quot;;[.J$1];&quot;~ value=~&quot;;[.J69];&quot;~ /&gt;&lt;property name=~&quot;;[.K$1];&quot;~ value=~&quot;;[.K69];&quot;~ /&gt;&lt;property name=~&quot;;[.L$1];&quot;~ value=~&quot;;[.L69];&quot;~ /&gt;&lt;property name=~&quot;;[.M$1];&quot;~ value=~&quot;;[.M69];&quot;~ /&gt;&lt;property name=~&quot;;[.N$1];&quot;~ value=~&quot;;[.N69];&quot;~ /&gt;&lt;property name=~&quot;;[.O$1];&quot;~ value=~&quot;;[.O69];&quot;~ /&gt;&lt;property name=~&quot;;[.P$1];&quot;~ value=~&quot;;[.P69];&quot;~ /&gt;&lt;property name=~&quot;;[.Q$1];&quot;~ value=~&quot;;[.Q69];&quot;~ /&gt;&lt;property name=~&quot;;[.R$1];&quot;~ value=~&quot;;[.R69];&quot;~ /&gt;&lt;property name=~&quot;;[.S$1];&quot;~ value=~&quot;;[.S69];&quot;~ /&gt;&lt;property name=~&quot;;[.T$1];&quot;~ value=~&quot;;[.T69];&quot;~ /&gt;&lt;property name=~&quot;;[.U$1];&quot;~ value=~&quot;;[.U69];&quot;~ /&gt;&lt;property name=~&quot;;[.V$1];&quot;~ value=~&quot;;[.V69];&quot;~ /&gt;&lt;property name=~&quot;;[.W$1];&quot;~ value=~&quot;;[.W69];&quot;~ /&gt;&lt;/card&gt;&quot;)" office:value-type="string" office:string-value="  &lt;card id=~4f6d86ae-5696-431b-8896-0bc3389dcc8f~ name=~Sharp Shooter~&gt;&lt;property name=~Rarity~ value=~U~ /&gt;&lt;property name=~Type~ value=~actions~ /&gt;&lt;property name=~Cost~ value=~2~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a crew with Swashbuckling less than 3 tacks to absorb Hits from a Boarding Attack. Target and sink that crew.~ /&gt;&lt;/card&gt;">
            <text:p><text:s text:c="2"/>&lt;card id=~4f6d86ae-5696-431b-8896-0bc3389dcc8f~ name=~Sharp Shooter~&gt;&lt;property name=~Rarity~ value=~U~ /&gt;&lt;property name=~Type~ value=~actions~ /&gt;&lt;property name=~Cost~ value=~2~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immediately after a crew with Swashbuckling less than 3 tacks to absorb Hits from a Boarding Attack. Target and sink that crew.~ /&gt;&lt;/card&gt;</text:p>
          </table:table-cell>
          <table:table-cell table:formula="of:=CONCATENATE(&quot; &lt;Relationship Target=~/cards/&quot;;[.D69];&quot;.jpg~ Id=~C&quot;;[.C69];&quot;~ Type=~http://schemas.octgn.org/picture~/&gt;&quot;)" office:value-type="string" office:string-value=" &lt;Relationship Target=~/cards/ST_sharpshooter.jpg~ Id=~C4f6d86ae-5696-431b-8896-0bc3389dcc8f~ Type=~http://schemas.octgn.org/picture~/&gt;">
            <text:p><text:s/>&lt;Relationship Target=~/cards/ST_sharpshooter.jpg~ Id=~C4f6d86ae-5696-431b-8896-0bc3389dcc8f~ Type=~http://schemas.octgn.org/picture~/&gt;</text:p>
          </table:table-cell>
          <table:table-cell office:value-type="string">
            <text:p>4f6d86ae-5696-431b-8896-0bc3389dcc8f</text:p>
          </table:table-cell>
          <table:table-cell office:value-type="string">
            <text:p>ST_sharpshooter</text:p>
          </table:table-cell>
          <table:table-cell office:value-type="string">
            <text:p>Sharp Shooter</text:p>
          </table:table-cell>
          <table:table-cell office:value-type="string">
            <text:p>U</text:p>
          </table:table-cell>
          <table:table-cell office:value-type="string">
            <text:p>actions</text:p>
          </table:table-cell>
          <table:table-cell office:value-type="float" office:value="2">
            <text:p>2</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immediately after a crew with Swashbuckling less than 3 tacks to absorb Hits from a Boarding Attack. Target and sink that crew.</text:p>
          </table:table-cell>
          <table:table-cell table:number-columns-repeated="999"/>
        </table:table-row>
        <table:table-row table:style-name="ro1">
          <table:table-cell table:formula="of:=CONCATENATE(&quot;  &lt;card id=~&quot;;[.C70];&quot;~ name=~&quot;;[.E70];&quot;~&gt;&lt;property name=~&quot;;[.F$1];&quot;~ value=~&quot;;[.F70];&quot;~ /&gt;&lt;property name=~&quot;;[.G$1];&quot;~ value=~&quot;;[.G70];&quot;~ /&gt;&lt;property name=~&quot;;[.H$1];&quot;~ value=~&quot;;[.H70];&quot;~ /&gt;&lt;property name=~&quot;;[.I$1];&quot;~ value=~&quot;;[.I70];&quot;~ /&gt;&lt;property name=~&quot;;[.J$1];&quot;~ value=~&quot;;[.J70];&quot;~ /&gt;&lt;property name=~&quot;;[.K$1];&quot;~ value=~&quot;;[.K70];&quot;~ /&gt;&lt;property name=~&quot;;[.L$1];&quot;~ value=~&quot;;[.L70];&quot;~ /&gt;&lt;property name=~&quot;;[.M$1];&quot;~ value=~&quot;;[.M70];&quot;~ /&gt;&lt;property name=~&quot;;[.N$1];&quot;~ value=~&quot;;[.N70];&quot;~ /&gt;&lt;property name=~&quot;;[.O$1];&quot;~ value=~&quot;;[.O70];&quot;~ /&gt;&lt;property name=~&quot;;[.P$1];&quot;~ value=~&quot;;[.P70];&quot;~ /&gt;&lt;property name=~&quot;;[.Q$1];&quot;~ value=~&quot;;[.Q70];&quot;~ /&gt;&lt;property name=~&quot;;[.R$1];&quot;~ value=~&quot;;[.R70];&quot;~ /&gt;&lt;property name=~&quot;;[.S$1];&quot;~ value=~&quot;;[.S70];&quot;~ /&gt;&lt;property name=~&quot;;[.T$1];&quot;~ value=~&quot;;[.T70];&quot;~ /&gt;&lt;property name=~&quot;;[.U$1];&quot;~ value=~&quot;;[.U70];&quot;~ /&gt;&lt;property name=~&quot;;[.V$1];&quot;~ value=~&quot;;[.V70];&quot;~ /&gt;&lt;property name=~&quot;;[.W$1];&quot;~ value=~&quot;;[.W70];&quot;~ /&gt;&lt;/card&gt;&quot;)" office:value-type="string" office:string-value="  &lt;card id=~556a1629-7941-492c-aec1-b0f1a57055fb~ name=~Shot Across the Bow~&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React: Play when you perform a Cannon Attack against a ship. Reduce the Hits inflicted to 0 and attach this card to one of your crew which produced Cannon. This Attachment gives a +3 Cannon.~ /&gt;&lt;/card&gt;">
            <text:p><text:s text:c="2"/>&lt;card id=~556a1629-7941-492c-aec1-b0f1a57055fb~ name=~Shot Across the Bow~&gt;&lt;property name=~Rarity~ value=~R~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You may only play this card if you have a Heroic Captain. React: Play when you perform a Cannon Attack against a ship. Reduce the Hits inflicted to 0 and attach this card to one of your crew which produced Cannon. This Attachment gives a +3 Cannon.~ /&gt;&lt;/card&gt;</text:p>
          </table:table-cell>
          <table:table-cell table:formula="of:=CONCATENATE(&quot; &lt;Relationship Target=~/cards/&quot;;[.D70];&quot;.jpg~ Id=~C&quot;;[.C70];&quot;~ Type=~http://schemas.octgn.org/picture~/&gt;&quot;)" office:value-type="string" office:string-value=" &lt;Relationship Target=~/cards/ST_shotacrossthebow.jpg~ Id=~C556a1629-7941-492c-aec1-b0f1a57055fb~ Type=~http://schemas.octgn.org/picture~/&gt;">
            <text:p><text:s/>&lt;Relationship Target=~/cards/ST_shotacrossthebow.jpg~ Id=~C556a1629-7941-492c-aec1-b0f1a57055fb~ Type=~http://schemas.octgn.org/picture~/&gt;</text:p>
          </table:table-cell>
          <table:table-cell office:value-type="string">
            <text:p>556a1629-7941-492c-aec1-b0f1a57055fb</text:p>
          </table:table-cell>
          <table:table-cell office:value-type="string">
            <text:p>ST_shotacrossthebow</text:p>
          </table:table-cell>
          <table:table-cell office:value-type="string">
            <text:p>Shot Across the Bow</text:p>
          </table:table-cell>
          <table:table-cell office:value-type="string">
            <text:p>R</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You may only play this card if you have a Heroic Captain. React: Play when you perform a Cannon Attack against a ship. Reduce the Hits inflicted to 0 and attach this card to one of your crew which produced Cannon. This Attachment gives a +3 Cannon.</text:p>
          </table:table-cell>
          <table:table-cell table:number-columns-repeated="999"/>
        </table:table-row>
        <table:table-row table:style-name="ro1">
          <table:table-cell table:formula="of:=CONCATENATE(&quot;  &lt;card id=~&quot;;[.C71];&quot;~ name=~&quot;;[.E71];&quot;~&gt;&lt;property name=~&quot;;[.F$1];&quot;~ value=~&quot;;[.F71];&quot;~ /&gt;&lt;property name=~&quot;;[.G$1];&quot;~ value=~&quot;;[.G71];&quot;~ /&gt;&lt;property name=~&quot;;[.H$1];&quot;~ value=~&quot;;[.H71];&quot;~ /&gt;&lt;property name=~&quot;;[.I$1];&quot;~ value=~&quot;;[.I71];&quot;~ /&gt;&lt;property name=~&quot;;[.J$1];&quot;~ value=~&quot;;[.J71];&quot;~ /&gt;&lt;property name=~&quot;;[.K$1];&quot;~ value=~&quot;;[.K71];&quot;~ /&gt;&lt;property name=~&quot;;[.L$1];&quot;~ value=~&quot;;[.L71];&quot;~ /&gt;&lt;property name=~&quot;;[.M$1];&quot;~ value=~&quot;;[.M71];&quot;~ /&gt;&lt;property name=~&quot;;[.N$1];&quot;~ value=~&quot;;[.N71];&quot;~ /&gt;&lt;property name=~&quot;;[.O$1];&quot;~ value=~&quot;;[.O71];&quot;~ /&gt;&lt;property name=~&quot;;[.P$1];&quot;~ value=~&quot;;[.P71];&quot;~ /&gt;&lt;property name=~&quot;;[.Q$1];&quot;~ value=~&quot;;[.Q71];&quot;~ /&gt;&lt;property name=~&quot;;[.R$1];&quot;~ value=~&quot;;[.R71];&quot;~ /&gt;&lt;property name=~&quot;;[.S$1];&quot;~ value=~&quot;;[.S71];&quot;~ /&gt;&lt;property name=~&quot;;[.T$1];&quot;~ value=~&quot;;[.T71];&quot;~ /&gt;&lt;property name=~&quot;;[.U$1];&quot;~ value=~&quot;;[.U71];&quot;~ /&gt;&lt;property name=~&quot;;[.V$1];&quot;~ value=~&quot;;[.V71];&quot;~ /&gt;&lt;property name=~&quot;;[.W$1];&quot;~ value=~&quot;;[.W71];&quot;~ /&gt;&lt;/card&gt;&quot;)" office:value-type="string" office:string-value="  &lt;card id=~e705f401-11e3-4c1e-abb5-78f968e10303~ name=~Sighted Pistol~&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the Forbidden Sea). Item · crew Attachment: This crew inflicts 2 extra hits during Boarding Attacks.~ /&gt;&lt;/card&gt;">
            <text:p><text:s text:c="2"/>&lt;card id=~e705f401-11e3-4c1e-abb5-78f968e10303~ name=~Sighted Pistol~&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the Forbidden Sea). Item · crew Attachment: This crew inflicts 2 extra hits during Boarding Attacks.~ /&gt;&lt;/card&gt;</text:p>
          </table:table-cell>
          <table:table-cell table:formula="of:=CONCATENATE(&quot; &lt;Relationship Target=~/cards/&quot;;[.D71];&quot;.jpg~ Id=~C&quot;;[.C71];&quot;~ Type=~http://schemas.octgn.org/picture~/&gt;&quot;)" office:value-type="string" office:string-value=" &lt;Relationship Target=~/cards/ST_sightedpistol.jpg~ Id=~Ce705f401-11e3-4c1e-abb5-78f968e10303~ Type=~http://schemas.octgn.org/picture~/&gt;">
            <text:p><text:s/>&lt;Relationship Target=~/cards/ST_sightedpistol.jpg~ Id=~Ce705f401-11e3-4c1e-abb5-78f968e10303~ Type=~http://schemas.octgn.org/picture~/&gt;</text:p>
          </table:table-cell>
          <table:table-cell office:value-type="string">
            <text:p>e705f401-11e3-4c1e-abb5-78f968e10303</text:p>
          </table:table-cell>
          <table:table-cell office:value-type="string">
            <text:p>ST_sightedpistol</text:p>
          </table:table-cell>
          <table:table-cell office:value-type="string">
            <text:p>Sighted Pistol</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Tack 2 Adventuring (1 if completed in the Forbidden Sea). Item · crew Attachment: This crew inflicts 2 extra hits during Boarding Attacks.</text:p>
          </table:table-cell>
          <table:table-cell table:number-columns-repeated="999"/>
        </table:table-row>
        <table:table-row table:style-name="ro1">
          <table:table-cell table:formula="of:=CONCATENATE(&quot;  &lt;card id=~&quot;;[.C72];&quot;~ name=~&quot;;[.E72];&quot;~&gt;&lt;property name=~&quot;;[.F$1];&quot;~ value=~&quot;;[.F72];&quot;~ /&gt;&lt;property name=~&quot;;[.G$1];&quot;~ value=~&quot;;[.G72];&quot;~ /&gt;&lt;property name=~&quot;;[.H$1];&quot;~ value=~&quot;;[.H72];&quot;~ /&gt;&lt;property name=~&quot;;[.I$1];&quot;~ value=~&quot;;[.I72];&quot;~ /&gt;&lt;property name=~&quot;;[.J$1];&quot;~ value=~&quot;;[.J72];&quot;~ /&gt;&lt;property name=~&quot;;[.K$1];&quot;~ value=~&quot;;[.K72];&quot;~ /&gt;&lt;property name=~&quot;;[.L$1];&quot;~ value=~&quot;;[.L72];&quot;~ /&gt;&lt;property name=~&quot;;[.M$1];&quot;~ value=~&quot;;[.M72];&quot;~ /&gt;&lt;property name=~&quot;;[.N$1];&quot;~ value=~&quot;;[.N72];&quot;~ /&gt;&lt;property name=~&quot;;[.O$1];&quot;~ value=~&quot;;[.O72];&quot;~ /&gt;&lt;property name=~&quot;;[.P$1];&quot;~ value=~&quot;;[.P72];&quot;~ /&gt;&lt;property name=~&quot;;[.Q$1];&quot;~ value=~&quot;;[.Q72];&quot;~ /&gt;&lt;property name=~&quot;;[.R$1];&quot;~ value=~&quot;;[.R72];&quot;~ /&gt;&lt;property name=~&quot;;[.S$1];&quot;~ value=~&quot;;[.S72];&quot;~ /&gt;&lt;property name=~&quot;;[.T$1];&quot;~ value=~&quot;;[.T72];&quot;~ /&gt;&lt;property name=~&quot;;[.U$1];&quot;~ value=~&quot;;[.U72];&quot;~ /&gt;&lt;property name=~&quot;;[.V$1];&quot;~ value=~&quot;;[.V72];&quot;~ /&gt;&lt;property name=~&quot;;[.W$1];&quot;~ value=~&quot;;[.W72];&quot;~ /&gt;&lt;/card&gt;&quot;)" office:value-type="string" office:string-value="  &lt;card id=~809c24df-0443-43e4-b345-bd694f7793d2~ name=~Sigvaldi Sveinson~&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0~ /&gt;&lt;property name=~Influence~ value=~1~ /&gt;&lt;property name=~Swashbuckling~ value=~3~ /&gt;&lt;property name=~Crew Max~ value=~~ /&gt;&lt;property name=~Move Cost~ value=~~ /&gt;&lt;property name=~Faction~ value=~Vesten~ /&gt;&lt;property name=~Text~ value=~Unique React: Tack Sigvaldi when you push him forward to start a Boarding Attack. If Sigvaldi inflicts Hits with the Boarding Attack, he inflicts 3 extra Hits.~ /&gt;&lt;/card&gt;">
            <text:p><text:s text:c="2"/>&lt;card id=~809c24df-0443-43e4-b345-bd694f7793d2~ name=~Sigvaldi Sveinson~&gt;&lt;property name=~Rarity~ value=~R~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0~ /&gt;&lt;property name=~Sailing~ value=~3~ /&gt;&lt;property name=~Adventuring~ value=~0~ /&gt;&lt;property name=~Influence~ value=~1~ /&gt;&lt;property name=~Swashbuckling~ value=~3~ /&gt;&lt;property name=~Crew Max~ value=~~ /&gt;&lt;property name=~Move Cost~ value=~~ /&gt;&lt;property name=~Faction~ value=~Vesten~ /&gt;&lt;property name=~Text~ value=~Unique React: Tack Sigvaldi when you push him forward to start a Boarding Attack. If Sigvaldi inflicts Hits with the Boarding Attack, he inflicts 3 extra Hits.~ /&gt;&lt;/card&gt;</text:p>
          </table:table-cell>
          <table:table-cell table:formula="of:=CONCATENATE(&quot; &lt;Relationship Target=~/cards/&quot;;[.D72];&quot;.jpg~ Id=~C&quot;;[.C72];&quot;~ Type=~http://schemas.octgn.org/picture~/&gt;&quot;)" office:value-type="string" office:string-value=" &lt;Relationship Target=~/cards/ST_sigvaldisveinson.jpg~ Id=~C809c24df-0443-43e4-b345-bd694f7793d2~ Type=~http://schemas.octgn.org/picture~/&gt;">
            <text:p><text:s/>&lt;Relationship Target=~/cards/ST_sigvaldisveinson.jpg~ Id=~C809c24df-0443-43e4-b345-bd694f7793d2~ Type=~http://schemas.octgn.org/picture~/&gt;</text:p>
          </table:table-cell>
          <table:table-cell office:value-type="string">
            <text:p>809c24df-0443-43e4-b345-bd694f7793d2</text:p>
          </table:table-cell>
          <table:table-cell office:value-type="string">
            <text:p>ST_sigvaldisveinson</text:p>
          </table:table-cell>
          <table:table-cell office:value-type="string">
            <text:p>Sigvaldi Sveinson</text:p>
          </table:table-cell>
          <table:table-cell office:value-type="string">
            <text:p>R</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0">
            <text:p>0</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3">
            <text:p>3</text:p>
          </table:table-cell>
          <table:table-cell table:number-columns-repeated="2"/>
          <table:table-cell office:value-type="string">
            <text:p>Vesten</text:p>
          </table:table-cell>
          <table:table-cell office:value-type="string">
            <text:p>Unique React: Tack Sigvaldi when you push him forward to start a Boarding Attack. If Sigvaldi inflicts Hits with the Boarding Attack, he inflicts 3 extra Hits.</text:p>
          </table:table-cell>
          <table:table-cell table:number-columns-repeated="999"/>
        </table:table-row>
        <table:table-row table:style-name="ro1">
          <table:table-cell table:formula="of:=CONCATENATE(&quot;  &lt;card id=~&quot;;[.C73];&quot;~ name=~&quot;;[.E73];&quot;~&gt;&lt;property name=~&quot;;[.F$1];&quot;~ value=~&quot;;[.F73];&quot;~ /&gt;&lt;property name=~&quot;;[.G$1];&quot;~ value=~&quot;;[.G73];&quot;~ /&gt;&lt;property name=~&quot;;[.H$1];&quot;~ value=~&quot;;[.H73];&quot;~ /&gt;&lt;property name=~&quot;;[.I$1];&quot;~ value=~&quot;;[.I73];&quot;~ /&gt;&lt;property name=~&quot;;[.J$1];&quot;~ value=~&quot;;[.J73];&quot;~ /&gt;&lt;property name=~&quot;;[.K$1];&quot;~ value=~&quot;;[.K73];&quot;~ /&gt;&lt;property name=~&quot;;[.L$1];&quot;~ value=~&quot;;[.L73];&quot;~ /&gt;&lt;property name=~&quot;;[.M$1];&quot;~ value=~&quot;;[.M73];&quot;~ /&gt;&lt;property name=~&quot;;[.N$1];&quot;~ value=~&quot;;[.N73];&quot;~ /&gt;&lt;property name=~&quot;;[.O$1];&quot;~ value=~&quot;;[.O73];&quot;~ /&gt;&lt;property name=~&quot;;[.P$1];&quot;~ value=~&quot;;[.P73];&quot;~ /&gt;&lt;property name=~&quot;;[.Q$1];&quot;~ value=~&quot;;[.Q73];&quot;~ /&gt;&lt;property name=~&quot;;[.R$1];&quot;~ value=~&quot;;[.R73];&quot;~ /&gt;&lt;property name=~&quot;;[.S$1];&quot;~ value=~&quot;;[.S73];&quot;~ /&gt;&lt;property name=~&quot;;[.T$1];&quot;~ value=~&quot;;[.T73];&quot;~ /&gt;&lt;property name=~&quot;;[.U$1];&quot;~ value=~&quot;;[.U73];&quot;~ /&gt;&lt;property name=~&quot;;[.V$1];&quot;~ value=~&quot;;[.V73];&quot;~ /&gt;&lt;property name=~&quot;;[.W$1];&quot;~ value=~&quot;;[.W73];&quot;~ /&gt;&lt;/card&gt;&quot;)" office:value-type="string" office:string-value="  &lt;card id=~3166c0e3-13ad-4156-8be7-f73dd29a335a~ name=~Slashing Across the Decks~&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To Complete: Tack 3 Adventuring (2 if completed in the Mirror). crew Attachment: +2 Swashbuckling. This crew inflicts 2 extra hits during Boarding Attacks.~ /&gt;&lt;/card&gt;">
            <text:p><text:s text:c="2"/>&lt;card id=~3166c0e3-13ad-4156-8be7-f73dd29a335a~ name=~Slashing Across the Decks~&gt;&lt;property name=~Rarity~ value=~R~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3 Seas Away To Complete: Tack 3 Adventuring (2 if completed in the Mirror). crew Attachment: +2 Swashbuckling. This crew inflicts 2 extra hits during Boarding Attacks.~ /&gt;&lt;/card&gt;</text:p>
          </table:table-cell>
          <table:table-cell table:formula="of:=CONCATENATE(&quot; &lt;Relationship Target=~/cards/&quot;;[.D73];&quot;.jpg~ Id=~C&quot;;[.C73];&quot;~ Type=~http://schemas.octgn.org/picture~/&gt;&quot;)" office:value-type="string" office:string-value=" &lt;Relationship Target=~/cards/ST_slashingacrossthedecks.jpg~ Id=~C3166c0e3-13ad-4156-8be7-f73dd29a335a~ Type=~http://schemas.octgn.org/picture~/&gt;">
            <text:p><text:s/>&lt;Relationship Target=~/cards/ST_slashingacrossthedecks.jpg~ Id=~C3166c0e3-13ad-4156-8be7-f73dd29a335a~ Type=~http://schemas.octgn.org/picture~/&gt;</text:p>
          </table:table-cell>
          <table:table-cell office:value-type="string">
            <text:p>3166c0e3-13ad-4156-8be7-f73dd29a335a</text:p>
          </table:table-cell>
          <table:table-cell office:value-type="string">
            <text:p>ST_slashingacrossthedecks</text:p>
          </table:table-cell>
          <table:table-cell office:value-type="string">
            <text:p>Slashing Across the Decks</text:p>
          </table:table-cell>
          <table:table-cell office:value-type="string">
            <text:p>R</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3 Seas Away To Complete: Tack 3 Adventuring (2 if completed in the Mirror). crew Attachment: +2 Swashbuckling. This crew inflicts 2 extra hits during Boarding Attacks.</text:p>
          </table:table-cell>
          <table:table-cell table:number-columns-repeated="999"/>
        </table:table-row>
        <table:table-row table:style-name="ro1">
          <table:table-cell table:formula="of:=CONCATENATE(&quot;  &lt;card id=~&quot;;[.C74];&quot;~ name=~&quot;;[.E74];&quot;~&gt;&lt;property name=~&quot;;[.F$1];&quot;~ value=~&quot;;[.F74];&quot;~ /&gt;&lt;property name=~&quot;;[.G$1];&quot;~ value=~&quot;;[.G74];&quot;~ /&gt;&lt;property name=~&quot;;[.H$1];&quot;~ value=~&quot;;[.H74];&quot;~ /&gt;&lt;property name=~&quot;;[.I$1];&quot;~ value=~&quot;;[.I74];&quot;~ /&gt;&lt;property name=~&quot;;[.J$1];&quot;~ value=~&quot;;[.J74];&quot;~ /&gt;&lt;property name=~&quot;;[.K$1];&quot;~ value=~&quot;;[.K74];&quot;~ /&gt;&lt;property name=~&quot;;[.L$1];&quot;~ value=~&quot;;[.L74];&quot;~ /&gt;&lt;property name=~&quot;;[.M$1];&quot;~ value=~&quot;;[.M74];&quot;~ /&gt;&lt;property name=~&quot;;[.N$1];&quot;~ value=~&quot;;[.N74];&quot;~ /&gt;&lt;property name=~&quot;;[.O$1];&quot;~ value=~&quot;;[.O74];&quot;~ /&gt;&lt;property name=~&quot;;[.P$1];&quot;~ value=~&quot;;[.P74];&quot;~ /&gt;&lt;property name=~&quot;;[.Q$1];&quot;~ value=~&quot;;[.Q74];&quot;~ /&gt;&lt;property name=~&quot;;[.R$1];&quot;~ value=~&quot;;[.R74];&quot;~ /&gt;&lt;property name=~&quot;;[.S$1];&quot;~ value=~&quot;;[.S74];&quot;~ /&gt;&lt;property name=~&quot;;[.T$1];&quot;~ value=~&quot;;[.T74];&quot;~ /&gt;&lt;property name=~&quot;;[.U$1];&quot;~ value=~&quot;;[.U74];&quot;~ /&gt;&lt;property name=~&quot;;[.V$1];&quot;~ value=~&quot;;[.V74];&quot;~ /&gt;&lt;property name=~&quot;;[.W$1];&quot;~ value=~&quot;;[.W74];&quot;~ /&gt;&lt;/card&gt;&quot;)" office:value-type="string" office:string-value="  &lt;card id=~081e510b-a78a-4f5e-a429-73728ccef5e2~ name=~Spit in Death's Ey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the Trade Sea). crew Attachment: You may draw one card immediately before this crew starts a Boarding Attack.~ /&gt;&lt;/card&gt;">
            <text:p><text:s text:c="2"/>&lt;card id=~081e510b-a78a-4f5e-a429-73728ccef5e2~ name=~Spit in Death's Eye~&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3 Adventuring (2 if completed in the Trade Sea). crew Attachment: You may draw one card immediately before this crew starts a Boarding Attack.~ /&gt;&lt;/card&gt;</text:p>
          </table:table-cell>
          <table:table-cell table:formula="of:=CONCATENATE(&quot; &lt;Relationship Target=~/cards/&quot;;[.D74];&quot;.jpg~ Id=~C&quot;;[.C74];&quot;~ Type=~http://schemas.octgn.org/picture~/&gt;&quot;)" office:value-type="string" office:string-value=" &lt;Relationship Target=~/cards/ST_spitindeathseye.jpg~ Id=~C081e510b-a78a-4f5e-a429-73728ccef5e2~ Type=~http://schemas.octgn.org/picture~/&gt;">
            <text:p><text:s/>&lt;Relationship Target=~/cards/ST_spitindeathseye.jpg~ Id=~C081e510b-a78a-4f5e-a429-73728ccef5e2~ Type=~http://schemas.octgn.org/picture~/&gt;</text:p>
          </table:table-cell>
          <table:table-cell office:value-type="string">
            <text:p>081e510b-a78a-4f5e-a429-73728ccef5e2</text:p>
          </table:table-cell>
          <table:table-cell office:value-type="string">
            <text:p>ST_spitindeathseye</text:p>
          </table:table-cell>
          <table:table-cell office:value-type="string">
            <text:p>Spit in Death's Eye</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Tack 3 Adventuring (2 if completed in the Trade Sea). crew Attachment: You may draw one card immediately before this crew starts a Boarding Attack.</text:p>
          </table:table-cell>
          <table:table-cell table:number-columns-repeated="999"/>
        </table:table-row>
        <table:table-row table:style-name="ro1">
          <table:table-cell table:formula="of:=CONCATENATE(&quot;  &lt;card id=~&quot;;[.C75];&quot;~ name=~&quot;;[.E75];&quot;~&gt;&lt;property name=~&quot;;[.F$1];&quot;~ value=~&quot;;[.F75];&quot;~ /&gt;&lt;property name=~&quot;;[.G$1];&quot;~ value=~&quot;;[.G75];&quot;~ /&gt;&lt;property name=~&quot;;[.H$1];&quot;~ value=~&quot;;[.H75];&quot;~ /&gt;&lt;property name=~&quot;;[.I$1];&quot;~ value=~&quot;;[.I75];&quot;~ /&gt;&lt;property name=~&quot;;[.J$1];&quot;~ value=~&quot;;[.J75];&quot;~ /&gt;&lt;property name=~&quot;;[.K$1];&quot;~ value=~&quot;;[.K75];&quot;~ /&gt;&lt;property name=~&quot;;[.L$1];&quot;~ value=~&quot;;[.L75];&quot;~ /&gt;&lt;property name=~&quot;;[.M$1];&quot;~ value=~&quot;;[.M75];&quot;~ /&gt;&lt;property name=~&quot;;[.N$1];&quot;~ value=~&quot;;[.N75];&quot;~ /&gt;&lt;property name=~&quot;;[.O$1];&quot;~ value=~&quot;;[.O75];&quot;~ /&gt;&lt;property name=~&quot;;[.P$1];&quot;~ value=~&quot;;[.P75];&quot;~ /&gt;&lt;property name=~&quot;;[.Q$1];&quot;~ value=~&quot;;[.Q75];&quot;~ /&gt;&lt;property name=~&quot;;[.R$1];&quot;~ value=~&quot;;[.R75];&quot;~ /&gt;&lt;property name=~&quot;;[.S$1];&quot;~ value=~&quot;;[.S75];&quot;~ /&gt;&lt;property name=~&quot;;[.T$1];&quot;~ value=~&quot;;[.T75];&quot;~ /&gt;&lt;property name=~&quot;;[.U$1];&quot;~ value=~&quot;;[.U75];&quot;~ /&gt;&lt;property name=~&quot;;[.V$1];&quot;~ value=~&quot;;[.V75];&quot;~ /&gt;&lt;property name=~&quot;;[.W$1];&quot;~ value=~&quot;;[.W75];&quot;~ /&gt;&lt;/card&gt;&quot;)" office:value-type="string" office:string-value="  &lt;card id=~07574a2a-9ec0-47b4-9dc0-09c2aa58435b~ name=~Stolen Document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the Forbidden Sea). Illegal · Item · crew Attachment: +1 Influence.~ /&gt;&lt;/card&gt;">
            <text:p><text:s text:c="2"/>&lt;card id=~07574a2a-9ec0-47b4-9dc0-09c2aa58435b~ name=~Stolen Documents~&gt;&lt;property name=~Rarity~ value=~C~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1 Sea Away To Complete: Tack 2 Adventuring (1 if completed in the Forbidden Sea). Illegal · Item · crew Attachment: +1 Influence.~ /&gt;&lt;/card&gt;</text:p>
          </table:table-cell>
          <table:table-cell table:formula="of:=CONCATENATE(&quot; &lt;Relationship Target=~/cards/&quot;;[.D75];&quot;.jpg~ Id=~C&quot;;[.C75];&quot;~ Type=~http://schemas.octgn.org/picture~/&gt;&quot;)" office:value-type="string" office:string-value=" &lt;Relationship Target=~/cards/ST_stolendocuments.jpg~ Id=~C07574a2a-9ec0-47b4-9dc0-09c2aa58435b~ Type=~http://schemas.octgn.org/picture~/&gt;">
            <text:p><text:s/>&lt;Relationship Target=~/cards/ST_stolendocuments.jpg~ Id=~C07574a2a-9ec0-47b4-9dc0-09c2aa58435b~ Type=~http://schemas.octgn.org/picture~/&gt;</text:p>
          </table:table-cell>
          <table:table-cell office:value-type="string">
            <text:p>07574a2a-9ec0-47b4-9dc0-09c2aa58435b</text:p>
          </table:table-cell>
          <table:table-cell office:value-type="string">
            <text:p>ST_stolendocuments</text:p>
          </table:table-cell>
          <table:table-cell office:value-type="string">
            <text:p>Stolen Documents</text:p>
          </table:table-cell>
          <table:table-cell office:value-type="string">
            <text:p>C</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1 Sea Away To Complete: Tack 2 Adventuring (1 if completed in the Forbidden Sea). Illegal · Item · crew Attachment: +1 Influence.</text:p>
          </table:table-cell>
          <table:table-cell table:number-columns-repeated="999"/>
        </table:table-row>
        <table:table-row table:style-name="ro1">
          <table:table-cell table:formula="of:=CONCATENATE(&quot;  &lt;card id=~&quot;;[.C76];&quot;~ name=~&quot;;[.E76];&quot;~&gt;&lt;property name=~&quot;;[.F$1];&quot;~ value=~&quot;;[.F76];&quot;~ /&gt;&lt;property name=~&quot;;[.G$1];&quot;~ value=~&quot;;[.G76];&quot;~ /&gt;&lt;property name=~&quot;;[.H$1];&quot;~ value=~&quot;;[.H76];&quot;~ /&gt;&lt;property name=~&quot;;[.I$1];&quot;~ value=~&quot;;[.I76];&quot;~ /&gt;&lt;property name=~&quot;;[.J$1];&quot;~ value=~&quot;;[.J76];&quot;~ /&gt;&lt;property name=~&quot;;[.K$1];&quot;~ value=~&quot;;[.K76];&quot;~ /&gt;&lt;property name=~&quot;;[.L$1];&quot;~ value=~&quot;;[.L76];&quot;~ /&gt;&lt;property name=~&quot;;[.M$1];&quot;~ value=~&quot;;[.M76];&quot;~ /&gt;&lt;property name=~&quot;;[.N$1];&quot;~ value=~&quot;;[.N76];&quot;~ /&gt;&lt;property name=~&quot;;[.O$1];&quot;~ value=~&quot;;[.O76];&quot;~ /&gt;&lt;property name=~&quot;;[.P$1];&quot;~ value=~&quot;;[.P76];&quot;~ /&gt;&lt;property name=~&quot;;[.Q$1];&quot;~ value=~&quot;;[.Q76];&quot;~ /&gt;&lt;property name=~&quot;;[.R$1];&quot;~ value=~&quot;;[.R76];&quot;~ /&gt;&lt;property name=~&quot;;[.S$1];&quot;~ value=~&quot;;[.S76];&quot;~ /&gt;&lt;property name=~&quot;;[.T$1];&quot;~ value=~&quot;;[.T76];&quot;~ /&gt;&lt;property name=~&quot;;[.U$1];&quot;~ value=~&quot;;[.U76];&quot;~ /&gt;&lt;property name=~&quot;;[.V$1];&quot;~ value=~&quot;;[.V76];&quot;~ /&gt;&lt;property name=~&quot;;[.W$1];&quot;~ value=~&quot;;[.W76];&quot;~ /&gt;&lt;/card&gt;&quot;)" office:value-type="string" office:string-value="  &lt;card id=~b1f5d26e-2922-4d7e-af83-f137780373c8~ name=~Stolen Sword~&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2 Adventuring (1 if completed in the Frothing Sea). Illegal · Item · crew Attachment: +1 Swashbuckling. This crew inflicts 2 extra hits during Boarding Attacks.~ /&gt;&lt;/card&gt;">
            <text:p><text:s text:c="2"/>&lt;card id=~b1f5d26e-2922-4d7e-af83-f137780373c8~ name=~Stolen Sword~&gt;&lt;property name=~Rarity~ value=~U~ /&gt;&lt;property name=~Type~ value=~adventures~ /&gt;&lt;property name=~Cost~ value=~~ /&gt;&lt;property name=~Cost Type~ value=~~ /&gt;&lt;property name=~Cancel~ value=~~ /&gt;&lt;property name=~Cancel Type~ value=~~ /&gt;&lt;property name=~Wealth~ value=~~ /&gt;&lt;property name=~Attack~ value=~T~ /&gt;&lt;property name=~Parry~ value=~c,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2 Seas Away To Complete: Tack 2 Adventuring (1 if completed in the Frothing Sea). Illegal · Item · crew Attachment: +1 Swashbuckling. This crew inflicts 2 extra hits during Boarding Attacks.~ /&gt;&lt;/card&gt;</text:p>
          </table:table-cell>
          <table:table-cell table:formula="of:=CONCATENATE(&quot; &lt;Relationship Target=~/cards/&quot;;[.D76];&quot;.jpg~ Id=~C&quot;;[.C76];&quot;~ Type=~http://schemas.octgn.org/picture~/&gt;&quot;)" office:value-type="string" office:string-value=" &lt;Relationship Target=~/cards/ST_stolensword.jpg~ Id=~Cb1f5d26e-2922-4d7e-af83-f137780373c8~ Type=~http://schemas.octgn.org/picture~/&gt;">
            <text:p><text:s/>&lt;Relationship Target=~/cards/ST_stolensword.jpg~ Id=~Cb1f5d26e-2922-4d7e-af83-f137780373c8~ Type=~http://schemas.octgn.org/picture~/&gt;</text:p>
          </table:table-cell>
          <table:table-cell office:value-type="string">
            <text:p>b1f5d26e-2922-4d7e-af83-f137780373c8</text:p>
          </table:table-cell>
          <table:table-cell office:value-type="string">
            <text:p>ST_stolensword</text:p>
          </table:table-cell>
          <table:table-cell office:value-type="string">
            <text:p>Stolen Sword</text:p>
          </table:table-cell>
          <table:table-cell office:value-type="string">
            <text:p>U</text:p>
          </table:table-cell>
          <table:table-cell office:value-type="string">
            <text:p>adventures</text:p>
          </table:table-cell>
          <table:table-cell table:number-columns-repeated="5"/>
          <table:table-cell office:value-type="string">
            <text:p>T</text:p>
          </table:table-cell>
          <table:table-cell office:value-type="string">
            <text:p>c,s</text:p>
          </table:table-cell>
          <table:table-cell table:number-columns-repeated="8"/>
          <table:table-cell office:value-type="string">
            <text:p>2 Seas Away To Complete: Tack 2 Adventuring (1 if completed in the Frothing Sea). Illegal · Item · crew Attachment: +1 Swashbuckling. This crew inflicts 2 extra hits during Boarding Attacks.</text:p>
          </table:table-cell>
          <table:table-cell table:number-columns-repeated="999"/>
        </table:table-row>
        <table:table-row table:style-name="ro1">
          <table:table-cell table:formula="of:=CONCATENATE(&quot;  &lt;card id=~&quot;;[.C77];&quot;~ name=~&quot;;[.E77];&quot;~&gt;&lt;property name=~&quot;;[.F$1];&quot;~ value=~&quot;;[.F77];&quot;~ /&gt;&lt;property name=~&quot;;[.G$1];&quot;~ value=~&quot;;[.G77];&quot;~ /&gt;&lt;property name=~&quot;;[.H$1];&quot;~ value=~&quot;;[.H77];&quot;~ /&gt;&lt;property name=~&quot;;[.I$1];&quot;~ value=~&quot;;[.I77];&quot;~ /&gt;&lt;property name=~&quot;;[.J$1];&quot;~ value=~&quot;;[.J77];&quot;~ /&gt;&lt;property name=~&quot;;[.K$1];&quot;~ value=~&quot;;[.K77];&quot;~ /&gt;&lt;property name=~&quot;;[.L$1];&quot;~ value=~&quot;;[.L77];&quot;~ /&gt;&lt;property name=~&quot;;[.M$1];&quot;~ value=~&quot;;[.M77];&quot;~ /&gt;&lt;property name=~&quot;;[.N$1];&quot;~ value=~&quot;;[.N77];&quot;~ /&gt;&lt;property name=~&quot;;[.O$1];&quot;~ value=~&quot;;[.O77];&quot;~ /&gt;&lt;property name=~&quot;;[.P$1];&quot;~ value=~&quot;;[.P77];&quot;~ /&gt;&lt;property name=~&quot;;[.Q$1];&quot;~ value=~&quot;;[.Q77];&quot;~ /&gt;&lt;property name=~&quot;;[.R$1];&quot;~ value=~&quot;;[.R77];&quot;~ /&gt;&lt;property name=~&quot;;[.S$1];&quot;~ value=~&quot;;[.S77];&quot;~ /&gt;&lt;property name=~&quot;;[.T$1];&quot;~ value=~&quot;;[.T77];&quot;~ /&gt;&lt;property name=~&quot;;[.U$1];&quot;~ value=~&quot;;[.U77];&quot;~ /&gt;&lt;property name=~&quot;;[.V$1];&quot;~ value=~&quot;;[.V77];&quot;~ /&gt;&lt;property name=~&quot;;[.W$1];&quot;~ value=~&quot;;[.W77];&quot;~ /&gt;&lt;/card&gt;&quot;)" office:value-type="string" office:string-value="  &lt;card id=~8c49f64d-670f-45ba-8d66-e9b95429d52e~ name=~That Hurts!~&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suffering Hits. Sink one of your Ship attachments to absorb 5 Hits.~ /&gt;&lt;/card&gt;">
            <text:p><text:s text:c="2"/>&lt;card id=~8c49f64d-670f-45ba-8d66-e9b95429d52e~ name=~That Hurts!~&gt;&lt;property name=~Rarity~ value=~U~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suffering Hits. Sink one of your Ship attachments to absorb 5 Hits.~ /&gt;&lt;/card&gt;</text:p>
          </table:table-cell>
          <table:table-cell table:formula="of:=CONCATENATE(&quot; &lt;Relationship Target=~/cards/&quot;;[.D77];&quot;.jpg~ Id=~C&quot;;[.C77];&quot;~ Type=~http://schemas.octgn.org/picture~/&gt;&quot;)" office:value-type="string" office:string-value=" &lt;Relationship Target=~/cards/ST_thathurts.jpg~ Id=~C8c49f64d-670f-45ba-8d66-e9b95429d52e~ Type=~http://schemas.octgn.org/picture~/&gt;">
            <text:p><text:s/>&lt;Relationship Target=~/cards/ST_thathurts.jpg~ Id=~C8c49f64d-670f-45ba-8d66-e9b95429d52e~ Type=~http://schemas.octgn.org/picture~/&gt;</text:p>
          </table:table-cell>
          <table:table-cell office:value-type="string">
            <text:p>8c49f64d-670f-45ba-8d66-e9b95429d52e</text:p>
          </table:table-cell>
          <table:table-cell office:value-type="string">
            <text:p>ST_thathurts</text:p>
          </table:table-cell>
          <table:table-cell office:value-type="string">
            <text:p>That Hurts!</text:p>
          </table:table-cell>
          <table:table-cell office:value-type="string">
            <text:p>U</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when you are suffering Hits. Sink one of your Ship attachments to absorb 5 Hits.</text:p>
          </table:table-cell>
          <table:table-cell table:number-columns-repeated="999"/>
        </table:table-row>
        <table:table-row table:style-name="ro1">
          <table:table-cell table:formula="of:=CONCATENATE(&quot;  &lt;card id=~&quot;;[.C78];&quot;~ name=~&quot;;[.E78];&quot;~&gt;&lt;property name=~&quot;;[.F$1];&quot;~ value=~&quot;;[.F78];&quot;~ /&gt;&lt;property name=~&quot;;[.G$1];&quot;~ value=~&quot;;[.G78];&quot;~ /&gt;&lt;property name=~&quot;;[.H$1];&quot;~ value=~&quot;;[.H78];&quot;~ /&gt;&lt;property name=~&quot;;[.I$1];&quot;~ value=~&quot;;[.I78];&quot;~ /&gt;&lt;property name=~&quot;;[.J$1];&quot;~ value=~&quot;;[.J78];&quot;~ /&gt;&lt;property name=~&quot;;[.K$1];&quot;~ value=~&quot;;[.K78];&quot;~ /&gt;&lt;property name=~&quot;;[.L$1];&quot;~ value=~&quot;;[.L78];&quot;~ /&gt;&lt;property name=~&quot;;[.M$1];&quot;~ value=~&quot;;[.M78];&quot;~ /&gt;&lt;property name=~&quot;;[.N$1];&quot;~ value=~&quot;;[.N78];&quot;~ /&gt;&lt;property name=~&quot;;[.O$1];&quot;~ value=~&quot;;[.O78];&quot;~ /&gt;&lt;property name=~&quot;;[.P$1];&quot;~ value=~&quot;;[.P78];&quot;~ /&gt;&lt;property name=~&quot;;[.Q$1];&quot;~ value=~&quot;;[.Q78];&quot;~ /&gt;&lt;property name=~&quot;;[.R$1];&quot;~ value=~&quot;;[.R78];&quot;~ /&gt;&lt;property name=~&quot;;[.S$1];&quot;~ value=~&quot;;[.S78];&quot;~ /&gt;&lt;property name=~&quot;;[.T$1];&quot;~ value=~&quot;;[.T78];&quot;~ /&gt;&lt;property name=~&quot;;[.U$1];&quot;~ value=~&quot;;[.U78];&quot;~ /&gt;&lt;property name=~&quot;;[.V$1];&quot;~ value=~&quot;;[.V78];&quot;~ /&gt;&lt;property name=~&quot;;[.W$1];&quot;~ value=~&quot;;[.W78];&quot;~ /&gt;&lt;/card&gt;&quot;)" office:value-type="string" office:string-value="  &lt;card id=~521f8818-43e9-43a8-8613-de7167444bfd~ name=~Timothy le Beau~&gt;&lt;property name=~Rarity~ value=~F~ /&gt;&lt;property name=~Type~ value=~crew~ /&gt;&lt;property name=~Cost~ value=~10~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2~ /&gt;&lt;property name=~Swashbuckling~ value=~2~ /&gt;&lt;property name=~Crew Max~ value=~~ /&gt;&lt;property name=~Move Cost~ value=~~ /&gt;&lt;property name=~Faction~ value=~Montaigne~ /&gt;&lt;property name=~Text~ value=~Experienced · Unique · First Mate · Loyal · Porte 2 Act: Tack Timothy and target a Ship. Timothy inflicts 2 Hits on that Ship.~ /&gt;&lt;/card&gt;">
            <text:p><text:s text:c="2"/>&lt;card id=~521f8818-43e9-43a8-8613-de7167444bfd~ name=~Timothy le Beau~&gt;&lt;property name=~Rarity~ value=~F~ /&gt;&lt;property name=~Type~ value=~crew~ /&gt;&lt;property name=~Cost~ value=~10~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0~ /&gt;&lt;property name=~Influence~ value=~2~ /&gt;&lt;property name=~Swashbuckling~ value=~2~ /&gt;&lt;property name=~Crew Max~ value=~~ /&gt;&lt;property name=~Move Cost~ value=~~ /&gt;&lt;property name=~Faction~ value=~Montaigne~ /&gt;&lt;property name=~Text~ value=~Experienced · Unique · First Mate · Loyal · Porte 2 Act: Tack Timothy and target a Ship. Timothy inflicts 2 Hits on that Ship.~ /&gt;&lt;/card&gt;</text:p>
          </table:table-cell>
          <table:table-cell table:formula="of:=CONCATENATE(&quot; &lt;Relationship Target=~/cards/&quot;;[.D78];&quot;.jpg~ Id=~C&quot;;[.C78];&quot;~ Type=~http://schemas.octgn.org/picture~/&gt;&quot;)" office:value-type="string" office:string-value=" &lt;Relationship Target=~/cards/ST_timothylebeau.jpg~ Id=~C521f8818-43e9-43a8-8613-de7167444bfd~ Type=~http://schemas.octgn.org/picture~/&gt;">
            <text:p><text:s/>&lt;Relationship Target=~/cards/ST_timothylebeau.jpg~ Id=~C521f8818-43e9-43a8-8613-de7167444bfd~ Type=~http://schemas.octgn.org/picture~/&gt;</text:p>
          </table:table-cell>
          <table:table-cell office:value-type="string">
            <text:p>521f8818-43e9-43a8-8613-de7167444bfd</text:p>
          </table:table-cell>
          <table:table-cell office:value-type="string">
            <text:p>ST_timothylebeau</text:p>
          </table:table-cell>
          <table:table-cell office:value-type="string">
            <text:p>Timothy le Beau</text:p>
          </table:table-cell>
          <table:table-cell office:value-type="string">
            <text:p>F</text:p>
          </table:table-cell>
          <table:table-cell office:value-type="string">
            <text:p>crew</text:p>
          </table:table-cell>
          <table:table-cell office:value-type="float" office:value="10">
            <text:p>10</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3" office:value-type="float" office:value="0">
            <text:p>0</text:p>
          </table:table-cell>
          <table:table-cell table:number-columns-repeated="2" office:value-type="float" office:value="2">
            <text:p>2</text:p>
          </table:table-cell>
          <table:table-cell table:number-columns-repeated="2"/>
          <table:table-cell office:value-type="string">
            <text:p>Montaigne</text:p>
          </table:table-cell>
          <table:table-cell office:value-type="string">
            <text:p>Experienced · Unique · First Mate · Loyal · Porte 2 Act: Tack Timothy and target a Ship. Timothy inflicts 2 Hits on that Ship.</text:p>
          </table:table-cell>
          <table:table-cell table:number-columns-repeated="999"/>
        </table:table-row>
        <table:table-row table:style-name="ro1">
          <table:table-cell table:formula="of:=CONCATENATE(&quot;  &lt;card id=~&quot;;[.C79];&quot;~ name=~&quot;;[.E79];&quot;~&gt;&lt;property name=~&quot;;[.F$1];&quot;~ value=~&quot;;[.F79];&quot;~ /&gt;&lt;property name=~&quot;;[.G$1];&quot;~ value=~&quot;;[.G79];&quot;~ /&gt;&lt;property name=~&quot;;[.H$1];&quot;~ value=~&quot;;[.H79];&quot;~ /&gt;&lt;property name=~&quot;;[.I$1];&quot;~ value=~&quot;;[.I79];&quot;~ /&gt;&lt;property name=~&quot;;[.J$1];&quot;~ value=~&quot;;[.J79];&quot;~ /&gt;&lt;property name=~&quot;;[.K$1];&quot;~ value=~&quot;;[.K79];&quot;~ /&gt;&lt;property name=~&quot;;[.L$1];&quot;~ value=~&quot;;[.L79];&quot;~ /&gt;&lt;property name=~&quot;;[.M$1];&quot;~ value=~&quot;;[.M79];&quot;~ /&gt;&lt;property name=~&quot;;[.N$1];&quot;~ value=~&quot;;[.N79];&quot;~ /&gt;&lt;property name=~&quot;;[.O$1];&quot;~ value=~&quot;;[.O79];&quot;~ /&gt;&lt;property name=~&quot;;[.P$1];&quot;~ value=~&quot;;[.P79];&quot;~ /&gt;&lt;property name=~&quot;;[.Q$1];&quot;~ value=~&quot;;[.Q79];&quot;~ /&gt;&lt;property name=~&quot;;[.R$1];&quot;~ value=~&quot;;[.R79];&quot;~ /&gt;&lt;property name=~&quot;;[.S$1];&quot;~ value=~&quot;;[.S79];&quot;~ /&gt;&lt;property name=~&quot;;[.T$1];&quot;~ value=~&quot;;[.T79];&quot;~ /&gt;&lt;property name=~&quot;;[.U$1];&quot;~ value=~&quot;;[.U79];&quot;~ /&gt;&lt;property name=~&quot;;[.V$1];&quot;~ value=~&quot;;[.V79];&quot;~ /&gt;&lt;property name=~&quot;;[.W$1];&quot;~ value=~&quot;;[.W79];&quot;~ /&gt;&lt;/card&gt;&quot;)" office:value-type="string" office:string-value="  &lt;card id=~20c35dd1-f992-4120-ac27-40b7b1109b65~ name=~To Fight Another Day~&gt;&lt;property name=~Rarity~ value=~R~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other player is discarding or sinking one of your Sea attachments. Your Sea Attachment remains in play.~ /&gt;&lt;/card&gt;">
            <text:p><text:s text:c="2"/>&lt;card id=~20c35dd1-f992-4120-ac27-40b7b1109b65~ name=~To Fight Another Day~&gt;&lt;property name=~Rarity~ value=~R~ /&gt;&lt;property name=~Type~ value=~actions~ /&gt;&lt;property name=~Cost~ value=~1~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another player is discarding or sinking one of your Sea attachments. Your Sea Attachment remains in play.~ /&gt;&lt;/card&gt;</text:p>
          </table:table-cell>
          <table:table-cell table:formula="of:=CONCATENATE(&quot; &lt;Relationship Target=~/cards/&quot;;[.D79];&quot;.jpg~ Id=~C&quot;;[.C79];&quot;~ Type=~http://schemas.octgn.org/picture~/&gt;&quot;)" office:value-type="string" office:string-value=" &lt;Relationship Target=~/cards/ST_tofightanotherday.jpg~ Id=~C20c35dd1-f992-4120-ac27-40b7b1109b65~ Type=~http://schemas.octgn.org/picture~/&gt;">
            <text:p><text:s/>&lt;Relationship Target=~/cards/ST_tofightanotherday.jpg~ Id=~C20c35dd1-f992-4120-ac27-40b7b1109b65~ Type=~http://schemas.octgn.org/picture~/&gt;</text:p>
          </table:table-cell>
          <table:table-cell office:value-type="string">
            <text:p>20c35dd1-f992-4120-ac27-40b7b1109b65</text:p>
          </table:table-cell>
          <table:table-cell office:value-type="string">
            <text:p>ST_tofightanotherday</text:p>
          </table:table-cell>
          <table:table-cell office:value-type="string">
            <text:p>To Fight Another Day</text:p>
          </table:table-cell>
          <table:table-cell office:value-type="string">
            <text:p>R</text:p>
          </table:table-cell>
          <table:table-cell office:value-type="string">
            <text:p>actions</text:p>
          </table:table-cell>
          <table:table-cell office:value-type="float" office:value="1">
            <text:p>1</text:p>
          </table:table-cell>
          <table:table-cell office:value-type="string">
            <text:p>Ad</text:p>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when another player is discarding or sinking one of your Sea attachments. Your Sea Attachment remains in play.</text:p>
          </table:table-cell>
          <table:table-cell table:number-columns-repeated="999"/>
        </table:table-row>
        <table:table-row table:style-name="ro1">
          <table:table-cell table:formula="of:=CONCATENATE(&quot;  &lt;card id=~&quot;;[.C80];&quot;~ name=~&quot;;[.E80];&quot;~&gt;&lt;property name=~&quot;;[.F$1];&quot;~ value=~&quot;;[.F80];&quot;~ /&gt;&lt;property name=~&quot;;[.G$1];&quot;~ value=~&quot;;[.G80];&quot;~ /&gt;&lt;property name=~&quot;;[.H$1];&quot;~ value=~&quot;;[.H80];&quot;~ /&gt;&lt;property name=~&quot;;[.I$1];&quot;~ value=~&quot;;[.I80];&quot;~ /&gt;&lt;property name=~&quot;;[.J$1];&quot;~ value=~&quot;;[.J80];&quot;~ /&gt;&lt;property name=~&quot;;[.K$1];&quot;~ value=~&quot;;[.K80];&quot;~ /&gt;&lt;property name=~&quot;;[.L$1];&quot;~ value=~&quot;;[.L80];&quot;~ /&gt;&lt;property name=~&quot;;[.M$1];&quot;~ value=~&quot;;[.M80];&quot;~ /&gt;&lt;property name=~&quot;;[.N$1];&quot;~ value=~&quot;;[.N80];&quot;~ /&gt;&lt;property name=~&quot;;[.O$1];&quot;~ value=~&quot;;[.O80];&quot;~ /&gt;&lt;property name=~&quot;;[.P$1];&quot;~ value=~&quot;;[.P80];&quot;~ /&gt;&lt;property name=~&quot;;[.Q$1];&quot;~ value=~&quot;;[.Q80];&quot;~ /&gt;&lt;property name=~&quot;;[.R$1];&quot;~ value=~&quot;;[.R80];&quot;~ /&gt;&lt;property name=~&quot;;[.S$1];&quot;~ value=~&quot;;[.S80];&quot;~ /&gt;&lt;property name=~&quot;;[.T$1];&quot;~ value=~&quot;;[.T80];&quot;~ /&gt;&lt;property name=~&quot;;[.U$1];&quot;~ value=~&quot;;[.U80];&quot;~ /&gt;&lt;property name=~&quot;;[.V$1];&quot;~ value=~&quot;;[.V80];&quot;~ /&gt;&lt;property name=~&quot;;[.W$1];&quot;~ value=~&quot;;[.W80];&quot;~ /&gt;&lt;/card&gt;&quot;)" office:value-type="string" office:string-value="  &lt;card id=~3c18ce52-64e7-4e8a-86fd-df3db3415a50~ name=~Tugging the Strands~&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Fate 2 Knack (May only be attached to a crew with Fate 2 or more) Act: The actions phase ends. Play proceeds to the Draw phase. Sink this card. Alesio closed her eyes as the General's cannons fired. Destiny would be changed now, or the Brotherhood would die beneath the onslaught.~ /&gt;&lt;/card&gt;">
            <text:p><text:s text:c="2"/>&lt;card id=~3c18ce52-64e7-4e8a-86fd-df3db3415a50~ name=~Tugging the Strands~&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 Fate 2 Knack (May only be attached to a crew with Fate 2 or more) Act: The actions phase ends. Play proceeds to the Draw phase. Sink this card. Alesio closed her eyes as the General's cannons fired. Destiny would be changed now, or the Brotherhood would die beneath the onslaught.~ /&gt;&lt;/card&gt;</text:p>
          </table:table-cell>
          <table:table-cell table:formula="of:=CONCATENATE(&quot; &lt;Relationship Target=~/cards/&quot;;[.D80];&quot;.jpg~ Id=~C&quot;;[.C80];&quot;~ Type=~http://schemas.octgn.org/picture~/&gt;&quot;)" office:value-type="string" office:string-value=" &lt;Relationship Target=~/cards/ST_tuggingthestrands.jpg~ Id=~C3c18ce52-64e7-4e8a-86fd-df3db3415a50~ Type=~http://schemas.octgn.org/picture~/&gt;">
            <text:p><text:s/>&lt;Relationship Target=~/cards/ST_tuggingthestrands.jpg~ Id=~C3c18ce52-64e7-4e8a-86fd-df3db3415a50~ Type=~http://schemas.octgn.org/picture~/&gt;</text:p>
          </table:table-cell>
          <table:table-cell office:value-type="string">
            <text:p>3c18ce52-64e7-4e8a-86fd-df3db3415a50</text:p>
          </table:table-cell>
          <table:table-cell office:value-type="string">
            <text:p>ST_tuggingthestrands</text:p>
          </table:table-cell>
          <table:table-cell office:value-type="string">
            <text:p>Tugging the Strands</text:p>
          </table:table-cell>
          <table:table-cell office:value-type="string">
            <text:p>R</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crew Attachment - Fate 2 Knack (May only be attached to a crew with Fate 2 or more) Act: The actions phase ends. Play proceeds to the Draw phase. Sink this card. Alesio closed her eyes as the General's cannons fired. Destiny would be changed now, or the Brotherhood would die beneath the onslaught.</text:p>
          </table:table-cell>
          <table:table-cell table:number-columns-repeated="999"/>
        </table:table-row>
        <table:table-row table:style-name="ro1">
          <table:table-cell table:formula="of:=CONCATENATE(&quot;  &lt;card id=~&quot;;[.C81];&quot;~ name=~&quot;;[.E81];&quot;~&gt;&lt;property name=~&quot;;[.F$1];&quot;~ value=~&quot;;[.F81];&quot;~ /&gt;&lt;property name=~&quot;;[.G$1];&quot;~ value=~&quot;;[.G81];&quot;~ /&gt;&lt;property name=~&quot;;[.H$1];&quot;~ value=~&quot;;[.H81];&quot;~ /&gt;&lt;property name=~&quot;;[.I$1];&quot;~ value=~&quot;;[.I81];&quot;~ /&gt;&lt;property name=~&quot;;[.J$1];&quot;~ value=~&quot;;[.J81];&quot;~ /&gt;&lt;property name=~&quot;;[.K$1];&quot;~ value=~&quot;;[.K81];&quot;~ /&gt;&lt;property name=~&quot;;[.L$1];&quot;~ value=~&quot;;[.L81];&quot;~ /&gt;&lt;property name=~&quot;;[.M$1];&quot;~ value=~&quot;;[.M81];&quot;~ /&gt;&lt;property name=~&quot;;[.N$1];&quot;~ value=~&quot;;[.N81];&quot;~ /&gt;&lt;property name=~&quot;;[.O$1];&quot;~ value=~&quot;;[.O81];&quot;~ /&gt;&lt;property name=~&quot;;[.P$1];&quot;~ value=~&quot;;[.P81];&quot;~ /&gt;&lt;property name=~&quot;;[.Q$1];&quot;~ value=~&quot;;[.Q81];&quot;~ /&gt;&lt;property name=~&quot;;[.R$1];&quot;~ value=~&quot;;[.R81];&quot;~ /&gt;&lt;property name=~&quot;;[.S$1];&quot;~ value=~&quot;;[.S81];&quot;~ /&gt;&lt;property name=~&quot;;[.T$1];&quot;~ value=~&quot;;[.T81];&quot;~ /&gt;&lt;property name=~&quot;;[.U$1];&quot;~ value=~&quot;;[.U81];&quot;~ /&gt;&lt;property name=~&quot;;[.V$1];&quot;~ value=~&quot;;[.V81];&quot;~ /&gt;&lt;property name=~&quot;;[.W$1];&quot;~ value=~&quot;;[.W81];&quot;~ /&gt;&lt;/card&gt;&quot;)" office:value-type="string" office:string-value="  &lt;card id=~840b2fe1-c7ac-4e40-a785-5cf65a0d7818~ name=~Unexpected Hero~&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his card may only be attached to a Cew with the No attachments trait. This crew no longer has the No attachments trait.~ /&gt;&lt;/card&gt;">
            <text:p><text:s text:c="2"/>&lt;card id=~840b2fe1-c7ac-4e40-a785-5cf65a0d7818~ name=~Unexpected Hero~&gt;&lt;property name=~Rarity~ value=~C~ /&gt;&lt;property name=~Type~ value=~attachments~ /&gt;&lt;property name=~Cost~ value=~3~ /&gt;&lt;property name=~Cost Type~ value=~Ad~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crew Attachment This card may only be attached to a Cew with the No attachments trait. This crew no longer has the No attachments trait.~ /&gt;&lt;/card&gt;</text:p>
          </table:table-cell>
          <table:table-cell table:formula="of:=CONCATENATE(&quot; &lt;Relationship Target=~/cards/&quot;;[.D81];&quot;.jpg~ Id=~C&quot;;[.C81];&quot;~ Type=~http://schemas.octgn.org/picture~/&gt;&quot;)" office:value-type="string" office:string-value=" &lt;Relationship Target=~/cards/ST_unexpectedhero.jpg~ Id=~C840b2fe1-c7ac-4e40-a785-5cf65a0d7818~ Type=~http://schemas.octgn.org/picture~/&gt;">
            <text:p><text:s/>&lt;Relationship Target=~/cards/ST_unexpectedhero.jpg~ Id=~C840b2fe1-c7ac-4e40-a785-5cf65a0d7818~ Type=~http://schemas.octgn.org/picture~/&gt;</text:p>
          </table:table-cell>
          <table:table-cell office:value-type="string">
            <text:p>840b2fe1-c7ac-4e40-a785-5cf65a0d7818</text:p>
          </table:table-cell>
          <table:table-cell office:value-type="string">
            <text:p>ST_unexpectedhero</text:p>
          </table:table-cell>
          <table:table-cell office:value-type="string">
            <text:p>Unexpected Hero</text:p>
          </table:table-cell>
          <table:table-cell office:value-type="string">
            <text:p>C</text:p>
          </table:table-cell>
          <table:table-cell office:value-type="string">
            <text:p>attachments</text:p>
          </table:table-cell>
          <table:table-cell office:value-type="float" office:value="3">
            <text:p>3</text:p>
          </table:table-cell>
          <table:table-cell office:value-type="string">
            <text:p>Ad</text:p>
          </table:table-cell>
          <table:table-cell table:number-columns-repeated="3"/>
          <table:table-cell office:value-type="string">
            <text:p>C</text:p>
          </table:table-cell>
          <table:table-cell office:value-type="string">
            <text:p>d,s</text:p>
          </table:table-cell>
          <table:table-cell table:number-columns-repeated="8"/>
          <table:table-cell office:value-type="string">
            <text:p>crew Attachment This card may only be attached to a Cew with the No attachments trait. This crew no longer has the No attachments trait.</text:p>
          </table:table-cell>
          <table:table-cell table:number-columns-repeated="999"/>
        </table:table-row>
        <table:table-row table:style-name="ro1">
          <table:table-cell table:formula="of:=CONCATENATE(&quot;  &lt;card id=~&quot;;[.C82];&quot;~ name=~&quot;;[.E82];&quot;~&gt;&lt;property name=~&quot;;[.F$1];&quot;~ value=~&quot;;[.F82];&quot;~ /&gt;&lt;property name=~&quot;;[.G$1];&quot;~ value=~&quot;;[.G82];&quot;~ /&gt;&lt;property name=~&quot;;[.H$1];&quot;~ value=~&quot;;[.H82];&quot;~ /&gt;&lt;property name=~&quot;;[.I$1];&quot;~ value=~&quot;;[.I82];&quot;~ /&gt;&lt;property name=~&quot;;[.J$1];&quot;~ value=~&quot;;[.J82];&quot;~ /&gt;&lt;property name=~&quot;;[.K$1];&quot;~ value=~&quot;;[.K82];&quot;~ /&gt;&lt;property name=~&quot;;[.L$1];&quot;~ value=~&quot;;[.L82];&quot;~ /&gt;&lt;property name=~&quot;;[.M$1];&quot;~ value=~&quot;;[.M82];&quot;~ /&gt;&lt;property name=~&quot;;[.N$1];&quot;~ value=~&quot;;[.N82];&quot;~ /&gt;&lt;property name=~&quot;;[.O$1];&quot;~ value=~&quot;;[.O82];&quot;~ /&gt;&lt;property name=~&quot;;[.P$1];&quot;~ value=~&quot;;[.P82];&quot;~ /&gt;&lt;property name=~&quot;;[.Q$1];&quot;~ value=~&quot;;[.Q82];&quot;~ /&gt;&lt;property name=~&quot;;[.R$1];&quot;~ value=~&quot;;[.R82];&quot;~ /&gt;&lt;property name=~&quot;;[.S$1];&quot;~ value=~&quot;;[.S82];&quot;~ /&gt;&lt;property name=~&quot;;[.T$1];&quot;~ value=~&quot;;[.T82];&quot;~ /&gt;&lt;property name=~&quot;;[.U$1];&quot;~ value=~&quot;;[.U82];&quot;~ /&gt;&lt;property name=~&quot;;[.V$1];&quot;~ value=~&quot;;[.V82];&quot;~ /&gt;&lt;property name=~&quot;;[.W$1];&quot;~ value=~&quot;;[.W82];&quot;~ /&gt;&lt;/card&gt;&quot;)" office:value-type="string" office:string-value="  &lt;card id=~b0317e46-3b87-428b-871a-a01e050bd876~ name=~Valkyrie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Vesten~ /&gt;&lt;property name=~Text~ value=~Loyal · No attachments When Valkyries tack to absorb hits, they absorb 2 extra Hits. Valkyries inflict 1 extra hit during Boarding Attacks.~ /&gt;&lt;/card&gt;">
            <text:p><text:s text:c="2"/>&lt;card id=~b0317e46-3b87-428b-871a-a01e050bd876~ name=~Valkyries~&gt;&lt;property name=~Rarity~ value=~C~ /&gt;&lt;property name=~Type~ value=~crew~ /&gt;&lt;property name=~Cost~ value=~3~ /&gt;&lt;property name=~Cost Type~ value=~In~ /&gt;&lt;property name=~Cancel~ value=~~ /&gt;&lt;property name=~Cancel Type~ value=~~ /&gt;&lt;property name=~Wealth~ value=~~ /&gt;&lt;property name=~Attack~ value=~P~ /&gt;&lt;property name=~Parry~ value=~c,t~ /&gt;&lt;property name=~Cannon~ value=~0~ /&gt;&lt;property name=~Sailing~ value=~0~ /&gt;&lt;property name=~Adventuring~ value=~1~ /&gt;&lt;property name=~Influence~ value=~0~ /&gt;&lt;property name=~Swashbuckling~ value=~2~ /&gt;&lt;property name=~Crew Max~ value=~~ /&gt;&lt;property name=~Move Cost~ value=~~ /&gt;&lt;property name=~Faction~ value=~Vesten~ /&gt;&lt;property name=~Text~ value=~Loyal · No attachments When Valkyries tack to absorb hits, they absorb 2 extra Hits. Valkyries inflict 1 extra hit during Boarding Attacks.~ /&gt;&lt;/card&gt;</text:p>
          </table:table-cell>
          <table:table-cell table:formula="of:=CONCATENATE(&quot; &lt;Relationship Target=~/cards/&quot;;[.D82];&quot;.jpg~ Id=~C&quot;;[.C82];&quot;~ Type=~http://schemas.octgn.org/picture~/&gt;&quot;)" office:value-type="string" office:string-value=" &lt;Relationship Target=~/cards/ST_valkyries.jpg~ Id=~Cb0317e46-3b87-428b-871a-a01e050bd876~ Type=~http://schemas.octgn.org/picture~/&gt;">
            <text:p><text:s/>&lt;Relationship Target=~/cards/ST_valkyries.jpg~ Id=~Cb0317e46-3b87-428b-871a-a01e050bd876~ Type=~http://schemas.octgn.org/picture~/&gt;</text:p>
          </table:table-cell>
          <table:table-cell office:value-type="string">
            <text:p>b0317e46-3b87-428b-871a-a01e050bd876</text:p>
          </table:table-cell>
          <table:table-cell office:value-type="string">
            <text:p>ST_valkyries</text:p>
          </table:table-cell>
          <table:table-cell office:value-type="string">
            <text:p>Valkyries</text:p>
          </table:table-cell>
          <table:table-cell office:value-type="string">
            <text:p>C</text:p>
          </table:table-cell>
          <table:table-cell office:value-type="string">
            <text:p>crew</text:p>
          </table:table-cell>
          <table:table-cell office:value-type="float" office:value="3">
            <text:p>3</text:p>
          </table:table-cell>
          <table:table-cell office:value-type="string">
            <text:p>In</text:p>
          </table:table-cell>
          <table:table-cell table:number-columns-repeated="3"/>
          <table:table-cell office:value-type="string">
            <text:p>P</text:p>
          </table:table-cell>
          <table:table-cell office:value-type="string">
            <text:p>c,t</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table:number-columns-repeated="2"/>
          <table:table-cell office:value-type="string">
            <text:p>Vesten</text:p>
          </table:table-cell>
          <table:table-cell office:value-type="string">
            <text:p>Loyal · No attachments When Valkyries tack to absorb hits, they absorb 2 extra Hits. Valkyries inflict 1 extra hit during Boarding Attacks.</text:p>
          </table:table-cell>
          <table:table-cell table:number-columns-repeated="999"/>
        </table:table-row>
        <table:table-row table:style-name="ro1">
          <table:table-cell table:formula="of:=CONCATENATE(&quot;  &lt;card id=~&quot;;[.C83];&quot;~ name=~&quot;;[.E83];&quot;~&gt;&lt;property name=~&quot;;[.F$1];&quot;~ value=~&quot;;[.F83];&quot;~ /&gt;&lt;property name=~&quot;;[.G$1];&quot;~ value=~&quot;;[.G83];&quot;~ /&gt;&lt;property name=~&quot;;[.H$1];&quot;~ value=~&quot;;[.H83];&quot;~ /&gt;&lt;property name=~&quot;;[.I$1];&quot;~ value=~&quot;;[.I83];&quot;~ /&gt;&lt;property name=~&quot;;[.J$1];&quot;~ value=~&quot;;[.J83];&quot;~ /&gt;&lt;property name=~&quot;;[.K$1];&quot;~ value=~&quot;;[.K83];&quot;~ /&gt;&lt;property name=~&quot;;[.L$1];&quot;~ value=~&quot;;[.L83];&quot;~ /&gt;&lt;property name=~&quot;;[.M$1];&quot;~ value=~&quot;;[.M83];&quot;~ /&gt;&lt;property name=~&quot;;[.N$1];&quot;~ value=~&quot;;[.N83];&quot;~ /&gt;&lt;property name=~&quot;;[.O$1];&quot;~ value=~&quot;;[.O83];&quot;~ /&gt;&lt;property name=~&quot;;[.P$1];&quot;~ value=~&quot;;[.P83];&quot;~ /&gt;&lt;property name=~&quot;;[.Q$1];&quot;~ value=~&quot;;[.Q83];&quot;~ /&gt;&lt;property name=~&quot;;[.R$1];&quot;~ value=~&quot;;[.R83];&quot;~ /&gt;&lt;property name=~&quot;;[.S$1];&quot;~ value=~&quot;;[.S83];&quot;~ /&gt;&lt;property name=~&quot;;[.T$1];&quot;~ value=~&quot;;[.T83];&quot;~ /&gt;&lt;property name=~&quot;;[.U$1];&quot;~ value=~&quot;;[.U83];&quot;~ /&gt;&lt;property name=~&quot;;[.V$1];&quot;~ value=~&quot;;[.V83];&quot;~ /&gt;&lt;property name=~&quot;;[.W$1];&quot;~ value=~&quot;;[.W83];&quot;~ /&gt;&lt;/card&gt;&quot;)" office:value-type="string" office:string-value="  &lt;card id=~f11f8be1-633c-4d05-8cd4-055ee4c8e27c~ name=~Vesten Figurehead~&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Ship Attachment · Unique · Figurehead Act: Tack the Vesten Figurehead while you have 3 or more completed adventures in play to target another Ship in this Sea. You inflict a 2 Hit Cannon Attack on that Ship.~ /&gt;&lt;/card&gt;">
            <text:p><text:s text:c="2"/>&lt;card id=~f11f8be1-633c-4d05-8cd4-055ee4c8e27c~ name=~Vesten Figurehead~&gt;&lt;property name=~Rarity~ value=~R~ /&gt;&lt;property name=~Type~ value=~attachments~ /&gt;&lt;property name=~Cost~ value=~0~ /&gt;&lt;property name=~Cost Type~ value=~~ /&gt;&lt;property name=~Cancel~ value=~~ /&gt;&lt;property name=~Cancel Type~ value=~~ /&gt;&lt;property name=~Wealth~ value=~~ /&gt;&lt;property name=~Attack~ value=~C~ /&gt;&lt;property name=~Parry~ value=~d,s~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Vesten Ship Attachment · Unique · Figurehead Act: Tack the Vesten Figurehead while you have 3 or more completed adventures in play to target another Ship in this Sea. You inflict a 2 Hit Cannon Attack on that Ship.~ /&gt;&lt;/card&gt;</text:p>
          </table:table-cell>
          <table:table-cell table:formula="of:=CONCATENATE(&quot; &lt;Relationship Target=~/cards/&quot;;[.D83];&quot;.jpg~ Id=~C&quot;;[.C83];&quot;~ Type=~http://schemas.octgn.org/picture~/&gt;&quot;)" office:value-type="string" office:string-value=" &lt;Relationship Target=~/cards/ST_vestenfigurehead.jpg~ Id=~Cf11f8be1-633c-4d05-8cd4-055ee4c8e27c~ Type=~http://schemas.octgn.org/picture~/&gt;">
            <text:p><text:s/>&lt;Relationship Target=~/cards/ST_vestenfigurehead.jpg~ Id=~Cf11f8be1-633c-4d05-8cd4-055ee4c8e27c~ Type=~http://schemas.octgn.org/picture~/&gt;</text:p>
          </table:table-cell>
          <table:table-cell office:value-type="string">
            <text:p>f11f8be1-633c-4d05-8cd4-055ee4c8e27c</text:p>
          </table:table-cell>
          <table:table-cell office:value-type="string">
            <text:p>ST_vestenfigurehead</text:p>
          </table:table-cell>
          <table:table-cell office:value-type="string">
            <text:p>Vesten Figurehead</text:p>
          </table:table-cell>
          <table:table-cell office:value-type="string">
            <text:p>R</text:p>
          </table:table-cell>
          <table:table-cell office:value-type="string">
            <text:p>attachments</text:p>
          </table:table-cell>
          <table:table-cell office:value-type="float" office:value="0">
            <text:p>0</text:p>
          </table:table-cell>
          <table:table-cell table:number-columns-repeated="4"/>
          <table:table-cell office:value-type="string">
            <text:p>C</text:p>
          </table:table-cell>
          <table:table-cell office:value-type="string">
            <text:p>d,s</text:p>
          </table:table-cell>
          <table:table-cell table:number-columns-repeated="8"/>
          <table:table-cell office:value-type="string">
            <text:p>Vesten Ship Attachment · Unique · Figurehead Act: Tack the Vesten Figurehead while you have 3 or more completed adventures in play to target another Ship in this Sea. You inflict a 2 Hit Cannon Attack on that Ship.</text:p>
          </table:table-cell>
          <table:table-cell table:number-columns-repeated="999"/>
        </table:table-row>
        <table:table-row table:style-name="ro1">
          <table:table-cell table:formula="of:=CONCATENATE(&quot;  &lt;card id=~&quot;;[.C84];&quot;~ name=~&quot;;[.E84];&quot;~&gt;&lt;property name=~&quot;;[.F$1];&quot;~ value=~&quot;;[.F84];&quot;~ /&gt;&lt;property name=~&quot;;[.G$1];&quot;~ value=~&quot;;[.G84];&quot;~ /&gt;&lt;property name=~&quot;;[.H$1];&quot;~ value=~&quot;;[.H84];&quot;~ /&gt;&lt;property name=~&quot;;[.I$1];&quot;~ value=~&quot;;[.I84];&quot;~ /&gt;&lt;property name=~&quot;;[.J$1];&quot;~ value=~&quot;;[.J84];&quot;~ /&gt;&lt;property name=~&quot;;[.K$1];&quot;~ value=~&quot;;[.K84];&quot;~ /&gt;&lt;property name=~&quot;;[.L$1];&quot;~ value=~&quot;;[.L84];&quot;~ /&gt;&lt;property name=~&quot;;[.M$1];&quot;~ value=~&quot;;[.M84];&quot;~ /&gt;&lt;property name=~&quot;;[.N$1];&quot;~ value=~&quot;;[.N84];&quot;~ /&gt;&lt;property name=~&quot;;[.O$1];&quot;~ value=~&quot;;[.O84];&quot;~ /&gt;&lt;property name=~&quot;;[.P$1];&quot;~ value=~&quot;;[.P84];&quot;~ /&gt;&lt;property name=~&quot;;[.Q$1];&quot;~ value=~&quot;;[.Q84];&quot;~ /&gt;&lt;property name=~&quot;;[.R$1];&quot;~ value=~&quot;;[.R84];&quot;~ /&gt;&lt;property name=~&quot;;[.S$1];&quot;~ value=~&quot;;[.S84];&quot;~ /&gt;&lt;property name=~&quot;;[.T$1];&quot;~ value=~&quot;;[.T84];&quot;~ /&gt;&lt;property name=~&quot;;[.U$1];&quot;~ value=~&quot;;[.U84];&quot;~ /&gt;&lt;property name=~&quot;;[.V$1];&quot;~ value=~&quot;;[.V84];&quot;~ /&gt;&lt;property name=~&quot;;[.W$1];&quot;~ value=~&quot;;[.W84];&quot;~ /&gt;&lt;/card&gt;&quot;)" office:value-type="string" office:string-value="  &lt;card id=~a2acb349-4c74-4c2e-bb84-d259d8185780~ name=~Vesten Pride~&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il the end of the turn, your Vesten crew inflict 1 extra Hit during Boarding Attacks. If there is another Vesten Ship in play, then until the end of the turn your Vesten crew inflict 1 extra Hit during Boarding Attacks (2 extra Hits total).~ /&gt;&lt;/card&gt;">
            <text:p><text:s text:c="2"/>&lt;card id=~a2acb349-4c74-4c2e-bb84-d259d8185780~ name=~Vesten Pride~&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Until the end of the turn, your Vesten crew inflict 1 extra Hit during Boarding Attacks. If there is another Vesten Ship in play, then until the end of the turn your Vesten crew inflict 1 extra Hit during Boarding Attacks (2 extra Hits total).~ /&gt;&lt;/card&gt;</text:p>
          </table:table-cell>
          <table:table-cell table:formula="of:=CONCATENATE(&quot; &lt;Relationship Target=~/cards/&quot;;[.D84];&quot;.jpg~ Id=~C&quot;;[.C84];&quot;~ Type=~http://schemas.octgn.org/picture~/&gt;&quot;)" office:value-type="string" office:string-value=" &lt;Relationship Target=~/cards/ST_vestenpride.jpg~ Id=~Ca2acb349-4c74-4c2e-bb84-d259d8185780~ Type=~http://schemas.octgn.org/picture~/&gt;">
            <text:p><text:s/>&lt;Relationship Target=~/cards/ST_vestenpride.jpg~ Id=~Ca2acb349-4c74-4c2e-bb84-d259d8185780~ Type=~http://schemas.octgn.org/picture~/&gt;</text:p>
          </table:table-cell>
          <table:table-cell office:value-type="string">
            <text:p>a2acb349-4c74-4c2e-bb84-d259d8185780</text:p>
          </table:table-cell>
          <table:table-cell office:value-type="string">
            <text:p>ST_vestenpride</text:p>
          </table:table-cell>
          <table:table-cell office:value-type="string">
            <text:p>Vesten Pride</text:p>
          </table:table-cell>
          <table:table-cell office:value-type="string">
            <text:p>R</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Until the end of the turn, your Vesten crew inflict 1 extra Hit during Boarding Attacks. If there is another Vesten Ship in play, then until the end of the turn your Vesten crew inflict 1 extra Hit during Boarding Attacks (2 extra Hits total).</text:p>
          </table:table-cell>
          <table:table-cell table:number-columns-repeated="999"/>
        </table:table-row>
        <table:table-row table:style-name="ro1">
          <table:table-cell table:formula="of:=CONCATENATE(&quot;  &lt;card id=~&quot;;[.C85];&quot;~ name=~&quot;;[.E85];&quot;~&gt;&lt;property name=~&quot;;[.F$1];&quot;~ value=~&quot;;[.F85];&quot;~ /&gt;&lt;property name=~&quot;;[.G$1];&quot;~ value=~&quot;;[.G85];&quot;~ /&gt;&lt;property name=~&quot;;[.H$1];&quot;~ value=~&quot;;[.H85];&quot;~ /&gt;&lt;property name=~&quot;;[.I$1];&quot;~ value=~&quot;;[.I85];&quot;~ /&gt;&lt;property name=~&quot;;[.J$1];&quot;~ value=~&quot;;[.J85];&quot;~ /&gt;&lt;property name=~&quot;;[.K$1];&quot;~ value=~&quot;;[.K85];&quot;~ /&gt;&lt;property name=~&quot;;[.L$1];&quot;~ value=~&quot;;[.L85];&quot;~ /&gt;&lt;property name=~&quot;;[.M$1];&quot;~ value=~&quot;;[.M85];&quot;~ /&gt;&lt;property name=~&quot;;[.N$1];&quot;~ value=~&quot;;[.N85];&quot;~ /&gt;&lt;property name=~&quot;;[.O$1];&quot;~ value=~&quot;;[.O85];&quot;~ /&gt;&lt;property name=~&quot;;[.P$1];&quot;~ value=~&quot;;[.P85];&quot;~ /&gt;&lt;property name=~&quot;;[.Q$1];&quot;~ value=~&quot;;[.Q85];&quot;~ /&gt;&lt;property name=~&quot;;[.R$1];&quot;~ value=~&quot;;[.R85];&quot;~ /&gt;&lt;property name=~&quot;;[.S$1];&quot;~ value=~&quot;;[.S85];&quot;~ /&gt;&lt;property name=~&quot;;[.T$1];&quot;~ value=~&quot;;[.T85];&quot;~ /&gt;&lt;property name=~&quot;;[.U$1];&quot;~ value=~&quot;;[.U85];&quot;~ /&gt;&lt;property name=~&quot;;[.V$1];&quot;~ value=~&quot;;[.V85];&quot;~ /&gt;&lt;property name=~&quot;;[.W$1];&quot;~ value=~&quot;;[.W85];&quot;~ /&gt;&lt;/card&gt;&quot;)" office:value-type="string" office:string-value="  &lt;card id=~806b2486-e989-4135-b945-8af26a688ef9~ name=~Victory for the Bold~&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complete an Adventure if there is another Ship in this Sea. Move your Ship to an adjacent Sea.~ /&gt;&lt;/card&gt;">
            <text:p><text:s text:c="2"/>&lt;card id=~806b2486-e989-4135-b945-8af26a688ef9~ name=~Victory for the Bold~&gt;&lt;property name=~Rarity~ value=~U~ /&gt;&lt;property name=~Type~ value=~actions~ /&gt;&lt;property name=~Cost~ value=~0~ /&gt;&lt;property name=~Cost Type~ value=~~ /&gt;&lt;property name=~Cancel~ value=~0~ /&gt;&lt;property name=~Cancel Type~ value=~~ /&gt;&lt;property name=~Wealth~ value=~~ /&gt;&lt;property name=~Attack~ value=~S~ /&gt;&lt;property name=~Parry~ value=~d,p~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this card when you complete an Adventure if there is another Ship in this Sea. Move your Ship to an adjacent Sea.~ /&gt;&lt;/card&gt;</text:p>
          </table:table-cell>
          <table:table-cell table:formula="of:=CONCATENATE(&quot; &lt;Relationship Target=~/cards/&quot;;[.D85];&quot;.jpg~ Id=~C&quot;;[.C85];&quot;~ Type=~http://schemas.octgn.org/picture~/&gt;&quot;)" office:value-type="string" office:string-value=" &lt;Relationship Target=~/cards/ST_victoryforthebold.jpg~ Id=~C806b2486-e989-4135-b945-8af26a688ef9~ Type=~http://schemas.octgn.org/picture~/&gt;">
            <text:p><text:s/>&lt;Relationship Target=~/cards/ST_victoryforthebold.jpg~ Id=~C806b2486-e989-4135-b945-8af26a688ef9~ Type=~http://schemas.octgn.org/picture~/&gt;</text:p>
          </table:table-cell>
          <table:table-cell office:value-type="string">
            <text:p>806b2486-e989-4135-b945-8af26a688ef9</text:p>
          </table:table-cell>
          <table:table-cell office:value-type="string">
            <text:p>ST_victoryforthebold</text:p>
          </table:table-cell>
          <table:table-cell office:value-type="string">
            <text:p>Victory for the Bold</text:p>
          </table:table-cell>
          <table:table-cell office:value-type="string">
            <text:p>U</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S</text:p>
          </table:table-cell>
          <table:table-cell office:value-type="string">
            <text:p>d,p</text:p>
          </table:table-cell>
          <table:table-cell table:number-columns-repeated="8"/>
          <table:table-cell office:value-type="string">
            <text:p>React: Play this card when you complete an Adventure if there is another Ship in this Sea. Move your Ship to an adjacent Sea.</text:p>
          </table:table-cell>
          <table:table-cell table:number-columns-repeated="999"/>
        </table:table-row>
        <table:table-row table:style-name="ro1">
          <table:table-cell table:formula="of:=CONCATENATE(&quot;  &lt;card id=~&quot;;[.C86];&quot;~ name=~&quot;;[.E86];&quot;~&gt;&lt;property name=~&quot;;[.F$1];&quot;~ value=~&quot;;[.F86];&quot;~ /&gt;&lt;property name=~&quot;;[.G$1];&quot;~ value=~&quot;;[.G86];&quot;~ /&gt;&lt;property name=~&quot;;[.H$1];&quot;~ value=~&quot;;[.H86];&quot;~ /&gt;&lt;property name=~&quot;;[.I$1];&quot;~ value=~&quot;;[.I86];&quot;~ /&gt;&lt;property name=~&quot;;[.J$1];&quot;~ value=~&quot;;[.J86];&quot;~ /&gt;&lt;property name=~&quot;;[.K$1];&quot;~ value=~&quot;;[.K86];&quot;~ /&gt;&lt;property name=~&quot;;[.L$1];&quot;~ value=~&quot;;[.L86];&quot;~ /&gt;&lt;property name=~&quot;;[.M$1];&quot;~ value=~&quot;;[.M86];&quot;~ /&gt;&lt;property name=~&quot;;[.N$1];&quot;~ value=~&quot;;[.N86];&quot;~ /&gt;&lt;property name=~&quot;;[.O$1];&quot;~ value=~&quot;;[.O86];&quot;~ /&gt;&lt;property name=~&quot;;[.P$1];&quot;~ value=~&quot;;[.P86];&quot;~ /&gt;&lt;property name=~&quot;;[.Q$1];&quot;~ value=~&quot;;[.Q86];&quot;~ /&gt;&lt;property name=~&quot;;[.R$1];&quot;~ value=~&quot;;[.R86];&quot;~ /&gt;&lt;property name=~&quot;;[.S$1];&quot;~ value=~&quot;;[.S86];&quot;~ /&gt;&lt;property name=~&quot;;[.T$1];&quot;~ value=~&quot;;[.T86];&quot;~ /&gt;&lt;property name=~&quot;;[.U$1];&quot;~ value=~&quot;;[.U86];&quot;~ /&gt;&lt;property name=~&quot;;[.V$1];&quot;~ value=~&quot;;[.V86];&quot;~ /&gt;&lt;property name=~&quot;;[.W$1];&quot;~ value=~&quot;;[.W86];&quot;~ /&gt;&lt;/card&gt;&quot;)" office:value-type="string" office:string-value="  &lt;card id=~f843f6ab-8441-45f4-ad12-710488c5d42c~ name=~Vodanken's Breath~&gt;&lt;property name=~Rarity~ value=~R~ /&gt;&lt;property name=~Type~ value=~actions~ /&gt;&lt;property name=~Cost~ value=~2~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ea. Until the end of this turn, ships suffer 3 Hits when they enter that Sea. ships may avoid suffering these Hits by paying Sailing equal to their move cost.~ /&gt;&lt;/card&gt;">
            <text:p><text:s text:c="2"/>&lt;card id=~f843f6ab-8441-45f4-ad12-710488c5d42c~ name=~Vodanken's Breath~&gt;&lt;property name=~Rarity~ value=~R~ /&gt;&lt;property name=~Type~ value=~actions~ /&gt;&lt;property name=~Cost~ value=~2~ /&gt;&lt;property name=~Cost Type~ value=~Ad~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Weather Target a Sea. Until the end of this turn, ships suffer 3 Hits when they enter that Sea. ships may avoid suffering these Hits by paying Sailing equal to their move cost.~ /&gt;&lt;/card&gt;</text:p>
          </table:table-cell>
          <table:table-cell table:formula="of:=CONCATENATE(&quot; &lt;Relationship Target=~/cards/&quot;;[.D86];&quot;.jpg~ Id=~C&quot;;[.C86];&quot;~ Type=~http://schemas.octgn.org/picture~/&gt;&quot;)" office:value-type="string" office:string-value=" &lt;Relationship Target=~/cards/ST_vodankensbreath.jpg~ Id=~Cf843f6ab-8441-45f4-ad12-710488c5d42c~ Type=~http://schemas.octgn.org/picture~/&gt;">
            <text:p><text:s/>&lt;Relationship Target=~/cards/ST_vodankensbreath.jpg~ Id=~Cf843f6ab-8441-45f4-ad12-710488c5d42c~ Type=~http://schemas.octgn.org/picture~/&gt;</text:p>
          </table:table-cell>
          <table:table-cell office:value-type="string">
            <text:p>f843f6ab-8441-45f4-ad12-710488c5d42c</text:p>
          </table:table-cell>
          <table:table-cell office:value-type="string">
            <text:p>ST_vodankensbreath</text:p>
          </table:table-cell>
          <table:table-cell office:value-type="string">
            <text:p>Vodanken's Breath</text:p>
          </table:table-cell>
          <table:table-cell office:value-type="string">
            <text:p>R</text:p>
          </table:table-cell>
          <table:table-cell office:value-type="string">
            <text:p>actions</text:p>
          </table:table-cell>
          <table:table-cell office:value-type="float" office:value="2">
            <text:p>2</text:p>
          </table:table-cell>
          <table:table-cell office:value-type="string">
            <text:p>Ad</text:p>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Weather Target a Sea. Until the end of this turn, ships suffer 3 Hits when they enter that Sea. ships may avoid suffering these Hits by paying Sailing equal to their move cost.</text:p>
          </table:table-cell>
          <table:table-cell table:number-columns-repeated="999"/>
        </table:table-row>
        <table:table-row table:style-name="ro1">
          <table:table-cell table:formula="of:=CONCATENATE(&quot;  &lt;card id=~&quot;;[.C87];&quot;~ name=~&quot;;[.E87];&quot;~&gt;&lt;property name=~&quot;;[.F$1];&quot;~ value=~&quot;;[.F87];&quot;~ /&gt;&lt;property name=~&quot;;[.G$1];&quot;~ value=~&quot;;[.G87];&quot;~ /&gt;&lt;property name=~&quot;;[.H$1];&quot;~ value=~&quot;;[.H87];&quot;~ /&gt;&lt;property name=~&quot;;[.I$1];&quot;~ value=~&quot;;[.I87];&quot;~ /&gt;&lt;property name=~&quot;;[.J$1];&quot;~ value=~&quot;;[.J87];&quot;~ /&gt;&lt;property name=~&quot;;[.K$1];&quot;~ value=~&quot;;[.K87];&quot;~ /&gt;&lt;property name=~&quot;;[.L$1];&quot;~ value=~&quot;;[.L87];&quot;~ /&gt;&lt;property name=~&quot;;[.M$1];&quot;~ value=~&quot;;[.M87];&quot;~ /&gt;&lt;property name=~&quot;;[.N$1];&quot;~ value=~&quot;;[.N87];&quot;~ /&gt;&lt;property name=~&quot;;[.O$1];&quot;~ value=~&quot;;[.O87];&quot;~ /&gt;&lt;property name=~&quot;;[.P$1];&quot;~ value=~&quot;;[.P87];&quot;~ /&gt;&lt;property name=~&quot;;[.Q$1];&quot;~ value=~&quot;;[.Q87];&quot;~ /&gt;&lt;property name=~&quot;;[.R$1];&quot;~ value=~&quot;;[.R87];&quot;~ /&gt;&lt;property name=~&quot;;[.S$1];&quot;~ value=~&quot;;[.S87];&quot;~ /&gt;&lt;property name=~&quot;;[.T$1];&quot;~ value=~&quot;;[.T87];&quot;~ /&gt;&lt;property name=~&quot;;[.U$1];&quot;~ value=~&quot;;[.U87];&quot;~ /&gt;&lt;property name=~&quot;;[.V$1];&quot;~ value=~&quot;;[.V87];&quot;~ /&gt;&lt;property name=~&quot;;[.W$1];&quot;~ value=~&quot;;[.W87];&quot;~ /&gt;&lt;/card&gt;&quot;)" office:value-type="string" office:string-value="  &lt;card id=~872cbca4-2b51-4611-ba32-31541977cd85~ name=~Willie Wilcox~&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1~ /&gt;&lt;property name=~Swashbuckling~ value=~3~ /&gt;&lt;property name=~Crew Max~ value=~~ /&gt;&lt;property name=~Move Cost~ value=~~ /&gt;&lt;property name=~Faction~ value=~Brotherhood~ /&gt;&lt;property name=~Text~ value=~Willie inflicts 2 extra Hits during Boarding Attacks.~ /&gt;&lt;/card&gt;">
            <text:p><text:s text:c="2"/>&lt;card id=~872cbca4-2b51-4611-ba32-31541977cd85~ name=~Willie Wilcox~&gt;&lt;property name=~Rarity~ value=~U~ /&gt;&lt;property name=~Type~ value=~crew~ /&gt;&lt;property name=~Cost~ value=~5~ /&gt;&lt;property name=~Cost Type~ value=~In~ /&gt;&lt;property name=~Cancel~ value=~~ /&gt;&lt;property name=~Cancel Type~ value=~~ /&gt;&lt;property name=~Wealth~ value=~~ /&gt;&lt;property name=~Attack~ value=~P~ /&gt;&lt;property name=~Parry~ value=~c,t~ /&gt;&lt;property name=~Cannon~ value=~2~ /&gt;&lt;property name=~Sailing~ value=~0~ /&gt;&lt;property name=~Adventuring~ value=~0~ /&gt;&lt;property name=~Influence~ value=~1~ /&gt;&lt;property name=~Swashbuckling~ value=~3~ /&gt;&lt;property name=~Crew Max~ value=~~ /&gt;&lt;property name=~Move Cost~ value=~~ /&gt;&lt;property name=~Faction~ value=~Brotherhood~ /&gt;&lt;property name=~Text~ value=~Willie inflicts 2 extra Hits during Boarding Attacks.~ /&gt;&lt;/card&gt;</text:p>
          </table:table-cell>
          <table:table-cell table:formula="of:=CONCATENATE(&quot; &lt;Relationship Target=~/cards/&quot;;[.D87];&quot;.jpg~ Id=~C&quot;;[.C87];&quot;~ Type=~http://schemas.octgn.org/picture~/&gt;&quot;)" office:value-type="string" office:string-value=" &lt;Relationship Target=~/cards/ST_williewilcox.jpg~ Id=~C872cbca4-2b51-4611-ba32-31541977cd85~ Type=~http://schemas.octgn.org/picture~/&gt;">
            <text:p><text:s/>&lt;Relationship Target=~/cards/ST_williewilcox.jpg~ Id=~C872cbca4-2b51-4611-ba32-31541977cd85~ Type=~http://schemas.octgn.org/picture~/&gt;</text:p>
          </table:table-cell>
          <table:table-cell office:value-type="string">
            <text:p>872cbca4-2b51-4611-ba32-31541977cd85</text:p>
          </table:table-cell>
          <table:table-cell office:value-type="string">
            <text:p>ST_williewilcox</text:p>
          </table:table-cell>
          <table:table-cell office:value-type="string">
            <text:p>Willie Wilcox</text:p>
          </table:table-cell>
          <table:table-cell office:value-type="string">
            <text:p>U</text:p>
          </table:table-cell>
          <table:table-cell office:value-type="string">
            <text:p>crew</text:p>
          </table:table-cell>
          <table:table-cell office:value-type="float" office:value="5">
            <text:p>5</text:p>
          </table:table-cell>
          <table:table-cell office:value-type="string">
            <text:p>In</text:p>
          </table:table-cell>
          <table:table-cell table:number-columns-repeated="3"/>
          <table:table-cell office:value-type="string">
            <text:p>P</text:p>
          </table:table-cell>
          <table:table-cell office:value-type="string">
            <text:p>c,t</text:p>
          </table:table-cell>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3">
            <text:p>3</text:p>
          </table:table-cell>
          <table:table-cell table:number-columns-repeated="2"/>
          <table:table-cell office:value-type="string">
            <text:p>Brotherhood</text:p>
          </table:table-cell>
          <table:table-cell office:value-type="string">
            <text:p>Willie inflicts 2 extra Hits during Boarding Attacks.</text:p>
          </table:table-cell>
          <table:table-cell table:number-columns-repeated="999"/>
        </table:table-row>
        <table:table-row table:style-name="ro1">
          <table:table-cell table:formula="of:=CONCATENATE(&quot;  &lt;card id=~&quot;;[.C88];&quot;~ name=~&quot;;[.E88];&quot;~&gt;&lt;property name=~&quot;;[.F$1];&quot;~ value=~&quot;;[.F88];&quot;~ /&gt;&lt;property name=~&quot;;[.G$1];&quot;~ value=~&quot;;[.G88];&quot;~ /&gt;&lt;property name=~&quot;;[.H$1];&quot;~ value=~&quot;;[.H88];&quot;~ /&gt;&lt;property name=~&quot;;[.I$1];&quot;~ value=~&quot;;[.I88];&quot;~ /&gt;&lt;property name=~&quot;;[.J$1];&quot;~ value=~&quot;;[.J88];&quot;~ /&gt;&lt;property name=~&quot;;[.K$1];&quot;~ value=~&quot;;[.K88];&quot;~ /&gt;&lt;property name=~&quot;;[.L$1];&quot;~ value=~&quot;;[.L88];&quot;~ /&gt;&lt;property name=~&quot;;[.M$1];&quot;~ value=~&quot;;[.M88];&quot;~ /&gt;&lt;property name=~&quot;;[.N$1];&quot;~ value=~&quot;;[.N88];&quot;~ /&gt;&lt;property name=~&quot;;[.O$1];&quot;~ value=~&quot;;[.O88];&quot;~ /&gt;&lt;property name=~&quot;;[.P$1];&quot;~ value=~&quot;;[.P88];&quot;~ /&gt;&lt;property name=~&quot;;[.Q$1];&quot;~ value=~&quot;;[.Q88];&quot;~ /&gt;&lt;property name=~&quot;;[.R$1];&quot;~ value=~&quot;;[.R88];&quot;~ /&gt;&lt;property name=~&quot;;[.S$1];&quot;~ value=~&quot;;[.S88];&quot;~ /&gt;&lt;property name=~&quot;;[.T$1];&quot;~ value=~&quot;;[.T88];&quot;~ /&gt;&lt;property name=~&quot;;[.U$1];&quot;~ value=~&quot;;[.U88];&quot;~ /&gt;&lt;property name=~&quot;;[.V$1];&quot;~ value=~&quot;;[.V88];&quot;~ /&gt;&lt;property name=~&quot;;[.W$1];&quot;~ value=~&quot;;[.W88];&quot;~ /&gt;&lt;/card&gt;&quot;)" office:value-type="string" office:string-value="  &lt;card id=~e47c2cda-4d5e-4cb1-843c-4861dd41d5e6~ name=~Would Be Traders~&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n influence cose to produce 2 Influence. Your ship suffers 3 Hits.~ /&gt;&lt;/card&gt;">
            <text:p><text:s text:c="2"/>&lt;card id=~e47c2cda-4d5e-4cb1-843c-4861dd41d5e6~ name=~Would Be Traders~&gt;&lt;property name=~Rarity~ value=~C~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paying an influence cose to produce 2 Influence. Your ship suffers 3 Hits.~ /&gt;&lt;/card&gt;</text:p>
          </table:table-cell>
          <table:table-cell table:formula="of:=CONCATENATE(&quot; &lt;Relationship Target=~/cards/&quot;;[.D88];&quot;.jpg~ Id=~C&quot;;[.C88];&quot;~ Type=~http://schemas.octgn.org/picture~/&gt;&quot;)" office:value-type="string" office:string-value=" &lt;Relationship Target=~/cards/ST_wouldbetraders.jpg~ Id=~Ce47c2cda-4d5e-4cb1-843c-4861dd41d5e6~ Type=~http://schemas.octgn.org/picture~/&gt;">
            <text:p><text:s/>&lt;Relationship Target=~/cards/ST_wouldbetraders.jpg~ Id=~Ce47c2cda-4d5e-4cb1-843c-4861dd41d5e6~ Type=~http://schemas.octgn.org/picture~/&gt;</text:p>
          </table:table-cell>
          <table:table-cell office:value-type="string">
            <text:p>e47c2cda-4d5e-4cb1-843c-4861dd41d5e6</text:p>
          </table:table-cell>
          <table:table-cell office:value-type="string">
            <text:p>ST_wouldbetraders</text:p>
          </table:table-cell>
          <table:table-cell office:value-type="string">
            <text:p>Would Be Traders</text:p>
          </table:table-cell>
          <table:table-cell office:value-type="string">
            <text:p>C</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when you are paying an influence cose to produce 2 Influence. Your ship suffers 3 Hits.</text:p>
          </table:table-cell>
          <table:table-cell table:number-columns-repeated="999"/>
        </table:table-row>
        <table:table-row table:style-name="ro1">
          <table:table-cell table:formula="of:=CONCATENATE(&quot;  &lt;card id=~&quot;;[.C89];&quot;~ name=~&quot;;[.E89];&quot;~&gt;&lt;property name=~&quot;;[.F$1];&quot;~ value=~&quot;;[.F89];&quot;~ /&gt;&lt;property name=~&quot;;[.G$1];&quot;~ value=~&quot;;[.G89];&quot;~ /&gt;&lt;property name=~&quot;;[.H$1];&quot;~ value=~&quot;;[.H89];&quot;~ /&gt;&lt;property name=~&quot;;[.I$1];&quot;~ value=~&quot;;[.I89];&quot;~ /&gt;&lt;property name=~&quot;;[.J$1];&quot;~ value=~&quot;;[.J89];&quot;~ /&gt;&lt;property name=~&quot;;[.K$1];&quot;~ value=~&quot;;[.K89];&quot;~ /&gt;&lt;property name=~&quot;;[.L$1];&quot;~ value=~&quot;;[.L89];&quot;~ /&gt;&lt;property name=~&quot;;[.M$1];&quot;~ value=~&quot;;[.M89];&quot;~ /&gt;&lt;property name=~&quot;;[.N$1];&quot;~ value=~&quot;;[.N89];&quot;~ /&gt;&lt;property name=~&quot;;[.O$1];&quot;~ value=~&quot;;[.O89];&quot;~ /&gt;&lt;property name=~&quot;;[.P$1];&quot;~ value=~&quot;;[.P89];&quot;~ /&gt;&lt;property name=~&quot;;[.Q$1];&quot;~ value=~&quot;;[.Q89];&quot;~ /&gt;&lt;property name=~&quot;;[.R$1];&quot;~ value=~&quot;;[.R89];&quot;~ /&gt;&lt;property name=~&quot;;[.S$1];&quot;~ value=~&quot;;[.S89];&quot;~ /&gt;&lt;property name=~&quot;;[.T$1];&quot;~ value=~&quot;;[.T89];&quot;~ /&gt;&lt;property name=~&quot;;[.U$1];&quot;~ value=~&quot;;[.U89];&quot;~ /&gt;&lt;property name=~&quot;;[.V$1];&quot;~ value=~&quot;;[.V89];&quot;~ /&gt;&lt;property name=~&quot;;[.W$1];&quot;~ value=~&quot;;[.W89];&quot;~ /&gt;&lt;/card&gt;&quot;)" office:value-type="string" office:string-value="  &lt;card id=~50e34385-1a9e-4e28-9396-5369a9b5f4f5~ name=~Wounded~&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tacking a crew to absorb hits. That crew absorbs 3 extra hits, and this card attaches to the crew. This crew may not untack while Wounded is attached - discard Wounded instead.~ /&gt;&lt;/card&gt;">
            <text:p><text:s text:c="2"/>&lt;card id=~50e34385-1a9e-4e28-9396-5369a9b5f4f5~ name=~Wounded~&gt;&lt;property name=~Rarity~ value=~R~ /&gt;&lt;property name=~Type~ value=~actions~ /&gt;&lt;property name=~Cost~ value=~0~ /&gt;&lt;property name=~Cost Type~ value=~~ /&gt;&lt;property name=~Cancel~ value=~0~ /&gt;&lt;property name=~Cancel Type~ value=~~ /&gt;&lt;property name=~Wealth~ value=~~ /&gt;&lt;property name=~Attack~ value=~D~ /&gt;&lt;property name=~Parry~ value=~p,t~ /&gt;&lt;property name=~Cannon~ value=~~ /&gt;&lt;property name=~Sailing~ value=~~ /&gt;&lt;property name=~Adventuring~ value=~~ /&gt;&lt;property name=~Influence~ value=~~ /&gt;&lt;property name=~Swashbuckling~ value=~~ /&gt;&lt;property name=~Crew Max~ value=~~ /&gt;&lt;property name=~Move Cost~ value=~~ /&gt;&lt;property name=~Faction~ value=~~ /&gt;&lt;property name=~Text~ value=~React: Play when you are tacking a crew to absorb hits. That crew absorbs 3 extra hits, and this card attaches to the crew. This crew may not untack while Wounded is attached - discard Wounded instead.~ /&gt;&lt;/card&gt;</text:p>
          </table:table-cell>
          <table:table-cell table:formula="of:=CONCATENATE(&quot; &lt;Relationship Target=~/cards/&quot;;[.D89];&quot;.jpg~ Id=~C&quot;;[.C89];&quot;~ Type=~http://schemas.octgn.org/picture~/&gt;&quot;)" office:value-type="string" office:string-value=" &lt;Relationship Target=~/cards/ST_wounded.jpg~ Id=~C50e34385-1a9e-4e28-9396-5369a9b5f4f5~ Type=~http://schemas.octgn.org/picture~/&gt;">
            <text:p><text:s/>&lt;Relationship Target=~/cards/ST_wounded.jpg~ Id=~C50e34385-1a9e-4e28-9396-5369a9b5f4f5~ Type=~http://schemas.octgn.org/picture~/&gt;</text:p>
          </table:table-cell>
          <table:table-cell office:value-type="string">
            <text:p>50e34385-1a9e-4e28-9396-5369a9b5f4f5</text:p>
          </table:table-cell>
          <table:table-cell office:value-type="string">
            <text:p>ST_wounded</text:p>
          </table:table-cell>
          <table:table-cell office:value-type="string">
            <text:p>Wounded</text:p>
          </table:table-cell>
          <table:table-cell office:value-type="string">
            <text:p>R</text:p>
          </table:table-cell>
          <table:table-cell office:value-type="string">
            <text:p>actions</text:p>
          </table:table-cell>
          <table:table-cell office:value-type="float" office:value="0">
            <text:p>0</text:p>
          </table:table-cell>
          <table:table-cell/>
          <table:table-cell office:value-type="float" office:value="-0">
            <text:p>0</text:p>
          </table:table-cell>
          <table:table-cell table:number-columns-repeated="2"/>
          <table:table-cell office:value-type="string">
            <text:p>D</text:p>
          </table:table-cell>
          <table:table-cell office:value-type="string">
            <text:p>p,t</text:p>
          </table:table-cell>
          <table:table-cell table:number-columns-repeated="8"/>
          <table:table-cell office:value-type="string">
            <text:p>React: Play when you are tacking a crew to absorb hits. That crew absorbs 3 extra hits, and this card attaches to the crew. This crew may not untack while Wounded is attached - discard Wounded instead.</text:p>
          </table:table-cell>
          <table:table-cell table:number-columns-repeated="999"/>
        </table:table-row>
      </table:table>
      <table:table table:name="Sheet2" table:style-name="ta1" table:print="false">
        <table:table-column table:style-name="co4" table:default-cell-style-name="Default"/>
        <table:table-row table:style-name="ro1">
          <table:table-cell/>
        </table:table-row>
      </table:table>
      <table:table table:name="Sheet3" table:style-name="ta1" table:print="false">
        <table:table-column table:style-name="co4"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09">09/04/2012</text:date>, <text:time>03:04: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nstantine </meta:initial-creator>
    <meta:creation-date>2011-06-24T23:44:30.70</meta:creation-date>
    <dc:date>2012-04-09T03:04:10.84</dc:date>
    <dc:creator>Konstantinos Thoukydidis</dc:creator>
    <meta:editing-duration>PT3H17M42S</meta:editing-duration>
    <meta:editing-cycles>21</meta:editing-cycles>
    <meta:generator>OpenOffice.org/3.3$Win32 OpenOffice.org_project/330m20$Build-9567</meta:generator>
    <meta:document-statistic meta:table-count="3" meta:cell-count="2044" meta:object-count="0"/>
    <meta:user-defined meta:name="Info 1"/>
    <meta:user-defined meta:name="Info 2"/>
    <meta:user-defined meta:name="Info 3"/>
    <meta:user-defined meta:name="Info 4"/>
  </office:meta>
</office:document-meta>
</file>